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2"/>
    <style:style style:name="ce4" style:family="table-cell" style:parent-style-name="Default" style:data-style-name="N1"/>
    <style:style style:name="ce5" style:family="table-cell" style:parent-style-name="Default" style:data-style-name="N37"/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38"/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2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39"/>
    <style:style style:name="ce13" style:family="table-cell" style:parent-style-name="Default" style:data-style-name="N2">
      <style:table-cell-properties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15"/>
    <style:style style:name="ce17" style:family="table-cell" style:parent-style-name="Default" style:data-style-name="N4"/>
    <style:style style:name="ce18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19" style:family="table-cell" style:parent-style-name="Default" style:data-style-name="N1">
      <style:table-cell-properties style:vertical-align="automatic" style:repeat-content="false"/>
      <style:paragraph-properties fo:text-align="end" fo:margin-right="0cm"/>
    </style:style>
    <style:style style:name="ce20" style:family="table-cell" style:parent-style-name="Prozent" style:data-style-name="N13"/>
    <style:style style:name="ce21" style:family="table-cell" style:parent-style-name="Prozent" style:data-style-name="N2"/>
    <style:style style:name="ce22" style:family="table-cell" style:parent-style-name="Komma" style:data-style-name="N35"/>
    <style:style style:name="co1" style:family="table-column">
      <style:table-column-properties fo:break-before="auto" style:column-width="4.841875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2.619375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4.31270833333333cm"/>
    </style:style>
    <style:style style:name="co8" style:family="table-column">
      <style:table-column-properties fo:break-before="auto" style:column-width="2.40770833333333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3.91583333333333cm"/>
    </style:style>
    <style:style style:name="co11" style:family="table-column">
      <style:table-column-properties fo:break-before="auto" style:column-width="3.36020833333333cm"/>
    </style:style>
    <style:style style:name="co12" style:family="table-column">
      <style:table-column-properties fo:break-before="auto" style:column-width="2.143125cm"/>
    </style:style>
    <style:style style:name="co13" style:family="table-column">
      <style:table-column-properties fo:break-before="auto" style:column-width="4.33916666666667cm"/>
    </style:style>
    <style:style style:name="co14" style:family="table-column">
      <style:table-column-properties fo:break-before="auto" style:column-width="5.52979166666667cm"/>
    </style:style>
    <style:style style:name="co15" style:family="table-column">
      <style:table-column-properties fo:break-before="auto" style:column-width="4.73604166666667cm"/>
    </style:style>
    <style:style style:name="co16" style:family="table-column">
      <style:table-column-properties fo:break-before="auto" style:column-width="6.45583333333333cm"/>
    </style:style>
    <style:style style:name="co17" style:family="table-column">
      <style:table-column-properties fo:break-before="auto" style:column-width="3.730625cm"/>
    </style:style>
    <style:style style:name="co18" style:family="table-column">
      <style:table-column-properties fo:break-before="auto" style:column-width="2.01083333333333cm"/>
    </style:style>
    <style:style style:name="co19" style:family="table-column">
      <style:table-column-properties fo:break-before="auto" style:column-width="2.19604166666667cm"/>
    </style:style>
    <style:style style:name="co20" style:family="table-column">
      <style:table-column-properties fo:break-before="auto" style:column-width="3.01625cm"/>
    </style:style>
    <style:style style:name="co21" style:family="table-column">
      <style:table-column-properties fo:break-before="auto" style:column-width="3.571875cm"/>
    </style:style>
    <style:style style:name="co22" style:family="table-column">
      <style:table-column-properties fo:break-before="auto" style:column-width="3.54541666666667cm"/>
    </style:style>
    <style:style style:name="co23" style:family="table-column">
      <style:table-column-properties fo:break-before="auto" style:column-width="4.524375cm"/>
    </style:style>
    <style:style style:name="co2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serInterface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R_1_small</text:p>
          </table:table-cell>
          <table:table-cell office:value-type="float" office:value="2E-3" table:style-name="ce2">
            <text:p>0,0</text:p>
          </table:table-cell>
          <table:table-cell office:value-type="string" table:style-name="ce1">
            <text:p>[m]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_0_big</text:p>
          </table:table-cell>
          <table:table-cell office:value-type="float" office:value="7.4999999999999997E-3" table:formula="of:=0.0075" table:style-name="ce2">
            <text:p>0,0</text:p>
          </table:table-cell>
          <table:table-cell office:value-type="string" table:style-name="ce1">
            <text:p>[m]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pillary lenght</text:p>
          </table:table-cell>
          <table:table-cell office:value-type="float" office:value="0.08" table:formula="of:=[.B1]*40" table:style-name="ce2">
            <text:p>0,1</text:p>
          </table:table-cell>
          <table:table-cell office:value-type="string" table:style-name="ce1">
            <text:p>[m]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amma_dot_apparent</text:p>
          </table:table-cell>
          <table:table-cell office:value-type="float" office:value="10000" table:style-name="ce2">
            <text:p>10000,0</text:p>
          </table:table-cell>
          <table:table-cell office:value-type="string" table:style-name="ce1">
            <text:p>[1/s]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</text:p>
          </table:table-cell>
          <table:table-cell office:value-type="float" office:value="3800" table:style-name="ce2">
            <text:p>3800,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-1</text:p>
          </table:table-cell>
          <table:table-cell office:value-type="float" office:value="-0.23399999999999999" table:formula="of:=[.B21]-1" table:style-name="ce2">
            <text:p>-0,2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alpha</text:p>
          </table:table-cell>
          <table:table-cell office:value-type="float" office:value="90" table:style-name="ce2">
            <text:p>90,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PAE</text:p>
          </table:table-cell>
          <table:table-cell office:value-type="float" office:value="12.616560156011635" table:formula="of:=[.B19]^([.B21])*2/3*[.B8]/([.B21])*(1-((([.B1]/[.B2])^(3*([.B21])))))*0.00001" table:style-name="ce2">
            <text:p>12,6</text:p>
          </table:table-cell>
          <table:table-cell office:value-type="string" table:style-name="ce1">
            <text:p>bar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">
            <text:p>PBE</text:p>
          </table:table-cell>
          <table:table-cell office:value-type="float" office:value="11.633602262388056" table:formula="of:=([.B6]^([.B9]+1))*[.B8]/(4^([.B9]+1))*[Integral.L4]*0.00001" table:style-name="ce2">
            <text:p>11,6</text:p>
          </table:table-cell>
          <table:table-cell office:value-type="string" table:style-name="ce1">
            <text:p>bar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">
            <text:p>Shear pressure drop</text:p>
          </table:table-cell>
          <table:table-cell office:value-type="float" office:value="8.1352381045285513E-2" table:formula="of:=[shear_pressure_drop.B15]" table:style-name="ce2">
            <text:p>0,1</text:p>
          </table:table-cell>
          <table:table-cell office:value-type="string" table:style-name="ce1">
            <text:p>bar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">
            <text:p>Sum</text:p>
          </table:table-cell>
          <table:table-cell office:value-type="float" office:value="24.331514799444975" table:formula="of:=[.B15]+[.B14]+[.B16]" table:style-name="ce2">
            <text:p>24,3</text:p>
          </table:table-cell>
          <table:table-cell office:value-type="string" table:style-name="ce1">
            <text:p>bar</text:p>
          </table:table-cell>
          <table:table-cell table:style-name="ce5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_dot_max</text:p>
          </table:table-cell>
          <table:table-cell office:value-type="float" office:value="2500" table:formula="of:=0.25*[.B6]*SIN(RADIANS([.B12]))*(1+COS(RADIANS([.B12])))" table:style-name="ce2">
            <text:p>2500,0</text:p>
          </table:table-cell>
          <table:table-cell table:number-columns-repeated="5" table:style-name="ce1"/>
          <table:table-cell table:style-name="ce1">
            <draw:frame draw:z-index="1" draw:id="id0" draw:style-name="a0" draw:name="Diagramm 1" svg:x="0in" svg:y="0.02283in" svg:width="5.99985in" svg:height="3.7693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t</text:p>
          </table:table-cell>
          <table:table-cell office:value-type="float" office:value="0.76600000000000001" table:style-name="ce2">
            <text:p>0,8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number-rows-repeated="1048553" table:style-name="ro1">
          <table:table-cell table:number-columns-repeated="16384"/>
        </table:table-row>
      </table:table>
      <table:table table:name="Integral" table:style-name="ta2">
        <table:table-column table:style-name="co5" table:default-cell-style-name="ce1"/>
        <table:table-column table:style-name="co6" table:number-columns-repeated="2" table:default-cell-style-name="ce1"/>
        <table:table-column table:style-name="co5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6" table:number-columns-repeated="16373" table:default-cell-style-name="ce1"/>
        <table:table-row table:style-name="ro1">
          <table:table-cell office:value-type="string" table:style-name="ce1">
            <text:p>"t-1"</text:p>
          </table:table-cell>
          <table:table-cell office:value-type="float" office:value="-0.23399999999999999" table:formula="of:=[UserInterface.B9]" table:style-name="ce2">
            <text:p>-0,2</text:p>
          </table:table-cell>
          <table:table-cell table:style-name="ce1"/>
          <table:table-cell office:value-type="string" table:style-name="ce6">
            <text:p>t</text:p>
          </table:table-cell>
          <table:table-cell office:value-type="float" office:value="0.76600000000000001" table:formula="of:=[.B1]+1" table:style-name="ce7">
            <text:p>0,766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t+1</text:p>
          </table:table-cell>
          <table:table-cell office:value-type="float" office:value="1.766" table:formula="of:=[.B1]+2" table:style-name="ce7">
            <text:p>1,76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lpha_final</text:p>
          </table:table-cell>
          <table:table-cell office:value-type="float" office:value="90" table:formula="of:=[UserInterface.B12]" table:style-name="ce8">
            <text:p>90,000</text:p>
          </table:table-cell>
          <table:table-cell table:number-columns-repeated="9" table:style-name="ce1"/>
          <table:table-cell office:value-type="string" table:style-name="ce9">
            <text:p>Integrated over Bogenmass(delta_beta)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1">
            <text:p>"=UserInterface!B12"</text:p>
          </table:table-cell>
          <table:table-cell table:number-columns-repeated="9" table:style-name="ce1"/>
          <table:table-cell office:value-type="float" office:value="0.7640267573829298" table:formula="of:=[.L8]/[.B8]*[.D8]" table:style-name="ce8">
            <text:p>0,764</text:p>
          </table:table-cell>
          <table:table-cell table:number-columns-repeated="16372"/>
        </table:table-row>
        <table:table-row table:style-name="ro1">
          <table:table-cell table:number-columns-repeated="15" table:style-name="ce1"/>
          <table:table-cell table:style-name="ce1">
            <draw:frame draw:z-index="1" draw:id="id1" draw:style-name="a1" draw:name="Diagramm 1" svg:x="0.52874in" svg:y="0.01496in" svg:width="4.96877in" svg:height="2.99698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Nr.</text:p>
          </table:table-cell>
          <table:table-cell office:value-type="string" table:style-name="ce9">
            <text:p>beta</text:p>
          </table:table-cell>
          <table:table-cell table:style-name="ce9"/>
          <table:table-cell office:value-type="string" table:style-name="ce10">
            <text:p>RADIANS</text:p>
          </table:table-cell>
          <table:table-cell office:value-type="string" table:style-name="ce9">
            <text:p>(1+cos(beta)^(t-1)</text:p>
          </table:table-cell>
          <table:table-cell office:value-type="string" table:style-name="ce9">
            <text:p>sin(beta)^(t+1)</text:p>
          </table:table-cell>
          <table:table-cell table:number-columns-repeated="2" table:style-name="ce9"/>
          <table:table-cell office:value-type="string" table:style-name="ce9">
            <text:p>Result</text:p>
          </table:table-cell>
          <table:table-cell table:style-name="ce9"/>
          <table:table-cell office:value-type="string" table:style-name="ce9">
            <text:p>Square</text:p>
          </table:table-cell>
          <table:table-cell office:value-type="string" table:style-name="ce9">
            <text:p>Integraed_over_beta</text:p>
          </table:table-cell>
          <table:table-cell table:number-columns-repeated="16372" table:style-name="ce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45" table:formula="of:=[.A8]*[.$B$3]/200" table:style-name="ce2">
            <text:p>0,5</text:p>
          </table:table-cell>
          <table:table-cell table:style-name="ce1"/>
          <table:table-cell office:value-type="float" office:value="7.8539816339744835E-3" table:formula="of:=RADIANS([.B8])" table:style-name="ce3">
            <text:p>0,01</text:p>
          </table:table-cell>
          <table:table-cell office:value-type="float" office:value="0.8502772283549378" table:formula="of:=(1+COS([.D8]))^[.$B$1]" table:style-name="ce3">
            <text:p>0,85</text:p>
          </table:table-cell>
          <table:table-cell office:value-type="float" office:value="1.9174358605772383E-4" table:formula="of:=SIN([.D8])^[.$E$2]" table:style-name="ce3">
            <text:p>0,00</text:p>
          </table:table-cell>
          <table:table-cell table:number-columns-repeated="2" table:style-name="ce1"/>
          <table:table-cell office:value-type="float" office:value="1.6303520490799792E-4" table:formula="of:=[.F8]*[.E8]" table:style-name="ce3">
            <text:p>0,00</text:p>
          </table:table-cell>
          <table:table-cell table:style-name="ce1"/>
          <table:table-cell office:value-type="float" office:value="7.3365842208599071E-5" table:formula="of:=[.I8]*[.$B$8]" table:style-name="ce3">
            <text:p>0,00</text:p>
          </table:table-cell>
          <table:table-cell office:value-type="float" office:value="43.775508633107584" table:formula="of:=SUM([.K8:.K207])" table:style-name="ce4">
            <text:p>44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9" table:formula="of:=[.A9]*[.$B$3]/200" table:style-name="ce2">
            <text:p>0,9</text:p>
          </table:table-cell>
          <table:table-cell table:style-name="ce1"/>
          <table:table-cell office:value-type="float" office:value="1.5707963267948967E-2" table:formula="of:=RADIANS([.B9])" table:style-name="ce3">
            <text:p>0,02</text:p>
          </table:table-cell>
          <table:table-cell office:value-type="float" office:value="0.85028643338823351" table:formula="of:=(1+COS([.D9]))^[.$B$1]" table:style-name="ce3">
            <text:p>0,85</text:p>
          </table:table-cell>
          <table:table-cell office:value-type="float" office:value="6.5210294633463045E-4" table:formula="of:=SIN([.D9])^[.$E$2]" table:style-name="ce3">
            <text:p>0,00</text:p>
          </table:table-cell>
          <table:table-cell table:number-columns-repeated="2" table:style-name="ce1"/>
          <table:table-cell office:value-type="float" office:value="5.5447428844083155E-4" table:formula="of:=[.F9]*[.E9]" table:style-name="ce3">
            <text:p>0,00</text:p>
          </table:table-cell>
          <table:table-cell table:style-name="ce1"/>
          <table:table-cell office:value-type="float" office:value="2.4951342979837423E-4" table:formula="of:=[.I9]*[.$B$8]" table:style-name="ce3">
            <text:p>0,00</text:p>
          </table:table-cell>
          <table:table-cell table:number-columns-repeated="16373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35" table:formula="of:=[.A10]*[.$B$3]/200" table:style-name="ce2">
            <text:p>1,4</text:p>
          </table:table-cell>
          <table:table-cell table:style-name="ce1"/>
          <table:table-cell office:value-type="float" office:value="2.356194490192345E-2" table:formula="of:=RADIANS([.B10])" table:style-name="ce3">
            <text:p>0,02</text:p>
          </table:table-cell>
          <table:table-cell office:value-type="float" office:value="0.8503017756473179" table:formula="of:=(1+COS([.D10]))^[.$B$1]" table:style-name="ce3">
            <text:p>0,85</text:p>
          </table:table-cell>
          <table:table-cell office:value-type="float" office:value="1.3343012710004597E-3" table:formula="of:=SIN([.D10])^[.$E$2]" table:style-name="ce3">
            <text:p>0,00</text:p>
          </table:table-cell>
          <table:table-cell table:number-columns-repeated="2" table:style-name="ce1"/>
          <table:table-cell office:value-type="float" office:value="1.1345587399801641E-3" table:formula="of:=[.F10]*[.E10]" table:style-name="ce3">
            <text:p>0,00</text:p>
          </table:table-cell>
          <table:table-cell table:style-name="ce1"/>
          <table:table-cell office:value-type="float" office:value="5.1055143299107381E-4" table:formula="of:=[.I10]*[.$B$8]" table:style-name="ce3">
            <text:p>0,00</text:p>
          </table:table-cell>
          <table:table-cell table:number-columns-repeated="16373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.8" table:formula="of:=[.A11]*[.$B$3]/200" table:style-name="ce2">
            <text:p>1,8</text:p>
          </table:table-cell>
          <table:table-cell table:style-name="ce1"/>
          <table:table-cell office:value-type="float" office:value="3.1415926535897934E-2" table:formula="of:=RADIANS([.B11])" table:style-name="ce3">
            <text:p>0,03</text:p>
          </table:table-cell>
          <table:table-cell office:value-type="float" office:value="0.85032325593766256" table:formula="of:=(1+COS([.D11]))^[.$B$1]" table:style-name="ce3">
            <text:p>0,85</text:p>
          </table:table-cell>
          <table:table-cell office:value-type="float" office:value="2.2173819630041981E-3" table:formula="of:=SIN([.D11])^[.$E$2]" table:style-name="ce3">
            <text:p>0,00</text:p>
          </table:table-cell>
          <table:table-cell table:number-columns-repeated="2" table:style-name="ce1"/>
          <table:table-cell office:value-type="float" office:value="1.8854914504391753E-3" table:formula="of:=[.F11]*[.E11]" table:style-name="ce3">
            <text:p>0,00</text:p>
          </table:table-cell>
          <table:table-cell table:style-name="ce1"/>
          <table:table-cell office:value-type="float" office:value="8.484711526976289E-4" table:formula="of:=[.I11]*[.$B$8]" table:style-name="ce3">
            <text:p>0,00</text:p>
          </table:table-cell>
          <table:table-cell table:number-columns-repeated="16373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.25" table:formula="of:=[.A12]*[.$B$3]/200" table:style-name="ce2">
            <text:p>2,3</text:p>
          </table:table-cell>
          <table:table-cell table:style-name="ce1"/>
          <table:table-cell office:value-type="float" office:value="3.9269908169872414E-2" table:formula="of:=RADIANS([.B12])" table:style-name="ce3">
            <text:p>0,04</text:p>
          </table:table-cell>
          <table:table-cell office:value-type="float" office:value="0.85035087538709886" table:formula="of:=(1+COS([.D12]))^[.$B$1]" table:style-name="ce3">
            <text:p>0,85</text:p>
          </table:table-cell>
          <table:table-cell office:value-type="float" office:value="3.2878547427734172E-3" table:formula="of:=SIN([.D12])^[.$E$2]" table:style-name="ce3">
            <text:p>0,00</text:p>
          </table:table-cell>
          <table:table-cell table:number-columns-repeated="2" table:style-name="ce1"/>
          <table:table-cell office:value-type="float" office:value="2.7958301586629999E-3" table:formula="of:=[.F12]*[.E12]" table:style-name="ce3">
            <text:p>0,00</text:p>
          </table:table-cell>
          <table:table-cell table:style-name="ce1"/>
          <table:table-cell office:value-type="float" office:value="1.25812357139835E-3" table:formula="of:=[.I12]*[.$B$8]" table:style-name="ce3">
            <text:p>0,00</text:p>
          </table:table-cell>
          <table:table-cell table:number-columns-repeated="16373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.7" table:formula="of:=[.A13]*[.$B$3]/200" table:style-name="ce2">
            <text:p>2,7</text:p>
          </table:table-cell>
          <table:table-cell table:style-name="ce1"/>
          <table:table-cell office:value-type="float" office:value="4.7123889803846901E-2" table:formula="of:=RADIANS([.B13])" table:style-name="ce3">
            <text:p>0,05</text:p>
          </table:table-cell>
          <table:table-cell office:value-type="float" office:value="0.85038463544598697" table:formula="of:=(1+COS([.D13]))^[.$B$1]" table:style-name="ce3">
            <text:p>0,85</text:p>
          </table:table-cell>
          <table:table-cell office:value-type="float" office:value="4.5358632892456303E-3" table:formula="of:=SIN([.D13])^[.$E$2]" table:style-name="ce3">
            <text:p>0,00</text:p>
          </table:table-cell>
          <table:table-cell table:number-columns-repeated="2" table:style-name="ce1"/>
          <table:table-cell office:value-type="float" office:value="3.8572284496579809E-3" table:formula="of:=[.F13]*[.E13]" table:style-name="ce3">
            <text:p>0,00</text:p>
          </table:table-cell>
          <table:table-cell table:style-name="ce1"/>
          <table:table-cell office:value-type="float" office:value="1.7357528023460914E-3" table:formula="of:=[.I13]*[.$B$8]" table:style-name="ce3">
            <text:p>0,00</text:p>
          </table:table-cell>
          <table:table-cell table:number-columns-repeated="16373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.15" table:formula="of:=[.A14]*[.$B$3]/200" table:style-name="ce2">
            <text:p>3,2</text:p>
          </table:table-cell>
          <table:table-cell table:style-name="ce1"/>
          <table:table-cell office:value-type="float" office:value="5.4977871437821381E-2" table:formula="of:=RADIANS([.B14])" table:style-name="ce3">
            <text:p>0,05</text:p>
          </table:table-cell>
          <table:table-cell office:value-type="float" office:value="0.85042453788743588" table:formula="of:=(1+COS([.D14]))^[.$B$1]" table:style-name="ce3">
            <text:p>0,85</text:p>
          </table:table-cell>
          <table:table-cell office:value-type="float" office:value="5.9536796605460891E-3" table:formula="of:=SIN([.D14])^[.$E$2]" table:style-name="ce3">
            <text:p>0,01</text:p>
          </table:table-cell>
          <table:table-cell table:number-columns-repeated="2" table:style-name="ce1"/>
          <table:table-cell office:value-type="float" office:value="5.063155274049734E-3" table:formula="of:=[.F14]*[.E14]" table:style-name="ce3">
            <text:p>0,01</text:p>
          </table:table-cell>
          <table:table-cell table:style-name="ce1"/>
          <table:table-cell office:value-type="float" office:value="2.2784198733223804E-3" table:formula="of:=[.I14]*[.$B$8]" table:style-name="ce3">
            <text:p>0,00</text:p>
          </table:table-cell>
          <table:table-cell table:number-columns-repeated="16373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.6" table:formula="of:=[.A15]*[.$B$3]/200" table:style-name="ce2">
            <text:p>3,6</text:p>
          </table:table-cell>
          <table:table-cell table:style-name="ce1"/>
          <table:table-cell office:value-type="float" office:value="6.2831853071795868E-2" table:formula="of:=RADIANS([.B15])" table:style-name="ce3">
            <text:p>0,06</text:p>
          </table:table-cell>
          <table:table-cell office:value-type="float" office:value="0.85047058480757109" table:formula="of:=(1+COS([.D15]))^[.$B$1]" table:style-name="ce3">
            <text:p>0,85</text:p>
          </table:table-cell>
          <table:table-cell office:value-type="float" office:value="7.5349597884783711E-3" table:formula="of:=SIN([.D15])^[.$E$2]" table:style-name="ce3">
            <text:p>0,01</text:p>
          </table:table-cell>
          <table:table-cell table:number-columns-repeated="2" table:style-name="ce1"/>
          <table:table-cell office:value-type="float" office:value="6.4082616578087321E-3" table:formula="of:=[.F15]*[.E15]" table:style-name="ce3">
            <text:p>0,01</text:p>
          </table:table-cell>
          <table:table-cell table:style-name="ce1"/>
          <table:table-cell office:value-type="float" office:value="2.8837177460139295E-3" table:formula="of:=[.I15]*[.$B$8]" table:style-name="ce3">
            <text:p>0,00</text:p>
          </table:table-cell>
          <table:table-cell table:number-columns-repeated="16373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.05" table:formula="of:=[.A16]*[.$B$3]/200" table:style-name="ce2">
            <text:p>4,1</text:p>
          </table:table-cell>
          <table:table-cell table:style-name="ce1"/>
          <table:table-cell office:value-type="float" office:value="7.0685834705770348E-2" table:formula="of:=RADIANS([.B16])" table:style-name="ce3">
            <text:p>0,07</text:p>
          </table:table-cell>
          <table:table-cell office:value-type="float" office:value="0.85052277862585079" table:formula="of:=(1+COS([.D16]))^[.$B$1]" table:style-name="ce3">
            <text:p>0,85</text:p>
          </table:table-cell>
          <table:table-cell office:value-type="float" office:value="9.2743228062385618E-3" table:formula="of:=SIN([.D16])^[.$E$2]" table:style-name="ce3">
            <text:p>0,01</text:p>
          </table:table-cell>
          <table:table-cell table:number-columns-repeated="2" table:style-name="ce1"/>
          <table:table-cell office:value-type="float" office:value="7.888022803035119E-3" table:formula="of:=[.F16]*[.E16]" table:style-name="ce3">
            <text:p>0,01</text:p>
          </table:table-cell>
          <table:table-cell table:style-name="ce1"/>
          <table:table-cell office:value-type="float" office:value="3.5496102613658035E-3" table:formula="of:=[.I16]*[.$B$8]" table:style-name="ce3">
            <text:p>0,00</text:p>
          </table:table-cell>
          <table:table-cell table:number-columns-repeated="16373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.5" table:formula="of:=[.A17]*[.$B$3]/200" table:style-name="ce2">
            <text:p>4,5</text:p>
          </table:table-cell>
          <table:table-cell table:style-name="ce1"/>
          <table:table-cell office:value-type="float" office:value="7.8539816339744828E-2" table:formula="of:=RADIANS([.B17])" table:style-name="ce3">
            <text:p>0,08</text:p>
          </table:table-cell>
          <table:table-cell office:value-type="float" office:value="0.85058112208543268" table:formula="of:=(1+COS([.D17]))^[.$B$1]" table:style-name="ce3">
            <text:p>0,85</text:p>
          </table:table-cell>
          <table:table-cell office:value-type="float" office:value="1.1167091251779001E-2" table:formula="of:=SIN([.D17])^[.$E$2]" table:style-name="ce3">
            <text:p>0,01</text:p>
          </table:table-cell>
          <table:table-cell table:number-columns-repeated="2" table:style-name="ce1"/>
          <table:table-cell office:value-type="float" office:value="9.498517007368602E-3" table:formula="of:=[.F17]*[.E17]" table:style-name="ce3">
            <text:p>0,01</text:p>
          </table:table-cell>
          <table:table-cell table:style-name="ce1"/>
          <table:table-cell office:value-type="float" office:value="4.2743326533158706E-3" table:formula="of:=[.I17]*[.$B$8]" table:style-name="ce3">
            <text:p>0,00</text:p>
          </table:table-cell>
          <table:table-cell table:number-columns-repeated="16373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.95" table:formula="of:=[.A18]*[.$B$3]/200" table:style-name="ce2">
            <text:p>5,0</text:p>
          </table:table-cell>
          <table:table-cell table:style-name="ce1"/>
          <table:table-cell office:value-type="float" office:value="8.6393797973719322E-2" table:formula="of:=RADIANS([.B18])" table:style-name="ce3">
            <text:p>0,09</text:p>
          </table:table-cell>
          <table:table-cell office:value-type="float" office:value="0.85064561825358831" table:formula="of:=(1+COS([.D18]))^[.$B$1]" table:style-name="ce3">
            <text:p>0,85</text:p>
          </table:table-cell>
          <table:table-cell office:value-type="float" office:value="1.3209120011652401E-2" table:formula="of:=SIN([.D18])^[.$E$2]" table:style-name="ce3">
            <text:p>0,01</text:p>
          </table:table-cell>
          <table:table-cell table:number-columns-repeated="2" table:style-name="ce1"/>
          <table:table-cell office:value-type="float" office:value="1.1236280058897902E-2" table:formula="of:=[.F18]*[.E18]" table:style-name="ce3">
            <text:p>0,01</text:p>
          </table:table-cell>
          <table:table-cell table:style-name="ce1"/>
          <table:table-cell office:value-type="float" office:value="5.0563260265040558E-3" table:formula="of:=[.I18]*[.$B$8]" table:style-name="ce3">
            <text:p>0,01</text:p>
          </table:table-cell>
          <table:table-cell table:number-columns-repeated="16373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.4" table:formula="of:=[.A19]*[.$B$3]/200" table:style-name="ce2">
            <text:p>5,4</text:p>
          </table:table-cell>
          <table:table-cell table:style-name="ce1"/>
          <table:table-cell office:value-type="float" office:value="9.4247779607693802E-2" table:formula="of:=RADIANS([.B19])" table:style-name="ce3">
            <text:p>0,09</text:p>
          </table:table-cell>
          <table:table-cell office:value-type="float" office:value="0.85071627052216714" table:formula="of:=(1+COS([.D19]))^[.$B$1]" table:style-name="ce3">
            <text:p>0,85</text:p>
          </table:table-cell>
          <table:table-cell office:value-type="float" office:value="1.5396678094044877E-2" table:formula="of:=SIN([.D19])^[.$E$2]" table:style-name="ce3">
            <text:p>0,02</text:p>
          </table:table-cell>
          <table:table-cell table:number-columns-repeated="2" table:style-name="ce1"/>
          <table:table-cell office:value-type="float" office:value="1.3098204566596206E-2" table:formula="of:=[.F19]*[.E19]" table:style-name="ce3">
            <text:p>0,01</text:p>
          </table:table-cell>
          <table:table-cell table:style-name="ce1"/>
          <table:table-cell office:value-type="float" office:value="5.8941920549682933E-3" table:formula="of:=[.I19]*[.$B$8]" table:style-name="ce3">
            <text:p>0,01</text:p>
          </table:table-cell>
          <table:table-cell table:number-columns-repeated="16373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.85" table:formula="of:=[.A20]*[.$B$3]/200" table:style-name="ce2">
            <text:p>5,9</text:p>
          </table:table-cell>
          <table:table-cell table:style-name="ce1"/>
          <table:table-cell office:value-type="float" office:value="0.10210176124166827" table:formula="of:=RADIANS([.B20])" table:style-name="ce3">
            <text:p>0,10</text:p>
          </table:table-cell>
          <table:table-cell office:value-type="float" office:value="0.85079308260811026" table:formula="of:=(1+COS([.D20]))^[.$B$1]" table:style-name="ce3">
            <text:p>0,85</text:p>
          </table:table-cell>
          <table:table-cell office:value-type="float" office:value="1.7726363741670009E-2" table:formula="of:=SIN([.D20])^[.$E$2]" table:style-name="ce3">
            <text:p>0,02</text:p>
          </table:table-cell>
          <table:table-cell table:number-columns-repeated="2" table:style-name="ce1"/>
          <table:table-cell office:value-type="float" office:value="1.5081467651208063E-2" table:formula="of:=[.F20]*[.E20]" table:style-name="ce3">
            <text:p>0,02</text:p>
          </table:table-cell>
          <table:table-cell table:style-name="ce1"/>
          <table:table-cell office:value-type="float" office:value="6.7866604430436286E-3" table:formula="of:=[.I20]*[.$B$8]" table:style-name="ce3">
            <text:p>0,01</text:p>
          </table:table-cell>
          <table:table-cell table:number-columns-repeated="2" table:style-name="ce1"/>
          <table:table-cell office:value-type="string" table:style-name="ce1">
            <text:p>Integrated over beta</text:p>
          </table:table-cell>
          <table:table-cell table:number-columns-repeated="16370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.3" table:formula="of:=[.A21]*[.$B$3]/200" table:style-name="ce2">
            <text:p>6,3</text:p>
          </table:table-cell>
          <table:table-cell table:style-name="ce1"/>
          <table:table-cell office:value-type="float" office:value="0.10995574287564276" table:formula="of:=RADIANS([.B21])" table:style-name="ce3">
            <text:p>0,11</text:p>
          </table:table-cell>
          <table:table-cell office:value-type="float" office:value="0.85087605855401338" table:formula="of:=(1+COS([.D21]))^[.$B$1]" table:style-name="ce3">
            <text:p>0,85</text:p>
          </table:table-cell>
          <table:table-cell office:value-type="float" office:value="2.019504158023137E-2" table:formula="of:=SIN([.D21])^[.$E$2]" table:style-name="ce3">
            <text:p>0,02</text:p>
          </table:table-cell>
          <table:table-cell table:number-columns-repeated="2" table:style-name="ce1"/>
          <table:table-cell office:value-type="float" office:value="1.7183477382121684E-2" table:formula="of:=[.F21]*[.E21]" table:style-name="ce3">
            <text:p>0,02</text:p>
          </table:table-cell>
          <table:table-cell table:style-name="ce1"/>
          <table:table-cell office:value-type="float" office:value="7.7325648219547577E-3" table:formula="of:=[.I21]*[.$B$8]" table:style-name="ce3">
            <text:p>0,01</text:p>
          </table:table-cell>
          <table:table-cell table:number-columns-repeated="5" table:style-name="ce1"/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6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.75" table:formula="of:=[.A22]*[.$B$3]/200" table:style-name="ce2">
            <text:p>6,8</text:p>
          </table:table-cell>
          <table:table-cell table:style-name="ce1"/>
          <table:table-cell office:value-type="float" office:value="0.11780972450961724" table:formula="of:=RADIANS([.B22])" table:style-name="ce3">
            <text:p>0,12</text:p>
          </table:table-cell>
          <table:table-cell office:value-type="float" office:value="0.85096520272873966" table:formula="of:=(1+COS([.D22]))^[.$B$1]" table:style-name="ce3">
            <text:p>0,85</text:p>
          </table:table-cell>
          <table:table-cell office:value-type="float" office:value="2.2799794888809483E-2" table:formula="of:=SIN([.D22])^[.$E$2]" table:style-name="ce3">
            <text:p>0,02</text:p>
          </table:table-cell>
          <table:table-cell table:number-columns-repeated="2" table:style-name="ce1"/>
          <table:table-cell office:value-type="float" office:value="1.9401832079729443E-2" table:formula="of:=[.F22]*[.E22]" table:style-name="ce3">
            <text:p>0,02</text:p>
          </table:table-cell>
          <table:table-cell table:style-name="ce1"/>
          <table:table-cell office:value-type="float" office:value="8.73082443587825E-3" table:formula="of:=[.I22]*[.$B$8]" table:style-name="ce3">
            <text:p>0,01</text:p>
          </table:table-cell>
          <table:table-cell table:number-columns-repeated="2" table:style-name="ce1"/>
          <table:table-cell office:value-type="string" table:style-name="ce1">
            <text:p>t-1</text:p>
          </table:table-cell>
          <table:table-cell office:value-type="string" table:style-name="ce1">
            <text:p>t</text:p>
          </table:table-cell>
          <table:table-cell table:number-columns-repeated="16369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.2" table:formula="of:=[.A23]*[.$B$3]/200" table:style-name="ce2">
            <text:p>7,2</text:p>
          </table:table-cell>
          <table:table-cell table:style-name="ce1"/>
          <table:table-cell office:value-type="float" office:value="0.12566370614359174" table:formula="of:=RADIANS([.B23])" table:style-name="ce3">
            <text:p>0,13</text:p>
          </table:table-cell>
          <table:table-cell office:value-type="float" office:value="0.85106051982808217" table:formula="of:=(1+COS([.D23]))^[.$B$1]" table:style-name="ce3">
            <text:p>0,85</text:p>
          </table:table-cell>
          <table:table-cell office:value-type="float" office:value="2.5537888576601466E-2" table:formula="of:=SIN([.D23])^[.$E$2]" table:style-name="ce3">
            <text:p>0,03</text:p>
          </table:table-cell>
          <table:table-cell table:number-columns-repeated="2" table:style-name="ce1"/>
          <table:table-cell office:value-type="float" office:value="2.1734288727314085E-2" table:formula="of:=[.F23]*[.E23]" table:style-name="ce3">
            <text:p>0,02</text:p>
          </table:table-cell>
          <table:table-cell table:style-name="ce1"/>
          <table:table-cell office:value-type="float" office:value="9.7804299272913377E-3" table:formula="of:=[.I23]*[.$B$8]" table:style-name="ce3">
            <text:p>0,01</text:p>
          </table:table-cell>
          <table:table-cell table:number-columns-repeated="2" table:style-name="ce1"/>
          <table:table-cell office:value-type="float" office:value="0" table:formula="of:=[.O23]-1" table:style-name="ce1">
            <text:p>0</text:p>
          </table:table-cell>
          <table:table-cell office:value-type="float" office:value="1" table:style-name="ce11">
            <text:p>1</text:p>
          </table:table-cell>
          <table:table-cell table:style-name="ce11"/>
          <table:table-cell office:value-type="float" office:value="3" table:style-name="ce4">
            <text:p>3</text:p>
          </table:table-cell>
          <table:table-cell office:value-type="float" office:value="8" table:style-name="ce4">
            <text:p>8</text:p>
          </table:table-cell>
          <table:table-cell office:value-type="float" office:value="18" table:style-name="ce4">
            <text:p>18</text:p>
          </table:table-cell>
          <table:table-cell office:value-type="float" office:value="31" table:style-name="ce4">
            <text:p>31</text:p>
          </table:table-cell>
          <table:table-cell office:value-type="float" office:value="45" table:style-name="ce4">
            <text:p>45</text:p>
          </table:table-cell>
          <table:table-cell table:number-columns-repeated="1636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.65" table:formula="of:=[.A24]*[.$B$3]/200" table:style-name="ce2">
            <text:p>7,7</text:p>
          </table:table-cell>
          <table:table-cell table:style-name="ce1"/>
          <table:table-cell office:value-type="float" office:value="0.13351768777756623" table:formula="of:=RADIANS([.B24])" table:style-name="ce3">
            <text:p>0,13</text:p>
          </table:table-cell>
          <table:table-cell office:value-type="float" office:value="0.85116201487547705" table:formula="of:=(1+COS([.D24]))^[.$B$1]" table:style-name="ce3">
            <text:p>0,85</text:p>
          </table:table-cell>
          <table:table-cell office:value-type="float" office:value="2.8406739942132539E-2" table:formula="of:=SIN([.D24])^[.$E$2]" table:style-name="ce3">
            <text:p>0,03</text:p>
          </table:table-cell>
          <table:table-cell table:number-columns-repeated="2" table:style-name="ce1"/>
          <table:table-cell office:value-type="float" office:value="2.4178738005189226E-2" table:formula="of:=[.F24]*[.E24]" table:style-name="ce3">
            <text:p>0,02</text:p>
          </table:table-cell>
          <table:table-cell table:style-name="ce1"/>
          <table:table-cell office:value-type="float" office:value="1.0880432102335151E-2" table:formula="of:=[.I24]*[.$B$8]" table:style-name="ce3">
            <text:p>0,01</text:p>
          </table:table-cell>
          <table:table-cell table:number-columns-repeated="2" table:style-name="ce1"/>
          <table:table-cell office:value-type="float" office:value="-0.8" table:formula="of:=[.O24]-1" table:style-name="ce1">
            <text:p>-0,8</text:p>
          </table:table-cell>
          <table:table-cell office:value-type="float" office:value="0.2" table:style-name="ce11">
            <text:p>0,2</text:p>
          </table:table-cell>
          <table:table-cell table:style-name="ce11"/>
          <table:table-cell office:value-type="float" office:value="4" table:style-name="ce4">
            <text:p>4</text:p>
          </table:table-cell>
          <table:table-cell office:value-type="float" office:value="9" table:style-name="ce4">
            <text:p>9</text:p>
          </table:table-cell>
          <table:table-cell office:value-type="float" office:value="17" table:style-name="ce4">
            <text:p>17</text:p>
          </table:table-cell>
          <table:table-cell office:value-type="float" office:value="27" table:style-name="ce4">
            <text:p>27</text:p>
          </table:table-cell>
          <table:table-cell office:value-type="float" office:value="41" table:style-name="ce4">
            <text:p>41</text:p>
          </table:table-cell>
          <table:table-cell table:number-columns-repeated="1636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.1" table:formula="of:=[.A25]*[.$B$3]/200" table:style-name="ce2">
            <text:p>8,1</text:p>
          </table:table-cell>
          <table:table-cell table:style-name="ce1"/>
          <table:table-cell office:value-type="float" office:value="0.1413716694115407" table:formula="of:=RADIANS([.B25])" table:style-name="ce3">
            <text:p>0,14</text:p>
          </table:table-cell>
          <table:table-cell office:value-type="float" office:value="0.85126969322276547" table:formula="of:=(1+COS([.D25]))^[.$B$1]" table:style-name="ce3">
            <text:p>0,85</text:p>
          </table:table-cell>
          <table:table-cell office:value-type="float" office:value="3.1403895218607106E-2" table:formula="of:=SIN([.D25])^[.$E$2]" table:style-name="ce3">
            <text:p>0,03</text:p>
          </table:table-cell>
          <table:table-cell table:number-columns-repeated="2" table:style-name="ce1"/>
          <table:table-cell office:value-type="float" office:value="2.6733184248743543E-2" table:formula="of:=[.F25]*[.E25]" table:style-name="ce3">
            <text:p>0,03</text:p>
          </table:table-cell>
          <table:table-cell table:style-name="ce1"/>
          <table:table-cell office:value-type="float" office:value="1.2029932911934594E-2" table:formula="of:=[.I25]*[.$B$8]" table:style-name="ce3">
            <text:p>0,01</text:p>
          </table:table-cell>
          <table:table-cell table:number-columns-repeated="16373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8.5500000000000007" table:formula="of:=[.A26]*[.$B$3]/200" table:style-name="ce2">
            <text:p>8,6</text:p>
          </table:table-cell>
          <table:table-cell table:style-name="ce1"/>
          <table:table-cell office:value-type="float" office:value="0.14922565104551519" table:formula="of:=RADIANS([.B26])" table:style-name="ce3">
            <text:p>0,15</text:p>
          </table:table-cell>
          <table:table-cell office:value-type="float" office:value="0.85138356055100817" table:formula="of:=(1+COS([.D26]))^[.$B$1]" table:style-name="ce3">
            <text:p>0,85</text:p>
          </table:table-cell>
          <table:table-cell office:value-type="float" office:value="3.452701050603392E-2" table:formula="of:=SIN([.D26])^[.$E$2]" table:style-name="ce3">
            <text:p>0,03</text:p>
          </table:table-cell>
          <table:table-cell table:number-columns-repeated="2" table:style-name="ce1"/>
          <table:table-cell office:value-type="float" office:value="2.9395729139809226E-2" table:formula="of:=[.F26]*[.E26]" table:style-name="ce3">
            <text:p>0,03</text:p>
          </table:table-cell>
          <table:table-cell table:style-name="ce1"/>
          <table:table-cell office:value-type="float" office:value="1.3228078112914151E-2" table:formula="of:=[.I26]*[.$B$8]" table:style-name="ce3">
            <text:p>0,01</text:p>
          </table:table-cell>
          <table:table-cell table:number-columns-repeated="16373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" table:formula="of:=[.A27]*[.$B$3]/200" table:style-name="ce2">
            <text:p>9,0</text:p>
          </table:table-cell>
          <table:table-cell table:style-name="ce1"/>
          <table:table-cell office:value-type="float" office:value="0.15707963267948966" table:formula="of:=RADIANS([.B27])" table:style-name="ce3">
            <text:p>0,16</text:p>
          </table:table-cell>
          <table:table-cell office:value-type="float" office:value="0.85150362287135006" table:formula="of:=(1+COS([.D27]))^[.$B$1]" table:style-name="ce3">
            <text:p>0,85</text:p>
          </table:table-cell>
          <table:table-cell office:value-type="float" office:value="3.7773836086538469E-2" table:formula="of:=SIN([.D27])^[.$E$2]" table:style-name="ce3">
            <text:p>0,04</text:p>
          </table:table-cell>
          <table:table-cell table:number-columns-repeated="2" table:style-name="ce1"/>
          <table:table-cell office:value-type="float" office:value="3.2164558277436049E-2" table:formula="of:=[.F27]*[.E27]" table:style-name="ce3">
            <text:p>0,03</text:p>
          </table:table-cell>
          <table:table-cell table:style-name="ce1"/>
          <table:table-cell office:value-type="float" office:value="1.4474051224846223E-2" table:formula="of:=[.I27]*[.$B$8]" table:style-name="ce3">
            <text:p>0,01</text:p>
          </table:table-cell>
          <table:table-cell table:number-columns-repeated="5" table:style-name="ce1"/>
          <table:table-cell office:value-type="float" office:value="3.5" table:formula="of:=AVERAGE([.Q23:.Q24])" table:style-name="ce4">
            <text:p>4</text:p>
          </table:table-cell>
          <table:table-cell office:value-type="float" office:value="8.5" table:formula="of:=AVERAGE([.R23:.R24])" table:style-name="ce4">
            <text:p>9</text:p>
          </table:table-cell>
          <table:table-cell office:value-type="float" office:value="17.5" table:formula="of:=AVERAGE([.S23:.S24])" table:style-name="ce4">
            <text:p>18</text:p>
          </table:table-cell>
          <table:table-cell office:value-type="float" office:value="29" table:formula="of:=AVERAGE([.T23:.T24])" table:style-name="ce4">
            <text:p>29</text:p>
          </table:table-cell>
          <table:table-cell office:value-type="float" office:value="43" table:formula="of:=AVERAGE([.U23:.U24])" table:style-name="ce4">
            <text:p>43</text:p>
          </table:table-cell>
          <table:table-cell table:number-columns-repeated="1636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.4499999999999993" table:formula="of:=[.A28]*[.$B$3]/200" table:style-name="ce2">
            <text:p>9,5</text:p>
          </table:table-cell>
          <table:table-cell table:style-name="ce1"/>
          <table:table-cell office:value-type="float" office:value="0.16493361431346412" table:formula="of:=RADIANS([.B28])" table:style-name="ce3">
            <text:p>0,16</text:p>
          </table:table-cell>
          <table:table-cell office:value-type="float" office:value="0.85162988652593408" table:formula="of:=(1+COS([.D28]))^[.$B$1]" table:style-name="ce3">
            <text:p>0,85</text:p>
          </table:table-cell>
          <table:table-cell office:value-type="float" office:value="4.1142203388542832E-2" table:formula="of:=SIN([.D28])^[.$E$2]" table:style-name="ce3">
            <text:p>0,04</text:p>
          </table:table-cell>
          <table:table-cell table:number-columns-repeated="2" table:style-name="ce1"/>
          <table:table-cell office:value-type="float" office:value="3.5037930003211634E-2" table:formula="of:=[.F28]*[.E28]" table:style-name="ce3">
            <text:p>0,04</text:p>
          </table:table-cell>
          <table:table-cell table:style-name="ce1"/>
          <table:table-cell office:value-type="float" office:value="1.5767068501445235E-2" table:formula="of:=[.I28]*[.$B$8]" table:style-name="ce3">
            <text:p>0,02</text:p>
          </table:table-cell>
          <table:table-cell table:number-columns-repeated="16373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.9" table:formula="of:=[.A29]*[.$B$3]/200" table:style-name="ce2">
            <text:p>9,9</text:p>
          </table:table-cell>
          <table:table-cell table:style-name="ce1"/>
          <table:table-cell office:value-type="float" office:value="0.17278759594743864" table:formula="of:=RADIANS([.B29])" table:style-name="ce3">
            <text:p>0,17</text:p>
          </table:table-cell>
          <table:table-cell office:value-type="float" office:value="0.85176235818886914" table:formula="of:=(1+COS([.D29]))^[.$B$1]" table:style-name="ce3">
            <text:p>0,85</text:p>
          </table:table-cell>
          <table:table-cell office:value-type="float" office:value="4.4630014052901984E-2" table:formula="of:=SIN([.D29])^[.$E$2]" table:style-name="ce3">
            <text:p>0,04</text:p>
          </table:table-cell>
          <table:table-cell table:number-columns-repeated="2" table:style-name="ce1"/>
          <table:table-cell office:value-type="float" office:value="3.8014166015702164E-2" table:formula="of:=[.F29]*[.E29]" table:style-name="ce3">
            <text:p>0,04</text:p>
          </table:table-cell>
          <table:table-cell table:style-name="ce1"/>
          <table:table-cell office:value-type="float" office:value="1.7106374707065976E-2" table:formula="of:=[.I29]*[.$B$8]" table:style-name="ce3">
            <text:p>0,02</text:p>
          </table:table-cell>
          <table:table-cell table:number-columns-repeated="16373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0.35" table:formula="of:=[.A30]*[.$B$3]/200" table:style-name="ce2">
            <text:p>10,4</text:p>
          </table:table-cell>
          <table:table-cell table:style-name="ce1"/>
          <table:table-cell office:value-type="float" office:value="0.18064157758141311" table:formula="of:=RADIANS([.B30])" table:style-name="ce3">
            <text:p>0,18</text:p>
          </table:table-cell>
          <table:table-cell office:value-type="float" office:value="0.85190104486724794" table:formula="of:=(1+COS([.D30]))^[.$B$1]" table:style-name="ce3">
            <text:p>0,85</text:p>
          </table:table-cell>
          <table:table-cell office:value-type="float" office:value="4.8235230687176708E-2" table:formula="of:=SIN([.D30])^[.$E$2]" table:style-name="ce3">
            <text:p>0,05</text:p>
          </table:table-cell>
          <table:table-cell table:number-columns-repeated="2" table:style-name="ce1"/>
          <table:table-cell office:value-type="float" office:value="4.1091643421818577E-2" table:formula="of:=[.F30]*[.E30]" table:style-name="ce3">
            <text:p>0,04</text:p>
          </table:table-cell>
          <table:table-cell table:style-name="ce1"/>
          <table:table-cell office:value-type="float" office:value="1.849123953981836E-2" table:formula="of:=[.I30]*[.$B$8]" table:style-name="ce3">
            <text:p>0,02</text:p>
          </table:table-cell>
          <table:table-cell table:number-columns-repeated="2" table:style-name="ce1"/>
          <table:table-cell table:style-name="ce1">
            <draw:frame draw:z-index="2" draw:id="id2" draw:style-name="a2" draw:name="Diagramm 2" svg:x="0.26024in" svg:y="0.00512in" svg:width="6.16378in" svg:height="3.2628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0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0.8" table:formula="of:=[.A31]*[.$B$3]/200" table:style-name="ce2">
            <text:p>10,8</text:p>
          </table:table-cell>
          <table:table-cell table:style-name="ce1"/>
          <table:table-cell office:value-type="float" office:value="0.1884955592153876" table:formula="of:=RADIANS([.B31])" table:style-name="ce3">
            <text:p>0,19</text:p>
          </table:table-cell>
          <table:table-cell office:value-type="float" office:value="0.85204595390221727" table:formula="of:=(1+COS([.D31]))^[.$B$1]" table:style-name="ce3">
            <text:p>0,85</text:p>
          </table:table-cell>
          <table:table-cell office:value-type="float" office:value="5.1955868990458828E-2" table:formula="of:=SIN([.D31])^[.$E$2]" table:style-name="ce3">
            <text:p>0,05</text:p>
          </table:table-cell>
          <table:table-cell table:number-columns-repeated="2" table:style-name="ce1"/>
          <table:table-cell office:value-type="float" office:value="4.4268787954794123E-2" table:formula="of:=[.F31]*[.E31]" table:style-name="ce3">
            <text:p>0,04</text:p>
          </table:table-cell>
          <table:table-cell table:style-name="ce1"/>
          <table:table-cell office:value-type="float" office:value="1.9920954579657354E-2" table:formula="of:=[.I31]*[.$B$8]" table:style-name="ce3">
            <text:p>0,02</text:p>
          </table:table-cell>
          <table:table-cell table:number-columns-repeated="16373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1.25" table:formula="of:=[.A32]*[.$B$3]/200" table:style-name="ce2">
            <text:p>11,3</text:p>
          </table:table-cell>
          <table:table-cell table:style-name="ce1"/>
          <table:table-cell office:value-type="float" office:value="0.19634954084936207" table:formula="of:=RADIANS([.B32])" table:style-name="ce3">
            <text:p>0,20</text:p>
          </table:table-cell>
          <table:table-cell office:value-type="float" office:value="0.85219709297010082" table:formula="of:=(1+COS([.D32]))^[.$B$1]" table:style-name="ce3">
            <text:p>0,85</text:p>
          </table:table-cell>
          <table:table-cell office:value-type="float" office:value="5.5789991001881173E-2" table:formula="of:=SIN([.D32])^[.$E$2]" table:style-name="ce3">
            <text:p>0,06</text:p>
          </table:table-cell>
          <table:table-cell table:number-columns-repeated="2" table:style-name="ce1"/>
          <table:table-cell office:value-type="float" office:value="4.754406814863122E-2" table:formula="of:=[.F32]*[.E32]" table:style-name="ce3">
            <text:p>0,05</text:p>
          </table:table-cell>
          <table:table-cell table:style-name="ce1"/>
          <table:table-cell office:value-type="float" office:value="2.1394830666884048E-2" table:formula="of:=[.I32]*[.$B$8]" table:style-name="ce3">
            <text:p>0,02</text:p>
          </table:table-cell>
          <table:table-cell table:number-columns-repeated="16373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1.7" table:formula="of:=[.A33]*[.$B$3]/200" table:style-name="ce2">
            <text:p>11,7</text:p>
          </table:table-cell>
          <table:table-cell table:style-name="ce1"/>
          <table:table-cell office:value-type="float" office:value="0.20420352248333654" table:formula="of:=RADIANS([.B33])" table:style-name="ce3">
            <text:p>0,20</text:p>
          </table:table-cell>
          <table:table-cell office:value-type="float" office:value="0.85235447008357323" table:formula="of:=(1+COS([.D33]))^[.$B$1]" table:style-name="ce3">
            <text:p>0,85</text:p>
          </table:table-cell>
          <table:table-cell office:value-type="float" office:value="5.9735699278680353E-2" table:formula="of:=SIN([.D33])^[.$E$2]" table:style-name="ce3">
            <text:p>0,06</text:p>
          </table:table-cell>
          <table:table-cell table:number-columns-repeated="2" table:style-name="ce1"/>
          <table:table-cell office:value-type="float" office:value="5.0915990303751282E-2" table:formula="of:=[.F33]*[.E33]" table:style-name="ce3">
            <text:p>0,05</text:p>
          </table:table-cell>
          <table:table-cell table:style-name="ce1"/>
          <table:table-cell office:value-type="float" office:value="2.2912195636688077E-2" table:formula="of:=[.I33]*[.$B$8]" table:style-name="ce3">
            <text:p>0,02</text:p>
          </table:table-cell>
          <table:table-cell table:number-columns-repeated="16373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2.15" table:formula="of:=[.A34]*[.$B$3]/200" table:style-name="ce2">
            <text:p>12,2</text:p>
          </table:table-cell>
          <table:table-cell table:style-name="ce1"/>
          <table:table-cell office:value-type="float" office:value="0.21205750411731106" table:formula="of:=RADIANS([.B34])" table:style-name="ce3">
            <text:p>0,21</text:p>
          </table:table-cell>
          <table:table-cell office:value-type="float" office:value="0.85251809359288921" table:formula="of:=(1+COS([.D34]))^[.$B$1]" table:style-name="ce3">
            <text:p>0,85</text:p>
          </table:table-cell>
          <table:table-cell office:value-type="float" office:value="6.3791131849527033E-2" table:formula="of:=SIN([.D34])^[.$E$2]" table:style-name="ce3">
            <text:p>0,06</text:p>
          </table:table-cell>
          <table:table-cell table:number-columns-repeated="2" table:style-name="ce1"/>
          <table:table-cell office:value-type="float" office:value="5.4383094112491426E-2" table:formula="of:=[.F34]*[.E34]" table:style-name="ce3">
            <text:p>0,05</text:p>
          </table:table-cell>
          <table:table-cell table:style-name="ce1"/>
          <table:table-cell office:value-type="float" office:value="2.4472392350621142E-2" table:formula="of:=[.I34]*[.$B$8]" table:style-name="ce3">
            <text:p>0,02</text:p>
          </table:table-cell>
          <table:table-cell table:number-columns-repeated="16373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2.6" table:formula="of:=[.A35]*[.$B$3]/200" table:style-name="ce2">
            <text:p>12,6</text:p>
          </table:table-cell>
          <table:table-cell table:style-name="ce1"/>
          <table:table-cell office:value-type="float" office:value="0.21991148575128552" table:formula="of:=RADIANS([.B35])" table:style-name="ce3">
            <text:p>0,22</text:p>
          </table:table-cell>
          <table:table-cell office:value-type="float" office:value="0.8526879721871643" table:formula="of:=(1+COS([.D35]))^[.$B$1]" table:style-name="ce3">
            <text:p>0,85</text:p>
          </table:table-cell>
          <table:table-cell office:value-type="float" office:value="6.7954457819316569E-2" table:formula="of:=SIN([.D35])^[.$E$2]" table:style-name="ce3">
            <text:p>0,07</text:p>
          </table:table-cell>
          <table:table-cell table:number-columns-repeated="2" table:style-name="ce1"/>
          <table:table-cell office:value-type="float" office:value="5.7943948839031235E-2" table:formula="of:=[.F35]*[.E35]" table:style-name="ce3">
            <text:p>0,06</text:p>
          </table:table-cell>
          <table:table-cell table:style-name="ce1"/>
          <table:table-cell office:value-type="float" office:value="2.6074776977564055E-2" table:formula="of:=[.I35]*[.$B$8]" table:style-name="ce3">
            <text:p>0,03</text:p>
          </table:table-cell>
          <table:table-cell table:number-columns-repeated="16373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3.05" table:formula="of:=[.A36]*[.$B$3]/200" table:style-name="ce2">
            <text:p>13,1</text:p>
          </table:table-cell>
          <table:table-cell table:style-name="ce1"/>
          <table:table-cell office:value-type="float" office:value="0.22776546738526002" table:formula="of:=RADIANS([.B36])" table:style-name="ce3">
            <text:p>0,23</text:p>
          </table:table-cell>
          <table:table-cell office:value-type="float" office:value="0.85286411489571001" table:formula="of:=(1+COS([.D36]))^[.$B$1]" table:style-name="ce3">
            <text:p>0,85</text:p>
          </table:table-cell>
          <table:table-cell office:value-type="float" office:value="7.2223873525184348E-2" table:formula="of:=SIN([.D36])^[.$E$2]" table:style-name="ce3">
            <text:p>0,07</text:p>
          </table:table-cell>
          <table:table-cell table:number-columns-repeated="2" table:style-name="ce1"/>
          <table:table-cell office:value-type="float" office:value="6.1597149968396055E-2" table:formula="of:=[.F36]*[.E36]" table:style-name="ce3">
            <text:p>0,06</text:p>
          </table:table-cell>
          <table:table-cell table:style-name="ce1"/>
          <table:table-cell office:value-type="float" office:value="2.7718717485778224E-2" table:formula="of:=[.I36]*[.$B$8]" table:style-name="ce3">
            <text:p>0,03</text:p>
          </table:table-cell>
          <table:table-cell table:number-columns-repeated="16373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3.5" table:formula="of:=[.A37]*[.$B$3]/200" table:style-name="ce2">
            <text:p>13,5</text:p>
          </table:table-cell>
          <table:table-cell table:style-name="ce1"/>
          <table:table-cell office:value-type="float" office:value="0.23561944901923448" table:formula="of:=RADIANS([.B37])" table:style-name="ce3">
            <text:p>0,24</text:p>
          </table:table-cell>
          <table:table-cell office:value-type="float" office:value="0.85304653108942263" table:formula="of:=(1+COS([.D37]))^[.$B$1]" table:style-name="ce3">
            <text:p>0,85</text:p>
          </table:table-cell>
          <table:table-cell office:value-type="float" office:value="7.6597599161925739E-2" table:formula="of:=SIN([.D37])^[.$E$2]" table:style-name="ce3">
            <text:p>0,08</text:p>
          </table:table-cell>
          <table:table-cell table:number-columns-repeated="2" table:style-name="ce1"/>
          <table:table-cell office:value-type="float" office:value="6.5341316254858811E-2" table:formula="of:=[.F37]*[.E37]" table:style-name="ce3">
            <text:p>0,07</text:p>
          </table:table-cell>
          <table:table-cell table:style-name="ce1"/>
          <table:table-cell office:value-type="float" office:value="2.9403592314686467E-2" table:formula="of:=[.I37]*[.$B$8]" table:style-name="ce3">
            <text:p>0,03</text:p>
          </table:table-cell>
          <table:table-cell table:number-columns-repeated="16373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3.95" table:formula="of:=[.A38]*[.$B$3]/200" table:style-name="ce2">
            <text:p>14,0</text:p>
          </table:table-cell>
          <table:table-cell table:style-name="ce1"/>
          <table:table-cell office:value-type="float" office:value="0.24347343065320895" table:formula="of:=RADIANS([.B38])" table:style-name="ce3">
            <text:p>0,24</text:p>
          </table:table-cell>
          <table:table-cell office:value-type="float" office:value="0.85323523048222838" table:formula="of:=(1+COS([.D38]))^[.$B$1]" table:style-name="ce3">
            <text:p>0,85</text:p>
          </table:table-cell>
          <table:table-cell office:value-type="float" office:value="8.1073875809527268E-2" table:formula="of:=SIN([.D38])^[.$E$2]" table:style-name="ce3">
            <text:p>0,08</text:p>
          </table:table-cell>
          <table:table-cell table:number-columns-repeated="2" table:style-name="ce1"/>
          <table:table-cell office:value-type="float" office:value="6.9175087112429562E-2" table:formula="of:=[.F38]*[.E38]" table:style-name="ce3">
            <text:p>0,07</text:p>
          </table:table-cell>
          <table:table-cell table:style-name="ce1"/>
          <table:table-cell office:value-type="float" office:value="3.1128789200593303E-2" table:formula="of:=[.I38]*[.$B$8]" table:style-name="ce3">
            <text:p>0,03</text:p>
          </table:table-cell>
          <table:table-cell table:number-columns-repeated="16373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4.4" table:formula="of:=[.A39]*[.$B$3]/200" table:style-name="ce2">
            <text:p>14,4</text:p>
          </table:table-cell>
          <table:table-cell table:style-name="ce1"/>
          <table:table-cell office:value-type="float" office:value="0.25132741228718347" table:formula="of:=RADIANS([.B39])" table:style-name="ce3">
            <text:p>0,25</text:p>
          </table:table-cell>
          <table:table-cell office:value-type="float" office:value="0.85343022313257999" table:formula="of:=(1+COS([.D39]))^[.$B$1]" table:style-name="ce3">
            <text:p>0,85</text:p>
          </table:table-cell>
          <table:table-cell office:value-type="float" office:value="8.5650962807070838E-2" table:formula="of:=SIN([.D39])^[.$E$2]" table:style-name="ce3">
            <text:p>0,09</text:p>
          </table:table-cell>
          <table:table-cell table:number-columns-repeated="2" table:style-name="ce1"/>
          <table:table-cell office:value-type="float" office:value="7.3097120299958782E-2" table:formula="of:=[.F39]*[.E39]" table:style-name="ce3">
            <text:p>0,07</text:p>
          </table:table-cell>
          <table:table-cell table:style-name="ce1"/>
          <table:table-cell office:value-type="float" office:value="3.2893704134981452E-2" table:formula="of:=[.I39]*[.$B$8]" table:style-name="ce3">
            <text:p>0,03</text:p>
          </table:table-cell>
          <table:table-cell table:number-columns-repeated="16373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4.85" table:formula="of:=[.A40]*[.$B$3]/200" table:style-name="ce2">
            <text:p>14,9</text:p>
          </table:table-cell>
          <table:table-cell table:style-name="ce1"/>
          <table:table-cell office:value-type="float" office:value="0.25918139392115791" table:formula="of:=RADIANS([.B40])" table:style-name="ce3">
            <text:p>0,26</text:p>
          </table:table-cell>
          <table:table-cell office:value-type="float" office:value="0.85363151944501292" table:formula="of:=(1+COS([.D40]))^[.$B$1]" table:style-name="ce3">
            <text:p>0,85</text:p>
          </table:table-cell>
          <table:table-cell office:value-type="float" office:value="9.0327135426542318E-2" table:formula="of:=SIN([.D40])^[.$E$2]" table:style-name="ce3">
            <text:p>0,09</text:p>
          </table:table-cell>
          <table:table-cell table:number-columns-repeated="2" table:style-name="ce1"/>
          <table:table-cell office:value-type="float" office:value="7.7106089861274776E-2" table:formula="of:=[.F40]*[.E40]" table:style-name="ce3">
            <text:p>0,08</text:p>
          </table:table-cell>
          <table:table-cell table:style-name="ce1"/>
          <table:table-cell office:value-type="float" office:value="3.4697740437573649E-2" table:formula="of:=[.I40]*[.$B$8]" table:style-name="ce3">
            <text:p>0,03</text:p>
          </table:table-cell>
          <table:table-cell table:number-columns-repeated="16373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5.3" table:formula="of:=[.A41]*[.$B$3]/200" table:style-name="ce2">
            <text:p>15,3</text:p>
          </table:table-cell>
          <table:table-cell table:style-name="ce1"/>
          <table:table-cell office:value-type="float" office:value="0.26703537555513246" table:formula="of:=RADIANS([.B41])" table:style-name="ce3">
            <text:p>0,27</text:p>
          </table:table-cell>
          <table:table-cell office:value-type="float" office:value="0.85383913017175439" table:formula="of:=(1+COS([.D41]))^[.$B$1]" table:style-name="ce3">
            <text:p>0,85</text:p>
          </table:table-cell>
          <table:table-cell office:value-type="float" office:value="9.5100682807567199E-2" table:formula="of:=SIN([.D41])^[.$E$2]" table:style-name="ce3">
            <text:p>0,10</text:p>
          </table:table-cell>
          <table:table-cell table:number-columns-repeated="2" table:style-name="ce1"/>
          <table:table-cell office:value-type="float" office:value="8.1200684287153088E-2" table:formula="of:=[.F41]*[.E41]" table:style-name="ce3">
            <text:p>0,08</text:p>
          </table:table-cell>
          <table:table-cell table:style-name="ce1"/>
          <table:table-cell office:value-type="float" office:value="3.654030792921889E-2" table:formula="of:=[.I41]*[.$B$8]" table:style-name="ce3">
            <text:p>0,04</text:p>
          </table:table-cell>
          <table:table-cell table:number-columns-repeated="16373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5.75" table:formula="of:=[.A42]*[.$B$3]/200" table:style-name="ce2">
            <text:p>15,8</text:p>
          </table:table-cell>
          <table:table-cell table:style-name="ce1"/>
          <table:table-cell office:value-type="float" office:value="0.2748893571891069" table:formula="of:=RADIANS([.B42])" table:style-name="ce3">
            <text:p>0,27</text:p>
          </table:table-cell>
          <table:table-cell office:value-type="float" office:value="0.85405306641439083" table:formula="of:=(1+COS([.D42]))^[.$B$1]" table:style-name="ce3">
            <text:p>0,85</text:p>
          </table:table-cell>
          <table:table-cell office:value-type="float" office:value="9.996990612019048E-2" table:formula="of:=SIN([.D42])^[.$E$2]" table:style-name="ce3">
            <text:p>0,10</text:p>
          </table:table-cell>
          <table:table-cell table:number-columns-repeated="2" table:style-name="ce1"/>
          <table:table-cell office:value-type="float" office:value="8.5379604871107462E-2" table:formula="of:=[.F42]*[.E42]" table:style-name="ce3">
            <text:p>0,09</text:p>
          </table:table-cell>
          <table:table-cell table:style-name="ce1"/>
          <table:table-cell office:value-type="float" office:value="3.8420822191998362E-2" table:formula="of:=[.I42]*[.$B$8]" table:style-name="ce3">
            <text:p>0,04</text:p>
          </table:table-cell>
          <table:table-cell table:number-columns-repeated="16373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6.2" table:formula="of:=[.A43]*[.$B$3]/200" table:style-name="ce2">
            <text:p>16,2</text:p>
          </table:table-cell>
          <table:table-cell table:style-name="ce1"/>
          <table:table-cell office:value-type="float" office:value="0.28274333882308139" table:formula="of:=RADIANS([.B43])" table:style-name="ce3">
            <text:p>0,28</text:p>
          </table:table-cell>
          <table:table-cell office:value-type="float" office:value="0.85427333962559071" table:formula="of:=(1+COS([.D43]))^[.$B$1]" table:style-name="ce3">
            <text:p>0,85</text:p>
          </table:table-cell>
          <table:table-cell office:value-type="float" office:value="0.10493311692781464" table:formula="of:=SIN([.D43])^[.$E$2]" table:style-name="ce3">
            <text:p>0,10</text:p>
          </table:table-cell>
          <table:table-cell table:number-columns-repeated="2" table:style-name="ce1"/>
          <table:table-cell office:value-type="float" office:value="8.9641564235246815E-2" table:formula="of:=[.F43]*[.E43]" table:style-name="ce3">
            <text:p>0,09</text:p>
          </table:table-cell>
          <table:table-cell table:style-name="ce1"/>
          <table:table-cell office:value-type="float" office:value="4.033870390586107E-2" table:formula="of:=[.I43]*[.$B$8]" table:style-name="ce3">
            <text:p>0,04</text:p>
          </table:table-cell>
          <table:table-cell table:number-columns-repeated="16373" table:style-name="ce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6.649999999999999" table:formula="of:=[.A44]*[.$B$3]/200" table:style-name="ce2">
            <text:p>16,7</text:p>
          </table:table-cell>
          <table:table-cell table:style-name="ce1"/>
          <table:table-cell office:value-type="float" office:value="0.29059732045705583" table:formula="of:=RADIANS([.B44])" table:style-name="ce3">
            <text:p>0,29</text:p>
          </table:table-cell>
          <table:table-cell office:value-type="float" office:value="0.85449996161088582" table:formula="of:=(1+COS([.D44]))^[.$B$1]" table:style-name="ce3">
            <text:p>0,85</text:p>
          </table:table-cell>
          <table:table-cell office:value-type="float" office:value="0.1099886357265224" table:formula="of:=SIN([.D44])^[.$E$2]" table:style-name="ce3">
            <text:p>0,11</text:p>
          </table:table-cell>
          <table:table-cell table:number-columns-repeated="2" table:style-name="ce1"/>
          <table:table-cell office:value-type="float" office:value="9.3985285005947092E-2" table:formula="of:=[.F44]*[.E44]" table:style-name="ce3">
            <text:p>0,09</text:p>
          </table:table-cell>
          <table:table-cell table:style-name="ce1"/>
          <table:table-cell office:value-type="float" office:value="4.2293378252676192E-2" table:formula="of:=[.I44]*[.$B$8]" table:style-name="ce3">
            <text:p>0,04</text:p>
          </table:table-cell>
          <table:table-cell table:number-columns-repeated="16373" table:style-name="ce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7.100000000000001" table:formula="of:=[.A45]*[.$B$3]/200" table:style-name="ce2">
            <text:p>17,1</text:p>
          </table:table-cell>
          <table:table-cell table:style-name="ce1"/>
          <table:table-cell office:value-type="float" office:value="0.29845130209103038" table:formula="of:=RADIANS([.B45])" table:style-name="ce3">
            <text:p>0,30</text:p>
          </table:table-cell>
          <table:table-cell office:value-type="float" office:value="0.85473294453051141" table:formula="of:=(1+COS([.D45]))^[.$B$1]" table:style-name="ce3">
            <text:p>0,85</text:p>
          </table:table-cell>
          <table:table-cell office:value-type="float" office:value="0.11513479064042695" table:formula="of:=SIN([.D45])^[.$E$2]" table:style-name="ce3">
            <text:p>0,12</text:p>
          </table:table-cell>
          <table:table-cell table:number-columns-repeated="2" table:style-name="ce1"/>
          <table:table-cell office:value-type="float" office:value="9.8409498621996092E-2" table:formula="of:=[.F45]*[.E45]" table:style-name="ce3">
            <text:p>0,10</text:p>
          </table:table-cell>
          <table:table-cell table:style-name="ce1"/>
          <table:table-cell office:value-type="float" office:value="4.4284274379898243E-2" table:formula="of:=[.I45]*[.$B$8]" table:style-name="ce3">
            <text:p>0,04</text:p>
          </table:table-cell>
          <table:table-cell table:number-columns-repeated="16373" table:style-name="ce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7.55" table:formula="of:=[.A46]*[.$B$3]/200" table:style-name="ce2">
            <text:p>17,6</text:p>
          </table:table-cell>
          <table:table-cell table:style-name="ce1"/>
          <table:table-cell office:value-type="float" office:value="0.30630528372500487" table:formula="of:=RADIANS([.B46])" table:style-name="ce3">
            <text:p>0,31</text:p>
          </table:table-cell>
          <table:table-cell office:value-type="float" office:value="0.85497230090130283" table:formula="of:=(1+COS([.D46]))^[.$B$1]" table:style-name="ce3">
            <text:p>0,85</text:p>
          </table:table-cell>
          <table:table-cell office:value-type="float" office:value="0.12036991625553448" table:formula="of:=SIN([.D46])^[.$E$2]" table:style-name="ce3">
            <text:p>0,12</text:p>
          </table:table-cell>
          <table:table-cell table:number-columns-repeated="2" table:style-name="ce1"/>
          <table:table-cell office:value-type="float" office:value="0.10291294426029145" table:formula="of:=[.F46]*[.E46]" table:style-name="ce3">
            <text:p>0,10</text:p>
          </table:table-cell>
          <table:table-cell table:style-name="ce1"/>
          <table:table-cell office:value-type="float" office:value="4.6310824917131149E-2" table:formula="of:=[.I46]*[.$B$8]" table:style-name="ce3">
            <text:p>0,05</text:p>
          </table:table-cell>
          <table:table-cell table:number-columns-repeated="16373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8" table:formula="of:=[.A47]*[.$B$3]/200" table:style-name="ce2">
            <text:p>18,0</text:p>
          </table:table-cell>
          <table:table-cell table:style-name="ce1"/>
          <table:table-cell office:value-type="float" office:value="0.31415926535897931" table:formula="of:=RADIANS([.B47])" table:style-name="ce3">
            <text:p>0,31</text:p>
          </table:table-cell>
          <table:table-cell office:value-type="float" office:value="0.85521804359865294" table:formula="of:=(1+COS([.D47]))^[.$B$1]" table:style-name="ce3">
            <text:p>0,86</text:p>
          </table:table-cell>
          <table:table-cell office:value-type="float" office:value="0.1256923525769888" table:formula="of:=SIN([.D47])^[.$E$2]" table:style-name="ce3">
            <text:p>0,13</text:p>
          </table:table-cell>
          <table:table-cell table:number-columns-repeated="2" table:style-name="ce1"/>
          <table:table-cell office:value-type="float" office:value="0.10749436786620446" table:formula="of:=[.F47]*[.E47]" table:style-name="ce3">
            <text:p>0,11</text:p>
          </table:table-cell>
          <table:table-cell table:style-name="ce1"/>
          <table:table-cell office:value-type="float" office:value="4.8372465539792006E-2" table:formula="of:=[.I47]*[.$B$8]" table:style-name="ce3">
            <text:p>0,05</text:p>
          </table:table-cell>
          <table:table-cell table:number-columns-repeated="2" table:style-name="ce1"/>
          <table:table-cell office:value-type="string" table:style-name="ce1">
            <text:p>Integrated over bogenmass</text:p>
          </table:table-cell>
          <table:table-cell table:number-columns-repeated="1637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8.45" table:formula="of:=[.A48]*[.$B$3]/200" table:style-name="ce2">
            <text:p>18,5</text:p>
          </table:table-cell>
          <table:table-cell table:style-name="ce1"/>
          <table:table-cell office:value-type="float" office:value="0.32201324699295381" table:formula="of:=RADIANS([.B48])" table:style-name="ce3">
            <text:p>0,32</text:p>
          </table:table-cell>
          <table:table-cell office:value-type="float" office:value="0.85547018585852996" table:formula="of:=(1+COS([.D48]))^[.$B$1]" table:style-name="ce3">
            <text:p>0,86</text:p>
          </table:table-cell>
          <table:table-cell office:value-type="float" office:value="0.13110044409657412" table:formula="of:=SIN([.D48])^[.$E$2]" table:style-name="ce3">
            <text:p>0,13</text:p>
          </table:table-cell>
          <table:table-cell table:number-columns-repeated="2" table:style-name="ce1"/>
          <table:table-cell office:value-type="float" office:value="0.11215252127743208" table:formula="of:=[.F48]*[.E48]" table:style-name="ce3">
            <text:p>0,11</text:p>
          </table:table-cell>
          <table:table-cell table:style-name="ce1"/>
          <table:table-cell office:value-type="float" office:value="5.0468634574844441E-2" table:formula="of:=[.I48]*[.$B$8]" table:style-name="ce3">
            <text:p>0,05</text:p>
          </table:table-cell>
          <table:table-cell table:number-columns-repeated="16373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8.899999999999999" table:formula="of:=[.A49]*[.$B$3]/200" table:style-name="ce2">
            <text:p>18,9</text:p>
          </table:table-cell>
          <table:table-cell table:style-name="ce1"/>
          <table:table-cell office:value-type="float" office:value="0.32986722862692824" table:formula="of:=RADIANS([.B49])" table:style-name="ce3">
            <text:p>0,33</text:p>
          </table:table-cell>
          <table:table-cell office:value-type="float" office:value="0.85572874127955367" table:formula="of:=(1+COS([.D49]))^[.$B$1]" table:style-name="ce3">
            <text:p>0,86</text:p>
          </table:table-cell>
          <table:table-cell office:value-type="float" office:value="0.13659253895904769" table:formula="of:=SIN([.D49])^[.$E$2]" table:style-name="ce3">
            <text:p>0,14</text:p>
          </table:table-cell>
          <table:table-cell table:number-columns-repeated="2" table:style-name="ce1"/>
          <table:table-cell office:value-type="float" office:value="0.11688616143160427" table:formula="of:=[.F49]*[.E49]" table:style-name="ce3">
            <text:p>0,12</text:p>
          </table:table-cell>
          <table:table-cell table:style-name="ce1"/>
          <table:table-cell office:value-type="float" office:value="5.2598772644221921E-2" table:formula="of:=[.I49]*[.$B$8]" table:style-name="ce3">
            <text:p>0,05</text:p>
          </table:table-cell>
          <table:table-cell table:number-columns-repeated="4" table:style-name="ce1"/>
          <table:table-cell office:value-type="string" table:style-name="ce1">
            <text:p>alpha</text:p>
          </table:table-cell>
          <table:table-cell table:number-columns-repeated="16368" table:style-name="ce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9.350000000000001" table:formula="of:=[.A50]*[.$B$3]/200" table:style-name="ce2">
            <text:p>19,4</text:p>
          </table:table-cell>
          <table:table-cell table:style-name="ce1"/>
          <table:table-cell office:value-type="float" office:value="0.33772121026090279" table:formula="of:=RADIANS([.B50])" table:style-name="ce3">
            <text:p>0,34</text:p>
          </table:table-cell>
          <table:table-cell office:value-type="float" office:value="0.85599372382513439" table:formula="of:=(1+COS([.D50]))^[.$B$1]" table:style-name="ce3">
            <text:p>0,86</text:p>
          </table:table-cell>
          <table:table-cell office:value-type="float" office:value="0.14216698821731977" table:formula="of:=SIN([.D50])^[.$E$2]" table:style-name="ce3">
            <text:p>0,14</text:p>
          </table:table-cell>
          <table:table-cell table:number-columns-repeated="2" table:style-name="ce1"/>
          <table:table-cell office:value-type="float" office:value="0.12169404964914755" table:formula="of:=[.F50]*[.E50]" table:style-name="ce3">
            <text:p>0,12</text:p>
          </table:table-cell>
          <table:table-cell table:style-name="ce1"/>
          <table:table-cell office:value-type="float" office:value="5.47623223421164E-2" table:formula="of:=[.I50]*[.$B$8]" table:style-name="ce3">
            <text:p>0,05</text:p>
          </table:table-cell>
          <table:table-cell table:number-columns-repeated="4" table:style-name="ce1"/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6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9.8" table:formula="of:=[.A51]*[.$B$3]/200" table:style-name="ce2">
            <text:p>19,8</text:p>
          </table:table-cell>
          <table:table-cell table:style-name="ce1"/>
          <table:table-cell office:value-type="float" office:value="0.34557519189487729" table:formula="of:=RADIANS([.B51])" table:style-name="ce3">
            <text:p>0,35</text:p>
          </table:table-cell>
          <table:table-cell office:value-type="float" office:value="0.8562651478256742" table:formula="of:=(1+COS([.D51]))^[.$B$1]" table:style-name="ce3">
            <text:p>0,86</text:p>
          </table:table-cell>
          <table:table-cell office:value-type="float" office:value="0.14782214516772296" table:formula="of:=SIN([.D51])^[.$E$2]" table:style-name="ce3">
            <text:p>0,15</text:p>
          </table:table-cell>
          <table:table-cell table:number-columns-repeated="2" table:style-name="ce1"/>
          <table:table-cell office:value-type="float" office:value="0.12657495098394858" table:formula="of:=[.F51]*[.E51]" table:style-name="ce3">
            <text:p>0,13</text:p>
          </table:table-cell>
          <table:table-cell table:style-name="ce1"/>
          <table:table-cell office:value-type="float" office:value="5.6958727942776864E-2" table:formula="of:=[.I51]*[.$B$8]" table:style-name="ce3">
            <text:p>0,06</text:p>
          </table:table-cell>
          <table:table-cell table:number-columns-repeated="2" table:style-name="ce1"/>
          <table:table-cell office:value-type="string" table:style-name="ce1">
            <text:p>t</text:p>
          </table:table-cell>
          <table:table-cell office:value-type="string" table:style-name="ce1">
            <text:p>t =1</text:p>
          </table:table-cell>
          <table:table-cell office:value-type="float" office:value="4.5999999999999999E-2" table:style-name="ce1">
            <text:p>0,046</text:p>
          </table:table-cell>
          <table:table-cell office:value-type="float" office:value="0.14399999999999999" table:style-name="ce1">
            <text:p>0,144</text:p>
          </table:table-cell>
          <table:table-cell office:value-type="float" office:value="0.309" table:style-name="ce1">
            <text:p>0,309</text:p>
          </table:table-cell>
          <table:table-cell office:value-type="float" office:value="0.53300000000000003" table:style-name="ce1">
            <text:p>0,533</text:p>
          </table:table-cell>
          <table:table-cell office:value-type="float" office:value="0.78900000000000003" table:style-name="ce8">
            <text:p>0,789</text:p>
          </table:table-cell>
          <table:table-cell table:number-columns-repeated="1636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.25" table:formula="of:=[.A52]*[.$B$3]/200" table:style-name="ce2">
            <text:p>20,3</text:p>
          </table:table-cell>
          <table:table-cell table:style-name="ce1"/>
          <table:table-cell office:value-type="float" office:value="0.35342917352885173" table:formula="of:=RADIANS([.B52])" table:style-name="ce3">
            <text:p>0,35</text:p>
          </table:table-cell>
          <table:table-cell office:value-type="float" office:value="0.85654302798082904" table:formula="of:=(1+COS([.D52]))^[.$B$1]" table:style-name="ce3">
            <text:p>0,86</text:p>
          </table:table-cell>
          <table:table-cell office:value-type="float" office:value="0.15355636475767065" table:formula="of:=SIN([.D52])^[.$E$2]" table:style-name="ce3">
            <text:p>0,15</text:p>
          </table:table-cell>
          <table:table-cell table:number-columns-repeated="2" table:style-name="ce1"/>
          <table:table-cell office:value-type="float" office:value="0.13152763363526387" table:formula="of:=[.F52]*[.E52]" table:style-name="ce3">
            <text:p>0,13</text:p>
          </table:table-cell>
          <table:table-cell table:style-name="ce1"/>
          <table:table-cell office:value-type="float" office:value="5.9187435135868743E-2" table:formula="of:=[.I52]*[.$B$8]" table:style-name="ce3">
            <text:p>0,06</text:p>
          </table:table-cell>
          <table:table-cell table:number-columns-repeated="2" table:style-name="ce1"/>
          <table:table-cell office:value-type="string" table:style-name="ce1">
            <text:p>t</text:p>
          </table:table-cell>
          <table:table-cell office:value-type="string" table:style-name="ce1">
            <text:p>t= 0,5</text:p>
          </table:table-cell>
          <table:table-cell office:value-type="float" office:value="5.5E-2" table:style-name="ce1">
            <text:p>0,055</text:p>
          </table:table-cell>
          <table:table-cell office:value-type="float" office:value="0.14899999999999999" table:style-name="ce1">
            <text:p>0,149</text:p>
          </table:table-cell>
          <table:table-cell office:value-type="float" office:value="0.26900000000000002" table:style-name="ce1">
            <text:p>0,269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73799999999999999" table:style-name="ce1">
            <text:p>0,738</text:p>
          </table:table-cell>
          <table:table-cell table:number-columns-repeated="1636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0.7" table:formula="of:=[.A53]*[.$B$3]/200" table:style-name="ce2">
            <text:p>20,7</text:p>
          </table:table-cell>
          <table:table-cell table:style-name="ce1"/>
          <table:table-cell office:value-type="float" office:value="0.36128315516282622" table:formula="of:=RADIANS([.B53])" table:style-name="ce3">
            <text:p>0,36</text:p>
          </table:table-cell>
          <table:table-cell office:value-type="float" office:value="0.85682737936183484" table:formula="of:=(1+COS([.D53]))^[.$B$1]" table:style-name="ce3">
            <text:p>0,86</text:p>
          </table:table-cell>
          <table:table-cell office:value-type="float" office:value="0.15936800305890678" table:formula="of:=SIN([.D53])^[.$E$2]" table:style-name="ce3">
            <text:p>0,16</text:p>
          </table:table-cell>
          <table:table-cell table:number-columns-repeated="2" table:style-name="ce1"/>
          <table:table-cell office:value-type="float" office:value="0.13655086841509198" table:formula="of:=[.F53]*[.E53]" table:style-name="ce3">
            <text:p>0,14</text:p>
          </table:table-cell>
          <table:table-cell table:style-name="ce1"/>
          <table:table-cell office:value-type="float" office:value="6.1447890786791394E-2" table:formula="of:=[.I53]*[.$B$8]" table:style-name="ce3">
            <text:p>0,06</text:p>
          </table:table-cell>
          <table:table-cell table:number-columns-repeated="2" table:style-name="ce1"/>
          <table:table-cell office:value-type="string" table:style-name="ce1">
            <text:p>t</text:p>
          </table:table-cell>
          <table:table-cell office:value-type="string" table:style-name="ce1">
            <text:p>t= 0,25</text:p>
          </table:table-cell>
          <table:table-cell office:value-type="float" office:value="6.2E-2" table:style-name="ce1">
            <text:p>0,062</text:p>
          </table:table-cell>
          <table:table-cell office:value-type="float" office:value="0.153" table:style-name="ce1">
            <text:p>0,153</text:p>
          </table:table-cell>
          <table:table-cell office:value-type="float" office:value="0.29099999999999998" table:style-name="ce1">
            <text:p>0,291</text:p>
          </table:table-cell>
          <table:table-cell office:value-type="float" office:value="0.47799999999999998" table:style-name="ce1">
            <text:p>0,478</text:p>
          </table:table-cell>
          <table:table-cell office:value-type="float" office:value="0.71599999999999997" table:style-name="ce1">
            <text:p>0,716</text:p>
          </table:table-cell>
          <table:table-cell table:number-columns-repeated="1636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1.15" table:formula="of:=[.A54]*[.$B$3]/200" table:style-name="ce2">
            <text:p>21,2</text:p>
          </table:table-cell>
          <table:table-cell table:style-name="ce1"/>
          <table:table-cell office:value-type="float" office:value="0.36913713679680066" table:formula="of:=RADIANS([.B54])" table:style-name="ce3">
            <text:p>0,37</text:p>
          </table:table-cell>
          <table:table-cell office:value-type="float" office:value="0.8571182174138986" table:formula="of:=(1+COS([.D54]))^[.$B$1]" table:style-name="ce3">
            <text:p>0,86</text:p>
          </table:table-cell>
          <table:table-cell office:value-type="float" office:value="0.16525541680033051" table:formula="of:=SIN([.D54])^[.$E$2]" table:style-name="ce3">
            <text:p>0,17</text:p>
          </table:table-cell>
          <table:table-cell table:number-columns-repeated="2" table:style-name="ce1"/>
          <table:table-cell office:value-type="float" office:value="0.14164342826589013" table:formula="of:=[.F54]*[.E54]" table:style-name="ce3">
            <text:p>0,14</text:p>
          </table:table-cell>
          <table:table-cell table:style-name="ce1"/>
          <table:table-cell office:value-type="float" office:value="6.3739542719650558E-2" table:formula="of:=[.I54]*[.$B$8]" table:style-name="ce3">
            <text:p>0,06</text:p>
          </table:table-cell>
          <table:table-cell table:number-columns-repeated="16373" table:style-name="ce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1.6" table:formula="of:=[.A55]*[.$B$3]/200" table:style-name="ce2">
            <text:p>21,6</text:p>
          </table:table-cell>
          <table:table-cell table:style-name="ce1"/>
          <table:table-cell office:value-type="float" office:value="0.37699111843077521" table:formula="of:=RADIANS([.B55])" table:style-name="ce3">
            <text:p>0,38</text:p>
          </table:table-cell>
          <table:table-cell office:value-type="float" office:value="0.85741555795865265" table:formula="of:=(1+COS([.D55]))^[.$B$1]" table:style-name="ce3">
            <text:p>0,86</text:p>
          </table:table-cell>
          <table:table-cell office:value-type="float" office:value="0.17121696295505698" table:formula="of:=SIN([.D55])^[.$E$2]" table:style-name="ce3">
            <text:p>0,17</text:p>
          </table:table-cell>
          <table:table-cell table:number-columns-repeated="2" table:style-name="ce1"/>
          <table:table-cell office:value-type="float" office:value="0.14680408782409615" table:formula="of:=[.F55]*[.E55]" table:style-name="ce3">
            <text:p>0,15</text:p>
          </table:table-cell>
          <table:table-cell table:style-name="ce1"/>
          <table:table-cell office:value-type="float" office:value="6.6061839520843268E-2" table:formula="of:=[.I55]*[.$B$8]" table:style-name="ce3">
            <text:p>0,07</text:p>
          </table:table-cell>
          <table:table-cell table:style-name="ce1"/>
          <table:table-cell office:value-type="string" table:style-name="ce1">
            <text:p>Nuller</text:p>
          </table:table-cell>
          <table:table-cell office:value-type="float" office:value="-0.33300000000000002" table:style-name="ce1">
            <text:p>-0,333</text:p>
          </table:table-cell>
          <table:table-cell office:value-type="string" table:style-name="ce1">
            <text:p>averaged</text:p>
          </table:table-cell>
          <table:table-cell office:value-type="float" office:value="5.4333333333333338E-2" table:formula="of:=AVERAGE([.P51:.P53])" table:style-name="ce12">
            <text:p>0,054</text:p>
          </table:table-cell>
          <table:table-cell office:value-type="float" office:value="0.14866666666666664" table:formula="of:=AVERAGE([.Q51:.Q53])" table:style-name="ce12">
            <text:p>0,149</text:p>
          </table:table-cell>
          <table:table-cell office:value-type="float" office:value="0.28966666666666668" table:formula="of:=AVERAGE([.R51:.R53])" table:style-name="ce12">
            <text:p>0,290</text:p>
          </table:table-cell>
          <table:table-cell office:value-type="float" office:value="0.50166666666666671" table:formula="of:=AVERAGE([.S51:.S53])" table:style-name="ce12">
            <text:p>0,502</text:p>
          </table:table-cell>
          <table:table-cell office:value-type="float" office:value="0.74766666666666681" table:formula="of:=AVERAGE([.T51:.T53])" table:style-name="ce12">
            <text:p>0,748</text:p>
          </table:table-cell>
          <table:table-cell table:number-columns-repeated="1636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2.05" table:formula="of:=[.A56]*[.$B$3]/200" table:style-name="ce2">
            <text:p>22,1</text:p>
          </table:table-cell>
          <table:table-cell table:style-name="ce1"/>
          <table:table-cell office:value-type="float" office:value="0.3848451000647497" table:formula="of:=RADIANS([.B56])" table:style-name="ce3">
            <text:p>0,38</text:p>
          </table:table-cell>
          <table:table-cell office:value-type="float" office:value="0.85771941719667522" table:formula="of:=(1+COS([.D56]))^[.$B$1]" table:style-name="ce3">
            <text:p>0,86</text:p>
          </table:table-cell>
          <table:table-cell office:value-type="float" office:value="0.17725099837695729" table:formula="of:=SIN([.D56])^[.$E$2]" table:style-name="ce3">
            <text:p>0,18</text:p>
          </table:table-cell>
          <table:table-cell table:number-columns-repeated="2" table:style-name="ce1"/>
          <table:table-cell office:value-type="float" office:value="0.15203162302541262" table:formula="of:=[.F56]*[.E56]" table:style-name="ce3">
            <text:p>0,15</text:p>
          </table:table-cell>
          <table:table-cell table:style-name="ce1"/>
          <table:table-cell office:value-type="float" office:value="6.8414230361435679E-2" table:formula="of:=[.I56]*[.$B$8]" table:style-name="ce3">
            <text:p>0,07</text:p>
          </table:table-cell>
          <table:table-cell table:style-name="ce1"/>
          <table:table-cell office:value-type="string" table:style-name="ce1">
            <text:p>Steigung</text:p>
          </table:table-cell>
          <table:table-cell office:value-type="float" office:value="1.2E-2" table:style-name="ce1">
            <text:p>0,012</text:p>
          </table:table-cell>
          <table:table-cell office:value-type="string" table:style-name="ce1">
            <text:p>Trend</text:p>
          </table:table-cell>
          <table:table-cell office:value-type="float" office:value="2.6999999999999968E-2" table:formula="of:=[.$N$56]*[.P50]+[.$N$55]" table:style-name="ce12">
            <text:p>0,027</text:p>
          </table:table-cell>
          <table:table-cell office:value-type="float" office:value="0.20700000000000002" table:formula="of:=[.$N$56]*[.Q50]+[.$N$55]" table:style-name="ce12">
            <text:p>0,207</text:p>
          </table:table-cell>
          <table:table-cell office:value-type="float" office:value="0.38699999999999996" table:formula="of:=[.$N$56]*[.R50]+[.$N$55]" table:style-name="ce12">
            <text:p>0,387</text:p>
          </table:table-cell>
          <table:table-cell office:value-type="float" office:value="0.56699999999999995" table:formula="of:=[.$N$56]*[.S50]+[.$N$55]" table:style-name="ce12">
            <text:p>0,567</text:p>
          </table:table-cell>
          <table:table-cell office:value-type="float" office:value="0.74700000000000011" table:formula="of:=[.$N$56]*[.T50]+[.$N$55]" table:style-name="ce12">
            <text:p>0,747</text:p>
          </table:table-cell>
          <table:table-cell table:number-columns-repeated="1636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2.5" table:formula="of:=[.A57]*[.$B$3]/200" table:style-name="ce2">
            <text:p>22,5</text:p>
          </table:table-cell>
          <table:table-cell table:style-name="ce1"/>
          <table:table-cell office:value-type="float" office:value="0.39269908169872414" table:formula="of:=RADIANS([.B57])" table:style-name="ce3">
            <text:p>0,39</text:p>
          </table:table-cell>
          <table:table-cell office:value-type="float" office:value="0.85802981171007764" table:formula="of:=(1+COS([.D57]))^[.$B$1]" table:style-name="ce3">
            <text:p>0,86</text:p>
          </table:table-cell>
          <table:table-cell office:value-type="float" office:value="0.18335587948243914" table:formula="of:=SIN([.D57])^[.$E$2]" table:style-name="ce3">
            <text:p>0,18</text:p>
          </table:table-cell>
          <table:table-cell table:number-columns-repeated="2" table:style-name="ce1"/>
          <table:table-cell office:value-type="float" office:value="0.15732481074825294" table:formula="of:=[.F57]*[.E57]" table:style-name="ce3">
            <text:p>0,16</text:p>
          </table:table-cell>
          <table:table-cell table:style-name="ce1"/>
          <table:table-cell office:value-type="float" office:value="7.0796164836713832E-2" table:formula="of:=[.I57]*[.$B$8]" table:style-name="ce3">
            <text:p>0,07</text:p>
          </table:table-cell>
          <table:table-cell table:number-columns-repeated="16373" table:style-name="ce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2.95" table:formula="of:=[.A58]*[.$B$3]/200" table:style-name="ce2">
            <text:p>23,0</text:p>
          </table:table-cell>
          <table:table-cell table:style-name="ce1"/>
          <table:table-cell office:value-type="float" office:value="0.40055306333269863" table:formula="of:=RADIANS([.B58])" table:style-name="ce3">
            <text:p>0,40</text:p>
          </table:table-cell>
          <table:table-cell office:value-type="float" office:value="0.85834675846515884" table:formula="of:=(1+COS([.D58]))^[.$B$1]" table:style-name="ce3">
            <text:p>0,86</text:p>
          </table:table-cell>
          <table:table-cell office:value-type="float" office:value="0.18952996197366898" table:formula="of:=SIN([.D58])^[.$E$2]" table:style-name="ce3">
            <text:p>0,19</text:p>
          </table:table-cell>
          <table:table-cell table:number-columns-repeated="2" table:style-name="ce1"/>
          <table:table-cell office:value-type="float" office:value="0.16268242849212358" table:formula="of:=[.F58]*[.E58]" table:style-name="ce3">
            <text:p>0,16</text:p>
          </table:table-cell>
          <table:table-cell table:style-name="ce1"/>
          <table:table-cell office:value-type="float" office:value="7.3207092821455613E-2" table:formula="of:=[.I58]*[.$B$8]" table:style-name="ce3">
            <text:p>0,07</text:p>
          </table:table-cell>
          <table:table-cell table:style-name="ce1"/>
          <table:table-cell table:style-name="ce1">
            <draw:frame draw:z-index="3" draw:id="id3" draw:style-name="a3" draw:name="Diagramm 3" svg:x="0.63622in" svg:y="0.0937in" svg:width="6.13163in" svg:height="3.54206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9" table:style-name="ce1"/>
          <table:table-cell table:style-name="ce1">
            <draw:frame draw:z-index="4" draw:id="id4" draw:style-name="a4" draw:name="Diagramm 4" svg:x="0.39173in" svg:y="0.1126in" svg:width="6.14803in" svg:height="3.54206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6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3.4" table:formula="of:=[.A59]*[.$B$3]/200" table:style-name="ce2">
            <text:p>23,4</text:p>
          </table:table-cell>
          <table:table-cell table:style-name="ce1"/>
          <table:table-cell office:value-type="float" office:value="0.40840704496667307" table:formula="of:=RADIANS([.B59])" table:style-name="ce3">
            <text:p>0,41</text:p>
          </table:table-cell>
          <table:table-cell office:value-type="float" office:value="0.85867027481512648" table:formula="of:=(1+COS([.D59]))^[.$B$1]" table:style-name="ce3">
            <text:p>0,86</text:p>
          </table:table-cell>
          <table:table-cell office:value-type="float" office:value="0.19577160059983123" table:formula="of:=SIN([.D59])^[.$E$2]" table:style-name="ce3">
            <text:p>0,20</text:p>
          </table:table-cell>
          <table:table-cell table:number-columns-repeated="2" table:style-name="ce1"/>
          <table:table-cell office:value-type="float" office:value="0.16810325408805427" table:formula="of:=[.F59]*[.E59]" table:style-name="ce3">
            <text:p>0,17</text:p>
          </table:table-cell>
          <table:table-cell table:style-name="ce1"/>
          <table:table-cell office:value-type="float" office:value="7.5646464339624422E-2" table:formula="of:=[.I59]*[.$B$8]" table:style-name="ce3">
            <text:p>0,08</text:p>
          </table:table-cell>
          <table:table-cell table:number-columns-repeated="16373" table:style-name="ce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3.85" table:formula="of:=[.A60]*[.$B$3]/200" table:style-name="ce2">
            <text:p>23,9</text:p>
          </table:table-cell>
          <table:table-cell table:style-name="ce1"/>
          <table:table-cell office:value-type="float" office:value="0.41626102660064762" table:formula="of:=RADIANS([.B60])" table:style-name="ce3">
            <text:p>0,42</text:p>
          </table:table-cell>
          <table:table-cell office:value-type="float" office:value="0.85900037850288902" table:formula="of:=(1+COS([.D60]))^[.$B$1]" table:style-name="ce3">
            <text:p>0,86</text:p>
          </table:table-cell>
          <table:table-cell office:value-type="float" office:value="0.20207914895336412" table:formula="of:=SIN([.D60])^[.$E$2]" table:style-name="ce3">
            <text:p>0,20</text:p>
          </table:table-cell>
          <table:table-cell table:number-columns-repeated="2" table:style-name="ce1"/>
          <table:table-cell office:value-type="float" office:value="0.17358606543848148" table:formula="of:=[.F60]*[.E60]" table:style-name="ce3">
            <text:p>0,17</text:p>
          </table:table-cell>
          <table:table-cell table:style-name="ce1"/>
          <table:table-cell office:value-type="float" office:value="7.8113729447316677E-2" table:formula="of:=[.I60]*[.$B$8]" table:style-name="ce3">
            <text:p>0,08</text:p>
          </table:table-cell>
          <table:table-cell table:number-columns-repeated="16373" table:style-name="ce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4.3" table:formula="of:=[.A61]*[.$B$3]/200" table:style-name="ce2">
            <text:p>24,3</text:p>
          </table:table-cell>
          <table:table-cell table:style-name="ce1"/>
          <table:table-cell office:value-type="float" office:value="0.42411500823462212" table:formula="of:=RADIANS([.B61])" table:style-name="ce3">
            <text:p>0,42</text:p>
          </table:table-cell>
          <table:table-cell office:value-type="float" office:value="0.85933708766391592" table:formula="of:=(1+COS([.D61]))^[.$B$1]" table:style-name="ce3">
            <text:p>0,86</text:p>
          </table:table-cell>
          <table:table-cell office:value-type="float" office:value="0.20845095929841115" table:formula="of:=SIN([.D61])^[.$E$2]" table:style-name="ce3">
            <text:p>0,21</text:p>
          </table:table-cell>
          <table:table-cell table:number-columns-repeated="2" table:style-name="ce1"/>
          <table:table-cell office:value-type="float" office:value="0.17912964028424611" table:formula="of:=[.F61]*[.E61]" table:style-name="ce3">
            <text:p>0,18</text:p>
          </table:table-cell>
          <table:table-cell table:style-name="ce1"/>
          <table:table-cell office:value-type="float" office:value="8.0608338127910753E-2" table:formula="of:=[.I61]*[.$B$8]" table:style-name="ce3">
            <text:p>0,08</text:p>
          </table:table-cell>
          <table:table-cell table:number-columns-repeated="16373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4.75" table:formula="of:=[.A62]*[.$B$3]/200" table:style-name="ce2">
            <text:p>24,8</text:p>
          </table:table-cell>
          <table:table-cell table:style-name="ce1"/>
          <table:table-cell office:value-type="float" office:value="0.43196898986859655" table:formula="of:=RADIANS([.B62])" table:style-name="ce3">
            <text:p>0,43</text:p>
          </table:table-cell>
          <table:table-cell office:value-type="float" office:value="0.85968042082917051" table:formula="of:=(1+COS([.D62]))^[.$B$1]" table:style-name="ce3">
            <text:p>0,86</text:p>
          </table:table-cell>
          <table:table-cell office:value-type="float" office:value="0.21488538242899768" table:formula="of:=SIN([.D62])^[.$E$2]" table:style-name="ce3">
            <text:p>0,21</text:p>
          </table:table-cell>
          <table:table-cell table:number-columns-repeated="2" table:style-name="ce1"/>
          <table:table-cell office:value-type="float" office:value="0.18473275599659797" table:formula="of:=[.F62]*[.E62]" table:style-name="ce3">
            <text:p>0,18</text:p>
          </table:table-cell>
          <table:table-cell table:style-name="ce1"/>
          <table:table-cell office:value-type="float" office:value="8.3129740198469082E-2" table:formula="of:=[.I62]*[.$B$8]" table:style-name="ce3">
            <text:p>0,08</text:p>
          </table:table-cell>
          <table:table-cell table:number-columns-repeated="16373" table:style-name="ce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5.2" table:formula="of:=[.A63]*[.$B$3]/200" table:style-name="ce2">
            <text:p>25,2</text:p>
          </table:table-cell>
          <table:table-cell table:style-name="ce1"/>
          <table:table-cell office:value-type="float" office:value="0.43982297150257105" table:formula="of:=RADIANS([.B63])" table:style-name="ce3">
            <text:p>0,44</text:p>
          </table:table-cell>
          <table:table-cell office:value-type="float" office:value="0.86003039692811267" table:formula="of:=(1+COS([.D63]))^[.$B$1]" table:style-name="ce3">
            <text:p>0,86</text:p>
          </table:table-cell>
          <table:table-cell office:value-type="float" office:value="0.22138076755467676" table:formula="of:=SIN([.D63])^[.$E$2]" table:style-name="ce3">
            <text:p>0,22</text:p>
          </table:table-cell>
          <table:table-cell table:number-columns-repeated="2" table:style-name="ce1"/>
          <table:table-cell office:value-type="float" office:value="0.19039418939229891" table:formula="of:=[.F63]*[.E63]" table:style-name="ce3">
            <text:p>0,19</text:p>
          </table:table-cell>
          <table:table-cell table:style-name="ce1"/>
          <table:table-cell office:value-type="float" office:value="8.5677385226534508E-2" table:formula="of:=[.I63]*[.$B$8]" table:style-name="ce3">
            <text:p>0,09</text:p>
          </table:table-cell>
          <table:table-cell table:number-columns-repeated="16373" table:style-name="ce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5.65" table:formula="of:=[.A64]*[.$B$3]/200" table:style-name="ce2">
            <text:p>25,7</text:p>
          </table:table-cell>
          <table:table-cell table:style-name="ce1"/>
          <table:table-cell office:value-type="float" office:value="0.44767695313654549" table:formula="of:=RADIANS([.B64])" table:style-name="ce3">
            <text:p>0,45</text:p>
          </table:table-cell>
          <table:table-cell office:value-type="float" office:value="0.86038703529177563" table:formula="of:=(1+COS([.D64]))^[.$B$1]" table:style-name="ce3">
            <text:p>0,86</text:p>
          </table:table-cell>
          <table:table-cell office:value-type="float" office:value="0.22793546221159627" table:formula="of:=SIN([.D64])^[.$E$2]" table:style-name="ce3">
            <text:p>0,23</text:p>
          </table:table-cell>
          <table:table-cell table:number-columns-repeated="2" table:style-name="ce1"/>
          <table:table-cell office:value-type="float" office:value="0.19611271657009588" table:formula="of:=[.F64]*[.E64]" table:style-name="ce3">
            <text:p>0,20</text:p>
          </table:table-cell>
          <table:table-cell table:style-name="ce1"/>
          <table:table-cell office:value-type="float" office:value="8.8250722456543154E-2" table:formula="of:=[.I64]*[.$B$8]" table:style-name="ce3">
            <text:p>0,09</text:p>
          </table:table-cell>
          <table:table-cell table:number-columns-repeated="16373" table:style-name="ce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6.1" table:formula="of:=[.A65]*[.$B$3]/200" table:style-name="ce2">
            <text:p>26,1</text:p>
          </table:table-cell>
          <table:table-cell table:style-name="ce1"/>
          <table:table-cell office:value-type="float" office:value="0.45553093477052004" table:formula="of:=RADIANS([.B65])" table:style-name="ce3">
            <text:p>0,46</text:p>
          </table:table-cell>
          <table:table-cell office:value-type="float" office:value="0.86075035565591551" table:formula="of:=(1+COS([.D65]))^[.$B$1]" table:style-name="ce3">
            <text:p>0,86</text:p>
          </table:table-cell>
          <table:table-cell office:value-type="float" office:value="0.23454781219713089" table:formula="of:=SIN([.D65])^[.$E$2]" table:style-name="ce3">
            <text:p>0,23</text:p>
          </table:table-cell>
          <table:table-cell table:number-columns-repeated="2" table:style-name="ce1"/>
          <table:table-cell office:value-type="float" office:value="0.20188711276699728" table:formula="of:=[.F65]*[.E65]" table:style-name="ce3">
            <text:p>0,20</text:p>
          </table:table-cell>
          <table:table-cell table:style-name="ce1"/>
          <table:table-cell office:value-type="float" office:value="9.0849200745148781E-2" table:formula="of:=[.I65]*[.$B$8]" table:style-name="ce3">
            <text:p>0,09</text:p>
          </table:table-cell>
          <table:table-cell table:number-columns-repeated="16373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6.55" table:formula="of:=[.A66]*[.$B$3]/200" table:style-name="ce2">
            <text:p>26,6</text:p>
          </table:table-cell>
          <table:table-cell table:style-name="ce1"/>
          <table:table-cell office:value-type="float" office:value="0.46338491640449453" table:formula="of:=RADIANS([.B66])" table:style-name="ce3">
            <text:p>0,46</text:p>
          </table:table-cell>
          <table:table-cell office:value-type="float" office:value="0.86112037816423725" table:formula="of:=(1+COS([.D66]))^[.$B$1]" table:style-name="ce3">
            <text:p>0,86</text:p>
          </table:table-cell>
          <table:table-cell office:value-type="float" office:value="0.24121616152638156" table:formula="of:=SIN([.D66])^[.$E$2]" table:style-name="ce3">
            <text:p>0,24</text:p>
          </table:table-cell>
          <table:table-cell table:number-columns-repeated="2" table:style-name="ce1"/>
          <table:table-cell office:value-type="float" office:value="0.20771615223292342" table:formula="of:=[.F66]*[.E66]" table:style-name="ce3">
            <text:p>0,21</text:p>
          </table:table-cell>
          <table:table-cell table:style-name="ce1"/>
          <table:table-cell office:value-type="float" office:value="9.3472268504815534E-2" table:formula="of:=[.I66]*[.$B$8]" table:style-name="ce3">
            <text:p>0,09</text:p>
          </table:table-cell>
          <table:table-cell table:number-columns-repeated="16373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7" table:formula="of:=[.A67]*[.$B$3]/200" table:style-name="ce2">
            <text:p>27,0</text:p>
          </table:table-cell>
          <table:table-cell table:style-name="ce1"/>
          <table:table-cell office:value-type="float" office:value="0.47123889803846897" table:formula="of:=RADIANS([.B67])" table:style-name="ce3">
            <text:p>0,47</text:p>
          </table:table-cell>
          <table:table-cell office:value-type="float" office:value="0.8614971233716946" table:formula="of:=(1+COS([.D67]))^[.$B$1]" table:style-name="ce3">
            <text:p>0,86</text:p>
          </table:table-cell>
          <table:table-cell office:value-type="float" office:value="0.24793885240899965" table:formula="of:=SIN([.D67])^[.$E$2]" table:style-name="ce3">
            <text:p>0,25</text:p>
          </table:table-cell>
          <table:table-cell table:number-columns-repeated="2" table:style-name="ce1"/>
          <table:table-cell office:value-type="float" office:value="0.21359860812243237" table:formula="of:=[.F67]*[.E67]" table:style-name="ce3">
            <text:p>0,21</text:p>
          </table:table-cell>
          <table:table-cell table:style-name="ce1"/>
          <table:table-cell office:value-type="float" office:value="9.611937365509457E-2" table:formula="of:=[.I67]*[.$B$8]" table:style-name="ce3">
            <text:p>0,10</text:p>
          </table:table-cell>
          <table:table-cell table:number-columns-repeated="16373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7.45" table:formula="of:=[.A68]*[.$B$3]/200" table:style-name="ce2">
            <text:p>27,5</text:p>
          </table:table-cell>
          <table:table-cell table:style-name="ce1"/>
          <table:table-cell office:value-type="float" office:value="0.47909287967244346" table:formula="of:=RADIANS([.B68])" table:style-name="ce3">
            <text:p>0,48</text:p>
          </table:table-cell>
          <table:table-cell office:value-type="float" office:value="0.8618806122478686" table:formula="of:=(1+COS([.D68]))^[.$B$1]" table:style-name="ce3">
            <text:p>0,86</text:p>
          </table:table-cell>
          <table:table-cell office:value-type="float" office:value="0.25471422524492204" table:formula="of:=SIN([.D68])^[.$E$2]" table:style-name="ce3">
            <text:p>0,25</text:p>
          </table:table-cell>
          <table:table-cell table:number-columns-repeated="2" table:style-name="ce1"/>
          <table:table-cell office:value-type="float" office:value="0.21953325240233493" table:formula="of:=[.F68]*[.E68]" table:style-name="ce3">
            <text:p>0,22</text:p>
          </table:table-cell>
          <table:table-cell table:style-name="ce1"/>
          <table:table-cell office:value-type="float" office:value="9.8789963581050716E-2" table:formula="of:=[.I68]*[.$B$8]" table:style-name="ce3">
            <text:p>0,10</text:p>
          </table:table-cell>
          <table:table-cell table:number-columns-repeated="16373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7.9" table:formula="of:=[.A69]*[.$B$3]/200" table:style-name="ce2">
            <text:p>27,9</text:p>
          </table:table-cell>
          <table:table-cell table:style-name="ce1"/>
          <table:table-cell office:value-type="float" office:value="0.4869468613064179" table:formula="of:=RADIANS([.B69])" table:style-name="ce3">
            <text:p>0,49</text:p>
          </table:table-cell>
          <table:table-cell office:value-type="float" office:value="0.8622708661804227" table:formula="of:=(1+COS([.D69]))^[.$B$1]" table:style-name="ce3">
            <text:p>0,86</text:p>
          </table:table-cell>
          <table:table-cell office:value-type="float" office:value="0.26154061863772116" table:formula="of:=SIN([.D69])^[.$E$2]" table:style-name="ce3">
            <text:p>0,26</text:p>
          </table:table-cell>
          <table:table-cell table:number-columns-repeated="2" table:style-name="ce1"/>
          <table:table-cell office:value-type="float" office:value="0.22551885577411143" table:formula="of:=[.F69]*[.E69]" table:style-name="ce3">
            <text:p>0,23</text:p>
          </table:table-cell>
          <table:table-cell table:style-name="ce1"/>
          <table:table-cell office:value-type="float" office:value="0.10148348509835015" table:formula="of:=[.I69]*[.$B$8]" table:style-name="ce3">
            <text:p>0,10</text:p>
          </table:table-cell>
          <table:table-cell table:number-columns-repeated="16373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8.35" table:formula="of:=[.A70]*[.$B$3]/200" table:style-name="ce2">
            <text:p>28,4</text:p>
          </table:table-cell>
          <table:table-cell table:style-name="ce1"/>
          <table:table-cell office:value-type="float" office:value="0.49480084294039245" table:formula="of:=RADIANS([.B70])" table:style-name="ce3">
            <text:p>0,49</text:p>
          </table:table-cell>
          <table:table-cell office:value-type="float" office:value="0.86266790697863904" table:formula="of:=(1+COS([.D70]))^[.$B$1]" table:style-name="ce3">
            <text:p>0,86</text:p>
          </table:table-cell>
          <table:table-cell office:value-type="float" office:value="0.26841636942438579" table:formula="of:=SIN([.D70])^[.$E$2]" table:style-name="ce3">
            <text:p>0,27</text:p>
          </table:table-cell>
          <table:table-cell table:number-columns-repeated="2" table:style-name="ce1"/>
          <table:table-cell office:value-type="float" office:value="0.23155418761014004" table:formula="of:=[.F70]*[.E70]" table:style-name="ce3">
            <text:p>0,23</text:p>
          </table:table-cell>
          <table:table-cell table:style-name="ce1"/>
          <table:table-cell office:value-type="float" office:value="0.10419938442456302" table:formula="of:=[.I70]*[.$B$8]" table:style-name="ce3">
            <text:p>0,10</text:p>
          </table:table-cell>
          <table:table-cell table:number-columns-repeated="16373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8.8" table:formula="of:=[.A71]*[.$B$3]/200" table:style-name="ce2">
            <text:p>28,8</text:p>
          </table:table-cell>
          <table:table-cell table:style-name="ce1"/>
          <table:table-cell office:value-type="float" office:value="0.50265482457436694" table:formula="of:=RADIANS([.B71])" table:style-name="ce3">
            <text:p>0,50</text:p>
          </table:table-cell>
          <table:table-cell office:value-type="float" office:value="0.86307175687703364" table:formula="of:=(1+COS([.D71]))^[.$B$1]" table:style-name="ce3">
            <text:p>0,86</text:p>
          </table:table-cell>
          <table:table-cell office:value-type="float" office:value="0.27533981272043734" table:formula="of:=SIN([.D71])^[.$E$2]" table:style-name="ce3">
            <text:p>0,28</text:p>
          </table:table-cell>
          <table:table-cell table:number-columns-repeated="2" table:style-name="ce1"/>
          <table:table-cell office:value-type="float" office:value="0.23763801590282127" table:formula="of:=[.F71]*[.E71]" table:style-name="ce3">
            <text:p>0,24</text:p>
          </table:table-cell>
          <table:table-cell table:style-name="ce1"/>
          <table:table-cell office:value-type="float" office:value="0.10693710715626957" table:formula="of:=[.I71]*[.$B$8]" table:style-name="ce3">
            <text:p>0,11</text:p>
          </table:table-cell>
          <table:table-cell table:number-columns-repeated="16373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9.25" table:formula="of:=[.A72]*[.$B$3]/200" table:style-name="ce2">
            <text:p>29,3</text:p>
          </table:table-cell>
          <table:table-cell table:style-name="ce1"/>
          <table:table-cell office:value-type="float" office:value="0.51050880620834138" table:formula="of:=RADIANS([.B72])" table:style-name="ce3">
            <text:p>0,51</text:p>
          </table:table-cell>
          <table:table-cell office:value-type="float" office:value="0.86348243853905404" table:formula="of:=(1+COS([.D72]))^[.$B$1]" table:style-name="ce3">
            <text:p>0,86</text:p>
          </table:table-cell>
          <table:table-cell office:value-type="float" office:value="0.28230928197937882" table:formula="of:=SIN([.D72])^[.$E$2]" table:style-name="ce3">
            <text:p>0,28</text:p>
          </table:table-cell>
          <table:table-cell table:number-columns-repeated="2" table:style-name="ce1"/>
          <table:table-cell office:value-type="float" office:value="0.24376910722576345" table:formula="of:=[.F72]*[.E72]" table:style-name="ce3">
            <text:p>0,24</text:p>
          </table:table-cell>
          <table:table-cell table:style-name="ce1"/>
          <table:table-cell office:value-type="float" office:value="0.10969609825159356" table:formula="of:=[.I72]*[.$B$8]" table:style-name="ce3">
            <text:p>0,11</text:p>
          </table:table-cell>
          <table:table-cell table:number-columns-repeated="16373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9.7" table:formula="of:=[.A73]*[.$B$3]/200" table:style-name="ce2">
            <text:p>29,7</text:p>
          </table:table-cell>
          <table:table-cell table:style-name="ce1"/>
          <table:table-cell office:value-type="float" office:value="0.51836278784231582" table:formula="of:=RADIANS([.B73])" table:style-name="ce3">
            <text:p>0,52</text:p>
          </table:table-cell>
          <table:table-cell office:value-type="float" office:value="0.86389997506085991" table:formula="of:=(1+COS([.D73]))^[.$B$1]" table:style-name="ce3">
            <text:p>0,86</text:p>
          </table:table-cell>
          <table:table-cell office:value-type="float" office:value="0.2893231090655487" table:formula="of:=SIN([.D73])^[.$E$2]" table:style-name="ce3">
            <text:p>0,29</text:p>
          </table:table-cell>
          <table:table-cell table:number-columns-repeated="2" table:style-name="ce1"/>
          <table:table-cell office:value-type="float" office:value="0.24994622670625796" table:formula="of:=[.F73]*[.E73]" table:style-name="ce3">
            <text:p>0,25</text:p>
          </table:table-cell>
          <table:table-cell table:style-name="ce1"/>
          <table:table-cell office:value-type="float" office:value="0.11247580201781608" table:formula="of:=[.I73]*[.$B$8]" table:style-name="ce3">
            <text:p>0,11</text:p>
          </table:table-cell>
          <table:table-cell table:number-columns-repeated="16373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30.15" table:formula="of:=[.A74]*[.$B$3]/200" table:style-name="ce2">
            <text:p>30,2</text:p>
          </table:table-cell>
          <table:table-cell table:style-name="ce1"/>
          <table:table-cell office:value-type="float" office:value="0.52621676947629037" table:formula="of:=RADIANS([.B74])" table:style-name="ce3">
            <text:p>0,53</text:p>
          </table:table-cell>
          <table:table-cell office:value-type="float" office:value="0.86432438997518768" table:formula="of:=(1+COS([.D74]))^[.$B$1]" table:style-name="ce3">
            <text:p>0,86</text:p>
          </table:table-cell>
          <table:table-cell office:value-type="float" office:value="0.29637962433952136" table:formula="of:=SIN([.D74])^[.$E$2]" table:style-name="ce3">
            <text:p>0,30</text:p>
          </table:table-cell>
          <table:table-cell table:number-columns-repeated="2" table:style-name="ce1"/>
          <table:table-cell office:value-type="float" office:value="0.2561681380083321" table:formula="of:=[.F74]*[.E74]" table:style-name="ce3">
            <text:p>0,26</text:p>
          </table:table-cell>
          <table:table-cell table:style-name="ce1"/>
          <table:table-cell office:value-type="float" office:value="0.11527566210374945" table:formula="of:=[.I74]*[.$B$8]" table:style-name="ce3">
            <text:p>0,12</text:p>
          </table:table-cell>
          <table:table-cell table:number-columns-repeated="16373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0.6" table:formula="of:=[.A75]*[.$B$3]/200" table:style-name="ce2">
            <text:p>30,6</text:p>
          </table:table-cell>
          <table:table-cell table:style-name="ce1"/>
          <table:table-cell office:value-type="float" office:value="0.53407075111026492" table:formula="of:=RADIANS([.B75])" table:style-name="ce3">
            <text:p>0,53</text:p>
          </table:table-cell>
          <table:table-cell office:value-type="float" office:value="0.86475570725530115" table:formula="of:=(1+COS([.D75]))^[.$B$1]" table:style-name="ce3">
            <text:p>0,86</text:p>
          </table:table-cell>
          <table:table-cell office:value-type="float" office:value="0.30347715675526316" table:formula="of:=SIN([.D75])^[.$E$2]" table:style-name="ce3">
            <text:p>0,30</text:p>
          </table:table-cell>
          <table:table-cell table:number-columns-repeated="2" table:style-name="ce1"/>
          <table:table-cell office:value-type="float" office:value="0.26243360332572546" table:formula="of:=[.F75]*[.E75]" table:style-name="ce3">
            <text:p>0,26</text:p>
          </table:table-cell>
          <table:table-cell table:style-name="ce1"/>
          <table:table-cell office:value-type="float" office:value="0.11809512149657646" table:formula="of:=[.I75]*[.$B$8]" table:style-name="ce3">
            <text:p>0,12</text:p>
          </table:table-cell>
          <table:table-cell table:number-columns-repeated="16373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1.05" table:formula="of:=[.A76]*[.$B$3]/200" table:style-name="ce2">
            <text:p>31,1</text:p>
          </table:table-cell>
          <table:table-cell table:style-name="ce1"/>
          <table:table-cell office:value-type="float" office:value="0.54192473274423936" table:formula="of:=RADIANS([.B76])" table:style-name="ce3">
            <text:p>0,54</text:p>
          </table:table-cell>
          <table:table-cell office:value-type="float" office:value="0.86519395131902832" table:formula="of:=(1+COS([.D76]))^[.$B$1]" table:style-name="ce3">
            <text:p>0,87</text:p>
          </table:table-cell>
          <table:table-cell office:value-type="float" office:value="0.31061403396830822" table:formula="of:=SIN([.D76])^[.$E$2]" table:style-name="ce3">
            <text:p>0,31</text:p>
          </table:table-cell>
          <table:table-cell table:number-columns-repeated="2" table:style-name="ce1"/>
          <table:table-cell office:value-type="float" office:value="0.26874138338418346" table:formula="of:=[.F76]*[.E76]" table:style-name="ce3">
            <text:p>0,27</text:p>
          </table:table-cell>
          <table:table-cell table:style-name="ce1"/>
          <table:table-cell office:value-type="float" office:value="0.12093362252288256" table:formula="of:=[.I76]*[.$B$8]" table:style-name="ce3">
            <text:p>0,12</text:p>
          </table:table-cell>
          <table:table-cell table:number-columns-repeated="16373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1.5" table:formula="of:=[.A77]*[.$B$3]/200" table:style-name="ce2">
            <text:p>31,5</text:p>
          </table:table-cell>
          <table:table-cell table:style-name="ce1"/>
          <table:table-cell office:value-type="float" office:value="0.5497787143782138" table:formula="of:=RADIANS([.B77])" table:style-name="ce3">
            <text:p>0,55</text:p>
          </table:table-cell>
          <table:table-cell office:value-type="float" office:value="0.86563914703288847" table:formula="of:=(1+COS([.D77]))^[.$B$1]" table:style-name="ce3">
            <text:p>0,87</text:p>
          </table:table-cell>
          <table:table-cell office:value-type="float" office:value="0.31778858245427044" table:formula="of:=SIN([.D77])^[.$E$2]" table:style-name="ce3">
            <text:p>0,32</text:p>
          </table:table-cell>
          <table:table-cell table:number-columns-repeated="2" table:style-name="ce1"/>
          <table:table-cell office:value-type="float" office:value="0.27509023745250544" table:formula="of:=[.F77]*[.E77]" table:style-name="ce3">
            <text:p>0,28</text:p>
          </table:table-cell>
          <table:table-cell table:style-name="ce1"/>
          <table:table-cell office:value-type="float" office:value="0.12379060685362744" table:formula="of:=[.I77]*[.$B$8]" table:style-name="ce3">
            <text:p>0,12</text:p>
          </table:table-cell>
          <table:table-cell table:number-columns-repeated="16373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1.95" table:formula="of:=[.A78]*[.$B$3]/200" table:style-name="ce2">
            <text:p>32,0</text:p>
          </table:table-cell>
          <table:table-cell table:style-name="ce1"/>
          <table:table-cell office:value-type="float" office:value="0.55763269601218823" table:formula="of:=RADIANS([.B78])" table:style-name="ce3">
            <text:p>0,56</text:p>
          </table:table-cell>
          <table:table-cell office:value-type="float" office:value="0.8660913197163056" table:formula="of:=(1+COS([.D78]))^[.$B$1]" table:style-name="ce3">
            <text:p>0,87</text:p>
          </table:table-cell>
          <table:table-cell office:value-type="float" office:value="0.32499912763705879" table:formula="of:=SIN([.D78])^[.$E$2]" table:style-name="ce3">
            <text:p>0,32</text:p>
          </table:table-cell>
          <table:table-cell table:number-columns-repeated="2" table:style-name="ce1"/>
          <table:table-cell office:value-type="float" office:value="0.28147892336182828" table:formula="of:=[.F78]*[.E78]" table:style-name="ce3">
            <text:p>0,28</text:p>
          </table:table-cell>
          <table:table-cell table:style-name="ce1"/>
          <table:table-cell office:value-type="float" office:value="0.12666551551282274" table:formula="of:=[.I78]*[.$B$8]" table:style-name="ce3">
            <text:p>0,13</text:p>
          </table:table-cell>
          <table:table-cell table:number-columns-repeated="16373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32.4" table:formula="of:=[.A79]*[.$B$3]/200" table:style-name="ce2">
            <text:p>32,4</text:p>
          </table:table-cell>
          <table:table-cell table:style-name="ce1"/>
          <table:table-cell office:value-type="float" office:value="0.56548667764616278" table:formula="of:=RADIANS([.B79])" table:style-name="ce3">
            <text:p>0,57</text:p>
          </table:table-cell>
          <table:table-cell office:value-type="float" office:value="0.86655049514591731" table:formula="of:=(1+COS([.D79]))^[.$B$1]" table:style-name="ce3">
            <text:p>0,87</text:p>
          </table:table-cell>
          <table:table-cell office:value-type="float" office:value="0.33224399402620203" table:formula="of:=SIN([.D79])^[.$E$2]" table:style-name="ce3">
            <text:p>0,33</text:p>
          </table:table-cell>
          <table:table-cell table:number-columns-repeated="2" table:style-name="ce1"/>
          <table:table-cell office:value-type="float" office:value="0.28790619753266256" table:formula="of:=[.F79]*[.E79]" table:style-name="ce3">
            <text:p>0,29</text:p>
          </table:table-cell>
          <table:table-cell table:style-name="ce1"/>
          <table:table-cell office:value-type="float" office:value="0.12955778888969816" table:formula="of:=[.I79]*[.$B$8]" table:style-name="ce3">
            <text:p>0,13</text:p>
          </table:table-cell>
          <table:table-cell table:number-columns-repeated="16373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2.85" table:formula="of:=[.A80]*[.$B$3]/200" table:style-name="ce2">
            <text:p>32,9</text:p>
          </table:table-cell>
          <table:table-cell table:style-name="ce1"/>
          <table:table-cell office:value-type="float" office:value="0.57334065928013733" table:formula="of:=RADIANS([.B80])" table:style-name="ce3">
            <text:p>0,57</text:p>
          </table:table-cell>
          <table:table-cell office:value-type="float" office:value="0.86701669955997296" table:formula="of:=(1+COS([.D80]))^[.$B$1]" table:style-name="ce3">
            <text:p>0,87</text:p>
          </table:table-cell>
          <table:table-cell office:value-type="float" office:value="0.33952150536273362" table:formula="of:=SIN([.D80])^[.$E$2]" table:style-name="ce3">
            <text:p>0,34</text:p>
          </table:table-cell>
          <table:table-cell table:number-columns-repeated="2" table:style-name="ce1"/>
          <table:table-cell office:value-type="float" office:value="0.29437081500923096" table:formula="of:=[.F80]*[.E80]" table:style-name="ce3">
            <text:p>0,29</text:p>
          </table:table-cell>
          <table:table-cell table:style-name="ce1"/>
          <table:table-cell office:value-type="float" office:value="0.13246686675415392" table:formula="of:=[.I80]*[.$B$8]" table:style-name="ce3">
            <text:p>0,13</text:p>
          </table:table-cell>
          <table:table-cell table:number-columns-repeated="16373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3.299999999999997" table:formula="of:=[.A81]*[.$B$3]/200" table:style-name="ce2">
            <text:p>33,3</text:p>
          </table:table-cell>
          <table:table-cell table:style-name="ce1"/>
          <table:table-cell office:value-type="float" office:value="0.58119464091411166" table:formula="of:=RADIANS([.B81])" table:style-name="ce3">
            <text:p>0,58</text:p>
          </table:table-cell>
          <table:table-cell office:value-type="float" office:value="0.8674899596628286" table:formula="of:=(1+COS([.D81]))^[.$B$1]" table:style-name="ce3">
            <text:p>0,87</text:p>
          </table:table-cell>
          <table:table-cell office:value-type="float" office:value="0.34682998477312044" table:formula="of:=SIN([.D81])^[.$E$2]" table:style-name="ce3">
            <text:p>0,35</text:p>
          </table:table-cell>
          <table:table-cell table:number-columns-repeated="2" table:style-name="ce1"/>
          <table:table-cell office:value-type="float" office:value="0.30087152950069368" table:formula="of:=[.F81]*[.E81]" table:style-name="ce3">
            <text:p>0,30</text:p>
          </table:table-cell>
          <table:table-cell table:style-name="ce1"/>
          <table:table-cell office:value-type="float" office:value="0.13539218827531216" table:formula="of:=[.I81]*[.$B$8]" table:style-name="ce3">
            <text:p>0,14</text:p>
          </table:table-cell>
          <table:table-cell table:number-columns-repeated="16373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3.75" table:formula="of:=[.A82]*[.$B$3]/200" table:style-name="ce2">
            <text:p>33,8</text:p>
          </table:table-cell>
          <table:table-cell table:style-name="ce1"/>
          <table:table-cell office:value-type="float" office:value="0.58904862254808621" table:formula="of:=RADIANS([.B82])" table:style-name="ce3">
            <text:p>0,59</text:p>
          </table:table-cell>
          <table:table-cell office:value-type="float" office:value="0.86797030262953601" table:formula="of:=(1+COS([.D82]))^[.$B$1]" table:style-name="ce3">
            <text:p>0,87</text:p>
          </table:table-cell>
          <table:table-cell office:value-type="float" office:value="0.35416775493075237" table:formula="of:=SIN([.D82])^[.$E$2]" table:style-name="ce3">
            <text:p>0,35</text:p>
          </table:table-cell>
          <table:table-cell table:number-columns-repeated="2" table:style-name="ce1"/>
          <table:table-cell office:value-type="float" office:value="0.30740709342886846" table:formula="of:=[.F82]*[.E82]" table:style-name="ce3">
            <text:p>0,31</text:p>
          </table:table-cell>
          <table:table-cell table:style-name="ce1"/>
          <table:table-cell office:value-type="float" office:value="0.1383331920429908" table:formula="of:=[.I82]*[.$B$8]" table:style-name="ce3">
            <text:p>0,14</text:p>
          </table:table-cell>
          <table:table-cell table:number-columns-repeated="16373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4.200000000000003" table:formula="of:=[.A83]*[.$B$3]/200" table:style-name="ce2">
            <text:p>34,2</text:p>
          </table:table-cell>
          <table:table-cell table:style-name="ce1"/>
          <table:table-cell office:value-type="float" office:value="0.59690260418206076" table:formula="of:=RADIANS([.B83])" table:style-name="ce3">
            <text:p>0,60</text:p>
          </table:table-cell>
          <table:table-cell office:value-type="float" office:value="0.86845775611053055" table:formula="of:=(1+COS([.D83]))^[.$B$1]" table:style-name="ce3">
            <text:p>0,87</text:p>
          </table:table-cell>
          <table:table-cell office:value-type="float" office:value="0.36153313822454136" table:formula="of:=SIN([.D83])^[.$E$2]" table:style-name="ce3">
            <text:p>0,36</text:p>
          </table:table-cell>
          <table:table-cell table:number-columns-repeated="2" table:style-name="ce1"/>
          <table:table-cell office:value-type="float" office:value="0.31397625798208345" table:formula="of:=[.F83]*[.E83]" table:style-name="ce3">
            <text:p>0,31</text:p>
          </table:table-cell>
          <table:table-cell table:style-name="ce1"/>
          <table:table-cell office:value-type="float" office:value="0.14128931609193757" table:formula="of:=[.I83]*[.$B$8]" table:style-name="ce3">
            <text:p>0,14</text:p>
          </table:table-cell>
          <table:table-cell table:number-columns-repeated="16373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4.65" table:formula="of:=[.A84]*[.$B$3]/200" table:style-name="ce2">
            <text:p>34,7</text:p>
          </table:table-cell>
          <table:table-cell table:style-name="ce1"/>
          <table:table-cell office:value-type="float" office:value="0.6047565858160352" table:formula="of:=RADIANS([.B84])" table:style-name="ce3">
            <text:p>0,60</text:p>
          </table:table-cell>
          <table:table-cell office:value-type="float" office:value="0.86895234823641843" table:formula="of:=(1+COS([.D84]))^[.$B$1]" table:style-name="ce3">
            <text:p>0,87</text:p>
          </table:table-cell>
          <table:table-cell office:value-type="float" office:value="0.36892445693420556" table:formula="of:=SIN([.D84])^[.$E$2]" table:style-name="ce3">
            <text:p>0,37</text:p>
          </table:table-cell>
          <table:table-cell table:number-columns-repeated="2" table:style-name="ce1"/>
          <table:table-cell office:value-type="float" office:value="0.32057777317482333" table:formula="of:=[.F84]*[.E84]" table:style-name="ce3">
            <text:p>0,32</text:p>
          </table:table-cell>
          <table:table-cell table:style-name="ce1"/>
          <table:table-cell office:value-type="float" office:value="0.1442599979286705" table:formula="of:=[.I84]*[.$B$8]" table:style-name="ce3">
            <text:p>0,14</text:p>
          </table:table-cell>
          <table:table-cell table:number-columns-repeated="16373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5.1" table:formula="of:=[.A85]*[.$B$3]/200" table:style-name="ce2">
            <text:p>35,1</text:p>
          </table:table-cell>
          <table:table-cell table:style-name="ce1"/>
          <table:table-cell office:value-type="float" office:value="0.61261056745000975" table:formula="of:=RADIANS([.B85])" table:style-name="ce3">
            <text:p>0,61</text:p>
          </table:table-cell>
          <table:table-cell office:value-type="float" office:value="0.8694541076228629" table:formula="of:=(1+COS([.D85]))^[.$B$1]" table:style-name="ce3">
            <text:p>0,87</text:p>
          </table:table-cell>
          <table:table-cell office:value-type="float" office:value="0.37634003341184069" table:formula="of:=SIN([.D85])^[.$E$2]" table:style-name="ce3">
            <text:p>0,38</text:p>
          </table:table-cell>
          <table:table-cell table:number-columns-repeated="2" table:style-name="ce1"/>
          <table:table-cell office:value-type="float" office:value="0.32721038791285034" table:formula="of:=[.F85]*[.E85]" table:style-name="ce3">
            <text:p>0,33</text:p>
          </table:table-cell>
          <table:table-cell table:style-name="ce1"/>
          <table:table-cell office:value-type="float" office:value="0.14724467456078266" table:formula="of:=[.I85]*[.$B$8]" table:style-name="ce3">
            <text:p>0,15</text:p>
          </table:table-cell>
          <table:table-cell table:number-columns-repeated="16373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5.549999999999997" table:formula="of:=[.A86]*[.$B$3]/200" table:style-name="ce2">
            <text:p>35,6</text:p>
          </table:table-cell>
          <table:table-cell table:style-name="ce1"/>
          <table:table-cell office:value-type="float" office:value="0.62046454908398407" table:formula="of:=RADIANS([.B86])" table:style-name="ce3">
            <text:p>0,62</text:p>
          </table:table-cell>
          <table:table-cell office:value-type="float" office:value="0.86996306337557561" table:formula="of:=(1+COS([.D86]))^[.$B$1]" table:style-name="ce3">
            <text:p>0,87</text:p>
          </table:table-cell>
          <table:table-cell office:value-type="float" office:value="0.38377819026940058" table:formula="of:=SIN([.D86])^[.$E$2]" table:style-name="ce3">
            <text:p>0,38</text:p>
          </table:table-cell>
          <table:table-cell table:number-columns-repeated="2" table:style-name="ce1"/>
          <table:table-cell office:value-type="float" office:value="0.33387285006350226" table:formula="of:=[.F86]*[.E86]" table:style-name="ce3">
            <text:p>0,33</text:p>
          </table:table-cell>
          <table:table-cell table:style-name="ce1"/>
          <table:table-cell office:value-type="float" office:value="0.15024278252857601" table:formula="of:=[.I86]*[.$B$8]" table:style-name="ce3">
            <text:p>0,15</text:p>
          </table:table-cell>
          <table:table-cell table:number-columns-repeated="16373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6" table:formula="of:=[.A87]*[.$B$3]/200" table:style-name="ce2">
            <text:p>36,0</text:p>
          </table:table-cell>
          <table:table-cell table:style-name="ce1"/>
          <table:table-cell office:value-type="float" office:value="0.62831853071795862" table:formula="of:=RADIANS([.B87])" table:style-name="ce3">
            <text:p>0,63</text:p>
          </table:table-cell>
          <table:table-cell office:value-type="float" office:value="0.8704792450954113" table:formula="of:=(1+COS([.D87]))^[.$B$1]" table:style-name="ce3">
            <text:p>0,87</text:p>
          </table:table-cell>
          <table:table-cell office:value-type="float" office:value="0.39123725057173725" table:formula="of:=SIN([.D87])^[.$E$2]" table:style-name="ce3">
            <text:p>0,39</text:p>
          </table:table-cell>
          <table:table-cell table:number-columns-repeated="2" table:style-name="ce1"/>
          <table:table-cell office:value-type="float" office:value="0.34056390653089014" table:formula="of:=[.F87]*[.E87]" table:style-name="ce3">
            <text:p>0,34</text:p>
          </table:table-cell>
          <table:table-cell table:style-name="ce1"/>
          <table:table-cell office:value-type="float" office:value="0.15325375793890056" table:formula="of:=[.I87]*[.$B$8]" table:style-name="ce3">
            <text:p>0,15</text:p>
          </table:table-cell>
          <table:table-cell table:number-columns-repeated="16373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6.450000000000003" table:formula="of:=[.A88]*[.$B$3]/200" table:style-name="ce2">
            <text:p>36,5</text:p>
          </table:table-cell>
          <table:table-cell table:style-name="ce1"/>
          <table:table-cell office:value-type="float" office:value="0.63617251235193317" table:formula="of:=RADIANS([.B88])" table:style-name="ce3">
            <text:p>0,64</text:p>
          </table:table-cell>
          <table:table-cell office:value-type="float" office:value="0.87100268288356841" table:formula="of:=(1+COS([.D88]))^[.$B$1]" table:style-name="ce3">
            <text:p>0,87</text:p>
          </table:table-cell>
          <table:table-cell office:value-type="float" office:value="0.39871553803486154" table:formula="of:=SIN([.D88])^[.$E$2]" table:style-name="ce3">
            <text:p>0,40</text:p>
          </table:table-cell>
          <table:table-cell table:number-columns-repeated="2" table:style-name="ce1"/>
          <table:table-cell office:value-type="float" office:value="0.34728230333572985" table:formula="of:=[.F88]*[.E88]" table:style-name="ce3">
            <text:p>0,35</text:p>
          </table:table-cell>
          <table:table-cell table:style-name="ce1"/>
          <table:table-cell office:value-type="float" office:value="0.15627703650107844" table:formula="of:=[.I88]*[.$B$8]" table:style-name="ce3">
            <text:p>0,16</text:p>
          </table:table-cell>
          <table:table-cell table:number-columns-repeated="16373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6.9" table:formula="of:=[.A89]*[.$B$3]/200" table:style-name="ce2">
            <text:p>36,9</text:p>
          </table:table-cell>
          <table:table-cell table:style-name="ce1"/>
          <table:table-cell office:value-type="float" office:value="0.64402649398590761" table:formula="of:=RADIANS([.B89])" table:style-name="ce3">
            <text:p>0,64</text:p>
          </table:table-cell>
          <table:table-cell office:value-type="float" office:value="0.87153340734689944" table:formula="of:=(1+COS([.D89]))^[.$B$1]" table:style-name="ce3">
            <text:p>0,87</text:p>
          </table:table-cell>
          <table:table-cell office:value-type="float" office:value="0.40621137722911349" table:formula="of:=SIN([.D89])^[.$E$2]" table:style-name="ce3">
            <text:p>0,41</text:p>
          </table:table-cell>
          <table:table-cell table:number-columns-repeated="2" table:style-name="ce1"/>
          <table:table-cell office:value-type="float" office:value="0.35402678569956597" table:formula="of:=[.F89]*[.E89]" table:style-name="ce3">
            <text:p>0,35</text:p>
          </table:table-cell>
          <table:table-cell table:style-name="ce1"/>
          <table:table-cell office:value-type="float" office:value="0.15931205356480468" table:formula="of:=[.I89]*[.$B$8]" table:style-name="ce3">
            <text:p>0,16</text:p>
          </table:table-cell>
          <table:table-cell table:number-columns-repeated="16373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7.35" table:formula="of:=[.A90]*[.$B$3]/200" table:style-name="ce2">
            <text:p>37,4</text:p>
          </table:table-cell>
          <table:table-cell table:style-name="ce1"/>
          <table:table-cell office:value-type="float" office:value="0.65188047561988216" table:formula="of:=RADIANS([.B90])" table:style-name="ce3">
            <text:p>0,65</text:p>
          </table:table-cell>
          <table:table-cell office:value-type="float" office:value="0.87207144960332972" table:formula="of:=(1+COS([.D90]))^[.$B$1]" table:style-name="ce3">
            <text:p>0,87</text:p>
          </table:table-cell>
          <table:table-cell office:value-type="float" office:value="0.41372309378694067" table:formula="of:=SIN([.D90])^[.$E$2]" table:style-name="ce3">
            <text:p>0,41</text:p>
          </table:table-cell>
          <table:table-cell table:number-columns-repeated="2" table:style-name="ce1"/>
          <table:table-cell office:value-type="float" office:value="0.36079609813315167" table:formula="of:=[.F90]*[.E90]" table:style-name="ce3">
            <text:p>0,36</text:p>
          </table:table-cell>
          <table:table-cell table:style-name="ce1"/>
          <table:table-cell office:value-type="float" office:value="0.16235824415991826" table:formula="of:=[.I90]*[.$B$8]" table:style-name="ce3">
            <text:p>0,16</text:p>
          </table:table-cell>
          <table:table-cell table:number-columns-repeated="16373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7.799999999999997" table:formula="of:=[.A91]*[.$B$3]/200" table:style-name="ce2">
            <text:p>37,8</text:p>
          </table:table-cell>
          <table:table-cell table:style-name="ce1"/>
          <table:table-cell office:value-type="float" office:value="0.65973445725385649" table:formula="of:=RADIANS([.B91])" table:style-name="ce3">
            <text:p>0,66</text:p>
          </table:table-cell>
          <table:table-cell office:value-type="float" office:value="0.87261684128738992" table:formula="of:=(1+COS([.D91]))^[.$B$1]" table:style-name="ce3">
            <text:p>0,87</text:p>
          </table:table-cell>
          <table:table-cell office:value-type="float" office:value="0.42124901461500036" table:formula="of:=SIN([.D91])^[.$E$2]" table:style-name="ce3">
            <text:p>0,42</text:p>
          </table:table-cell>
          <table:table-cell table:number-columns-repeated="2" table:style-name="ce1"/>
          <table:table-cell office:value-type="float" office:value="0.36758898452876715" table:formula="of:=[.F91]*[.E91]" table:style-name="ce3">
            <text:p>0,37</text:p>
          </table:table-cell>
          <table:table-cell table:style-name="ce1"/>
          <table:table-cell office:value-type="float" office:value="0.16541504303794521" table:formula="of:=[.I91]*[.$B$8]" table:style-name="ce3">
            <text:p>0,17</text:p>
          </table:table-cell>
          <table:table-cell table:number-columns-repeated="16373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8.25" table:formula="of:=[.A92]*[.$B$3]/200" table:style-name="ce2">
            <text:p>38,3</text:p>
          </table:table-cell>
          <table:table-cell table:style-name="ce1"/>
          <table:table-cell office:value-type="float" office:value="0.66758843888783104" table:formula="of:=RADIANS([.B92])" table:style-name="ce3">
            <text:p>0,67</text:p>
          </table:table-cell>
          <table:table-cell office:value-type="float" office:value="0.8731696145558614" table:formula="of:=(1+COS([.D92]))^[.$B$1]" table:style-name="ce3">
            <text:p>0,87</text:p>
          </table:table-cell>
          <table:table-cell office:value-type="float" office:value="0.42878746811032126" table:formula="of:=SIN([.D92])^[.$E$2]" table:style-name="ce3">
            <text:p>0,43</text:p>
          </table:table-cell>
          <table:table-cell table:number-columns-repeated="2" table:style-name="ce1"/>
          <table:table-cell office:value-type="float" office:value="0.37440418825627292" table:formula="of:=[.F92]*[.E92]" table:style-name="ce3">
            <text:p>0,37</text:p>
          </table:table-cell>
          <table:table-cell table:style-name="ce1"/>
          <table:table-cell office:value-type="float" office:value="0.16848188471532283" table:formula="of:=[.I92]*[.$B$8]" table:style-name="ce3">
            <text:p>0,17</text:p>
          </table:table-cell>
          <table:table-cell table:number-columns-repeated="16373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8.700000000000003" table:formula="of:=[.A93]*[.$B$3]/200" table:style-name="ce2">
            <text:p>38,7</text:p>
          </table:table-cell>
          <table:table-cell table:style-name="ce1"/>
          <table:table-cell office:value-type="float" office:value="0.67544242052180559" table:formula="of:=RADIANS([.B93])" table:style-name="ce3">
            <text:p>0,68</text:p>
          </table:table-cell>
          <table:table-cell office:value-type="float" office:value="0.87372980209353956" table:formula="of:=(1+COS([.D93]))^[.$B$1]" table:style-name="ce3">
            <text:p>0,87</text:p>
          </table:table-cell>
          <table:table-cell office:value-type="float" office:value="0.43633678438026219" table:formula="of:=SIN([.D93])^[.$E$2]" table:style-name="ce3">
            <text:p>0,44</text:p>
          </table:table-cell>
          <table:table-cell table:number-columns-repeated="2" table:style-name="ce1"/>
          <table:table-cell office:value-type="float" office:value="0.38124045226269793" table:formula="of:=[.F93]*[.E93]" table:style-name="ce3">
            <text:p>0,38</text:p>
          </table:table-cell>
          <table:table-cell table:style-name="ce1"/>
          <table:table-cell office:value-type="float" office:value="0.17155820351821408" table:formula="of:=[.I93]*[.$B$8]" table:style-name="ce3">
            <text:p>0,17</text:p>
          </table:table-cell>
          <table:table-cell table:number-columns-repeated="16373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9.15" table:formula="of:=[.A94]*[.$B$3]/200" table:style-name="ce2">
            <text:p>39,2</text:p>
          </table:table-cell>
          <table:table-cell table:style-name="ce1"/>
          <table:table-cell office:value-type="float" office:value="0.68329640215578002" table:formula="of:=RADIANS([.B94])" table:style-name="ce3">
            <text:p>0,68</text:p>
          </table:table-cell>
          <table:table-cell office:value-type="float" office:value="0.87429743711911401" table:formula="of:=(1+COS([.D94]))^[.$B$1]" table:style-name="ce3">
            <text:p>0,87</text:p>
          </table:table-cell>
          <table:table-cell office:value-type="float" office:value="0.44389529546603251" table:formula="of:=SIN([.D94])^[.$E$2]" table:style-name="ce3">
            <text:p>0,44</text:p>
          </table:table-cell>
          <table:table-cell table:number-columns-repeated="2" table:style-name="ce1"/>
          <table:table-cell office:value-type="float" office:value="0.38809651917518412" table:formula="of:=[.F94]*[.E94]" table:style-name="ce3">
            <text:p>0,39</text:p>
          </table:table-cell>
          <table:table-cell table:style-name="ce1"/>
          <table:table-cell office:value-type="float" office:value="0.17464343362883286" table:formula="of:=[.I94]*[.$B$8]" table:style-name="ce3">
            <text:p>0,17</text:p>
          </table:table-cell>
          <table:table-cell table:number-columns-repeated="16373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9.6" table:formula="of:=[.A95]*[.$B$3]/200" table:style-name="ce2">
            <text:p>39,6</text:p>
          </table:table-cell>
          <table:table-cell table:style-name="ce1"/>
          <table:table-cell office:value-type="float" office:value="0.69115038378975457" table:formula="of:=RADIANS([.B95])" table:style-name="ce3">
            <text:p>0,69</text:p>
          </table:table-cell>
          <table:table-cell office:value-type="float" office:value="0.87487255339117109" table:formula="of:=(1+COS([.D95]))^[.$B$1]" table:style-name="ce3">
            <text:p>0,87</text:p>
          </table:table-cell>
          <table:table-cell office:value-type="float" office:value="0.45146133556953555" table:formula="of:=SIN([.D95])^[.$E$2]" table:style-name="ce3">
            <text:p>0,45</text:p>
          </table:table-cell>
          <table:table-cell table:number-columns-repeated="2" table:style-name="ce1"/>
          <table:table-cell office:value-type="float" office:value="0.39497113140710788" table:formula="of:=[.F95]*[.E95]" table:style-name="ce3">
            <text:p>0,39</text:p>
          </table:table-cell>
          <table:table-cell table:style-name="ce1"/>
          <table:table-cell office:value-type="float" office:value="0.17773700913319854" table:formula="of:=[.I95]*[.$B$8]" table:style-name="ce3">
            <text:p>0,18</text:p>
          </table:table-cell>
          <table:table-cell table:number-columns-repeated="16373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0.049999999999997" table:formula="of:=[.A96]*[.$B$3]/200" table:style-name="ce2">
            <text:p>40,1</text:p>
          </table:table-cell>
          <table:table-cell table:style-name="ce1"/>
          <table:table-cell office:value-type="float" office:value="0.6990043654237289" table:formula="of:=RADIANS([.B96])" table:style-name="ce3">
            <text:p>0,70</text:p>
          </table:table-cell>
          <table:table-cell office:value-type="float" office:value="0.8754551852143172" table:formula="of:=(1+COS([.D96]))^[.$B$1]" table:style-name="ce3">
            <text:p>0,88</text:p>
          </table:table-cell>
          <table:table-cell office:value-type="float" office:value="0.45903324128331857" table:formula="of:=SIN([.D96])^[.$E$2]" table:style-name="ce3">
            <text:p>0,46</text:p>
          </table:table-cell>
          <table:table-cell table:number-columns-repeated="2" table:style-name="ce1"/>
          <table:table-cell office:value-type="float" office:value="0.40186303126721601" table:formula="of:=[.F96]*[.E96]" table:style-name="ce3">
            <text:p>0,40</text:p>
          </table:table-cell>
          <table:table-cell table:style-name="ce1"/>
          <table:table-cell office:value-type="float" office:value="0.1808383640702472" table:formula="of:=[.I96]*[.$B$8]" table:style-name="ce3">
            <text:p>0,18</text:p>
          </table:table-cell>
          <table:table-cell table:number-columns-repeated="16373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0.5" table:formula="of:=[.A97]*[.$B$3]/200" table:style-name="ce2">
            <text:p>40,5</text:p>
          </table:table-cell>
          <table:table-cell table:style-name="ce1"/>
          <table:table-cell office:value-type="float" office:value="0.70685834705770345" table:formula="of:=RADIANS([.B97])" table:style-name="ce3">
            <text:p>0,71</text:p>
          </table:table-cell>
          <table:table-cell office:value-type="float" office:value="0.87604536744543038" table:formula="of:=(1+COS([.D97]))^[.$B$1]" table:style-name="ce3">
            <text:p>0,88</text:p>
          </table:table-cell>
          <table:table-cell office:value-type="float" office:value="0.46660935182341634" table:formula="of:=SIN([.D97])^[.$E$2]" table:style-name="ce3">
            <text:p>0,47</text:p>
          </table:table-cell>
          <table:table-cell table:number-columns-repeated="2" table:style-name="ce1"/>
          <table:table-cell office:value-type="float" office:value="0.40877096107161887" table:formula="of:=[.F97]*[.E97]" table:style-name="ce3">
            <text:p>0,41</text:p>
          </table:table-cell>
          <table:table-cell table:style-name="ce1"/>
          <table:table-cell office:value-type="float" office:value="0.18394693248222849" table:formula="of:=[.I97]*[.$B$8]" table:style-name="ce3">
            <text:p>0,18</text:p>
          </table:table-cell>
          <table:table-cell table:number-columns-repeated="16373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0.950000000000003" table:formula="of:=[.A98]*[.$B$3]/200" table:style-name="ce2">
            <text:p>41,0</text:p>
          </table:table-cell>
          <table:table-cell table:style-name="ce1"/>
          <table:table-cell office:value-type="float" office:value="0.714712328691678" table:formula="of:=RADIANS([.B98])" table:style-name="ce3">
            <text:p>0,71</text:p>
          </table:table-cell>
          <table:table-cell office:value-type="float" office:value="0.87664313550003703" table:formula="of:=(1+COS([.D98]))^[.$B$1]" table:style-name="ce3">
            <text:p>0,88</text:p>
          </table:table-cell>
          <table:table-cell office:value-type="float" office:value="0.47418800926488552" table:formula="of:=SIN([.D98])^[.$E$2]" table:style-name="ce3">
            <text:p>0,47</text:p>
          </table:table-cell>
          <table:table-cell table:number-columns-repeated="2" table:style-name="ce1"/>
          <table:table-cell office:value-type="float" office:value="0.41569366325848983" table:formula="of:=[.F98]*[.E98]" table:style-name="ce3">
            <text:p>0,42</text:p>
          </table:table-cell>
          <table:table-cell table:style-name="ce1"/>
          <table:table-cell office:value-type="float" office:value="0.18706214846632044" table:formula="of:=[.I98]*[.$B$8]" table:style-name="ce3">
            <text:p>0,19</text:p>
          </table:table-cell>
          <table:table-cell table:number-columns-repeated="16373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41.4" table:formula="of:=[.A99]*[.$B$3]/200" table:style-name="ce2">
            <text:p>41,4</text:p>
          </table:table-cell>
          <table:table-cell table:style-name="ce1"/>
          <table:table-cell office:value-type="float" office:value="0.72256631032565244" table:formula="of:=RADIANS([.B99])" table:style-name="ce3">
            <text:p>0,72</text:p>
          </table:table-cell>
          <table:table-cell office:value-type="float" office:value="0.87724852535881981" table:formula="of:=(1+COS([.D99]))^[.$B$1]" table:style-name="ce3">
            <text:p>0,88</text:p>
          </table:table-cell>
          <table:table-cell office:value-type="float" office:value="0.48176755877983851" table:formula="of:=SIN([.D99])^[.$E$2]" table:style-name="ce3">
            <text:p>0,48</text:p>
          </table:table-cell>
          <table:table-cell table:number-columns-repeated="2" table:style-name="ce1"/>
          <table:table-cell office:value-type="float" office:value="0.4226298805053319" table:formula="of:=[.F99]*[.E99]" table:style-name="ce3">
            <text:p>0,42</text:p>
          </table:table-cell>
          <table:table-cell table:style-name="ce1"/>
          <table:table-cell office:value-type="float" office:value="0.19018344622739936" table:formula="of:=[.I99]*[.$B$8]" table:style-name="ce3">
            <text:p>0,19</text:p>
          </table:table-cell>
          <table:table-cell table:number-columns-repeated="16373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1.85" table:formula="of:=[.A100]*[.$B$3]/200" table:style-name="ce2">
            <text:p>41,9</text:p>
          </table:table-cell>
          <table:table-cell table:style-name="ce1"/>
          <table:table-cell office:value-type="float" office:value="0.73042029195962699" table:formula="of:=RADIANS([.B100])" table:style-name="ce3">
            <text:p>0,73</text:p>
          </table:table-cell>
          <table:table-cell office:value-type="float" office:value="0.87786157357425809" table:formula="of:=(1+COS([.D100]))^[.$B$1]" table:style-name="ce3">
            <text:p>0,88</text:p>
          </table:table-cell>
          <table:table-cell office:value-type="float" office:value="0.48934634887779027" table:formula="of:=SIN([.D100])^[.$E$2]" table:style-name="ce3">
            <text:p>0,49</text:p>
          </table:table-cell>
          <table:table-cell table:number-columns-repeated="2" table:style-name="ce1"/>
          <table:table-cell office:value-type="float" office:value="0.42957835584867488" table:formula="of:=[.F100]*[.E100]" table:style-name="ce3">
            <text:p>0,43</text:p>
          </table:table-cell>
          <table:table-cell table:style-name="ce1"/>
          <table:table-cell office:value-type="float" office:value="0.19331026013190369" table:formula="of:=[.I100]*[.$B$8]" table:style-name="ce3">
            <text:p>0,19</text:p>
          </table:table-cell>
          <table:table-cell table:number-columns-repeated="16373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2.3" table:formula="of:=[.A101]*[.$B$3]/200" table:style-name="ce2">
            <text:p>42,3</text:p>
          </table:table-cell>
          <table:table-cell table:style-name="ce1"/>
          <table:table-cell office:value-type="float" office:value="0.73827427359360132" table:formula="of:=RADIANS([.B101])" table:style-name="ce3">
            <text:p>0,74</text:p>
          </table:table-cell>
          <table:table-cell office:value-type="float" office:value="0.878482317277404" table:formula="of:=(1+COS([.D101]))^[.$B$1]" table:style-name="ce3">
            <text:p>0,88</text:p>
          </table:table-cell>
          <table:table-cell office:value-type="float" office:value="0.49692273164813849" table:formula="of:=SIN([.D101])^[.$E$2]" table:style-name="ce3">
            <text:p>0,50</text:p>
          </table:table-cell>
          <table:table-cell table:number-columns-repeated="2" table:style-name="ce1"/>
          <table:table-cell office:value-type="float" office:value="0.43653783280607428" table:formula="of:=[.F101]*[.E101]" table:style-name="ce3">
            <text:p>0,44</text:p>
          </table:table-cell>
          <table:table-cell table:style-name="ce1"/>
          <table:table-cell office:value-type="float" office:value="0.19644202476273342" table:formula="of:=[.I101]*[.$B$8]" table:style-name="ce3">
            <text:p>0,20</text:p>
          </table:table-cell>
          <table:table-cell table:number-columns-repeated="16373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42.75" table:formula="of:=[.A102]*[.$B$3]/200" table:style-name="ce2">
            <text:p>42,8</text:p>
          </table:table-cell>
          <table:table-cell table:style-name="ce1"/>
          <table:table-cell office:value-type="float" office:value="0.74612825522757587" table:formula="of:=RADIANS([.B102])" table:style-name="ce3">
            <text:p>0,75</text:p>
          </table:table-cell>
          <table:table-cell office:value-type="float" office:value="0.87911079418479576" table:formula="of:=(1+COS([.D102]))^[.$B$1]" table:style-name="ce3">
            <text:p>0,88</text:p>
          </table:table-cell>
          <table:table-cell office:value-type="float" office:value="0.50449506300461022" table:formula="of:=SIN([.D102])^[.$E$2]" table:style-name="ce3">
            <text:p>0,50</text:p>
          </table:table-cell>
          <table:table-cell table:number-columns-repeated="2" table:style-name="ce1"/>
          <table:table-cell office:value-type="float" office:value="0.44350705550029146" table:formula="of:=[.F102]*[.E102]" table:style-name="ce3">
            <text:p>0,44</text:p>
          </table:table-cell>
          <table:table-cell table:style-name="ce1"/>
          <table:table-cell office:value-type="float" office:value="0.19957817497513117" table:formula="of:=[.I102]*[.$B$8]" table:style-name="ce3">
            <text:p>0,20</text:p>
          </table:table-cell>
          <table:table-cell table:number-columns-repeated="16373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3.2" table:formula="of:=[.A103]*[.$B$3]/200" table:style-name="ce2">
            <text:p>43,2</text:p>
          </table:table-cell>
          <table:table-cell table:style-name="ce1"/>
          <table:table-cell office:value-type="float" office:value="0.75398223686155041" table:formula="of:=RADIANS([.B103])" table:style-name="ce3">
            <text:p>0,75</text:p>
          </table:table-cell>
          <table:table-cell office:value-type="float" office:value="0.87974704260551129" table:formula="of:=(1+COS([.D103]))^[.$B$1]" table:style-name="ce3">
            <text:p>0,88</text:p>
          </table:table-cell>
          <table:table-cell office:value-type="float" office:value="0.51206170293150621" table:formula="of:=SIN([.D103])^[.$E$2]" table:style-name="ce3">
            <text:p>0,51</text:p>
          </table:table-cell>
          <table:table-cell table:number-columns-repeated="2" table:style-name="ce1"/>
          <table:table-cell office:value-type="float" office:value="0.45048476878553445" table:formula="of:=[.F103]*[.E103]" table:style-name="ce3">
            <text:p>0,45</text:p>
          </table:table-cell>
          <table:table-cell table:style-name="ce1"/>
          <table:table-cell office:value-type="float" office:value="0.2027181459534905" table:formula="of:=[.I103]*[.$B$8]" table:style-name="ce3">
            <text:p>0,20</text:p>
          </table:table-cell>
          <table:table-cell table:number-columns-repeated="16373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3.65" table:formula="of:=[.A104]*[.$B$3]/200" table:style-name="ce2">
            <text:p>43,7</text:p>
          </table:table-cell>
          <table:table-cell table:style-name="ce1"/>
          <table:table-cell office:value-type="float" office:value="0.76183621849552485" table:formula="of:=RADIANS([.B104])" table:style-name="ce3">
            <text:p>0,76</text:p>
          </table:table-cell>
          <table:table-cell office:value-type="float" office:value="0.88039110144836652" table:formula="of:=(1+COS([.D104]))^[.$B$1]" table:style-name="ce3">
            <text:p>0,88</text:p>
          </table:table-cell>
          <table:table-cell office:value-type="float" office:value="0.51962101573158614" table:formula="of:=SIN([.D104])^[.$E$2]" table:style-name="ce3">
            <text:p>0,52</text:p>
          </table:table-cell>
          <table:table-cell table:number-columns-repeated="2" table:style-name="ce1"/>
          <table:table-cell office:value-type="float" office:value="0.45746971837565009" table:formula="of:=[.F104]*[.E104]" table:style-name="ce3">
            <text:p>0,46</text:p>
          </table:table-cell>
          <table:table-cell table:style-name="ce1"/>
          <table:table-cell office:value-type="float" office:value="0.20586137326904255" table:formula="of:=[.I104]*[.$B$8]" table:style-name="ce3">
            <text:p>0,21</text:p>
          </table:table-cell>
          <table:table-cell table:number-columns-repeated="16373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4.1" table:formula="of:=[.A105]*[.$B$3]/200" table:style-name="ce2">
            <text:p>44,1</text:p>
          </table:table-cell>
          <table:table-cell table:style-name="ce1"/>
          <table:table-cell office:value-type="float" office:value="0.7696902001294994" table:formula="of:=RADIANS([.B105])" table:style-name="ce3">
            <text:p>0,77</text:p>
          </table:table-cell>
          <table:table-cell office:value-type="float" office:value="0.88104301022925835" table:formula="of:=(1+COS([.D105]))^[.$B$1]" table:style-name="ce3">
            <text:p>0,88</text:p>
          </table:table-cell>
          <table:table-cell office:value-type="float" office:value="0.52717137027544425" table:formula="of:=SIN([.D105])^[.$E$2]" table:style-name="ce3">
            <text:p>0,53</text:p>
          </table:table-cell>
          <table:table-cell table:number-columns-repeated="2" table:style-name="ce1"/>
          <table:table-cell office:value-type="float" office:value="0.46446065097416039" table:formula="of:=[.F105]*[.E105]" table:style-name="ce3">
            <text:p>0,46</text:p>
          </table:table-cell>
          <table:table-cell table:style-name="ce1"/>
          <table:table-cell office:value-type="float" office:value="0.20900729293837217" table:formula="of:=[.I105]*[.$B$8]" table:style-name="ce3">
            <text:p>0,21</text:p>
          </table:table-cell>
          <table:table-cell table:number-columns-repeated="16373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4.55" table:formula="of:=[.A106]*[.$B$3]/200" table:style-name="ce2">
            <text:p>44,6</text:p>
          </table:table-cell>
          <table:table-cell table:style-name="ce1"/>
          <table:table-cell office:value-type="float" office:value="0.77754418176347373" table:formula="of:=RADIANS([.B106])" table:style-name="ce3">
            <text:p>0,78</text:p>
          </table:table-cell>
          <table:table-cell office:value-type="float" office:value="0.88170280907865839" table:formula="of:=(1+COS([.D106]))^[.$B$1]" table:style-name="ce3">
            <text:p>0,88</text:p>
          </table:table-cell>
          <table:table-cell office:value-type="float" office:value="0.53471114025222366" table:formula="of:=SIN([.D106])^[.$E$2]" table:style-name="ce3">
            <text:p>0,53</text:p>
          </table:table-cell>
          <table:table-cell table:number-columns-repeated="2" table:style-name="ce1"/>
          <table:table-cell office:value-type="float" office:value="0.47145631440603808" table:formula="of:=[.F106]*[.E106]" table:style-name="ce3">
            <text:p>0,47</text:p>
          </table:table-cell>
          <table:table-cell table:style-name="ce1"/>
          <table:table-cell office:value-type="float" office:value="0.21215534148271714" table:formula="of:=[.I106]*[.$B$8]" table:style-name="ce3">
            <text:p>0,21</text:p>
          </table:table-cell>
          <table:table-cell table:number-columns-repeated="16373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5" table:formula="of:=[.A107]*[.$B$3]/200" table:style-name="ce2">
            <text:p>45,0</text:p>
          </table:table-cell>
          <table:table-cell table:style-name="ce1"/>
          <table:table-cell office:value-type="float" office:value="0.78539816339744828" table:formula="of:=RADIANS([.B107])" table:style-name="ce3">
            <text:p>0,79</text:p>
          </table:table-cell>
          <table:table-cell office:value-type="float" office:value="0.88237053874925631" table:formula="of:=(1+COS([.D107]))^[.$B$1]" table:style-name="ce3">
            <text:p>0,88</text:p>
          </table:table-cell>
          <table:table-cell office:value-type="float" office:value="0.54223870442153155" table:formula="of:=SIN([.D107])^[.$E$2]" table:style-name="ce3">
            <text:p>0,54</text:p>
          </table:table-cell>
          <table:table-cell table:number-columns-repeated="2" table:style-name="ce1"/>
          <table:table-cell office:value-type="float" office:value="0.47845545775112552" table:formula="of:=[.F107]*[.E107]" table:style-name="ce3">
            <text:p>0,48</text:p>
          </table:table-cell>
          <table:table-cell table:style-name="ce1"/>
          <table:table-cell office:value-type="float" office:value="0.2153049559880065" table:formula="of:=[.I107]*[.$B$8]" table:style-name="ce3">
            <text:p>0,22</text:p>
          </table:table-cell>
          <table:table-cell table:number-columns-repeated="16373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45.45" table:formula="of:=[.A108]*[.$B$3]/200" table:style-name="ce2">
            <text:p>45,5</text:p>
          </table:table-cell>
          <table:table-cell table:style-name="ce1"/>
          <table:table-cell office:value-type="float" office:value="0.79325214503142283" table:formula="of:=RADIANS([.B108])" table:style-name="ce3">
            <text:p>0,79</text:p>
          </table:table-cell>
          <table:table-cell office:value-type="float" office:value="0.88304624062376125" table:formula="of:=(1+COS([.D108]))^[.$B$1]" table:style-name="ce3">
            <text:p>0,88</text:p>
          </table:table-cell>
          <table:table-cell office:value-type="float" office:value="0.54975244686641389" table:formula="of:=SIN([.D108])^[.$E$2]" table:style-name="ce3">
            <text:p>0,55</text:p>
          </table:table-cell>
          <table:table-cell table:number-columns-repeated="2" table:style-name="ce1"/>
          <table:table-cell office:value-type="float" office:value="0.48545683147910085" table:formula="of:=[.F108]*[.E108]" table:style-name="ce3">
            <text:p>0,49</text:p>
          </table:table-cell>
          <table:table-cell table:style-name="ce1"/>
          <table:table-cell office:value-type="float" office:value="0.21845557416559538" table:formula="of:=[.I108]*[.$B$8]" table:style-name="ce3">
            <text:p>0,22</text:p>
          </table:table-cell>
          <table:table-cell table:number-columns-repeated="16373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45.9" table:formula="of:=[.A109]*[.$B$3]/200" table:style-name="ce2">
            <text:p>45,9</text:p>
          </table:table-cell>
          <table:table-cell table:style-name="ce1"/>
          <table:table-cell office:value-type="float" office:value="0.80110612666539727" table:formula="of:=RADIANS([.B109])" table:style-name="ce3">
            <text:p>0,80</text:p>
          </table:table-cell>
          <table:table-cell office:value-type="float" office:value="0.88372995672285992" table:formula="of:=(1+COS([.D109]))^[.$B$1]" table:style-name="ce3">
            <text:p>0,88</text:p>
          </table:table-cell>
          <table:table-cell office:value-type="float" office:value="0.55725075724725837" table:formula="of:=SIN([.D109])^[.$E$2]" table:style-name="ce3">
            <text:p>0,56</text:p>
          </table:table-cell>
          <table:table-cell table:number-columns-repeated="2" table:style-name="ce1"/>
          <table:table-cell office:value-type="float" office:value="0.49245918758590057" table:formula="of:=[.F109]*[.E109]" table:style-name="ce3">
            <text:p>0,49</text:p>
          </table:table-cell>
          <table:table-cell table:style-name="ce1"/>
          <table:table-cell office:value-type="float" office:value="0.22160663441365527" table:formula="of:=[.I109]*[.$B$8]" table:style-name="ce3">
            <text:p>0,22</text:p>
          </table:table-cell>
          <table:table-cell table:number-columns-repeated="16373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46.35" table:formula="of:=[.A110]*[.$B$3]/200" table:style-name="ce2">
            <text:p>46,4</text:p>
          </table:table-cell>
          <table:table-cell table:style-name="ce1"/>
          <table:table-cell office:value-type="float" office:value="0.80896010829937182" table:formula="of:=RADIANS([.B110])" table:style-name="ce3">
            <text:p>0,81</text:p>
          </table:table-cell>
          <table:table-cell office:value-type="float" office:value="0.88442172971333588" table:formula="of:=(1+COS([.D110]))^[.$B$1]" table:style-name="ce3">
            <text:p>0,88</text:p>
          </table:table-cell>
          <table:table-cell office:value-type="float" office:value="0.56473203105649861" table:formula="of:=SIN([.D110])^[.$E$2]" table:style-name="ce3">
            <text:p>0,56</text:p>
          </table:table-cell>
          <table:table-cell table:number-columns-repeated="2" table:style-name="ce1"/>
          <table:table-cell office:value-type="float" office:value="0.49946127973151383" table:formula="of:=[.F110]*[.E110]" table:style-name="ce3">
            <text:p>0,50</text:p>
          </table:table-cell>
          <table:table-cell table:style-name="ce1"/>
          <table:table-cell office:value-type="float" office:value="0.22475757587918122" table:formula="of:=[.I110]*[.$B$8]" table:style-name="ce3">
            <text:p>0,22</text:p>
          </table:table-cell>
          <table:table-cell table:number-columns-repeated="16373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46.8" table:formula="of:=[.A111]*[.$B$3]/200" table:style-name="ce2">
            <text:p>46,8</text:p>
          </table:table-cell>
          <table:table-cell table:style-name="ce1"/>
          <table:table-cell office:value-type="float" office:value="0.81681408993334614" table:formula="of:=RADIANS([.B111])" table:style-name="ce3">
            <text:p>0,82</text:p>
          </table:table-cell>
          <table:table-cell office:value-type="float" office:value="0.88512160291635611" table:formula="of:=(1+COS([.D111]))^[.$B$1]" table:style-name="ce3">
            <text:p>0,89</text:p>
          </table:table-cell>
          <table:table-cell office:value-type="float" office:value="0.57219466987398926" table:formula="of:=SIN([.D111])^[.$E$2]" table:style-name="ce3">
            <text:p>0,57</text:p>
          </table:table-cell>
          <table:table-cell table:number-columns-repeated="2" table:style-name="ce1"/>
          <table:table-cell office:value-type="float" office:value="0.50646186337906063" table:formula="of:=[.F111]*[.E111]" table:style-name="ce3">
            <text:p>0,51</text:p>
          </table:table-cell>
          <table:table-cell table:style-name="ce1"/>
          <table:table-cell office:value-type="float" office:value="0.22790783852057728" table:formula="of:=[.I111]*[.$B$8]" table:style-name="ce3">
            <text:p>0,23</text:p>
          </table:table-cell>
          <table:table-cell table:number-columns-repeated="16373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7.25" table:formula="of:=[.A112]*[.$B$3]/200" table:style-name="ce2">
            <text:p>47,3</text:p>
          </table:table-cell>
          <table:table-cell table:style-name="ce1"/>
          <table:table-cell office:value-type="float" office:value="0.82466807156732069" table:formula="of:=RADIANS([.B112])" table:style-name="ce3">
            <text:p>0,82</text:p>
          </table:table-cell>
          <table:table-cell office:value-type="float" office:value="0.88582962031592249" table:formula="of:=(1+COS([.D112]))^[.$B$1]" table:style-name="ce3">
            <text:p>0,89</text:p>
          </table:table-cell>
          <table:table-cell office:value-type="float" office:value="0.57963708162293692" table:formula="of:=SIN([.D112])^[.$E$2]" table:style-name="ce3">
            <text:p>0,58</text:p>
          </table:table-cell>
          <table:table-cell table:number-columns-repeated="2" table:style-name="ce1"/>
          <table:table-cell office:value-type="float" office:value="0.51345969593507557" table:formula="of:=[.F112]*[.E112]" table:style-name="ce3">
            <text:p>0,51</text:p>
          </table:table-cell>
          <table:table-cell table:style-name="ce1"/>
          <table:table-cell office:value-type="float" office:value="0.231056863170784" table:formula="of:=[.I112]*[.$B$8]" table:style-name="ce3">
            <text:p>0,23</text:p>
          </table:table-cell>
          <table:table-cell table:number-columns-repeated="16373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47.7" table:formula="of:=[.A113]*[.$B$3]/200" table:style-name="ce2">
            <text:p>47,7</text:p>
          </table:table-cell>
          <table:table-cell table:style-name="ce1"/>
          <table:table-cell office:value-type="float" office:value="0.83252205320129524" table:formula="of:=RADIANS([.B113])" table:style-name="ce3">
            <text:p>0,83</text:p>
          </table:table-cell>
          <table:table-cell office:value-type="float" office:value="0.88654582656749803" table:formula="of:=(1+COS([.D113]))^[.$B$1]" table:style-name="ce3">
            <text:p>0,89</text:p>
          </table:table-cell>
          <table:table-cell office:value-type="float" office:value="0.58705768082626308" table:formula="of:=SIN([.D113])^[.$E$2]" table:style-name="ce3">
            <text:p>0,59</text:p>
          </table:table-cell>
          <table:table-cell table:number-columns-repeated="2" table:style-name="ce1"/>
          <table:table-cell office:value-type="float" office:value="0.52045353689091789" table:formula="of:=[.F113]*[.E113]" table:style-name="ce3">
            <text:p>0,52</text:p>
          </table:table-cell>
          <table:table-cell table:style-name="ce1"/>
          <table:table-cell office:value-type="float" office:value="0.23420409160091304" table:formula="of:=[.I113]*[.$B$8]" table:style-name="ce3">
            <text:p>0,23</text:p>
          </table:table-cell>
          <table:table-cell table:number-columns-repeated="16373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48.15" table:formula="of:=[.A114]*[.$B$3]/200" table:style-name="ce2">
            <text:p>48,2</text:p>
          </table:table-cell>
          <table:table-cell table:style-name="ce1"/>
          <table:table-cell office:value-type="float" office:value="0.84037603483526968" table:formula="of:=RADIANS([.B114])" table:style-name="ce3">
            <text:p>0,84</text:p>
          </table:table-cell>
          <table:table-cell office:value-type="float" office:value="0.88727026700680678" table:formula="of:=(1+COS([.D114]))^[.$B$1]" table:style-name="ce3">
            <text:p>0,89</text:p>
          </table:table-cell>
          <table:table-cell office:value-type="float" office:value="0.59445488886329101" table:formula="of:=SIN([.D114])^[.$E$2]" table:style-name="ce3">
            <text:p>0,59</text:p>
          </table:table-cell>
          <table:table-cell table:number-columns-repeated="2" table:style-name="ce1"/>
          <table:table-cell office:value-type="float" office:value="0.52744214796523381" table:formula="of:=[.F114]*[.E114]" table:style-name="ce3">
            <text:p>0,53</text:p>
          </table:table-cell>
          <table:table-cell table:style-name="ce1"/>
          <table:table-cell office:value-type="float" office:value="0.23734896658435523" table:formula="of:=[.I114]*[.$B$8]" table:style-name="ce3">
            <text:p>0,24</text:p>
          </table:table-cell>
          <table:table-cell table:number-columns-repeated="16373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8.6" table:formula="of:=[.A115]*[.$B$3]/200" table:style-name="ce2">
            <text:p>48,6</text:p>
          </table:table-cell>
          <table:table-cell table:style-name="ce1"/>
          <table:table-cell office:value-type="float" office:value="0.84823001646924423" table:formula="of:=RADIANS([.B115])" table:style-name="ce3">
            <text:p>0,85</text:p>
          </table:table-cell>
          <table:table-cell office:value-type="float" office:value="0.8880029876588138" table:formula="of:=(1+COS([.D115]))^[.$B$1]" table:style-name="ce3">
            <text:p>0,89</text:p>
          </table:table-cell>
          <table:table-cell office:value-type="float" office:value="0.6018271342266398" table:formula="of:=SIN([.D115])^[.$E$2]" table:style-name="ce3">
            <text:p>0,60</text:p>
          </table:table-cell>
          <table:table-cell table:number-columns-repeated="2" table:style-name="ce1"/>
          <table:table-cell office:value-type="float" office:value="0.53442429324739815" table:formula="of:=[.F115]*[.E115]" table:style-name="ce3">
            <text:p>0,53</text:p>
          </table:table-cell>
          <table:table-cell table:style-name="ce1"/>
          <table:table-cell office:value-type="float" office:value="0.24049093196132917" table:formula="of:=[.I115]*[.$B$8]" table:style-name="ce3">
            <text:p>0,24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49.05" table:formula="of:=[.A116]*[.$B$3]/200" table:style-name="ce2">
            <text:p>49,1</text:p>
          </table:table-cell>
          <table:table-cell table:style-name="ce1"/>
          <table:table-cell office:value-type="float" office:value="0.85608399810321856" table:formula="of:=RADIANS([.B116])" table:style-name="ce3">
            <text:p>0,86</text:p>
          </table:table-cell>
          <table:table-cell office:value-type="float" office:value="0.88874403524688783" table:formula="of:=(1+COS([.D116]))^[.$B$1]" table:style-name="ce3">
            <text:p>0,89</text:p>
          </table:table-cell>
          <table:table-cell office:value-type="float" office:value="0.60917285277921918" table:formula="of:=SIN([.D116])^[.$E$2]" table:style-name="ce3">
            <text:p>0,61</text:p>
          </table:table-cell>
          <table:table-cell table:number-columns-repeated="2" table:style-name="ce1"/>
          <table:table-cell office:value-type="float" office:value="0.54139873934186156" table:formula="of:=[.F116]*[.E116]" table:style-name="ce3">
            <text:p>0,54</text:p>
          </table:table-cell>
          <table:table-cell table:style-name="ce1"/>
          <table:table-cell office:value-type="float" office:value="0.24362943270383772" table:formula="of:=[.I116]*[.$B$8]" table:style-name="ce3">
            <text:p>0,24</text:p>
          </table:table-cell>
          <table:table-cell table:number-columns-repeated="16373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9.5" table:formula="of:=[.A117]*[.$B$3]/200" table:style-name="ce2">
            <text:p>49,5</text:p>
          </table:table-cell>
          <table:table-cell table:style-name="ce1"/>
          <table:table-cell office:value-type="float" office:value="0.86393797973719311" table:formula="of:=RADIANS([.B117])" table:style-name="ce3">
            <text:p>0,86</text:p>
          </table:table-cell>
          <table:table-cell office:value-type="float" office:value="0.88949345720214978" table:formula="of:=(1+COS([.D117]))^[.$B$1]" table:style-name="ce3">
            <text:p>0,89</text:p>
          </table:table-cell>
          <table:table-cell office:value-type="float" office:value="0.61649048801122264" table:formula="of:=SIN([.D117])^[.$E$2]" table:style-name="ce3">
            <text:p>0,62</text:p>
          </table:table-cell>
          <table:table-cell table:number-columns-repeated="2" table:style-name="ce1"/>
          <table:table-cell office:value-type="float" office:value="0.54836425551334289" table:formula="of:=[.F117]*[.E117]" table:style-name="ce3">
            <text:p>0,55</text:p>
          </table:table-cell>
          <table:table-cell table:style-name="ce1"/>
          <table:table-cell office:value-type="float" office:value="0.24676391498100431" table:formula="of:=[.I117]*[.$B$8]" table:style-name="ce3">
            <text:p>0,25</text:p>
          </table:table-cell>
          <table:table-cell table:number-columns-repeated="16373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49.95" table:formula="of:=[.A118]*[.$B$3]/200" table:style-name="ce2">
            <text:p>50,0</text:p>
          </table:table-cell>
          <table:table-cell table:style-name="ce1"/>
          <table:table-cell office:value-type="float" office:value="0.87179196137116766" table:formula="of:=RADIANS([.B118])" table:style-name="ce3">
            <text:p>0,87</text:p>
          </table:table-cell>
          <table:table-cell office:value-type="float" office:value="0.89025130167301347" table:formula="of:=(1+COS([.D118]))^[.$B$1]" table:style-name="ce3">
            <text:p>0,89</text:p>
          </table:table-cell>
          <table:table-cell office:value-type="float" office:value="0.62377849129700924" table:formula="of:=SIN([.D118])^[.$E$2]" table:style-name="ce3">
            <text:p>0,62</text:p>
          </table:table-cell>
          <table:table-cell table:number-columns-repeated="2" table:style-name="ce1"/>
          <table:table-cell office:value-type="float" office:value="0.55531961383279094" table:formula="of:=[.F118]*[.E118]" table:style-name="ce3">
            <text:p>0,56</text:p>
          </table:table-cell>
          <table:table-cell table:style-name="ce1"/>
          <table:table-cell office:value-type="float" office:value="0.24989382622475592" table:formula="of:=[.I118]*[.$B$8]" table:style-name="ce3">
            <text:p>0,25</text:p>
          </table:table-cell>
          <table:table-cell table:number-columns-repeated="16373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50.4" table:formula="of:=[.A119]*[.$B$3]/200" table:style-name="ce2">
            <text:p>50,4</text:p>
          </table:table-cell>
          <table:table-cell table:style-name="ce1"/>
          <table:table-cell office:value-type="float" office:value="0.87964594300514209" table:formula="of:=RADIANS([.B119])" table:style-name="ce3">
            <text:p>0,88</text:p>
          </table:table-cell>
          <table:table-cell office:value-type="float" office:value="0.89101761753492059" table:formula="of:=(1+COS([.D119]))^[.$B$1]" table:style-name="ce3">
            <text:p>0,89</text:p>
          </table:table-cell>
          <table:table-cell office:value-type="float" office:value="0.63103532215178215" table:formula="of:=SIN([.D119])^[.$E$2]" table:style-name="ce3">
            <text:p>0,63</text:p>
          </table:table-cell>
          <table:table-cell table:number-columns-repeated="2" table:style-name="ce1"/>
          <table:table-cell office:value-type="float" office:value="0.56226358932406206" table:formula="of:=[.F119]*[.E119]" table:style-name="ce3">
            <text:p>0,56</text:p>
          </table:table-cell>
          <table:table-cell table:style-name="ce1"/>
          <table:table-cell office:value-type="float" office:value="0.25301861519582791" table:formula="of:=[.I119]*[.$B$8]" table:style-name="ce3">
            <text:p>0,25</text:p>
          </table:table-cell>
          <table:table-cell table:number-columns-repeated="1637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50.85" table:formula="of:=[.A120]*[.$B$3]/200" table:style-name="ce2">
            <text:p>50,9</text:p>
          </table:table-cell>
          <table:table-cell table:style-name="ce1"/>
          <table:table-cell office:value-type="float" office:value="0.88749992463911664" table:formula="of:=RADIANS([.B120])" table:style-name="ce3">
            <text:p>0,89</text:p>
          </table:table-cell>
          <table:table-cell office:value-type="float" office:value="0.89179245440027355" table:formula="of:=(1+COS([.D120]))^[.$B$1]" table:style-name="ce3">
            <text:p>0,89</text:p>
          </table:table-cell>
          <table:table-cell office:value-type="float" office:value="0.6382594484879589" table:formula="of:=SIN([.D120])^[.$E$2]" table:style-name="ce3">
            <text:p>0,64</text:p>
          </table:table-cell>
          <table:table-cell table:number-columns-repeated="2" table:style-name="ce1"/>
          <table:table-cell office:value-type="float" office:value="0.56919496011124182" table:formula="of:=[.F120]*[.E120]" table:style-name="ce3">
            <text:p>0,57</text:p>
          </table:table-cell>
          <table:table-cell table:style-name="ce1"/>
          <table:table-cell office:value-type="float" office:value="0.25613773205005885" table:formula="of:=[.I120]*[.$B$8]" table:style-name="ce3">
            <text:p>0,26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51.3" table:formula="of:=[.A121]*[.$B$3]/200" table:style-name="ce2">
            <text:p>51,3</text:p>
          </table:table-cell>
          <table:table-cell table:style-name="ce1"/>
          <table:table-cell office:value-type="float" office:value="0.89535390627309097" table:formula="of:=RADIANS([.B121])" table:style-name="ce3">
            <text:p>0,90</text:p>
          </table:table-cell>
          <table:table-cell office:value-type="float" office:value="0.89257586262857447" table:formula="of:=(1+COS([.D121]))^[.$B$1]" table:style-name="ce3">
            <text:p>0,89</text:p>
          </table:table-cell>
          <table:table-cell office:value-type="float" office:value="0.64544934687114275" table:formula="of:=SIN([.D121])^[.$E$2]" table:style-name="ce3">
            <text:p>0,65</text:p>
          </table:table-cell>
          <table:table-cell table:number-columns-repeated="2" table:style-name="ce1"/>
          <table:table-cell office:value-type="float" office:value="0.57611250756656018" table:formula="of:=[.F121]*[.E121]" table:style-name="ce3">
            <text:p>0,58</text:p>
          </table:table-cell>
          <table:table-cell table:style-name="ce1"/>
          <table:table-cell office:value-type="float" office:value="0.25925062840495211" table:formula="of:=[.I121]*[.$B$8]" table:style-name="ce3">
            <text:p>0,26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51.75" table:formula="of:=[.A122]*[.$B$3]/200" table:style-name="ce2">
            <text:p>51,8</text:p>
          </table:table-cell>
          <table:table-cell table:style-name="ce1"/>
          <table:table-cell office:value-type="float" office:value="0.90320788790706552" table:formula="of:=RADIANS([.B122])" table:style-name="ce3">
            <text:p>0,90</text:p>
          </table:table-cell>
          <table:table-cell office:value-type="float" office:value="0.8933678933367688" table:formula="of:=(1+COS([.D122]))^[.$B$1]" table:style-name="ce3">
            <text:p>0,89</text:p>
          </table:table-cell>
          <table:table-cell office:value-type="float" office:value="0.65260350277559998" table:formula="of:=SIN([.D122])^[.$E$2]" table:style-name="ce3">
            <text:p>0,65</text:p>
          </table:table-cell>
          <table:table-cell table:number-columns-repeated="2" table:style-name="ce1"/>
          <table:table-cell office:value-type="float" office:value="0.58301501645883391" table:formula="of:=[.F122]*[.E122]" table:style-name="ce3">
            <text:p>0,58</text:p>
          </table:table-cell>
          <table:table-cell table:style-name="ce1"/>
          <table:table-cell office:value-type="float" office:value="0.26235675740647529" table:formula="of:=[.I122]*[.$B$8]" table:style-name="ce3">
            <text:p>0,26</text:p>
          </table:table-cell>
          <table:table-cell table:number-columns-repeated="16373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52.2" table:formula="of:=[.A123]*[.$B$3]/200" table:style-name="ce2">
            <text:p>52,2</text:p>
          </table:table-cell>
          <table:table-cell table:style-name="ce1"/>
          <table:table-cell office:value-type="float" office:value="0.91106186954104007" table:formula="of:=RADIANS([.B123])" table:style-name="ce3">
            <text:p>0,91</text:p>
          </table:table-cell>
          <table:table-cell office:value-type="float" office:value="0.89416859840980312" table:formula="of:=(1+COS([.D123]))^[.$B$1]" table:style-name="ce3">
            <text:p>0,89</text:p>
          </table:table-cell>
          <table:table-cell office:value-type="float" office:value="0.65972041083915078" table:formula="of:=SIN([.D123])^[.$E$2]" table:style-name="ce3">
            <text:p>0,66</text:p>
          </table:table-cell>
          <table:table-cell table:number-columns-repeated="2" table:style-name="ce1"/>
          <table:table-cell office:value-type="float" office:value="0.58990127510238299" table:formula="of:=[.F123]*[.E123]" table:style-name="ce3">
            <text:p>0,59</text:p>
          </table:table-cell>
          <table:table-cell table:style-name="ce1"/>
          <table:table-cell office:value-type="float" office:value="0.26545557379607237" table:formula="of:=[.I123]*[.$B$8]" table:style-name="ce3">
            <text:p>0,27</text:p>
          </table:table-cell>
          <table:table-cell table:number-columns-repeated="16373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52.65" table:formula="of:=[.A124]*[.$B$3]/200" table:style-name="ce2">
            <text:p>52,7</text:p>
          </table:table-cell>
          <table:table-cell table:style-name="ce1"/>
          <table:table-cell office:value-type="float" office:value="0.91891585117501451" table:formula="of:=RADIANS([.B124])" table:style-name="ce3">
            <text:p>0,92</text:p>
          </table:table-cell>
          <table:table-cell office:value-type="float" office:value="0.89497803051140035" table:formula="of:=(1+COS([.D124]))^[.$B$1]" table:style-name="ce3">
            <text:p>0,89</text:p>
          </table:table-cell>
          <table:table-cell office:value-type="float" office:value="0.66679857511738816" table:formula="of:=SIN([.D124])^[.$E$2]" table:style-name="ce3">
            <text:p>0,67</text:p>
          </table:table-cell>
          <table:table-cell table:number-columns-repeated="2" table:style-name="ce1"/>
          <table:table-cell office:value-type="float" office:value="0.59677007550636807" table:formula="of:=[.F124]*[.E124]" table:style-name="ce3">
            <text:p>0,60</text:p>
          </table:table-cell>
          <table:table-cell table:style-name="ce1"/>
          <table:table-cell office:value-type="float" office:value="0.26854653397786565" table:formula="of:=[.I124]*[.$B$8]" table:style-name="ce3">
            <text:p>0,27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53.1" table:formula="of:=[.A125]*[.$B$3]/200" table:style-name="ce2">
            <text:p>53,1</text:p>
          </table:table-cell>
          <table:table-cell table:style-name="ce1"/>
          <table:table-cell office:value-type="float" office:value="0.92676983280898906" table:formula="of:=RADIANS([.B125])" table:style-name="ce3">
            <text:p>0,93</text:p>
          </table:table-cell>
          <table:table-cell office:value-type="float" office:value="0.89579624309505501" table:formula="of:=(1+COS([.D125]))^[.$B$1]" table:style-name="ce3">
            <text:p>0,90</text:p>
          </table:table-cell>
          <table:table-cell office:value-type="float" office:value="0.67383650933713479" table:formula="of:=SIN([.D125])^[.$E$2]" table:style-name="ce3">
            <text:p>0,67</text:p>
          </table:table-cell>
          <table:table-cell table:number-columns-repeated="2" table:style-name="ce1"/>
          <table:table-cell office:value-type="float" office:value="0.60362021352449136" table:formula="of:=[.F125]*[.E125]" table:style-name="ce3">
            <text:p>0,60</text:p>
          </table:table-cell>
          <table:table-cell table:style-name="ce1"/>
          <table:table-cell office:value-type="float" office:value="0.27162909608602109" table:formula="of:=[.I125]*[.$B$8]" table:style-name="ce3">
            <text:p>0,27</text:p>
          </table:table-cell>
          <table:table-cell table:number-columns-repeated="16373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53.55" table:formula="of:=[.A126]*[.$B$3]/200" table:style-name="ce2">
            <text:p>53,6</text:p>
          </table:table-cell>
          <table:table-cell table:style-name="ce1"/>
          <table:table-cell office:value-type="float" office:value="0.93462381444296339" table:formula="of:=RADIANS([.B126])" table:style-name="ce3">
            <text:p>0,93</text:p>
          </table:table-cell>
          <table:table-cell office:value-type="float" office:value="0.89662329041525646" table:formula="of:=(1+COS([.D126]))^[.$B$1]" table:style-name="ce3">
            <text:p>0,90</text:p>
          </table:table-cell>
          <table:table-cell office:value-type="float" office:value="0.68083273714905179" table:formula="of:=SIN([.D126])^[.$E$2]" table:style-name="ce3">
            <text:p>0,68</text:p>
          </table:table-cell>
          <table:table-cell table:number-columns-repeated="2" table:style-name="ce1"/>
          <table:table-cell office:value-type="float" office:value="0.6104504890050082" table:formula="of:=[.F126]*[.E126]" table:style-name="ce3">
            <text:p>0,61</text:p>
          </table:table-cell>
          <table:table-cell table:style-name="ce1"/>
          <table:table-cell office:value-type="float" office:value="0.27470272005225371" table:formula="of:=[.I126]*[.$B$8]" table:style-name="ce3">
            <text:p>0,27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54" table:formula="of:=[.A127]*[.$B$3]/200" table:style-name="ce2">
            <text:p>54,0</text:p>
          </table:table-cell>
          <table:table-cell table:style-name="ce1"/>
          <table:table-cell office:value-type="float" office:value="0.94247779607693793" table:formula="of:=RADIANS([.B127])" table:style-name="ce3">
            <text:p>0,94</text:p>
          </table:table-cell>
          <table:table-cell office:value-type="float" office:value="0.89745922753894447" table:formula="of:=(1+COS([.D127]))^[.$B$1]" table:style-name="ce3">
            <text:p>0,90</text:p>
          </table:table-cell>
          <table:table-cell office:value-type="float" office:value="0.68778579237932158" table:formula="of:=SIN([.D127])^[.$E$2]" table:style-name="ce3">
            <text:p>0,69</text:p>
          </table:table-cell>
          <table:table-cell table:number-columns-repeated="2" table:style-name="ce1"/>
          <table:table-cell office:value-type="float" office:value="0.61725970594100676" table:formula="of:=[.F127]*[.E127]" table:style-name="ce3">
            <text:p>0,62</text:p>
          </table:table-cell>
          <table:table-cell table:style-name="ce1"/>
          <table:table-cell office:value-type="float" office:value="0.27776686767345304" table:formula="of:=[.I127]*[.$B$8]" table:style-name="ce3">
            <text:p>0,28</text:p>
          </table:table-cell>
          <table:table-cell table:number-columns-repeated="16373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54.45" table:formula="of:=[.A128]*[.$B$3]/200" table:style-name="ce2">
            <text:p>54,5</text:p>
          </table:table-cell>
          <table:table-cell table:style-name="ce1"/>
          <table:table-cell office:value-type="float" office:value="0.95033177771091248" table:formula="of:=RADIANS([.B128])" table:style-name="ce3">
            <text:p>0,95</text:p>
          </table:table-cell>
          <table:table-cell office:value-type="float" office:value="0.89830411035719981" table:formula="of:=(1+COS([.D128]))^[.$B$1]" table:style-name="ce3">
            <text:p>0,90</text:p>
          </table:table-cell>
          <table:table-cell office:value-type="float" office:value="0.69469421928031294" table:formula="of:=SIN([.D128])^[.$E$2]" table:style-name="ce3">
            <text:p>0,69</text:p>
          </table:table-cell>
          <table:table-cell table:number-columns-repeated="2" table:style-name="ce1"/>
          <table:table-cell office:value-type="float" office:value="0.62404667262089097" table:formula="of:=[.F128]*[.E128]" table:style-name="ce3">
            <text:p>0,62</text:p>
          </table:table-cell>
          <table:table-cell table:style-name="ce1"/>
          <table:table-cell office:value-type="float" office:value="0.28082100267940097" table:formula="of:=[.I128]*[.$B$8]" table:style-name="ce3">
            <text:p>0,28</text:p>
          </table:table-cell>
          <table:table-cell table:number-columns-repeated="16373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54.9" table:formula="of:=[.A129]*[.$B$3]/200" table:style-name="ce2">
            <text:p>54,9</text:p>
          </table:table-cell>
          <table:table-cell table:style-name="ce1"/>
          <table:table-cell office:value-type="float" office:value="0.95818575934488692" table:formula="of:=RADIANS([.B129])" table:style-name="ce3">
            <text:p>0,96</text:p>
          </table:table-cell>
          <table:table-cell office:value-type="float" office:value="0.89915799559717902" table:formula="of:=(1+COS([.D129]))^[.$B$1]" table:style-name="ce3">
            <text:p>0,90</text:p>
          </table:table-cell>
          <table:table-cell office:value-type="float" office:value="0.70155657278016148" table:formula="of:=SIN([.D129])^[.$E$2]" table:style-name="ce3">
            <text:p>0,70</text:p>
          </table:table-cell>
          <table:table-cell table:number-columns-repeated="2" table:style-name="ce1"/>
          <table:table-cell office:value-type="float" office:value="0.63081020177903646" table:formula="of:=[.F129]*[.E129]" table:style-name="ce3">
            <text:p>0,63</text:p>
          </table:table-cell>
          <table:table-cell table:style-name="ce1"/>
          <table:table-cell office:value-type="float" office:value="0.28386459080056642" table:formula="of:=[.I129]*[.$B$8]" table:style-name="ce3">
            <text:p>0,28</text:p>
          </table:table-cell>
          <table:table-cell table:number-columns-repeated="16373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55.35" table:formula="of:=[.A130]*[.$B$3]/200" table:style-name="ce2">
            <text:p>55,4</text:p>
          </table:table-cell>
          <table:table-cell table:style-name="ce1"/>
          <table:table-cell office:value-type="float" office:value="0.96603974097886147" table:formula="of:=RADIANS([.B130])" table:style-name="ce3">
            <text:p>0,97</text:p>
          </table:table-cell>
          <table:table-cell office:value-type="float" office:value="0.9000209408342964" table:formula="of:=(1+COS([.D130]))^[.$B$1]" table:style-name="ce3">
            <text:p>0,90</text:p>
          </table:table-cell>
          <table:table-cell office:value-type="float" office:value="0.70837141873117371" table:formula="of:=SIN([.D130])^[.$E$2]" table:style-name="ce3">
            <text:p>0,71</text:p>
          </table:table-cell>
          <table:table-cell table:number-columns-repeated="2" table:style-name="ce1"/>
          <table:table-cell office:value-type="float" office:value="0.63754911074655629" table:formula="of:=[.F130]*[.E130]" table:style-name="ce3">
            <text:p>0,64</text:p>
          </table:table-cell>
          <table:table-cell table:style-name="ce1"/>
          <table:table-cell office:value-type="float" office:value="0.28689709983595035" table:formula="of:=[.I130]*[.$B$8]" table:style-name="ce3">
            <text:p>0,29</text:p>
          </table:table-cell>
          <table:table-cell table:number-columns-repeated="1637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55.8" table:formula="of:=[.A131]*[.$B$3]/200" table:style-name="ce2">
            <text:p>55,8</text:p>
          </table:table-cell>
          <table:table-cell table:style-name="ce1"/>
          <table:table-cell office:value-type="float" office:value="0.9738937226128358" table:formula="of:=RADIANS([.B131])" table:style-name="ce3">
            <text:p>0,97</text:p>
          </table:table-cell>
          <table:table-cell office:value-type="float" office:value="0.90089300450465903" table:formula="of:=(1+COS([.D131]))^[.$B$1]" table:style-name="ce3">
            <text:p>0,90</text:p>
          </table:table-cell>
          <table:table-cell office:value-type="float" office:value="0.71513733415698688" table:formula="of:=SIN([.D131])^[.$E$2]" table:style-name="ce3">
            <text:p>0,72</text:p>
          </table:table-cell>
          <table:table-cell table:number-columns-repeated="2" table:style-name="ce1"/>
          <table:table-cell office:value-type="float" office:value="0.64426222160214019" table:formula="of:=[.F131]*[.E131]" table:style-name="ce3">
            <text:p>0,64</text:p>
          </table:table-cell>
          <table:table-cell table:style-name="ce1"/>
          <table:table-cell office:value-type="float" office:value="0.2899179997209631" table:formula="of:=[.I131]*[.$B$8]" table:style-name="ce3">
            <text:p>0,29</text:p>
          </table:table-cell>
          <table:table-cell table:number-columns-repeated="16373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56.25" table:formula="of:=[.A132]*[.$B$3]/200" table:style-name="ce2">
            <text:p>56,3</text:p>
          </table:table-cell>
          <table:table-cell table:style-name="ce1"/>
          <table:table-cell office:value-type="float" office:value="0.98174770424681035" table:formula="of:=RADIANS([.B132])" table:style-name="ce3">
            <text:p>0,98</text:p>
          </table:table-cell>
          <table:table-cell office:value-type="float" office:value="0.90177424591776167" table:formula="of:=(1+COS([.D132]))^[.$B$1]" table:style-name="ce3">
            <text:p>0,90</text:p>
          </table:table-cell>
          <table:table-cell office:value-type="float" office:value="0.72185290749840647" table:formula="of:=SIN([.D132])^[.$E$2]" table:style-name="ce3">
            <text:p>0,72</text:p>
          </table:table-cell>
          <table:table-cell table:number-columns-repeated="2" table:style-name="ce1"/>
          <table:table-cell office:value-type="float" office:value="0.65094836132291922" table:formula="of:=[.F132]*[.E132]" table:style-name="ce3">
            <text:p>0,65</text:p>
          </table:table-cell>
          <table:table-cell table:style-name="ce1"/>
          <table:table-cell office:value-type="float" office:value="0.29292676259531364" table:formula="of:=[.I132]*[.$B$8]" table:style-name="ce3">
            <text:p>0,29</text:p>
          </table:table-cell>
          <table:table-cell table:number-columns-repeated="16373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56.7" table:formula="of:=[.A133]*[.$B$3]/200" table:style-name="ce2">
            <text:p>56,7</text:p>
          </table:table-cell>
          <table:table-cell table:style-name="ce1"/>
          <table:table-cell office:value-type="float" office:value="0.9896016858807849" table:formula="of:=RADIANS([.B133])" table:style-name="ce3">
            <text:p>0,99</text:p>
          </table:table-cell>
          <table:table-cell office:value-type="float" office:value="0.90266472526944641" table:formula="of:=(1+COS([.D133]))^[.$B$1]" table:style-name="ce3">
            <text:p>0,90</text:p>
          </table:table-cell>
          <table:table-cell office:value-type="float" office:value="0.72851673885784451" table:formula="of:=SIN([.D133])^[.$E$2]" table:style-name="ce3">
            <text:p>0,73</text:p>
          </table:table-cell>
          <table:table-cell table:number-columns-repeated="2" table:style-name="ce1"/>
          <table:table-cell office:value-type="float" office:value="0.6576063619353093" table:formula="of:=[.F133]*[.E133]" table:style-name="ce3">
            <text:p>0,66</text:p>
          </table:table-cell>
          <table:table-cell table:style-name="ce1"/>
          <table:table-cell office:value-type="float" office:value="0.2959228628708892" table:formula="of:=[.I133]*[.$B$8]" table:style-name="ce3">
            <text:p>0,30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57.15" table:formula="of:=[.A134]*[.$B$3]/200" table:style-name="ce2">
            <text:p>57,2</text:p>
          </table:table-cell>
          <table:table-cell table:style-name="ce1"/>
          <table:table-cell office:value-type="float" office:value="0.99745566751475934" table:formula="of:=RADIANS([.B134])" table:style-name="ce3">
            <text:p>1,00</text:p>
          </table:table-cell>
          <table:table-cell office:value-type="float" office:value="0.90356450365513419" table:formula="of:=(1+COS([.D134]))^[.$B$1]" table:style-name="ce3">
            <text:p>0,90</text:p>
          </table:table-cell>
          <table:table-cell office:value-type="float" office:value="0.73512744024229126" table:formula="of:=SIN([.D134])^[.$E$2]" table:style-name="ce3">
            <text:p>0,74</text:p>
          </table:table-cell>
          <table:table-cell table:number-columns-repeated="2" table:style-name="ce1"/>
          <table:table-cell office:value-type="float" office:value="0.66423506066579519" table:formula="of:=[.F134]*[.E134]" table:style-name="ce3">
            <text:p>0,66</text:p>
          </table:table-cell>
          <table:table-cell table:style-name="ce1"/>
          <table:table-cell office:value-type="float" office:value="0.29890577729960782" table:formula="of:=[.I134]*[.$B$8]" table:style-name="ce3">
            <text:p>0,30</text:p>
          </table:table-cell>
          <table:table-cell table:number-columns-repeated="1637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57.6" table:formula="of:=[.A135]*[.$B$3]/200" table:style-name="ce2">
            <text:p>57,6</text:p>
          </table:table-cell>
          <table:table-cell table:style-name="ce1"/>
          <table:table-cell office:value-type="float" office:value="1.0053096491487339" table:formula="of:=RADIANS([.B135])" table:style-name="ce3">
            <text:p>1,01</text:p>
          </table:table-cell>
          <table:table-cell office:value-type="float" office:value="0.90447364308333289" table:formula="of:=(1+COS([.D135]))^[.$B$1]" table:style-name="ce3">
            <text:p>0,90</text:p>
          </table:table-cell>
          <table:table-cell office:value-type="float" office:value="0.74168363580474506" table:formula="of:=SIN([.D135])^[.$E$2]" table:style-name="ce3">
            <text:p>0,74</text:p>
          </table:table-cell>
          <table:table-cell table:number-columns-repeated="2" table:style-name="ce1"/>
          <table:table-cell office:value-type="float" office:value="0.67083330009160969" table:formula="of:=[.F135]*[.E135]" table:style-name="ce3">
            <text:p>0,67</text:p>
          </table:table-cell>
          <table:table-cell table:style-name="ce1"/>
          <table:table-cell office:value-type="float" office:value="0.30187498504122434" table:formula="of:=[.I135]*[.$B$8]" table:style-name="ce3">
            <text:p>0,30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58.05" table:formula="of:=[.A136]*[.$B$3]/200" table:style-name="ce2">
            <text:p>58,1</text:p>
          </table:table-cell>
          <table:table-cell table:style-name="ce1"/>
          <table:table-cell office:value-type="float" office:value="1.0131636307827083" table:formula="of:=RADIANS([.B136])" table:style-name="ce3">
            <text:p>1,01</text:p>
          </table:table-cell>
          <table:table-cell office:value-type="float" office:value="0.90539220648943031" table:formula="of:=(1+COS([.D136]))^[.$B$1]" table:style-name="ce3">
            <text:p>0,91</text:p>
          </table:table-cell>
          <table:table-cell office:value-type="float" office:value="0.74818396208403193" table:formula="of:=SIN([.D136])^[.$E$2]" table:style-name="ce3">
            <text:p>0,75</text:p>
          </table:table-cell>
          <table:table-cell table:number-columns-repeated="2" table:style-name="ce1"/>
          <table:table-cell office:value-type="float" office:value="0.67739992829126594" table:formula="of:=[.F136]*[.E136]" table:style-name="ce3">
            <text:p>0,68</text:p>
          </table:table-cell>
          <table:table-cell table:style-name="ce1"/>
          <table:table-cell office:value-type="float" office:value="0.30482996773106968" table:formula="of:=[.I136]*[.$B$8]" table:style-name="ce3">
            <text:p>0,30</text:p>
          </table:table-cell>
          <table:table-cell table:number-columns-repeated="16373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58.5" table:formula="of:=[.A137]*[.$B$3]/200" table:style-name="ce2">
            <text:p>58,5</text:p>
          </table:table-cell>
          <table:table-cell table:style-name="ce1"/>
          <table:table-cell office:value-type="float" office:value="1.0210176124166828" table:formula="of:=RADIANS([.B137])" table:style-name="ce3">
            <text:p>1,02</text:p>
          </table:table-cell>
          <table:table-cell office:value-type="float" office:value="0.9063202577497782" table:formula="of:=(1+COS([.D137]))^[.$B$1]" table:style-name="ce3">
            <text:p>0,91</text:p>
          </table:table-cell>
          <table:table-cell office:value-type="float" office:value="0.75462706824294568" table:formula="of:=SIN([.D137])^[.$E$2]" table:style-name="ce3">
            <text:p>0,75</text:p>
          </table:table-cell>
          <table:table-cell table:number-columns-repeated="2" table:style-name="ce1"/>
          <table:table-cell office:value-type="float" office:value="0.68393379899490603" table:formula="of:=[.F137]*[.E137]" table:style-name="ce3">
            <text:p>0,68</text:p>
          </table:table-cell>
          <table:table-cell table:style-name="ce1"/>
          <table:table-cell office:value-type="float" office:value="0.30777020954770773" table:formula="of:=[.I137]*[.$B$8]" table:style-name="ce3">
            <text:p>0,31</text:p>
          </table:table-cell>
          <table:table-cell table:number-columns-repeated="16373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58.95" table:formula="of:=[.A138]*[.$B$3]/200" table:style-name="ce2">
            <text:p>59,0</text:p>
          </table:table-cell>
          <table:table-cell table:style-name="ce1"/>
          <table:table-cell office:value-type="float" office:value="1.0288715940506574" table:formula="of:=RADIANS([.B138])" table:style-name="ce3">
            <text:p>1,03</text:p>
          </table:table-cell>
          <table:table-cell office:value-type="float" office:value="0.90725786169607214" table:formula="of:=(1+COS([.D138]))^[.$B$1]" table:style-name="ce3">
            <text:p>0,91</text:p>
          </table:table-cell>
          <table:table-cell office:value-type="float" office:value="0.76101161630464298" table:formula="of:=SIN([.D138])^[.$E$2]" table:style-name="ce3">
            <text:p>0,76</text:p>
          </table:table-cell>
          <table:table-cell table:number-columns-repeated="2" table:style-name="ce1"/>
          <table:table-cell office:value-type="float" office:value="0.69043377173442211" table:formula="of:=[.F138]*[.E138]" table:style-name="ce3">
            <text:p>0,69</text:p>
          </table:table-cell>
          <table:table-cell table:style-name="ce1"/>
          <table:table-cell office:value-type="float" office:value="0.31069519728048994" table:formula="of:=[.I138]*[.$B$8]" table:style-name="ce3">
            <text:p>0,31</text:p>
          </table:table-cell>
          <table:table-cell table:number-columns-repeated="16373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59.4" table:formula="of:=[.A139]*[.$B$3]/200" table:style-name="ce2">
            <text:p>59,4</text:p>
          </table:table-cell>
          <table:table-cell table:style-name="ce1"/>
          <table:table-cell office:value-type="float" office:value="1.0367255756846316" table:formula="of:=RADIANS([.B139])" table:style-name="ce3">
            <text:p>1,04</text:p>
          </table:table-cell>
          <table:table-cell office:value-type="float" office:value="0.90820508413003853" table:formula="of:=(1+COS([.D139]))^[.$B$1]" table:style-name="ce3">
            <text:p>0,91</text:p>
          </table:table-cell>
          <table:table-cell office:value-type="float" office:value="0.76733628138722287" table:formula="of:=SIN([.D139])^[.$E$2]" table:style-name="ce3">
            <text:p>0,77</text:p>
          </table:table-cell>
          <table:table-cell table:number-columns-repeated="2" table:style-name="ce1"/>
          <table:table-cell office:value-type="float" office:value="0.69689871199331366" table:formula="of:=[.F139]*[.E139]" table:style-name="ce3">
            <text:p>0,70</text:p>
          </table:table-cell>
          <table:table-cell table:style-name="ce1"/>
          <table:table-cell office:value-type="float" office:value="0.31360442039699116" table:formula="of:=[.I139]*[.$B$8]" table:style-name="ce3">
            <text:p>0,31</text:p>
          </table:table-cell>
          <table:table-cell table:number-columns-repeated="1637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59.85" table:formula="of:=[.A140]*[.$B$3]/200" table:style-name="ce2">
            <text:p>59,9</text:p>
          </table:table-cell>
          <table:table-cell table:style-name="ce1"/>
          <table:table-cell office:value-type="float" office:value="1.0445795573186063" table:formula="of:=RADIANS([.B140])" table:style-name="ce3">
            <text:p>1,04</text:p>
          </table:table-cell>
          <table:table-cell office:value-type="float" office:value="0.90916199183843027" table:formula="of:=(1+COS([.D140]))^[.$B$1]" table:style-name="ce3">
            <text:p>0,91</text:p>
          </table:table-cell>
          <table:table-cell office:value-type="float" office:value="0.77359975193643393" table:formula="of:=SIN([.D140])^[.$E$2]" table:style-name="ce3">
            <text:p>0,77</text:p>
          </table:table-cell>
          <table:table-cell table:number-columns-repeated="2" table:style-name="ce1"/>
          <table:table-cell office:value-type="float" office:value="0.70332749135624384" table:formula="of:=[.F140]*[.E140]" table:style-name="ce3">
            <text:p>0,70</text:p>
          </table:table-cell>
          <table:table-cell table:style-name="ce1"/>
          <table:table-cell office:value-type="float" office:value="0.31649737111030973" table:formula="of:=[.I140]*[.$B$8]" table:style-name="ce3">
            <text:p>0,32</text:p>
          </table:table-cell>
          <table:table-cell table:number-columns-repeated="16373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60.3" table:formula="of:=[.A141]*[.$B$3]/200" table:style-name="ce2">
            <text:p>60,3</text:p>
          </table:table-cell>
          <table:table-cell table:style-name="ce1"/>
          <table:table-cell office:value-type="float" office:value="1.0524335389525807" table:formula="of:=RADIANS([.B141])" table:style-name="ce3">
            <text:p>1,05</text:p>
          </table:table-cell>
          <table:table-cell office:value-type="float" office:value="0.9101286526083443" table:formula="of:=(1+COS([.D141]))^[.$B$1]" table:style-name="ce3">
            <text:p>0,91</text:p>
          </table:table-cell>
          <table:table-cell office:value-type="float" office:value="0.77980072995643324" table:formula="of:=SIN([.D141])^[.$E$2]" table:style-name="ce3">
            <text:p>0,78</text:p>
          </table:table-cell>
          <table:table-cell table:number-columns-repeated="2" table:style-name="ce1"/>
          <table:table-cell office:value-type="float" office:value="0.70971898765825192" table:formula="of:=[.F141]*[.E141]" table:style-name="ce3">
            <text:p>0,71</text:p>
          </table:table-cell>
          <table:table-cell table:style-name="ce1"/>
          <table:table-cell office:value-type="float" office:value="0.31937354444621335" table:formula="of:=[.I141]*[.$B$8]" table:style-name="ce3">
            <text:p>0,32</text:p>
          </table:table-cell>
          <table:table-cell table:number-columns-repeated="16373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60.75" table:formula="of:=[.A142]*[.$B$3]/200" table:style-name="ce2">
            <text:p>60,8</text:p>
          </table:table-cell>
          <table:table-cell table:style-name="ce1"/>
          <table:table-cell office:value-type="float" office:value="1.0602875205865552" table:formula="of:=RADIANS([.B142])" table:style-name="ce3">
            <text:p>1,06</text:p>
          </table:table-cell>
          <table:table-cell office:value-type="float" office:value="0.91110513524286485" table:formula="of:=(1+COS([.D142]))^[.$B$1]" table:style-name="ce3">
            <text:p>0,91</text:p>
          </table:table-cell>
          <table:table-cell office:value-type="float" office:value="0.7859379312385476" table:formula="of:=SIN([.D142])^[.$E$2]" table:style-name="ce3">
            <text:p>0,79</text:p>
          </table:table-cell>
          <table:table-cell table:number-columns-repeated="2" table:style-name="ce1"/>
          <table:table-cell office:value-type="float" office:value="0.71607208513359433" table:formula="of:=[.F142]*[.E142]" table:style-name="ce3">
            <text:p>0,72</text:p>
          </table:table-cell>
          <table:table-cell table:style-name="ce1"/>
          <table:table-cell office:value-type="float" office:value="0.32223243831011744" table:formula="of:=[.I142]*[.$B$8]" table:style-name="ce3">
            <text:p>0,32</text:p>
          </table:table-cell>
          <table:table-cell table:number-columns-repeated="16373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61.2" table:formula="of:=[.A143]*[.$B$3]/200" table:style-name="ce2">
            <text:p>61,2</text:p>
          </table:table-cell>
          <table:table-cell table:style-name="ce1"/>
          <table:table-cell office:value-type="float" office:value="1.0681415022205298" table:formula="of:=RADIANS([.B143])" table:style-name="ce3">
            <text:p>1,07</text:p>
          </table:table-cell>
          <table:table-cell office:value-type="float" office:value="0.91209150957704099" table:formula="of:=(1+COS([.D143]))^[.$B$1]" table:style-name="ce3">
            <text:p>0,91</text:p>
          </table:table-cell>
          <table:table-cell office:value-type="float" office:value="0.79201008558796526" table:formula="of:=SIN([.D143])^[.$E$2]" table:style-name="ce3">
            <text:p>0,79</text:p>
          </table:table-cell>
          <table:table-cell table:number-columns-repeated="2" table:style-name="ce1"/>
          <table:table-cell office:value-type="float" office:value="0.72238567456416869" table:formula="of:=[.F143]*[.E143]" table:style-name="ce3">
            <text:p>0,72</text:p>
          </table:table-cell>
          <table:table-cell table:style-name="ce1"/>
          <table:table-cell office:value-type="float" office:value="0.3250735535538759" table:formula="of:=[.I143]*[.$B$8]" table:style-name="ce3">
            <text:p>0,33</text:p>
          </table:table-cell>
          <table:table-cell table:number-columns-repeated="1637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61.65" table:formula="of:=[.A144]*[.$B$3]/200" table:style-name="ce2">
            <text:p>61,7</text:p>
          </table:table-cell>
          <table:table-cell table:style-name="ce1"/>
          <table:table-cell office:value-type="float" office:value="1.0759954838545041" table:formula="of:=RADIANS([.B144])" table:style-name="ce3">
            <text:p>1,08</text:p>
          </table:table-cell>
          <table:table-cell office:value-type="float" office:value="0.91308784649420727" table:formula="of:=(1+COS([.D144]))^[.$B$1]" table:style-name="ce3">
            <text:p>0,91</text:p>
          </table:table-cell>
          <table:table-cell office:value-type="float" office:value="0.79801593704830265" table:formula="of:=SIN([.D144])^[.$E$2]" table:style-name="ce3">
            <text:p>0,80</text:p>
          </table:table-cell>
          <table:table-cell table:number-columns-repeated="2" table:style-name="ce1"/>
          <table:table-cell office:value-type="float" office:value="0.72865865342749159" table:formula="of:=[.F144]*[.E144]" table:style-name="ce3">
            <text:p>0,73</text:p>
          </table:table-cell>
          <table:table-cell table:style-name="ce1"/>
          <table:table-cell office:value-type="float" office:value="0.3278963940423712" table:formula="of:=[.I144]*[.$B$8]" table:style-name="ce3">
            <text:p>0,33</text:p>
          </table:table-cell>
          <table:table-cell table:number-columns-repeated="16373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62.1" table:formula="of:=[.A145]*[.$B$3]/200" table:style-name="ce2">
            <text:p>62,1</text:p>
          </table:table-cell>
          <table:table-cell table:style-name="ce1"/>
          <table:table-cell office:value-type="float" office:value="1.0838494654884787" table:formula="of:=RADIANS([.B145])" table:style-name="ce3">
            <text:p>1,08</text:p>
          </table:table-cell>
          <table:table-cell office:value-type="float" office:value="0.91409421794265522" table:formula="of:=(1+COS([.D145]))^[.$B$1]" table:style-name="ce3">
            <text:p>0,91</text:p>
          </table:table-cell>
          <table:table-cell office:value-type="float" office:value="0.80395424412398897" table:formula="of:=SIN([.D145])^[.$E$2]" table:style-name="ce3">
            <text:p>0,80</text:p>
          </table:table-cell>
          <table:table-cell table:number-columns-repeated="2" table:style-name="ce1"/>
          <table:table-cell office:value-type="float" office:value="0.73488992604419623" table:formula="of:=[.F145]*[.E145]" table:style-name="ce3">
            <text:p>0,73</text:p>
          </table:table-cell>
          <table:table-cell table:style-name="ce1"/>
          <table:table-cell office:value-type="float" office:value="0.33070046671988829" table:formula="of:=[.I145]*[.$B$8]" table:style-name="ce3">
            <text:p>0,33</text:p>
          </table:table-cell>
          <table:table-cell table:number-columns-repeated="16373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62.55" table:formula="of:=[.A146]*[.$B$3]/200" table:style-name="ce2">
            <text:p>62,6</text:p>
          </table:table-cell>
          <table:table-cell table:style-name="ce1"/>
          <table:table-cell office:value-type="float" office:value="1.0917034471224532" table:formula="of:=RADIANS([.B146])" table:style-name="ce3">
            <text:p>1,09</text:p>
          </table:table-cell>
          <table:table-cell office:value-type="float" office:value="0.915110696952666" table:formula="of:=(1+COS([.D146]))^[.$B$1]" table:style-name="ce3">
            <text:p>0,92</text:p>
          </table:table-cell>
          <table:table-cell office:value-type="float" office:value="0.80982378000040023" table:formula="of:=SIN([.D146])^[.$E$2]" table:style-name="ce3">
            <text:p>0,81</text:p>
          </table:table-cell>
          <table:table-cell table:number-columns-repeated="2" table:style-name="ce1"/>
          <table:table-cell office:value-type="float" office:value="0.74107840372500877" table:formula="of:=[.F146]*[.E146]" table:style-name="ce3">
            <text:p>0,74</text:p>
          </table:table-cell>
          <table:table-cell table:style-name="ce1"/>
          <table:table-cell office:value-type="float" office:value="0.33348528167625396" table:formula="of:=[.I146]*[.$B$8]" table:style-name="ce3">
            <text:p>0,33</text:p>
          </table:table-cell>
          <table:table-cell table:number-columns-repeated="16373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63" table:formula="of:=[.A147]*[.$B$3]/200" table:style-name="ce2">
            <text:p>63,0</text:p>
          </table:table-cell>
          <table:table-cell table:style-name="ce1"/>
          <table:table-cell office:value-type="float" office:value="1.0995574287564276" table:formula="of:=RADIANS([.B147])" table:style-name="ce3">
            <text:p>1,10</text:p>
          </table:table-cell>
          <table:table-cell office:value-type="float" office:value="0.91613735765390825" table:formula="of:=(1+COS([.D147]))^[.$B$1]" table:style-name="ce3">
            <text:p>0,92</text:p>
          </table:table-cell>
          <table:table-cell office:value-type="float" office:value="0.81562333276169963" table:formula="of:=SIN([.D147])^[.$E$2]" table:style-name="ce3">
            <text:p>0,82</text:p>
          </table:table-cell>
          <table:table-cell table:number-columns-repeated="2" table:style-name="ce1"/>
          <table:table-cell office:value-type="float" office:value="0.74722300491717786" table:formula="of:=[.F147]*[.E147]" table:style-name="ce3">
            <text:p>0,75</text:p>
          </table:table-cell>
          <table:table-cell table:style-name="ce1"/>
          <table:table-cell office:value-type="float" office:value="0.33625035221273003" table:formula="of:=[.I147]*[.$B$8]" table:style-name="ce3">
            <text:p>0,34</text:p>
          </table:table-cell>
          <table:table-cell table:number-columns-repeated="16373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63.45" table:formula="of:=[.A148]*[.$B$3]/200" table:style-name="ce2">
            <text:p>63,5</text:p>
          </table:table-cell>
          <table:table-cell table:style-name="ce1"/>
          <table:table-cell office:value-type="float" office:value="1.1074114103904023" table:formula="of:=RADIANS([.B148])" table:style-name="ce3">
            <text:p>1,11</text:p>
          </table:table-cell>
          <table:table-cell office:value-type="float" office:value="0.91717427529321605" table:formula="of:=(1+COS([.D148]))^[.$B$1]" table:style-name="ce3">
            <text:p>0,92</text:p>
          </table:table-cell>
          <table:table-cell office:value-type="float" office:value="0.82135170560631798" table:formula="of:=SIN([.D148])^[.$E$2]" table:style-name="ce3">
            <text:p>0,82</text:p>
          </table:table-cell>
          <table:table-cell table:number-columns-repeated="2" table:style-name="ce1"/>
          <table:table-cell office:value-type="float" office:value="0.75332265535032161" table:formula="of:=[.F148]*[.E148]" table:style-name="ce3">
            <text:p>0,75</text:p>
          </table:table-cell>
          <table:table-cell table:style-name="ce1"/>
          <table:table-cell office:value-type="float" office:value="0.33899519490764474" table:formula="of:=[.I148]*[.$B$8]" table:style-name="ce3">
            <text:p>0,34</text:p>
          </table:table-cell>
          <table:table-cell table:number-columns-repeated="1637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63.9" table:formula="of:=[.A149]*[.$B$3]/200" table:style-name="ce2">
            <text:p>63,9</text:p>
          </table:table-cell>
          <table:table-cell table:style-name="ce1"/>
          <table:table-cell office:value-type="float" office:value="1.1152653920243765" table:formula="of:=RADIANS([.B149])" table:style-name="ce3">
            <text:p>1,12</text:p>
          </table:table-cell>
          <table:table-cell office:value-type="float" office:value="0.91822152625275311" table:formula="of:=(1+COS([.D149]))^[.$B$1]" table:style-name="ce3">
            <text:p>0,92</text:p>
          </table:table-cell>
          <table:table-cell office:value-type="float" office:value="0.8270077170600193" table:formula="of:=SIN([.D149])^[.$E$2]" table:style-name="ce3">
            <text:p>0,83</text:p>
          </table:table-cell>
          <table:table-cell table:number-columns-repeated="2" table:style-name="ce1"/>
          <table:table-cell office:value-type="float" office:value="0.75937628818165592" table:formula="of:=[.F149]*[.E149]" table:style-name="ce3">
            <text:p>0,76</text:p>
          </table:table-cell>
          <table:table-cell table:style-name="ce1"/>
          <table:table-cell office:value-type="float" office:value="0.34171932968174518" table:formula="of:=[.I149]*[.$B$8]" table:style-name="ce3">
            <text:p>0,34</text:p>
          </table:table-cell>
          <table:table-cell table:number-columns-repeated="16373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64.349999999999994" table:formula="of:=[.A150]*[.$B$3]/200" table:style-name="ce2">
            <text:p>64,4</text:p>
          </table:table-cell>
          <table:table-cell table:style-name="ce1"/>
          <table:table-cell office:value-type="float" office:value="1.1231193736583509" table:formula="of:=RADIANS([.B150])" table:style-name="ce3">
            <text:p>1,12</text:p>
          </table:table-cell>
          <table:table-cell office:value-type="float" office:value="0.91927918806857201" table:formula="of:=(1+COS([.D150]))^[.$B$1]" table:style-name="ce3">
            <text:p>0,92</text:p>
          </table:table-cell>
          <table:table-cell office:value-type="float" office:value="0.83259020118650584" table:formula="of:=SIN([.D150])^[.$E$2]" table:style-name="ce3">
            <text:p>0,83</text:p>
          </table:table-cell>
          <table:table-cell table:number-columns-repeated="2" table:style-name="ce1"/>
          <table:table-cell office:value-type="float" office:value="0.76538284414058011" table:formula="of:=[.F150]*[.E150]" table:style-name="ce3">
            <text:p>0,77</text:p>
          </table:table-cell>
          <table:table-cell table:style-name="ce1"/>
          <table:table-cell office:value-type="float" office:value="0.34442227986326107" table:formula="of:=[.I150]*[.$B$8]" table:style-name="ce3">
            <text:p>0,34</text:p>
          </table:table-cell>
          <table:table-cell table:number-columns-repeated="16373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64.8" table:formula="of:=[.A151]*[.$B$3]/200" table:style-name="ce2">
            <text:p>64,8</text:p>
          </table:table-cell>
          <table:table-cell table:style-name="ce1"/>
          <table:table-cell office:value-type="float" office:value="1.1309733552923256" table:formula="of:=RADIANS([.B151])" table:style-name="ce3">
            <text:p>1,13</text:p>
          </table:table-cell>
          <table:table-cell office:value-type="float" office:value="0.92034733944958147" table:formula="of:=(1+COS([.D151]))^[.$B$1]" table:style-name="ce3">
            <text:p>0,92</text:p>
          </table:table-cell>
          <table:table-cell office:value-type="float" office:value="0.83809800779549803" table:formula="of:=SIN([.D151])^[.$E$2]" table:style-name="ce3">
            <text:p>0,84</text:p>
          </table:table-cell>
          <table:table-cell table:number-columns-repeated="2" table:style-name="ce1"/>
          <table:table-cell office:value-type="float" office:value="0.77134127167258115" table:formula="of:=[.F151]*[.E151]" table:style-name="ce3">
            <text:p>0,77</text:p>
          </table:table-cell>
          <table:table-cell table:style-name="ce1"/>
          <table:table-cell office:value-type="float" office:value="0.34710357225266153" table:formula="of:=[.I151]*[.$B$8]" table:style-name="ce3">
            <text:p>0,35</text:p>
          </table:table-cell>
          <table:table-cell table:number-columns-repeated="16373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65.25" table:formula="of:=[.A152]*[.$B$3]/200" table:style-name="ce2">
            <text:p>65,3</text:p>
          </table:table-cell>
          <table:table-cell table:style-name="ce1"/>
          <table:table-cell office:value-type="float" office:value="1.1388273369263" table:formula="of:=RADIANS([.B152])" table:style-name="ce3">
            <text:p>1,14</text:p>
          </table:table-cell>
          <table:table-cell office:value-type="float" office:value="0.9214260602969282" table:formula="of:=(1+COS([.D152]))^[.$B$1]" table:style-name="ce3">
            <text:p>0,92</text:p>
          </table:table-cell>
          <table:table-cell office:value-type="float" office:value="0.84353000264824451" table:formula="of:=SIN([.D152])^[.$E$2]" table:style-name="ce3">
            <text:p>0,84</text:p>
          </table:table-cell>
          <table:table-cell table:number-columns-repeated="2" table:style-name="ce1"/>
          <table:table-cell office:value-type="float" office:value="0.77725052708242937" table:formula="of:=[.F152]*[.E152]" table:style-name="ce3">
            <text:p>0,78</text:p>
          </table:table-cell>
          <table:table-cell table:style-name="ce1"/>
          <table:table-cell office:value-type="float" office:value="0.34976273718709322" table:formula="of:=[.I152]*[.$B$8]" table:style-name="ce3">
            <text:p>0,35</text:p>
          </table:table-cell>
          <table:table-cell table:number-columns-repeated="16373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65.7" table:formula="of:=[.A153]*[.$B$3]/200" table:style-name="ce2">
            <text:p>65,7</text:p>
          </table:table-cell>
          <table:table-cell table:style-name="ce1"/>
          <table:table-cell office:value-type="float" office:value="1.1466813185602747" table:formula="of:=RADIANS([.B153])" table:style-name="ce3">
            <text:p>1,15</text:p>
          </table:table-cell>
          <table:table-cell office:value-type="float" office:value="0.92251543172380657" table:formula="of:=(1+COS([.D153]))^[.$B$1]" table:style-name="ce3">
            <text:p>0,92</text:p>
          </table:table-cell>
          <table:table-cell office:value-type="float" office:value="0.84888506766041094" table:formula="of:=SIN([.D153])^[.$E$2]" table:style-name="ce3">
            <text:p>0,85</text:p>
          </table:table-cell>
          <table:table-cell table:number-columns-repeated="2" table:style-name="ce1"/>
          <table:table-cell office:value-type="float" office:value="0.78310957467663678" table:formula="of:=[.F153]*[.E153]" table:style-name="ce3">
            <text:p>0,78</text:p>
          </table:table-cell>
          <table:table-cell table:style-name="ce1"/>
          <table:table-cell office:value-type="float" office:value="0.35239930860448654" table:formula="of:=[.I153]*[.$B$8]" table:style-name="ce3">
            <text:p>0,35</text:p>
          </table:table-cell>
          <table:table-cell table:number-columns-repeated="16373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66.150000000000006" table:formula="of:=[.A154]*[.$B$3]/200" table:style-name="ce2">
            <text:p>66,2</text:p>
          </table:table-cell>
          <table:table-cell table:style-name="ce1"/>
          <table:table-cell office:value-type="float" office:value="1.1545353001942491" table:formula="of:=RADIANS([.B154])" table:style-name="ce3">
            <text:p>1,15</text:p>
          </table:table-cell>
          <table:table-cell office:value-type="float" office:value="0.92361553607570623" table:formula="of:=(1+COS([.D154]))^[.$B$1]" table:style-name="ce3">
            <text:p>0,92</text:p>
          </table:table-cell>
          <table:table-cell office:value-type="float" office:value="0.85416210110229163" table:formula="of:=SIN([.D154])^[.$E$2]" table:style-name="ce3">
            <text:p>0,85</text:p>
          </table:table-cell>
          <table:table-cell table:number-columns-repeated="2" table:style-name="ce1"/>
          <table:table-cell office:value-type="float" office:value="0.78891738690514468" table:formula="of:=[.F154]*[.E154]" table:style-name="ce3">
            <text:p>0,79</text:p>
          </table:table-cell>
          <table:table-cell table:style-name="ce1"/>
          <table:table-cell office:value-type="float" office:value="0.35501282410731511" table:formula="of:=[.I154]*[.$B$8]" table:style-name="ce3">
            <text:p>0,36</text:p>
          </table:table-cell>
          <table:table-cell table:number-columns-repeated="16373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66.599999999999994" table:formula="of:=[.A155]*[.$B$3]/200" table:style-name="ce2">
            <text:p>66,6</text:p>
          </table:table-cell>
          <table:table-cell table:style-name="ce1"/>
          <table:table-cell office:value-type="float" office:value="1.1623892818282233" table:formula="of:=RADIANS([.B155])" table:style-name="ce3">
            <text:p>1,16</text:p>
          </table:table-cell>
          <table:table-cell office:value-type="float" office:value="0.92472645695110667" table:formula="of:=(1+COS([.D155]))^[.$B$1]" table:style-name="ce3">
            <text:p>0,92</text:p>
          </table:table-cell>
          <table:table-cell office:value-type="float" office:value="0.85936001779630156" table:formula="of:=SIN([.D155])^[.$E$2]" table:style-name="ce3">
            <text:p>0,86</text:p>
          </table:table-cell>
          <table:table-cell table:number-columns-repeated="2" table:style-name="ce1"/>
          <table:table-cell office:value-type="float" office:value="0.79467294450221393" table:formula="of:=[.F155]*[.E155]" table:style-name="ce3">
            <text:p>0,79</text:p>
          </table:table-cell>
          <table:table-cell table:style-name="ce1"/>
          <table:table-cell office:value-type="float" office:value="0.35760282502599627" table:formula="of:=[.I155]*[.$B$8]" table:style-name="ce3">
            <text:p>0,36</text:p>
          </table:table-cell>
          <table:table-cell table:number-columns-repeated="16373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67.05" table:formula="of:=[.A156]*[.$B$3]/200" table:style-name="ce2">
            <text:p>67,1</text:p>
          </table:table-cell>
          <table:table-cell table:style-name="ce1"/>
          <table:table-cell office:value-type="float" office:value="1.170243263462198" table:formula="of:=RADIANS([.B156])" table:style-name="ce3">
            <text:p>1,17</text:p>
          </table:table-cell>
          <table:table-cell office:value-type="float" office:value="0.92584827922263357" table:formula="of:=(1+COS([.D156]))^[.$B$1]" table:style-name="ce3">
            <text:p>0,93</text:p>
          </table:table-cell>
          <table:table-cell office:value-type="float" office:value="0.86447774931169641" table:formula="of:=SIN([.D156])^[.$E$2]" table:style-name="ce3">
            <text:p>0,86</text:p>
          </table:table-cell>
          <table:table-cell table:number-columns-repeated="2" table:style-name="ce1"/>
          <table:table-cell office:value-type="float" office:value="0.80037523662648935" table:formula="of:=[.F156]*[.E156]" table:style-name="ce3">
            <text:p>0,80</text:p>
          </table:table-cell>
          <table:table-cell table:style-name="ce1"/>
          <table:table-cell office:value-type="float" office:value="0.36016885648192021" table:formula="of:=[.I156]*[.$B$8]" table:style-name="ce3">
            <text:p>0,36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67.5" table:formula="of:=[.A157]*[.$B$3]/200" table:style-name="ce2">
            <text:p>67,5</text:p>
          </table:table-cell>
          <table:table-cell table:style-name="ce1"/>
          <table:table-cell office:value-type="float" office:value="1.1780972450961724" table:formula="of:=RADIANS([.B157])" table:style-name="ce3">
            <text:p>1,18</text:p>
          </table:table-cell>
          <table:table-cell office:value-type="float" office:value="0.92698108905868615" table:formula="of:=(1+COS([.D157]))^[.$B$1]" table:style-name="ce3">
            <text:p>0,93</text:p>
          </table:table-cell>
          <table:table-cell office:value-type="float" office:value="0.86951424415647061" table:formula="of:=SIN([.D157])^[.$E$2]" table:style-name="ce3">
            <text:p>0,87</text:p>
          </table:table-cell>
          <table:table-cell table:number-columns-repeated="2" table:style-name="ce1"/>
          <table:table-cell office:value-type="float" office:value="0.80602326100020549" table:formula="of:=[.F157]*[.E157]" table:style-name="ce3">
            <text:p>0,81</text:p>
          </table:table-cell>
          <table:table-cell table:style-name="ce1"/>
          <table:table-cell office:value-type="float" office:value="0.3627104674500925" table:formula="of:=[.I157]*[.$B$8]" table:style-name="ce3">
            <text:p>0,36</text:p>
          </table:table-cell>
          <table:table-cell table:number-columns-repeated="16373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67.95" table:formula="of:=[.A158]*[.$B$3]/200" table:style-name="ce2">
            <text:p>68,0</text:p>
          </table:table-cell>
          <table:table-cell table:style-name="ce1"/>
          <table:table-cell office:value-type="float" office:value="1.1859512267301471" table:formula="of:=RADIANS([.B158])" table:style-name="ce3">
            <text:p>1,19</text:p>
          </table:table-cell>
          <table:table-cell office:value-type="float" office:value="0.92812497394554894" table:formula="of:=(1+COS([.D158]))^[.$B$1]" table:style-name="ce3">
            <text:p>0,93</text:p>
          </table:table-cell>
          <table:table-cell office:value-type="float" office:value="0.87446846796639677" table:formula="of:=SIN([.D158])^[.$E$2]" table:style-name="ce3">
            <text:p>0,87</text:p>
          </table:table-cell>
          <table:table-cell table:number-columns-repeated="2" table:style-name="ce1"/>
          <table:table-cell office:value-type="float" office:value="0.81161602404751609" table:formula="of:=[.F158]*[.E158]" table:style-name="ce3">
            <text:p>0,81</text:p>
          </table:table-cell>
          <table:table-cell table:style-name="ce1"/>
          <table:table-cell office:value-type="float" office:value="0.36522721082138226" table:formula="of:=[.I158]*[.$B$8]" table:style-name="ce3">
            <text:p>0,37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68.400000000000006" table:formula="of:=[.A159]*[.$B$3]/200" table:style-name="ce2">
            <text:p>68,4</text:p>
          </table:table-cell>
          <table:table-cell table:style-name="ce1"/>
          <table:table-cell office:value-type="float" office:value="1.1938052083641215" table:formula="of:=RADIANS([.B159])" table:style-name="ce3">
            <text:p>1,19</text:p>
          </table:table-cell>
          <table:table-cell office:value-type="float" office:value="0.92928002270999777" table:formula="of:=(1+COS([.D159]))^[.$B$1]" table:style-name="ce3">
            <text:p>0,93</text:p>
          </table:table-cell>
          <table:table-cell office:value-type="float" office:value="0.8793394036911466" table:formula="of:=SIN([.D159])^[.$E$2]" table:style-name="ce3">
            <text:p>0,88</text:p>
          </table:table-cell>
          <table:table-cell table:number-columns-repeated="2" table:style-name="ce1"/>
          <table:table-cell office:value-type="float" office:value="0.8171525410319046" table:formula="of:=[.F159]*[.E159]" table:style-name="ce3">
            <text:p>0,82</text:p>
          </table:table-cell>
          <table:table-cell table:style-name="ce1"/>
          <table:table-cell office:value-type="float" office:value="0.36771864346435706" table:formula="of:=[.I159]*[.$B$8]" table:style-name="ce3">
            <text:p>0,37</text:p>
          </table:table-cell>
          <table:table-cell table:number-columns-repeated="16373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68.849999999999994" table:formula="of:=[.A160]*[.$B$3]/200" table:style-name="ce2">
            <text:p>68,9</text:p>
          </table:table-cell>
          <table:table-cell table:style-name="ce1"/>
          <table:table-cell office:value-type="float" office:value="1.2016591899980957" table:formula="of:=RADIANS([.B160])" table:style-name="ce3">
            <text:p>1,20</text:p>
          </table:table-cell>
          <table:table-cell office:value-type="float" office:value="0.93044632554241946" table:formula="of:=(1+COS([.D160]))^[.$B$1]" table:style-name="ce3">
            <text:p>0,93</text:p>
          </table:table-cell>
          <table:table-cell office:value-type="float" office:value="0.88412605177746251" table:formula="of:=SIN([.D160])^[.$E$2]" table:style-name="ce3">
            <text:p>0,88</text:p>
          </table:table-cell>
          <table:table-cell table:number-columns-repeated="2" table:style-name="ce1"/>
          <table:table-cell office:value-type="float" office:value="0.82263183619266689" table:formula="of:=[.F160]*[.E160]" table:style-name="ce3">
            <text:p>0,82</text:p>
          </table:table-cell>
          <table:table-cell table:style-name="ce1"/>
          <table:table-cell office:value-type="float" office:value="0.37018432628670012" table:formula="of:=[.I160]*[.$B$8]" table:style-name="ce3">
            <text:p>0,37</text:p>
          </table:table-cell>
          <table:table-cell table:number-columns-repeated="16373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69.3" table:formula="of:=[.A161]*[.$B$3]/200" table:style-name="ce2">
            <text:p>69,3</text:p>
          </table:table-cell>
          <table:table-cell table:style-name="ce1"/>
          <table:table-cell office:value-type="float" office:value="1.2095131716320704" table:formula="of:=RADIANS([.B161])" table:style-name="ce3">
            <text:p>1,21</text:p>
          </table:table-cell>
          <table:table-cell office:value-type="float" office:value="0.9316239740204495" table:formula="of:=(1+COS([.D161]))^[.$B$1]" table:style-name="ce3">
            <text:p>0,93</text:p>
          </table:table-cell>
          <table:table-cell office:value-type="float" office:value="0.88882743034932588" table:formula="of:=SIN([.D161])^[.$E$2]" table:style-name="ce3">
            <text:p>0,89</text:p>
          </table:table-cell>
          <table:table-cell table:number-columns-repeated="2" table:style-name="ce1"/>
          <table:table-cell office:value-type="float" office:value="0.8280529428804233" table:formula="of:=[.F161]*[.E161]" table:style-name="ce3">
            <text:p>0,83</text:p>
          </table:table-cell>
          <table:table-cell table:style-name="ce1"/>
          <table:table-cell office:value-type="float" office:value="0.37262382429619051" table:formula="of:=[.I161]*[.$B$8]" table:style-name="ce3">
            <text:p>0,37</text:p>
          </table:table-cell>
          <table:table-cell table:number-columns-repeated="1637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69.75" table:formula="of:=[.A162]*[.$B$3]/200" table:style-name="ce2">
            <text:p>69,8</text:p>
          </table:table-cell>
          <table:table-cell table:style-name="ce1"/>
          <table:table-cell office:value-type="float" office:value="1.2173671532660448" table:formula="of:=RADIANS([.B162])" table:style-name="ce3">
            <text:p>1,22</text:p>
          </table:table-cell>
          <table:table-cell office:value-type="float" office:value="0.93281306113314766" table:formula="of:=(1+COS([.D162]))^[.$B$1]" table:style-name="ce3">
            <text:p>0,93</text:p>
          </table:table-cell>
          <table:table-cell office:value-type="float" office:value="0.89344257538508398" table:formula="of:=SIN([.D162])^[.$E$2]" table:style-name="ce3">
            <text:p>0,89</text:p>
          </table:table-cell>
          <table:table-cell table:number-columns-repeated="2" table:style-name="ce1"/>
          <table:table-cell office:value-type="float" office:value="0.83341490369164328" table:formula="of:=[.F162]*[.E162]" table:style-name="ce3">
            <text:p>0,83</text:p>
          </table:table-cell>
          <table:table-cell table:style-name="ce1"/>
          <table:table-cell office:value-type="float" office:value="0.37503670666123951" table:formula="of:=[.I162]*[.$B$8]" table:style-name="ce3">
            <text:p>0,38</text:p>
          </table:table-cell>
          <table:table-cell table:number-columns-repeated="16373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70.2" table:formula="of:=[.A163]*[.$B$3]/200" table:style-name="ce2">
            <text:p>70,2</text:p>
          </table:table-cell>
          <table:table-cell table:style-name="ce1"/>
          <table:table-cell office:value-type="float" office:value="1.2252211349000195" table:formula="of:=RADIANS([.B163])" table:style-name="ce3">
            <text:p>1,23</text:p>
          </table:table-cell>
          <table:table-cell office:value-type="float" office:value="0.93401368130572493" table:formula="of:=(1+COS([.D163]))^[.$B$1]" table:style-name="ce3">
            <text:p>0,93</text:p>
          </table:table-cell>
          <table:table-cell office:value-type="float" office:value="0.89797054089149297" table:formula="of:=SIN([.D163])^[.$E$2]" table:style-name="ce3">
            <text:p>0,90</text:p>
          </table:table-cell>
          <table:table-cell table:number-columns-repeated="2" table:style-name="ce1"/>
          <table:table-cell office:value-type="float" office:value="0.83871677060215633" table:formula="of:=[.F163]*[.E163]" table:style-name="ce3">
            <text:p>0,84</text:p>
          </table:table-cell>
          <table:table-cell table:style-name="ce1"/>
          <table:table-cell office:value-type="float" office:value="0.37742254677097037" table:formula="of:=[.I163]*[.$B$8]" table:style-name="ce3">
            <text:p>0,38</text:p>
          </table:table-cell>
          <table:table-cell table:number-columns-repeated="16373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70.650000000000006" table:formula="of:=[.A164]*[.$B$3]/200" table:style-name="ce2">
            <text:p>70,7</text:p>
          </table:table-cell>
          <table:table-cell table:style-name="ce1"/>
          <table:table-cell office:value-type="float" office:value="1.2330751165339939" table:formula="of:=RADIANS([.B164])" table:style-name="ce3">
            <text:p>1,23</text:p>
          </table:table-cell>
          <table:table-cell office:value-type="float" office:value="0.93522593042483271" table:formula="of:=(1+COS([.D164]))^[.$B$1]" table:style-name="ce3">
            <text:p>0,94</text:p>
          </table:table-cell>
          <table:table-cell office:value-type="float" office:value="0.90241039907463483" table:formula="of:=SIN([.D164])^[.$E$2]" table:style-name="ce3">
            <text:p>0,90</text:p>
          </table:table-cell>
          <table:table-cell table:number-columns-repeated="2" table:style-name="ce1"/>
          <table:table-cell office:value-type="float" office:value="0.84395760509961992" table:formula="of:=[.F164]*[.E164]" table:style-name="ce3">
            <text:p>0,84</text:p>
          </table:table-cell>
          <table:table-cell table:style-name="ce1"/>
          <table:table-cell office:value-type="float" office:value="0.37978092229482896" table:formula="of:=[.I164]*[.$B$8]" table:style-name="ce3">
            <text:p>0,38</text:p>
          </table:table-cell>
          <table:table-cell table:number-columns-repeated="16373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71.099999999999994" table:formula="of:=[.A165]*[.$B$3]/200" table:style-name="ce2">
            <text:p>71,1</text:p>
          </table:table-cell>
          <table:table-cell table:style-name="ce1"/>
          <table:table-cell office:value-type="float" office:value="1.2409290981679681" table:formula="of:=RADIANS([.B165])" table:style-name="ce3">
            <text:p>1,24</text:p>
          </table:table-cell>
          <table:table-cell office:value-type="float" office:value="0.93644990586443422" table:formula="of:=(1+COS([.D165]))^[.$B$1]" table:style-name="ce3">
            <text:p>0,94</text:p>
          </table:table-cell>
          <table:table-cell office:value-type="float" office:value="0.90676124050766915" table:formula="of:=SIN([.D165])^[.$E$2]" table:style-name="ce3">
            <text:p>0,91</text:p>
          </table:table-cell>
          <table:table-cell table:number-columns-repeated="2" table:style-name="ce1"/>
          <table:table-cell office:value-type="float" office:value="0.84913647831492434" table:formula="of:=[.F165]*[.E165]" table:style-name="ce3">
            <text:p>0,85</text:p>
          </table:table-cell>
          <table:table-cell table:style-name="ce1"/>
          <table:table-cell office:value-type="float" office:value="0.38211141524171593" table:formula="of:=[.I165]*[.$B$8]" table:style-name="ce3">
            <text:p>0,38</text:p>
          </table:table-cell>
          <table:table-cell table:number-columns-repeated="1637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71.55" table:formula="of:=[.A166]*[.$B$3]/200" table:style-name="ce2">
            <text:p>71,6</text:p>
          </table:table-cell>
          <table:table-cell table:style-name="ce1"/>
          <table:table-cell office:value-type="float" office:value="1.2487830798019428" table:formula="of:=RADIANS([.B166])" table:style-name="ce3">
            <text:p>1,25</text:p>
          </table:table-cell>
          <table:table-cell office:value-type="float" office:value="0.93768570651226868" table:formula="of:=(1+COS([.D166]))^[.$B$1]" table:style-name="ce3">
            <text:p>0,94</text:p>
          </table:table-cell>
          <table:table-cell office:value-type="float" office:value="0.91102217429537902" table:formula="of:=SIN([.D166])^[.$E$2]" table:style-name="ce3">
            <text:p>0,91</text:p>
          </table:table-cell>
          <table:table-cell table:number-columns-repeated="2" table:style-name="ce1"/>
          <table:table-cell office:value-type="float" office:value="0.85425247115250569" table:formula="of:=[.F166]*[.E166]" table:style-name="ce3">
            <text:p>0,85</text:p>
          </table:table-cell>
          <table:table-cell table:style-name="ce1"/>
          <table:table-cell office:value-type="float" office:value="0.38441361201862756" table:formula="of:=[.I166]*[.$B$8]" table:style-name="ce3">
            <text:p>0,38</text:p>
          </table:table-cell>
          <table:table-cell table:number-columns-repeated="1637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72" table:formula="of:=[.A167]*[.$B$3]/200" table:style-name="ce2">
            <text:p>72,0</text:p>
          </table:table-cell>
          <table:table-cell table:style-name="ce1"/>
          <table:table-cell office:value-type="float" office:value="1.2566370614359172" table:formula="of:=RADIANS([.B167])" table:style-name="ce3">
            <text:p>1,26</text:p>
          </table:table-cell>
          <table:table-cell office:value-type="float" office:value="0.93893343279692842" table:formula="of:=(1+COS([.D167]))^[.$B$1]" table:style-name="ce3">
            <text:p>0,94</text:p>
          </table:table-cell>
          <table:table-cell office:value-type="float" office:value="0.91519232823547403" table:formula="of:=SIN([.D167])^[.$E$2]" table:style-name="ce3">
            <text:p>0,92</text:p>
          </table:table-cell>
          <table:table-cell table:number-columns-repeated="2" table:style-name="ce1"/>
          <table:table-cell office:value-type="float" office:value="0.85930467441954694" table:formula="of:=[.F167]*[.E167]" table:style-name="ce3">
            <text:p>0,86</text:p>
          </table:table-cell>
          <table:table-cell table:style-name="ce1"/>
          <table:table-cell office:value-type="float" office:value="0.38668710348879615" table:formula="of:=[.I167]*[.$B$8]" table:style-name="ce3">
            <text:p>0,39</text:p>
          </table:table-cell>
          <table:table-cell table:number-columns-repeated="16373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72.45" table:formula="of:=[.A168]*[.$B$3]/200" table:style-name="ce2">
            <text:p>72,5</text:p>
          </table:table-cell>
          <table:table-cell table:style-name="ce1"/>
          <table:table-cell office:value-type="float" office:value="1.2644910430698919" table:formula="of:=RADIANS([.B168])" table:style-name="ce3">
            <text:p>1,26</text:p>
          </table:table-cell>
          <table:table-cell office:value-type="float" office:value="0.94019318671556174" table:formula="of:=(1+COS([.D168]))^[.$B$1]" table:style-name="ce3">
            <text:p>0,94</text:p>
          </table:table-cell>
          <table:table-cell office:value-type="float" office:value="0.91927084897661193" table:formula="of:=SIN([.D168])^[.$E$2]" table:style-name="ce3">
            <text:p>0,92</text:p>
          </table:table-cell>
          <table:table-cell table:number-columns-repeated="2" table:style-name="ce1"/>
          <table:table-cell office:value-type="float" office:value="0.8642921889540407" table:formula="of:=[.F168]*[.E168]" table:style-name="ce3">
            <text:p>0,86</text:p>
          </table:table-cell>
          <table:table-cell table:style-name="ce1"/>
          <table:table-cell office:value-type="float" office:value="0.38893148502931835" table:formula="of:=[.I168]*[.$B$8]" table:style-name="ce3">
            <text:p>0,39</text:p>
          </table:table-cell>
          <table:table-cell table:number-columns-repeated="1637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72.900000000000006" table:formula="of:=[.A169]*[.$B$3]/200" table:style-name="ce2">
            <text:p>72,9</text:p>
          </table:table-cell>
          <table:table-cell table:style-name="ce1"/>
          <table:table-cell office:value-type="float" office:value="1.2723450247038663" table:formula="of:=RADIANS([.B169])" table:style-name="ce3">
            <text:p>1,27</text:p>
          </table:table-cell>
          <table:table-cell office:value-type="float" office:value="0.94146507186222106" table:formula="of:=(1+COS([.D169]))^[.$B$1]" table:style-name="ce3">
            <text:p>0,94</text:p>
          </table:table-cell>
          <table:table-cell office:value-type="float" office:value="0.92325690217310219" table:formula="of:=SIN([.D169])^[.$E$2]" table:style-name="ce3">
            <text:p>0,92</text:p>
          </table:table-cell>
          <table:table-cell table:number-columns-repeated="2" table:style-name="ce1"/>
          <table:table-cell office:value-type="float" office:value="0.86921412575169121" table:formula="of:=[.F169]*[.E169]" table:style-name="ce3">
            <text:p>0,87</text:p>
          </table:table-cell>
          <table:table-cell table:style-name="ce1"/>
          <table:table-cell office:value-type="float" office:value="0.39114635658826108" table:formula="of:=[.I169]*[.$B$8]" table:style-name="ce3">
            <text:p>0,39</text:p>
          </table:table-cell>
          <table:table-cell table:number-columns-repeated="16373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73.349999999999994" table:formula="of:=[.A170]*[.$B$3]/200" table:style-name="ce2">
            <text:p>73,4</text:p>
          </table:table-cell>
          <table:table-cell table:style-name="ce1"/>
          <table:table-cell office:value-type="float" office:value="1.2801990063378406" table:formula="of:=RADIANS([.B170])" table:style-name="ce3">
            <text:p>1,28</text:p>
          </table:table-cell>
          <table:table-cell office:value-type="float" office:value="0.94274919345687225" table:formula="of:=(1+COS([.D170]))^[.$B$1]" table:style-name="ce3">
            <text:p>0,94</text:p>
          </table:table-cell>
          <table:table-cell office:value-type="float" office:value="0.92714967263625792" table:formula="of:=SIN([.D170])^[.$E$2]" table:style-name="ce3">
            <text:p>0,93</text:p>
          </table:table-cell>
          <table:table-cell table:number-columns-repeated="2" table:style-name="ce1"/>
          <table:table-cell office:value-type="float" office:value="0.87406960609163531" table:formula="of:=[.F170]*[.E170]" table:style-name="ce3">
            <text:p>0,87</text:p>
          </table:table-cell>
          <table:table-cell table:style-name="ce1"/>
          <table:table-cell office:value-type="float" office:value="0.39333132274123589" table:formula="of:=[.I170]*[.$B$8]" table:style-name="ce3">
            <text:p>0,39</text:p>
          </table:table-cell>
          <table:table-cell table:number-columns-repeated="16373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73.8" table:formula="of:=[.A171]*[.$B$3]/200" table:style-name="ce2">
            <text:p>73,8</text:p>
          </table:table-cell>
          <table:table-cell table:style-name="ce1"/>
          <table:table-cell office:value-type="float" office:value="1.2880529879718152" table:formula="of:=RADIANS([.B171])" table:style-name="ce3">
            <text:p>1,29</text:p>
          </table:table-cell>
          <table:table-cell office:value-type="float" office:value="0.94404565837508436" table:formula="of:=(1+COS([.D171]))^[.$B$1]" table:style-name="ce3">
            <text:p>0,94</text:p>
          </table:table-cell>
          <table:table-cell office:value-type="float" office:value="0.93094836448235674" table:formula="of:=SIN([.D171])^[.$E$2]" table:style-name="ce3">
            <text:p>0,93</text:p>
          </table:table-cell>
          <table:table-cell table:number-columns-repeated="2" table:style-name="ce1"/>
          <table:table-cell office:value-type="float" office:value="0.87885776166095442" table:formula="of:=[.F171]*[.E171]" table:style-name="ce3">
            <text:p>0,88</text:p>
          </table:table-cell>
          <table:table-cell table:style-name="ce1"/>
          <table:table-cell office:value-type="float" office:value="0.39548599274742952" table:formula="of:=[.I171]*[.$B$8]" table:style-name="ce3">
            <text:p>0,40</text:p>
          </table:table-cell>
          <table:table-cell table:number-columns-repeated="16373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74.25" table:formula="of:=[.A172]*[.$B$3]/200" table:style-name="ce2">
            <text:p>74,3</text:p>
          </table:table-cell>
          <table:table-cell table:style-name="ce1"/>
          <table:table-cell office:value-type="float" office:value="1.2959069696057897" table:formula="of:=RADIANS([.B172])" table:style-name="ce3">
            <text:p>1,30</text:p>
          </table:table-cell>
          <table:table-cell office:value-type="float" office:value="0.9453545751784167" table:formula="of:=(1+COS([.D172]))^[.$B$1]" table:style-name="ce3">
            <text:p>0,95</text:p>
          </table:table-cell>
          <table:table-cell office:value-type="float" office:value="0.93465220127718029" table:formula="of:=SIN([.D172])^[.$E$2]" table:style-name="ce3">
            <text:p>0,93</text:p>
          </table:table-cell>
          <table:table-cell table:number-columns-repeated="2" table:style-name="ce1"/>
          <table:table-cell office:value-type="float" office:value="0.88357773467796075" table:formula="of:=[.F172]*[.E172]" table:style-name="ce3">
            <text:p>0,88</text:p>
          </table:table-cell>
          <table:table-cell table:style-name="ce1"/>
          <table:table-cell office:value-type="float" office:value="0.39760998060508235" table:formula="of:=[.I172]*[.$B$8]" table:style-name="ce3">
            <text:p>0,40</text:p>
          </table:table-cell>
          <table:table-cell table:number-columns-repeated="16373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74.7" table:formula="of:=[.A173]*[.$B$3]/200" table:style-name="ce2">
            <text:p>74,7</text:p>
          </table:table-cell>
          <table:table-cell table:style-name="ce1"/>
          <table:table-cell office:value-type="float" office:value="1.3037609512397643" table:formula="of:=RADIANS([.B173])" table:style-name="ce3">
            <text:p>1,30</text:p>
          </table:table-cell>
          <table:table-cell office:value-type="float" office:value="0.94667605414552292" table:formula="of:=(1+COS([.D173]))^[.$B$1]" table:style-name="ce3">
            <text:p>0,95</text:p>
          </table:table-cell>
          <table:table-cell office:value-type="float" office:value="0.93826042617709937" table:formula="of:=SIN([.D173])^[.$E$2]" table:style-name="ce3">
            <text:p>0,94</text:p>
          </table:table-cell>
          <table:table-cell table:number-columns-repeated="2" table:style-name="ce1"/>
          <table:table-cell office:value-type="float" office:value="0.88822867801423311" table:formula="of:=[.F173]*[.E173]" table:style-name="ce3">
            <text:p>0,89</text:p>
          </table:table-cell>
          <table:table-cell table:style-name="ce1"/>
          <table:table-cell office:value-type="float" office:value="0.39970290510640488" table:formula="of:=[.I173]*[.$B$8]" table:style-name="ce3">
            <text:p>0,40</text:p>
          </table:table-cell>
          <table:table-cell table:number-columns-repeated="16373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75.150000000000006" table:formula="of:=[.A174]*[.$B$3]/200" table:style-name="ce2">
            <text:p>75,2</text:p>
          </table:table-cell>
          <table:table-cell table:style-name="ce1"/>
          <table:table-cell office:value-type="float" office:value="1.3116149328737388" table:formula="of:=RADIANS([.B174])" table:style-name="ce3">
            <text:p>1,31</text:p>
          </table:table-cell>
          <table:table-cell office:value-type="float" office:value="0.94801020730399455" table:formula="of:=(1+COS([.D174]))^[.$B$1]" table:style-name="ce3">
            <text:p>0,95</text:p>
          </table:table-cell>
          <table:table-cell office:value-type="float" office:value="0.94177230206666951" table:formula="of:=SIN([.D174])^[.$E$2]" table:style-name="ce3">
            <text:p>0,94</text:p>
          </table:table-cell>
          <table:table-cell table:number-columns-repeated="2" table:style-name="ce1"/>
          <table:table-cell office:value-type="float" office:value="0.89280975531538354" table:formula="of:=[.F174]*[.E174]" table:style-name="ce3">
            <text:p>0,89</text:p>
          </table:table-cell>
          <table:table-cell table:style-name="ce1"/>
          <table:table-cell office:value-type="float" office:value="0.40176438989192259" table:formula="of:=[.I174]*[.$B$8]" table:style-name="ce3">
            <text:p>0,40</text:p>
          </table:table-cell>
          <table:table-cell table:number-columns-repeated="16373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75.599999999999994" table:formula="of:=[.A175]*[.$B$3]/200" table:style-name="ce2">
            <text:p>75,6</text:p>
          </table:table-cell>
          <table:table-cell table:style-name="ce1"/>
          <table:table-cell office:value-type="float" office:value="1.319468914507713" table:formula="of:=RADIANS([.B175])" table:style-name="ce3">
            <text:p>1,32</text:p>
          </table:table-cell>
          <table:table-cell office:value-type="float" office:value="0.94935714846296015" table:formula="of:=(1+COS([.D175]))^[.$B$1]" table:style-name="ce3">
            <text:p>0,95</text:p>
          </table:table-cell>
          <table:table-cell office:value-type="float" office:value="0.9451871116927073" table:formula="of:=SIN([.D175])^[.$E$2]" table:style-name="ce3">
            <text:p>0,95</text:p>
          </table:table-cell>
          <table:table-cell table:number-columns-repeated="2" table:style-name="ce1"/>
          <table:table-cell office:value-type="float" office:value="0.89732014112053005" table:formula="of:=[.F175]*[.E175]" table:style-name="ce3">
            <text:p>0,90</text:p>
          </table:table-cell>
          <table:table-cell table:style-name="ce1"/>
          <table:table-cell office:value-type="float" office:value="0.40379406350423852" table:formula="of:=[.I175]*[.$B$8]" table:style-name="ce3">
            <text:p>0,40</text:p>
          </table:table-cell>
          <table:table-cell table:number-columns-repeated="16373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76.05" table:formula="of:=[.A176]*[.$B$3]/200" table:style-name="ce2">
            <text:p>76,1</text:p>
          </table:table-cell>
          <table:table-cell table:style-name="ce1"/>
          <table:table-cell office:value-type="float" office:value="1.3273228961416876" table:formula="of:=RADIANS([.B176])" table:style-name="ce3">
            <text:p>1,33</text:p>
          </table:table-cell>
          <table:table-cell office:value-type="float" office:value="0.9507169932464633" table:formula="of:=(1+COS([.D176]))^[.$B$1]" table:style-name="ce3">
            <text:p>0,95</text:p>
          </table:table-cell>
          <table:table-cell office:value-type="float" office:value="0.94850415779481978" table:formula="of:=SIN([.D176])^[.$E$2]" table:style-name="ce3">
            <text:p>0,95</text:p>
          </table:table-cell>
          <table:table-cell table:number-columns-repeated="2" table:style-name="ce1"/>
          <table:table-cell office:value-type="float" office:value="0.90175902098046001" table:formula="of:=[.F176]*[.E176]" table:style-name="ce3">
            <text:p>0,90</text:p>
          </table:table-cell>
          <table:table-cell table:style-name="ce1"/>
          <table:table-cell office:value-type="float" office:value="0.40579155944120704" table:formula="of:=[.I176]*[.$B$8]" table:style-name="ce3">
            <text:p>0,41</text:p>
          </table:table-cell>
          <table:table-cell table:number-columns-repeated="16373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76.5" table:formula="of:=[.A177]*[.$B$3]/200" table:style-name="ce2">
            <text:p>76,5</text:p>
          </table:table-cell>
          <table:table-cell table:style-name="ce1"/>
          <table:table-cell office:value-type="float" office:value="1.3351768777756621" table:formula="of:=RADIANS([.B177])" table:style-name="ce3">
            <text:p>1,34</text:p>
          </table:table-cell>
          <table:table-cell office:value-type="float" office:value="0.95208985912764121" table:formula="of:=(1+COS([.D177]))^[.$B$1]" table:style-name="ce3">
            <text:p>0,95</text:p>
          </table:table-cell>
          <table:table-cell office:value-type="float" office:value="0.9517227632323495" table:formula="of:=SIN([.D177])^[.$E$2]" table:style-name="ce3">
            <text:p>0,95</text:p>
          </table:table-cell>
          <table:table-cell table:number-columns-repeated="2" table:style-name="ce1"/>
          <table:table-cell office:value-type="float" office:value="0.90612559157445705" table:formula="of:=[.F177]*[.E177]" table:style-name="ce3">
            <text:p>0,91</text:p>
          </table:table-cell>
          <table:table-cell table:style-name="ce1"/>
          <table:table-cell office:value-type="float" office:value="0.40775651620850567" table:formula="of:=[.I177]*[.$B$8]" table:style-name="ce3">
            <text:p>0,41</text:p>
          </table:table-cell>
          <table:table-cell table:number-columns-repeated="16373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76.95" table:formula="of:=[.A178]*[.$B$3]/200" table:style-name="ce2">
            <text:p>77,0</text:p>
          </table:table-cell>
          <table:table-cell table:style-name="ce1"/>
          <table:table-cell office:value-type="float" office:value="1.3430308594096367" table:formula="of:=RADIANS([.B178])" table:style-name="ce3">
            <text:p>1,34</text:p>
          </table:table-cell>
          <table:table-cell office:value-type="float" office:value="0.95347586546372676" table:formula="of:=(1+COS([.D178]))^[.$B$1]" table:style-name="ce3">
            <text:p>0,95</text:p>
          </table:table-cell>
          <table:table-cell office:value-type="float" office:value="0.95484227110771691" table:formula="of:=SIN([.D178])^[.$E$2]" table:style-name="ce3">
            <text:p>0,95</text:p>
          </table:table-cell>
          <table:table-cell table:number-columns-repeated="2" table:style-name="ce1"/>
          <table:table-cell office:value-type="float" office:value="0.91041906082578083" table:formula="of:=[.F178]*[.E178]" table:style-name="ce3">
            <text:p>0,91</text:p>
          </table:table-cell>
          <table:table-cell table:style-name="ce1"/>
          <table:table-cell office:value-type="float" office:value="0.40968857737160136" table:formula="of:=[.I178]*[.$B$8]" table:style-name="ce3">
            <text:p>0,41</text:p>
          </table:table-cell>
          <table:table-cell table:number-columns-repeated="16373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77.400000000000006" table:formula="of:=[.A179]*[.$B$3]/200" table:style-name="ce2">
            <text:p>77,4</text:p>
          </table:table-cell>
          <table:table-cell table:style-name="ce1"/>
          <table:table-cell office:value-type="float" office:value="1.3508848410436112" table:formula="of:=RADIANS([.B179])" table:style-name="ce3">
            <text:p>1,35</text:p>
          </table:table-cell>
          <table:table-cell office:value-type="float" office:value="0.95487513353189646" table:formula="of:=(1+COS([.D179]))^[.$B$1]" table:style-name="ce3">
            <text:p>0,95</text:p>
          </table:table-cell>
          <table:table-cell office:value-type="float" office:value="0.95786204488612214" table:formula="of:=SIN([.D179])^[.$E$2]" table:style-name="ce3">
            <text:p>0,96</text:p>
          </table:table-cell>
          <table:table-cell table:number-columns-repeated="2" table:style-name="ce1"/>
          <table:table-cell office:value-type="float" office:value="0.91463864801577133" table:formula="of:=[.F179]*[.E179]" table:style-name="ce3">
            <text:p>0,91</text:p>
          </table:table-cell>
          <table:table-cell table:style-name="ce1"/>
          <table:table-cell office:value-type="float" office:value="0.41158739160709712" table:formula="of:=[.I179]*[.$B$8]" table:style-name="ce3">
            <text:p>0,41</text:p>
          </table:table-cell>
          <table:table-cell table:number-columns-repeated="16373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77.849999999999994" table:formula="of:=[.A180]*[.$B$3]/200" table:style-name="ce2">
            <text:p>77,9</text:p>
          </table:table-cell>
          <table:table-cell table:style-name="ce1"/>
          <table:table-cell office:value-type="float" office:value="1.3587388226775854" table:formula="of:=RADIANS([.B180])" table:style-name="ce3">
            <text:p>1,36</text:p>
          </table:table-cell>
          <table:table-cell office:value-type="float" office:value="0.95628778656598745" table:formula="of:=(1+COS([.D180]))^[.$B$1]" table:style-name="ce3">
            <text:p>0,96</text:p>
          </table:table-cell>
          <table:table-cell office:value-type="float" office:value="0.96078146851158674" table:formula="of:=SIN([.D180])^[.$E$2]" table:style-name="ce3">
            <text:p>0,96</text:p>
          </table:table-cell>
          <table:table-cell table:number-columns-repeated="2" table:style-name="ce1"/>
          <table:table-cell office:value-type="float" office:value="0.91878358389656423" table:formula="of:=[.F180]*[.E180]" table:style-name="ce3">
            <text:p>0,92</text:p>
          </table:table-cell>
          <table:table-cell table:style-name="ce1"/>
          <table:table-cell office:value-type="float" office:value="0.41345261275345391" table:formula="of:=[.I180]*[.$B$8]" table:style-name="ce3">
            <text:p>0,41</text:p>
          </table:table-cell>
          <table:table-cell table:number-columns-repeated="16373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78.3" table:formula="of:=[.A181]*[.$B$3]/200" table:style-name="ce2">
            <text:p>78,3</text:p>
          </table:table-cell>
          <table:table-cell table:style-name="ce1"/>
          <table:table-cell office:value-type="float" office:value="1.36659280431156" table:formula="of:=RADIANS([.B181])" table:style-name="ce3">
            <text:p>1,37</text:p>
          </table:table-cell>
          <table:table-cell office:value-type="float" office:value="0.9577139497941104" table:formula="of:=(1+COS([.D181]))^[.$B$1]" table:style-name="ce3">
            <text:p>0,96</text:p>
          </table:table-cell>
          <table:table-cell office:value-type="float" office:value="0.96359994651930614" table:formula="of:=SIN([.D181])^[.$E$2]" table:style-name="ce3">
            <text:p>0,96</text:p>
          </table:table-cell>
          <table:table-cell table:number-columns-repeated="2" table:style-name="ce1"/>
          <table:table-cell office:value-type="float" office:value="0.92285311080239818" table:formula="of:=[.F181]*[.E181]" table:style-name="ce3">
            <text:p>0,92</text:p>
          </table:table-cell>
          <table:table-cell table:style-name="ce1"/>
          <table:table-cell office:value-type="float" office:value="0.41528389986107916" table:formula="of:=[.I181]*[.$B$8]" table:style-name="ce3">
            <text:p>0,42</text:p>
          </table:table-cell>
          <table:table-cell table:number-columns-repeated="16373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78.75" table:formula="of:=[.A182]*[.$B$3]/200" table:style-name="ce2">
            <text:p>78,8</text:p>
          </table:table-cell>
          <table:table-cell table:style-name="ce1"/>
          <table:table-cell office:value-type="float" office:value="1.3744467859455345" table:formula="of:=RADIANS([.B182])" table:style-name="ce3">
            <text:p>1,37</text:p>
          </table:table-cell>
          <table:table-cell office:value-type="float" office:value="0.95915375047718254" table:formula="of:=(1+COS([.D182]))^[.$B$1]" table:style-name="ce3">
            <text:p>0,96</text:p>
          </table:table-cell>
          <table:table-cell office:value-type="float" office:value="0.96631690414428484" table:formula="of:=SIN([.D182])^[.$E$2]" table:style-name="ce3">
            <text:p>0,97</text:p>
          </table:table-cell>
          <table:table-cell table:number-columns-repeated="2" table:style-name="ce1"/>
          <table:table-cell office:value-type="float" office:value="0.92684648275949089" table:formula="of:=[.F182]*[.E182]" table:style-name="ce3">
            <text:p>0,93</text:p>
          </table:table-cell>
          <table:table-cell table:style-name="ce1"/>
          <table:table-cell office:value-type="float" office:value="0.41708091724177093" table:formula="of:=[.I182]*[.$B$8]" table:style-name="ce3">
            <text:p>0,42</text:p>
          </table:table-cell>
          <table:table-cell table:number-columns-repeated="16373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79.2" table:formula="of:=[.A183]*[.$B$3]/200" table:style-name="ce2">
            <text:p>79,2</text:p>
          </table:table-cell>
          <table:table-cell table:style-name="ce1"/>
          <table:table-cell office:value-type="float" office:value="1.3823007675795091" table:formula="of:=RADIANS([.B183])" table:style-name="ce3">
            <text:p>1,38</text:p>
          </table:table-cell>
          <table:table-cell office:value-type="float" office:value="0.96060731794840759" table:formula="of:=(1+COS([.D183]))^[.$B$1]" table:style-name="ce3">
            <text:p>0,96</text:p>
          </table:table-cell>
          <table:table-cell office:value-type="float" office:value="0.96893178742623709" table:formula="of:=SIN([.D183])^[.$E$2]" table:style-name="ce3">
            <text:p>0,97</text:p>
          </table:table-cell>
          <table:table-cell table:number-columns-repeated="2" table:style-name="ce1"/>
          <table:table-cell office:value-type="float" office:value="0.93076296559447425" table:formula="of:=[.F183]*[.E183]" table:style-name="ce3">
            <text:p>0,93</text:p>
          </table:table-cell>
          <table:table-cell table:style-name="ce1"/>
          <table:table-cell office:value-type="float" office:value="0.41884333451751343" table:formula="of:=[.I183]*[.$B$8]" table:style-name="ce3">
            <text:p>0,42</text:p>
          </table:table-cell>
          <table:table-cell table:number-columns-repeated="16373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79.650000000000006" table:formula="of:=[.A184]*[.$B$3]/200" table:style-name="ce2">
            <text:p>79,7</text:p>
          </table:table-cell>
          <table:table-cell table:style-name="ce1"/>
          <table:table-cell office:value-type="float" office:value="1.3901547492134836" table:formula="of:=RADIANS([.B184])" table:style-name="ce3">
            <text:p>1,39</text:p>
          </table:table-cell>
          <table:table-cell office:value-type="float" office:value="0.96207478365372834" table:formula="of:=(1+COS([.D184]))^[.$B$1]" table:style-name="ce3">
            <text:p>0,96</text:p>
          </table:table-cell>
          <table:table-cell office:value-type="float" office:value="0.97144406331072208" table:formula="of:=SIN([.D184])^[.$E$2]" table:style-name="ce3">
            <text:p>0,97</text:p>
          </table:table-cell>
          <table:table-cell table:number-columns-repeated="2" table:style-name="ce1"/>
          <table:table-cell office:value-type="float" office:value="0.93460183704136168" table:formula="of:=[.F184]*[.E184]" table:style-name="ce3">
            <text:p>0,93</text:p>
          </table:table-cell>
          <table:table-cell table:style-name="ce1"/>
          <table:table-cell office:value-type="float" office:value="0.42057082666861278" table:formula="of:=[.I184]*[.$B$8]" table:style-name="ce3">
            <text:p>0,42</text:p>
          </table:table-cell>
          <table:table-cell table:number-columns-repeated="16373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80.099999999999994" table:formula="of:=[.A185]*[.$B$3]/200" table:style-name="ce2">
            <text:p>80,1</text:p>
          </table:table-cell>
          <table:table-cell table:style-name="ce1"/>
          <table:table-cell office:value-type="float" office:value="1.3980087308474578" table:formula="of:=RADIANS([.B185])" table:style-name="ce3">
            <text:p>1,40</text:p>
          </table:table-cell>
          <table:table-cell office:value-type="float" office:value="0.9635562811932844" table:formula="of:=(1+COS([.D185]))^[.$B$1]" table:style-name="ce3">
            <text:p>0,96</text:p>
          </table:table-cell>
          <table:table-cell office:value-type="float" office:value="0.97385321974649575" table:formula="of:=SIN([.D185])^[.$E$2]" table:style-name="ce3">
            <text:p>0,97</text:p>
          </table:table-cell>
          <table:table-cell table:number-columns-repeated="2" table:style-name="ce1"/>
          <table:table-cell office:value-type="float" office:value="0.93836238684703988" table:formula="of:=[.F185]*[.E185]" table:style-name="ce3">
            <text:p>0,94</text:p>
          </table:table-cell>
          <table:table-cell table:style-name="ce1"/>
          <table:table-cell office:value-type="float" office:value="0.42226307408116798" table:formula="of:=[.I185]*[.$B$8]" table:style-name="ce3">
            <text:p>0,42</text:p>
          </table:table-cell>
          <table:table-cell table:number-columns-repeated="16373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80.55" table:formula="of:=[.A186]*[.$B$3]/200" table:style-name="ce2">
            <text:p>80,6</text:p>
          </table:table-cell>
          <table:table-cell table:style-name="ce1"/>
          <table:table-cell office:value-type="float" office:value="1.4058627124814325" table:formula="of:=RADIANS([.B186])" table:style-name="ce3">
            <text:p>1,41</text:p>
          </table:table-cell>
          <table:table-cell office:value-type="float" office:value="0.96505194636389924" table:formula="of:=(1+COS([.D186]))^[.$B$1]" table:style-name="ce3">
            <text:p>0,97</text:p>
          </table:table-cell>
          <table:table-cell office:value-type="float" office:value="0.97615876577905691" table:formula="of:=SIN([.D186])^[.$E$2]" table:style-name="ce3">
            <text:p>0,98</text:p>
          </table:table-cell>
          <table:table-cell table:number-columns-repeated="2" table:style-name="ce1"/>
          <table:table-cell office:value-type="float" office:value="0.94204391687526046" table:formula="of:=[.F186]*[.E186]" table:style-name="ce3">
            <text:p>0,94</text:p>
          </table:table-cell>
          <table:table-cell table:style-name="ce1"/>
          <table:table-cell office:value-type="float" office:value="0.42391976259386721" table:formula="of:=[.I186]*[.$B$8]" table:style-name="ce3">
            <text:p>0,42</text:p>
          </table:table-cell>
          <table:table-cell table:number-columns-repeated="16373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81" table:formula="of:=[.A187]*[.$B$3]/200" table:style-name="ce2">
            <text:p>81,0</text:p>
          </table:table-cell>
          <table:table-cell table:style-name="ce1"/>
          <table:table-cell office:value-type="float" office:value="1.4137166941154069" table:formula="of:=RADIANS([.B187])" table:style-name="ce3">
            <text:p>1,41</text:p>
          </table:table-cell>
          <table:table-cell office:value-type="float" office:value="0.96656191720262941" table:formula="of:=(1+COS([.D187]))^[.$B$1]" table:style-name="ce3">
            <text:p>0,97</text:p>
          </table:table-cell>
          <table:table-cell office:value-type="float" office:value="0.97836023164036345" table:formula="of:=SIN([.D187])^[.$E$2]" table:style-name="ce3">
            <text:p>0,98</text:p>
          </table:table-cell>
          <table:table-cell table:number-columns-repeated="2" table:style-name="ce1"/>
          <table:table-cell office:value-type="float" office:value="0.94564574120911826" table:formula="of:=[.F187]*[.E187]" table:style-name="ce3">
            <text:p>0,95</text:p>
          </table:table-cell>
          <table:table-cell table:style-name="ce1"/>
          <table:table-cell office:value-type="float" office:value="0.42554058354410323" table:formula="of:=[.I187]*[.$B$8]" table:style-name="ce3">
            <text:p>0,43</text:p>
          </table:table-cell>
          <table:table-cell table:number-columns-repeated="16373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81.45" table:formula="of:=[.A188]*[.$B$3]/200" table:style-name="ce2">
            <text:p>81,5</text:p>
          </table:table-cell>
          <table:table-cell table:style-name="ce1"/>
          <table:table-cell office:value-type="float" office:value="1.4215706757493816" table:formula="of:=RADIANS([.B188])" table:style-name="ce3">
            <text:p>1,42</text:p>
          </table:table-cell>
          <table:table-cell office:value-type="float" office:value="0.96808633403140643" table:formula="of:=(1+COS([.D188]))^[.$B$1]" table:style-name="ce3">
            <text:p>0,97</text:p>
          </table:table-cell>
          <table:table-cell office:value-type="float" office:value="0.98045716883470313" table:formula="of:=SIN([.D188])^[.$E$2]" table:style-name="ce3">
            <text:p>0,98</text:p>
          </table:table-cell>
          <table:table-cell table:number-columns-repeated="2" table:style-name="ce1"/>
          <table:table-cell office:value-type="float" office:value="0.94916718625199947" table:formula="of:=[.F188]*[.E188]" table:style-name="ce3">
            <text:p>0,95</text:p>
          </table:table-cell>
          <table:table-cell table:style-name="ce1"/>
          <table:table-cell office:value-type="float" office:value="0.42712523381339979" table:formula="of:=[.I188]*[.$B$8]" table:style-name="ce3">
            <text:p>0,43</text:p>
          </table:table-cell>
          <table:table-cell table:number-columns-repeated="16373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81.900000000000006" table:formula="of:=[.A189]*[.$B$3]/200" table:style-name="ce2">
            <text:p>81,9</text:p>
          </table:table-cell>
          <table:table-cell table:style-name="ce1"/>
          <table:table-cell office:value-type="float" office:value="1.429424657383356" table:formula="of:=RADIANS([.B189])" table:style-name="ce3">
            <text:p>1,43</text:p>
          </table:table-cell>
          <table:table-cell office:value-type="float" office:value="0.96962533950280527" table:formula="of:=(1+COS([.D189]))^[.$B$1]" table:style-name="ce3">
            <text:p>0,97</text:p>
          </table:table-cell>
          <table:table-cell office:value-type="float" office:value="0.98244915022069801" table:formula="of:=SIN([.D189])^[.$E$2]" table:style-name="ce3">
            <text:p>0,98</text:p>
          </table:table-cell>
          <table:table-cell table:number-columns-repeated="2" table:style-name="ce1"/>
          <table:table-cell office:value-type="float" office:value="0.95260759082698687" table:formula="of:=[.F189]*[.E189]" table:style-name="ce3">
            <text:p>0,95</text:p>
          </table:table-cell>
          <table:table-cell table:style-name="ce1"/>
          <table:table-cell office:value-type="float" office:value="0.42867341587214408" table:formula="of:=[.I189]*[.$B$8]" table:style-name="ce3">
            <text:p>0,43</text:p>
          </table:table-cell>
          <table:table-cell table:number-columns-repeated="16373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82.35" table:formula="of:=[.A190]*[.$B$3]/200" table:style-name="ce2">
            <text:p>82,4</text:p>
          </table:table-cell>
          <table:table-cell table:style-name="ce1"/>
          <table:table-cell office:value-type="float" office:value="1.4372786390173302" table:formula="of:=RADIANS([.B190])" table:style-name="ce3">
            <text:p>1,44</text:p>
          </table:table-cell>
          <table:table-cell office:value-type="float" office:value="0.97117907864697006" table:formula="of:=(1+COS([.D190]))^[.$B$1]" table:style-name="ce3">
            <text:p>0,97</text:p>
          </table:table-cell>
          <table:table-cell office:value-type="float" office:value="0.98433577008942408" table:formula="of:=SIN([.D190])^[.$E$2]" table:style-name="ce3">
            <text:p>0,98</text:p>
          </table:table-cell>
          <table:table-cell table:number-columns-repeated="2" table:style-name="ce1"/>
          <table:table-cell office:value-type="float" office:value="0.95596630627470258" table:formula="of:=[.F190]*[.E190]" table:style-name="ce3">
            <text:p>0,96</text:p>
          </table:table-cell>
          <table:table-cell table:style-name="ce1"/>
          <table:table-cell office:value-type="float" office:value="0.43018483782361616" table:formula="of:=[.I190]*[.$B$8]" table:style-name="ce3">
            <text:p>0,43</text:p>
          </table:table-cell>
          <table:table-cell table:number-columns-repeated="16373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82.8" table:formula="of:=[.A191]*[.$B$3]/200" table:style-name="ce2">
            <text:p>82,8</text:p>
          </table:table-cell>
          <table:table-cell table:style-name="ce1"/>
          <table:table-cell office:value-type="float" office:value="1.4451326206513049" table:formula="of:=RADIANS([.B191])" table:style-name="ce3">
            <text:p>1,45</text:p>
          </table:table-cell>
          <table:table-cell office:value-type="float" office:value="0.97274769891973289" table:formula="of:=(1+COS([.D191]))^[.$B$1]" table:style-name="ce3">
            <text:p>0,97</text:p>
          </table:table-cell>
          <table:table-cell office:value-type="float" office:value="0.98611664423862755" table:formula="of:=SIN([.D191])^[.$E$2]" table:style-name="ce3">
            <text:p>0,99</text:p>
          </table:table-cell>
          <table:table-cell table:number-columns-repeated="2" table:style-name="ce1"/>
          <table:table-cell office:value-type="float" office:value="0.95924269654957384" table:formula="of:=[.F191]*[.E191]" table:style-name="ce3">
            <text:p>0,96</text:p>
          </table:table-cell>
          <table:table-cell table:style-name="ce1"/>
          <table:table-cell office:value-type="float" office:value="0.43165921344730823" table:formula="of:=[.I191]*[.$B$8]" table:style-name="ce3">
            <text:p>0,43</text:p>
          </table:table-cell>
          <table:table-cell table:number-columns-repeated="16373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83.25" table:formula="of:=[.A192]*[.$B$3]/200" table:style-name="ce2">
            <text:p>83,3</text:p>
          </table:table-cell>
          <table:table-cell table:style-name="ce1"/>
          <table:table-cell office:value-type="float" office:value="1.4529866022852793" table:formula="of:=RADIANS([.B192])" table:style-name="ce3">
            <text:p>1,45</text:p>
          </table:table-cell>
          <table:table-cell office:value-type="float" office:value="0.97433135025196194" table:formula="of:=(1+COS([.D192]))^[.$B$1]" table:style-name="ce3">
            <text:p>0,97</text:p>
          </table:table-cell>
          <table:table-cell office:value-type="float" office:value="0.98779141004302418" table:formula="of:=SIN([.D192])^[.$E$2]" table:style-name="ce3">
            <text:p>0,99</text:p>
          </table:table-cell>
          <table:table-cell table:number-columns-repeated="2" table:style-name="ce1"/>
          <table:table-cell office:value-type="float" office:value="0.96243613831450914" table:formula="of:=[.F192]*[.E192]" table:style-name="ce3">
            <text:p>0,96</text:p>
          </table:table-cell>
          <table:table-cell table:style-name="ce1"/>
          <table:table-cell office:value-type="float" office:value="0.43309626224152914" table:formula="of:=[.I192]*[.$B$8]" table:style-name="ce3">
            <text:p>0,43</text:p>
          </table:table-cell>
          <table:table-cell table:number-columns-repeated="16373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83.7" table:formula="of:=[.A193]*[.$B$3]/200" table:style-name="ce2">
            <text:p>83,7</text:p>
          </table:table-cell>
          <table:table-cell table:style-name="ce1"/>
          <table:table-cell office:value-type="float" office:value="1.460840583919254" table:formula="of:=RADIANS([.B193])" table:style-name="ce3">
            <text:p>1,46</text:p>
          </table:table-cell>
          <table:table-cell office:value-type="float" office:value="0.97593018510017537" table:formula="of:=(1+COS([.D193]))^[.$B$1]" table:style-name="ce3">
            <text:p>0,98</text:p>
          </table:table-cell>
          <table:table-cell office:value-type="float" office:value="0.98935972652066539" table:formula="of:=SIN([.D193])^[.$E$2]" table:style-name="ce3">
            <text:p>0,99</text:p>
          </table:table-cell>
          <table:table-cell table:number-columns-repeated="2" table:style-name="ce1"/>
          <table:table-cell office:value-type="float" office:value="0.96554602103397191" table:formula="of:=[.F193]*[.E193]" table:style-name="ce3">
            <text:p>0,97</text:p>
          </table:table-cell>
          <table:table-cell table:style-name="ce1"/>
          <table:table-cell office:value-type="float" office:value="0.43449570946528737" table:formula="of:=[.I193]*[.$B$8]" table:style-name="ce3">
            <text:p>0,43</text:p>
          </table:table-cell>
          <table:table-cell table:number-columns-repeated="16373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84.15" table:formula="of:=[.A194]*[.$B$3]/200" table:style-name="ce2">
            <text:p>84,2</text:p>
          </table:table-cell>
          <table:table-cell table:style-name="ce1"/>
          <table:table-cell office:value-type="float" office:value="1.4686945655532284" table:formula="of:=RADIANS([.B194])" table:style-name="ce3">
            <text:p>1,47</text:p>
          </table:table-cell>
          <table:table-cell office:value-type="float" office:value="0.977544358498459" table:formula="of:=(1+COS([.D194]))^[.$B$1]" table:style-name="ce3">
            <text:p>0,98</text:p>
          </table:table-cell>
          <table:table-cell office:value-type="float" office:value="0.99082127439535339" table:formula="of:=SIN([.D194])^[.$E$2]" table:style-name="ce3">
            <text:p>0,99</text:p>
          </table:table-cell>
          <table:table-cell table:number-columns-repeated="2" table:style-name="ce1"/>
          <table:table-cell office:value-type="float" office:value="0.96857174706543137" table:formula="of:=[.F194]*[.E194]" table:style-name="ce3">
            <text:p>0,97</text:p>
          </table:table-cell>
          <table:table-cell table:style-name="ce1"/>
          <table:table-cell office:value-type="float" office:value="0.43585728617944414" table:formula="of:=[.I194]*[.$B$8]" table:style-name="ce3">
            <text:p>0,44</text:p>
          </table:table-cell>
          <table:table-cell table:number-columns-repeated="16373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84.6" table:formula="of:=[.A195]*[.$B$3]/200" table:style-name="ce2">
            <text:p>84,6</text:p>
          </table:table-cell>
          <table:table-cell table:style-name="ce1"/>
          <table:table-cell office:value-type="float" office:value="1.4765485471872026" table:formula="of:=RADIANS([.B195])" table:style-name="ce3">
            <text:p>1,48</text:p>
          </table:table-cell>
          <table:table-cell office:value-type="float" office:value="0.97917402811172838" table:formula="of:=(1+COS([.D195]))^[.$B$1]" table:style-name="ce3">
            <text:p>0,98</text:p>
          </table:table-cell>
          <table:table-cell office:value-type="float" office:value="0.99217575615509646" table:formula="of:=SIN([.D195])^[.$E$2]" table:style-name="ce3">
            <text:p>0,99</text:p>
          </table:table-cell>
          <table:table-cell table:number-columns-repeated="2" table:style-name="ce1"/>
          <table:table-cell office:value-type="float" office:value="0.97151273174918573" table:formula="of:=[.F195]*[.E195]" table:style-name="ce3">
            <text:p>0,97</text:p>
          </table:table-cell>
          <table:table-cell table:style-name="ce1"/>
          <table:table-cell office:value-type="float" office:value="0.43718072928713358" table:formula="of:=[.I195]*[.$B$8]" table:style-name="ce3">
            <text:p>0,44</text:p>
          </table:table-cell>
          <table:table-cell table:number-columns-repeated="16373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85.05" table:formula="of:=[.A196]*[.$B$3]/200" table:style-name="ce2">
            <text:p>85,1</text:p>
          </table:table-cell>
          <table:table-cell table:style-name="ce1"/>
          <table:table-cell office:value-type="float" office:value="1.4844025288211773" table:formula="of:=RADIANS([.B196])" table:style-name="ce3">
            <text:p>1,48</text:p>
          </table:table-cell>
          <table:table-cell office:value-type="float" office:value="0.98081935429037437" table:formula="of:=(1+COS([.D196]))^[.$B$1]" table:style-name="ce3">
            <text:p>0,98</text:p>
          </table:table-cell>
          <table:table-cell office:value-type="float" office:value="0.99342289610658707" table:formula="of:=SIN([.D196])^[.$E$2]" table:style-name="ce3">
            <text:p>0,99</text:p>
          </table:table-cell>
          <table:table-cell table:number-columns-repeated="2" table:style-name="ce1"/>
          <table:table-cell office:value-type="float" office:value="0.97436840349653642" table:formula="of:=[.F196]*[.E196]" table:style-name="ce3">
            <text:p>0,97</text:p>
          </table:table-cell>
          <table:table-cell table:style-name="ce1"/>
          <table:table-cell office:value-type="float" office:value="0.4384657815734414" table:formula="of:=[.I196]*[.$B$8]" table:style-name="ce3">
            <text:p>0,44</text:p>
          </table:table-cell>
          <table:table-cell table:number-columns-repeated="16373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85.5" table:formula="of:=[.A197]*[.$B$3]/200" table:style-name="ce2">
            <text:p>85,5</text:p>
          </table:table-cell>
          <table:table-cell table:style-name="ce1"/>
          <table:table-cell office:value-type="float" office:value="1.4922565104551517" table:formula="of:=RADIANS([.B197])" table:style-name="ce3">
            <text:p>1,49</text:p>
          </table:table-cell>
          <table:table-cell office:value-type="float" office:value="0.98248050012633747" table:formula="of:=(1+COS([.D197]))^[.$B$1]" table:style-name="ce3">
            <text:p>0,98</text:p>
          </table:table-cell>
          <table:table-cell office:value-type="float" office:value="0.99456244042569431" table:formula="of:=SIN([.D197])^[.$E$2]" table:style-name="ce3">
            <text:p>0,99</text:p>
          </table:table-cell>
          <table:table-cell table:number-columns-repeated="2" table:style-name="ce1"/>
          <table:table-cell office:value-type="float" office:value="0.9771382038763069" table:formula="of:=[.F197]*[.E197]" table:style-name="ce3">
            <text:p>0,98</text:p>
          </table:table-cell>
          <table:table-cell table:style-name="ce1"/>
          <table:table-cell office:value-type="float" office:value="0.43971219174433812" table:formula="of:=[.I197]*[.$B$8]" table:style-name="ce3">
            <text:p>0,44</text:p>
          </table:table-cell>
          <table:table-cell table:number-columns-repeated="16373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85.95" table:formula="of:=[.A198]*[.$B$3]/200" table:style-name="ce2">
            <text:p>86,0</text:p>
          </table:table-cell>
          <table:table-cell table:style-name="ce1"/>
          <table:table-cell office:value-type="float" office:value="1.5001104920891264" table:formula="of:=RADIANS([.B198])" table:style-name="ce3">
            <text:p>1,50</text:p>
          </table:table-cell>
          <table:table-cell office:value-type="float" office:value="0.98415763151065228" table:formula="of:=(1+COS([.D198]))^[.$B$1]" table:style-name="ce3">
            <text:p>0,98</text:p>
          </table:table-cell>
          <table:table-cell office:value-type="float" office:value="0.99559415720395628" table:formula="of:=SIN([.D198])^[.$E$2]" table:style-name="ce3">
            <text:p>1,00</text:p>
          </table:table-cell>
          <table:table-cell table:number-columns-repeated="2" table:style-name="ce1"/>
          <table:table-cell office:value-type="float" office:value="0.97982158769968963" table:formula="of:=[.F198]*[.E198]" table:style-name="ce3">
            <text:p>0,98</text:p>
          </table:table-cell>
          <table:table-cell table:style-name="ce1"/>
          <table:table-cell office:value-type="float" office:value="0.44091971446486034" table:formula="of:=[.I198]*[.$B$8]" table:style-name="ce3">
            <text:p>0,44</text:p>
          </table:table-cell>
          <table:table-cell table:number-columns-repeated="16373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86.4" table:formula="of:=[.A199]*[.$B$3]/200" table:style-name="ce2">
            <text:p>86,4</text:p>
          </table:table-cell>
          <table:table-cell table:style-name="ce1"/>
          <table:table-cell office:value-type="float" office:value="1.5079644737231008" table:formula="of:=RADIANS([.B199])" table:style-name="ce3">
            <text:p>1,51</text:p>
          </table:table-cell>
          <table:table-cell office:value-type="float" office:value="0.98585091719250861" table:formula="of:=(1+COS([.D199]))^[.$B$1]" table:style-name="ce3">
            <text:p>0,99</text:p>
          </table:table-cell>
          <table:table-cell office:value-type="float" office:value="0.99651783649106507" table:formula="of:=SIN([.D199])^[.$E$2]" table:style-name="ce3">
            <text:p>1,00</text:p>
          </table:table-cell>
          <table:table-cell table:number-columns-repeated="2" table:style-name="ce1"/>
          <table:table-cell office:value-type="float" office:value="0.98241802310341086" table:formula="of:=[.F199]*[.E199]" table:style-name="ce3">
            <text:p>0,98</text:p>
          </table:table-cell>
          <table:table-cell table:style-name="ce1"/>
          <table:table-cell office:value-type="float" office:value="0.44208811039653489" table:formula="of:=[.I199]*[.$B$8]" table:style-name="ce3">
            <text:p>0,44</text:p>
          </table:table-cell>
          <table:table-cell table:number-columns-repeated="16373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86.85" table:formula="of:=[.A200]*[.$B$3]/200" table:style-name="ce2">
            <text:p>86,9</text:p>
          </table:table-cell>
          <table:table-cell table:style-name="ce1"/>
          <table:table-cell office:value-type="float" office:value="1.515818455357075" table:formula="of:=RADIANS([.B200])" table:style-name="ce3">
            <text:p>1,52</text:p>
          </table:table-cell>
          <table:table-cell office:value-type="float" office:value="0.9875605288398781" table:formula="of:=(1+COS([.D200]))^[.$B$1]" table:style-name="ce3">
            <text:p>0,99</text:p>
          </table:table-cell>
          <table:table-cell office:value-type="float" office:value="0.99733329033333407" table:formula="of:=SIN([.D200])^[.$E$2]" table:style-name="ce3">
            <text:p>1,00</text:p>
          </table:table-cell>
          <table:table-cell table:number-columns-repeated="2" table:style-name="ce1"/>
          <table:table-cell office:value-type="float" office:value="0.98492699163120312" table:formula="of:=[.F200]*[.E200]" table:style-name="ce3">
            <text:p>0,98</text:p>
          </table:table-cell>
          <table:table-cell table:style-name="ce1"/>
          <table:table-cell office:value-type="float" office:value="0.4432171462340414" table:formula="of:=[.I200]*[.$B$8]" table:style-name="ce3">
            <text:p>0,44</text:p>
          </table:table-cell>
          <table:table-cell table:number-columns-repeated="16373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87.3" table:formula="of:=[.A201]*[.$B$3]/200" table:style-name="ce2">
            <text:p>87,3</text:p>
          </table:table-cell>
          <table:table-cell table:style-name="ce1"/>
          <table:table-cell office:value-type="float" office:value="1.5236724369910497" table:formula="of:=RADIANS([.B201])" table:style-name="ce3">
            <text:p>1,52</text:p>
          </table:table-cell>
          <table:table-cell office:value-type="float" office:value="0.98928664110175202" table:formula="of:=(1+COS([.D201]))^[.$B$1]" table:style-name="ce3">
            <text:p>0,99</text:p>
          </table:table-cell>
          <table:table-cell office:value-type="float" office:value="0.9980403528081373" table:formula="of:=SIN([.D201])^[.$E$2]" table:style-name="ce3">
            <text:p>1,00</text:p>
          </table:table-cell>
          <table:table-cell table:number-columns-repeated="2" table:style-name="ce1"/>
          <table:table-cell office:value-type="float" office:value="0.98734798831356974" table:formula="of:=[.F201]*[.E201]" table:style-name="ce3">
            <text:p>0,99</text:p>
          </table:table-cell>
          <table:table-cell table:style-name="ce1"/>
          <table:table-cell office:value-type="float" office:value="0.4443065947411064" table:formula="of:=[.I201]*[.$B$8]" table:style-name="ce3">
            <text:p>0,44</text:p>
          </table:table-cell>
          <table:table-cell table:number-columns-repeated="16373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87.75" table:formula="of:=[.A202]*[.$B$3]/200" table:style-name="ce2">
            <text:p>87,8</text:p>
          </table:table-cell>
          <table:table-cell table:style-name="ce1"/>
          <table:table-cell office:value-type="float" office:value="1.5315264186250241" table:formula="of:=RADIANS([.B202])" table:style-name="ce3">
            <text:p>1,53</text:p>
          </table:table-cell>
          <table:table-cell office:value-type="float" office:value="0.99102943167204371" table:formula="of:=(1+COS([.D202]))^[.$B$1]" table:style-name="ce3">
            <text:p>0,99</text:p>
          </table:table-cell>
          <table:table-cell office:value-type="float" office:value="0.99863888005431589" table:formula="of:=SIN([.D202])^[.$E$2]" table:style-name="ce3">
            <text:p>1,00</text:p>
          </table:table-cell>
          <table:table-cell table:number-columns-repeated="2" table:style-name="ce1"/>
          <table:table-cell office:value-type="float" office:value="0.98968052174583487" table:formula="of:=[.F202]*[.E202]" table:style-name="ce3">
            <text:p>0,99</text:p>
          </table:table-cell>
          <table:table-cell table:style-name="ce1"/>
          <table:table-cell office:value-type="float" office:value="0.44535623478562569" table:formula="of:=[.I202]*[.$B$8]" table:style-name="ce3">
            <text:p>0,45</text:p>
          </table:table-cell>
          <table:table-cell table:number-columns-repeated="16373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88.2" table:formula="of:=[.A203]*[.$B$3]/200" table:style-name="ce2">
            <text:p>88,2</text:p>
          </table:table-cell>
          <table:table-cell table:style-name="ce1"/>
          <table:table-cell office:value-type="float" office:value="1.5393804002589988" table:formula="of:=RADIANS([.B203])" table:style-name="ce3">
            <text:p>1,54</text:p>
          </table:table-cell>
          <table:table-cell office:value-type="float" office:value="0.99278908135520705" table:formula="of:=(1+COS([.D203]))^[.$B$1]" table:style-name="ce3">
            <text:p>0,99</text:p>
          </table:table-cell>
          <table:table-cell office:value-type="float" office:value="0.99912875029854464" table:formula="of:=SIN([.D203])^[.$E$2]" table:style-name="ce3">
            <text:p>1,00</text:p>
          </table:table-cell>
          <table:table-cell table:number-columns-repeated="2" table:style-name="ce1"/>
          <table:table-cell office:value-type="float" office:value="0.99192411416446824" table:formula="of:=[.F203]*[.E203]" table:style-name="ce3">
            <text:p>0,99</text:p>
          </table:table-cell>
          <table:table-cell table:style-name="ce1"/>
          <table:table-cell office:value-type="float" office:value="0.44636585137401069" table:formula="of:=[.I203]*[.$B$8]" table:style-name="ce3">
            <text:p>0,45</text:p>
          </table:table-cell>
          <table:table-cell table:number-columns-repeated="16373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88.65" table:formula="of:=[.A204]*[.$B$3]/200" table:style-name="ce2">
            <text:p>88,7</text:p>
          </table:table-cell>
          <table:table-cell table:style-name="ce1"/>
          <table:table-cell office:value-type="float" office:value="1.5472343818929732" table:formula="of:=RADIANS([.B204])" table:style-name="ce3">
            <text:p>1,55</text:p>
          </table:table-cell>
          <table:table-cell office:value-type="float" office:value="0.99456577413362546" table:formula="of:=(1+COS([.D204]))^[.$B$1]" table:style-name="ce3">
            <text:p>0,99</text:p>
          </table:table-cell>
          <table:table-cell office:value-type="float" office:value="0.9995098638776494" table:formula="of:=SIN([.D204])^[.$E$2]" table:style-name="ce3">
            <text:p>1,00</text:p>
          </table:table-cell>
          <table:table-cell table:number-columns-repeated="2" table:style-name="ce1"/>
          <table:table-cell office:value-type="float" office:value="0.99407830152166898" table:formula="of:=[.F204]*[.E204]" table:style-name="ce3">
            <text:p>0,99</text:p>
          </table:table-cell>
          <table:table-cell table:style-name="ce1"/>
          <table:table-cell office:value-type="float" office:value="0.44733523568475103" table:formula="of:=[.I204]*[.$B$8]" table:style-name="ce3">
            <text:p>0,45</text:p>
          </table:table-cell>
          <table:table-cell table:number-columns-repeated="16373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89.1" table:formula="of:=[.A205]*[.$B$3]/200" table:style-name="ce2">
            <text:p>89,1</text:p>
          </table:table-cell>
          <table:table-cell table:style-name="ce1"/>
          <table:table-cell office:value-type="float" office:value="1.5550883635269475" table:formula="of:=RADIANS([.B205])" table:style-name="ce3">
            <text:p>1,56</text:p>
          </table:table-cell>
          <table:table-cell office:value-type="float" office:value="0.99635969723682871" table:formula="of:=(1+COS([.D205]))^[.$B$1]" table:style-name="ce3">
            <text:p>1,00</text:p>
          </table:table-cell>
          <table:table-cell office:value-type="float" office:value="0.99978214325687675" table:formula="of:=SIN([.D205])^[.$E$2]" table:style-name="ce3">
            <text:p>1,00</text:p>
          </table:table-cell>
          <table:table-cell table:number-columns-repeated="2" table:style-name="ce1"/>
          <table:table-cell office:value-type="float" office:value="0.99614263355820942" table:formula="of:=[.F205]*[.E205]" table:style-name="ce3">
            <text:p>1,00</text:p>
          </table:table-cell>
          <table:table-cell table:style-name="ce1"/>
          <table:table-cell office:value-type="float" office:value="0.44826418510119426" table:formula="of:=[.I205]*[.$B$8]" table:style-name="ce3">
            <text:p>0,45</text:p>
          </table:table-cell>
          <table:table-cell table:number-columns-repeated="16373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89.55" table:formula="of:=[.A206]*[.$B$3]/200" table:style-name="ce2">
            <text:p>89,6</text:p>
          </table:table-cell>
          <table:table-cell table:style-name="ce1"/>
          <table:table-cell office:value-type="float" office:value="1.5629423451609221" table:formula="of:=RADIANS([.B206])" table:style-name="ce3">
            <text:p>1,56</text:p>
          </table:table-cell>
          <table:table-cell office:value-type="float" office:value="0.99817104121259526" table:formula="of:=(1+COS([.D206]))^[.$B$1]" table:style-name="ce3">
            <text:p>1,00</text:p>
          </table:table-cell>
          <table:table-cell office:value-type="float" office:value="0.99994553304410527" table:formula="of:=SIN([.D206])^[.$E$2]" table:style-name="ce3">
            <text:p>1,00</text:p>
          </table:table-cell>
          <table:table-cell table:number-columns-repeated="2" table:style-name="ce1"/>
          <table:table-cell office:value-type="float" office:value="0.99811667387451819" table:formula="of:=[.F206]*[.E206]" table:style-name="ce3">
            <text:p>1,00</text:p>
          </table:table-cell>
          <table:table-cell table:style-name="ce1"/>
          <table:table-cell office:value-type="float" office:value="0.44915250324353317" table:formula="of:=[.I206]*[.$B$8]" table:style-name="ce3">
            <text:p>0,45</text:p>
          </table:table-cell>
          <table:table-cell table:number-columns-repeated="16373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90" table:formula="of:=[.A207]*[.$B$3]/200" table:style-name="ce2">
            <text:p>90,0</text:p>
          </table:table-cell>
          <table:table-cell table:style-name="ce1"/>
          <table:table-cell office:value-type="float" office:value="1.5707963267948966" table:formula="of:=RADIANS([.B207])" table:style-name="ce3">
            <text:p>1,57</text:p>
          </table:table-cell>
          <table:table-cell office:value-type="float" office:value="1" table:formula="of:=(1+COS([.D207]))^[.$B$1]" table:style-name="ce3">
            <text:p>1,00</text:p>
          </table:table-cell>
          <table:table-cell office:value-type="float" office:value="1" table:formula="of:=SIN([.D207])^[.$E$2]" table:style-name="ce3">
            <text:p>1,00</text:p>
          </table:table-cell>
          <table:table-cell table:number-columns-repeated="2" table:style-name="ce1"/>
          <table:table-cell office:value-type="float" office:value="1" table:formula="of:=[.F207]*[.E207]" table:style-name="ce3">
            <text:p>1,00</text:p>
          </table:table-cell>
          <table:table-cell table:style-name="ce1"/>
          <table:table-cell office:value-type="float" office:value="0.45" table:formula="of:=[.I207]*[.$B$8]" table:style-name="ce3">
            <text:p>0,45</text:p>
          </table:table-cell>
          <table:table-cell table:number-columns-repeated="16373"/>
        </table:table-row>
        <table:table-row table:number-rows-repeated="1048369" table:style-name="ro1">
          <table:table-cell table:number-columns-repeated="16384"/>
        </table:table-row>
      </table:table>
      <table:table table:name="shear_pressure_drop" table:style-name="ta3">
        <table:table-column table:style-name="co10" table:default-cell-style-name="ce1"/>
        <table:table-column table:style-name="co11" table:default-cell-style-name="ce3"/>
        <table:table-column table:style-name="co12" table:number-columns-repeated="16382" table:default-cell-style-name="ce1"/>
        <table:table-row table:style-name="ro1">
          <table:table-cell office:value-type="string" table:style-name="ce1">
            <text:p>K</text:p>
          </table:table-cell>
          <table:table-cell office:value-type="float" office:value="1266.6666666666667" table:formula="of:=[UserInterface.B8]/3" table:style-name="ce3">
            <text:p>1266,6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0.2" table:style-name="ce3">
            <text:p>0,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pha</text:p>
          </table:table-cell>
          <table:table-cell office:value-type="float" office:value="90" table:formula="of:=[UserInterface.B12]" table:style-name="ce3">
            <text:p>90,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OGENMASS (alpha)</text:p>
          </table:table-cell>
          <table:table-cell office:value-type="float" office:value="1.5707963267948966" table:formula="of:=RADIANS([.B3])" table:style-name="ce3">
            <text:p>1,57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_klein/R_gross</text:p>
          </table:table-cell>
          <table:table-cell office:value-type="float" office:value="0.26666666666666666" table:formula="of:=[UserInterface.B1]/[UserInterface.B2]" table:style-name="ce3">
            <text:p>0,27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cheinbare Scherrate</text:p>
          </table:table-cell>
          <table:table-cell office:value-type="float" office:value="10000" table:formula="of:=[UserInterface.B6]" table:style-name="ce3">
            <text:p>10000,0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omponente 1</text:p>
          </table:table-cell>
          <table:table-cell office:value-type="float" office:value="15984.252726831568" table:formula="of:=2*[.B1]*([.B8]^[.B2])*(SIN([.B4])^(3*[.B2]))" table:style-name="ce3">
            <text:p>15984,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omponente 2</text:p>
          </table:table-cell>
          <table:table-cell office:value-type="float" office:value="1.2357853818730087" table:formula="of:=3*[.B2]*([.B4]^(1+(3*[.B2])))" table:style-name="ce3">
            <text:p>1,2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omponente 3</text:p>
          </table:table-cell>
          <table:table-cell office:value-type="float" office:value="1.1486983549970351" table:formula="of:=((1+3*[.B2])/(4*[.B2]))^([.B2])" table:style-name="ce3">
            <text:p>1,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omponente 4</text:p>
          </table:table-cell>
          <table:table-cell office:value-type="float" office:value="0.54753890796378824" table:formula="of:=(1-([.B6]^(3*[.B2])))" table:style-name="ce3">
            <text:p>0,55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esamt</text:p>
          </table:table-cell>
          <table:table-cell office:value-type="float" office:value="8.1352381045285513E-2" table:formula="of:=[.B10]/[.B11]*[.B12]*[.B13]*0.00001" table:style-name="ce3">
            <text:p>0,08</text:p>
          </table:table-cell>
          <table:table-cell office:value-type="string" table:style-name="ce1">
            <text:p>bar</text:p>
          </table:table-cell>
          <table:table-cell table:number-columns-repeated="16381"/>
        </table:table-row>
        <table:table-row table:number-rows-repeated="1048561" table:style-name="ro1">
          <table:table-cell table:number-columns-repeated="16384"/>
        </table:table-row>
      </table:table>
      <table:table table:name="my_own_I_and_t" table:style-name="ta1">
        <table:table-column table:style-name="co13" table:default-cell-style-name="ce4"/>
        <table:table-column table:style-name="co14" table:default-cell-style-name="ce1"/>
        <table:table-column table:style-name="co14" table:default-cell-style-name="ce13"/>
        <table:table-column table:style-name="co15" table:default-cell-style-name="ce3"/>
        <table:table-column table:style-name="co16" table:default-cell-style-name="ce1"/>
        <table:table-column table:style-name="co17" table:default-cell-style-name="ce3"/>
        <table:table-column table:style-name="co18" table:default-cell-style-name="ce1"/>
        <table:table-column table:style-name="co18" table:default-cell-style-name="ce2"/>
        <table:table-column table:style-name="co18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4"/>
          <table:table-cell table:style-name="ce1"/>
          <table:table-cell office:value-type="string" table:style-name="ce1">
            <text:p>I (gamma_dot_app)^t</text:p>
          </table:table-cell>
          <table:table-cell table:style-name="ce1"/>
          <table:table-cell table:style-name="ce5"/>
          <table:table-cell table:style-name="ce3"/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table:style-name="ce4"/>
          <table:table-cell table:style-name="ce1"/>
          <table:table-cell office:value-type="string" table:style-name="ce1">
            <text:p>((4/25)* (t^(-5/3))+(alpha/200))</text:p>
          </table:table-cell>
          <table:table-cell table:number-columns-repeated="2" table:style-name="ce1"/>
          <table:table-cell table:style-name="ce3"/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string" table:style-name="ce19">
            <text:p>I</text:p>
          </table:table-cell>
          <table:table-cell office:value-type="float" office:value="1371.4154420493735" table:style-name="ce13">
            <text:p>1371,42</text:p>
          </table:table-cell>
          <table:table-cell table:number-columns-repeated="2" table:style-name="ce3"/>
          <table:table-cell table:style-name="ce1"/>
          <table:table-cell table:style-name="ce3"/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string" table:style-name="ce19">
            <text:p>t</text:p>
          </table:table-cell>
          <table:table-cell office:value-type="float" office:value="0.88096710054313554" table:style-name="ce13">
            <text:p>0,88</text:p>
          </table:table-cell>
          <table:table-cell table:number-columns-repeated="2" table:style-name="ce3"/>
          <table:table-cell table:style-name="ce5"/>
          <table:table-cell table:style-name="ce3"/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table:style-name="ce19"/>
          <table:table-cell table:style-name="ce7"/>
          <table:table-cell table:number-columns-repeated="2" table:style-name="ce3"/>
          <table:table-cell table:style-name="ce1"/>
          <table:table-cell table:style-name="ce3"/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table:number-columns-repeated="2" table:style-name="ce4"/>
          <table:table-cell table:style-name="ce13"/>
          <table:table-cell table:style-name="ce3"/>
          <table:table-cell table:style-name="ce1"/>
          <table:table-cell table:style-name="ce3"/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string" table:style-name="ce18">
            <text:p>gamma_dot_app</text:p>
          </table:table-cell>
          <table:table-cell office:value-type="string" table:style-name="ce18">
            <text:p>alpha (degrees)</text:p>
          </table:table-cell>
          <table:table-cell office:value-type="string" table:style-name="ce14">
            <text:p>pElong from Gibson</text:p>
          </table:table-cell>
          <table:table-cell office:value-type="string" table:style-name="ce14">
            <text:p>Our formula</text:p>
          </table:table-cell>
          <table:table-cell office:value-type="string" table:style-name="ce15">
            <text:p>error (relativ)</text:p>
          </table:table-cell>
          <table:table-cell office:value-type="string" table:style-name="ce14">
            <text:p>error (absolute)</text:p>
          </table:table-cell>
          <table:table-cell table:style-name="ce1"/>
          <table:table-cell table:style-name="ce2"/>
          <table:table-cell table:number-columns-repeated="4" table:style-name="ce1"/>
          <table:table-cell table:style-name="ce16"/>
          <table:table-cell table:number-columns-repeated="16371"/>
        </table:table-row>
        <table:table-row table:style-name="ro1">
          <table:table-cell office:value-type="float" office:value="10000" table:style-name="ce18">
            <text:p>10000</text:p>
          </table:table-cell>
          <table:table-cell office:value-type="float" office:value="90" table:style-name="ce18">
            <text:p>90</text:p>
          </table:table-cell>
          <table:table-cell office:value-type="float" office:value="28.053444660343601" table:style-name="ce3">
            <text:p>28,05</text:p>
          </table:table-cell>
          <table:table-cell office:value-type="float" office:value="29.673220869889288" table:formula="of:=[.$B$4]*([.A9]^[.$B$5])*((4/25)*([.$B$5]^(-5/3))+([.B9]/200))*0.00001" table:style-name="ce14">
            <text:p>29,67</text:p>
          </table:table-cell>
          <table:table-cell office:value-type="percentage" office:value="-5.7738941836094938E-2" table:formula="of:=([.C9]-[.D9])/[.C9]" table:style-name="ce15">
            <text:p>-5,77 %</text:p>
          </table:table-cell>
          <table:table-cell office:value-type="float" office:value="1.6197762095456874" table:formula="of:=[.D9]-[.C9]" table:style-name="ce14">
            <text:p>1,62</text:p>
          </table:table-cell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10000" table:style-name="ce18">
            <text:p>10000</text:p>
          </table:table-cell>
          <table:table-cell office:value-type="float" office:value="75" table:style-name="ce18">
            <text:p>75</text:p>
          </table:table-cell>
          <table:table-cell office:value-type="float" office:value="24.3138575193828" table:style-name="ce3">
            <text:p>24,31</text:p>
          </table:table-cell>
          <table:table-cell office:value-type="float" office:value="26.236860507962366" table:formula="of:=[.$B$4]*([.A10]^[.$B$5])*((4/25)*([.$B$5]^(-5/3))+([.B10]/200))*0.00001" table:style-name="ce14">
            <text:p>26,24</text:p>
          </table:table-cell>
          <table:table-cell office:value-type="percentage" office:value="-7.9090822468074584E-2" table:formula="of:=([.C10]-[.D10])/[.C10]" table:style-name="ce15">
            <text:p>-7,91 %</text:p>
          </table:table-cell>
          <table:table-cell office:value-type="float" office:value="1.9230029885795652" table:formula="of:=[.D10]-[.C10]" table:style-name="ce14">
            <text:p>1,92</text:p>
          </table:table-cell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10000" table:style-name="ce18">
            <text:p>10000</text:p>
          </table:table-cell>
          <table:table-cell office:value-type="float" office:value="60" table:style-name="ce18">
            <text:p>60</text:p>
          </table:table-cell>
          <table:table-cell office:value-type="float" office:value="22.011196829488799" table:style-name="ce3">
            <text:p>22,01</text:p>
          </table:table-cell>
          <table:table-cell office:value-type="float" office:value="22.800500146035432" table:formula="of:=[.$B$4]*([.A11]^[.$B$5])*((4/25)*([.$B$5]^(-5/3))+([.B11]/200))*0.00001" table:style-name="ce14">
            <text:p>22,80</text:p>
          </table:table-cell>
          <table:table-cell office:value-type="percentage" office:value="-3.5859173068189948E-2" table:formula="of:=([.C11]-[.D11])/[.C11]" table:style-name="ce15">
            <text:p>-3,59 %</text:p>
          </table:table-cell>
          <table:table-cell office:value-type="float" office:value="0.78930331654663277" table:formula="of:=[.D11]-[.C11]" table:style-name="ce14">
            <text:p>0,79</text:p>
          </table:table-cell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10000" table:style-name="ce18">
            <text:p>10000</text:p>
          </table:table-cell>
          <table:table-cell office:value-type="float" office:value="45" table:style-name="ce18">
            <text:p>45</text:p>
          </table:table-cell>
          <table:table-cell office:value-type="float" office:value="22.118355489717" table:style-name="ce3">
            <text:p>22,12</text:p>
          </table:table-cell>
          <table:table-cell office:value-type="float" office:value="19.364139784108509" table:formula="of:=[.$B$4]*([.A12]^[.$B$5])*((4/25)*([.$B$5]^(-5/3))+([.B12]/200))*0.00001" table:style-name="ce14">
            <text:p>19,36</text:p>
          </table:table-cell>
          <table:table-cell office:value-type="percentage" office:value="0.12452172164829108" table:formula="of:=([.C12]-[.D12])/[.C12]" table:style-name="ce15">
            <text:p>12,45 %</text:p>
          </table:table-cell>
          <table:table-cell office:value-type="float" office:value="-2.754215705608491" table:formula="of:=[.D12]-[.C12]" table:style-name="ce14">
            <text:p>-2,75</text:p>
          </table:table-cell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10000" table:style-name="ce18">
            <text:p>10000</text:p>
          </table:table-cell>
          <table:table-cell office:value-type="float" office:value="30" table:style-name="ce18">
            <text:p>30</text:p>
          </table:table-cell>
          <table:table-cell office:value-type="float" office:value="19.21" table:style-name="ce3">
            <text:p>19,21</text:p>
          </table:table-cell>
          <table:table-cell office:value-type="float" office:value="15.927779422181581" table:formula="of:=[.$B$4]*([.A13]^[.$B$5])*((4/25)*([.$B$5]^(-5/3))+([.B13]/200))*0.00001" table:style-name="ce14">
            <text:p>15,93</text:p>
          </table:table-cell>
          <table:table-cell office:value-type="percentage" office:value="0.17085999884531075" table:formula="of:=([.C13]-[.D13])/[.C13]" table:style-name="ce15">
            <text:p>17,09 %</text:p>
          </table:table-cell>
          <table:table-cell office:value-type="float" office:value="-3.2822205778184195" table:formula="of:=[.D13]-[.C13]" table:style-name="ce14">
            <text:p>-3,28</text:p>
          </table:table-cell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table:number-columns-repeated="2" table:style-name="ce4"/>
          <table:table-cell table:style-name="ce13"/>
          <table:table-cell table:style-name="ce14"/>
          <table:table-cell table:style-name="ce5"/>
          <table:table-cell table:style-name="ce3"/>
          <table:table-cell table:style-name="ce1"/>
          <table:table-cell table:style-name="ce2"/>
          <table:table-cell table:number-columns-repeated="4" table:style-name="ce1"/>
          <table:table-cell table:style-name="ce16"/>
          <table:table-cell table:number-columns-repeated="16371"/>
        </table:table-row>
        <table:table-row table:style-name="ro1">
          <table:table-cell office:value-type="string" table:style-name="ce18">
            <text:p>gamma_dot_app</text:p>
          </table:table-cell>
          <table:table-cell office:value-type="string" table:style-name="ce18">
            <text:p>alpha (degrees)</text:p>
          </table:table-cell>
          <table:table-cell office:value-type="string" table:style-name="ce14">
            <text:p>pElong from Gibson</text:p>
          </table:table-cell>
          <table:table-cell office:value-type="string" table:style-name="ce14">
            <text:p>Our formula</text:p>
          </table:table-cell>
          <table:table-cell office:value-type="string" table:style-name="ce15">
            <text:p>error (relativ)</text:p>
          </table:table-cell>
          <table:table-cell office:value-type="string" table:style-name="ce14">
            <text:p>error (absolute)</text:p>
          </table:table-cell>
          <table:table-cell table:style-name="ce1"/>
          <table:table-cell table:style-name="ce2"/>
          <table:table-cell table:number-columns-repeated="4" table:style-name="ce1"/>
          <table:table-cell table:style-name="ce16"/>
          <table:table-cell table:number-columns-repeated="16371"/>
        </table:table-row>
        <table:table-row table:style-name="ro1">
          <table:table-cell office:value-type="float" office:value="5000" table:style-name="ce18">
            <text:p>5000</text:p>
          </table:table-cell>
          <table:table-cell office:value-type="float" office:value="90" table:style-name="ce18">
            <text:p>90</text:p>
          </table:table-cell>
          <table:table-cell office:value-type="float" office:value="14.8850497316224" table:style-name="ce3">
            <text:p>14,89</text:p>
          </table:table-cell>
          <table:table-cell office:value-type="float" office:value="16.112657173187554" table:formula="of:=[.$B$4]*([.A16]^[.$B$5])*((4/25)*([.$B$5]^(-5/3))+([.B16]/200))*0.00001" table:style-name="ce14">
            <text:p>16,11</text:p>
          </table:table-cell>
          <table:table-cell office:value-type="percentage" office:value="-8.2472511929683009E-2" table:formula="of:=([.C16]-[.D16])/[.C16]" table:style-name="ce15">
            <text:p>-8,25 %</text:p>
          </table:table-cell>
          <table:table-cell office:value-type="float" office:value="1.2276074415651532" table:formula="of:=[.D16]-[.C16]" table:style-name="ce14">
            <text:p>1,23</text:p>
          </table:table-cell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5000" table:style-name="ce18">
            <text:p>5000</text:p>
          </table:table-cell>
          <table:table-cell office:value-type="float" office:value="75" table:style-name="ce18">
            <text:p>75</text:p>
          </table:table-cell>
          <table:table-cell office:value-type="float" office:value="13.9748744685354" table:style-name="ce3">
            <text:p>13,97</text:p>
          </table:table-cell>
          <table:table-cell office:value-type="float" office:value="14.246702119705494" table:formula="of:=[.$B$4]*([.A17]^[.$B$5])*((4/25)*([.$B$5]^(-5/3))+([.B17]/200))*0.00001" table:style-name="ce14">
            <text:p>14,25</text:p>
          </table:table-cell>
          <table:table-cell office:value-type="percentage" office:value="-1.9451169438560408E-2" table:formula="of:=([.C17]-[.D17])/[.C17]" table:style-name="ce15">
            <text:p>-1,95 %</text:p>
          </table:table-cell>
          <table:table-cell office:value-type="float" office:value="0.27182765117009389" table:formula="of:=[.D17]-[.C17]" table:style-name="ce14">
            <text:p>0,27</text:p>
          </table:table-cell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5000" table:style-name="ce18">
            <text:p>5000</text:p>
          </table:table-cell>
          <table:table-cell office:value-type="float" office:value="60" table:style-name="ce18">
            <text:p>60</text:p>
          </table:table-cell>
          <table:table-cell office:value-type="float" office:value="11.717424344446799" table:style-name="ce3">
            <text:p>11,72</text:p>
          </table:table-cell>
          <table:table-cell office:value-type="float" office:value="12.380747066223432" table:formula="of:=[.$B$4]*([.A18]^[.$B$5])*((4/25)*([.$B$5]^(-5/3))+([.B18]/200))*0.00001" table:style-name="ce14">
            <text:p>12,38</text:p>
          </table:table-cell>
          <table:table-cell office:value-type="percentage" office:value="-5.660994278926141E-2" table:formula="of:=([.C18]-[.D18])/[.C18]" table:style-name="ce15">
            <text:p>-5,66 %</text:p>
          </table:table-cell>
          <table:table-cell office:value-type="float" office:value="0.66332272177663221" table:formula="of:=[.D18]-[.C18]" table:style-name="ce14">
            <text:p>0,66</text:p>
          </table:table-cell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5000" table:style-name="ce18">
            <text:p>5000</text:p>
          </table:table-cell>
          <table:table-cell office:value-type="float" office:value="45" table:style-name="ce18">
            <text:p>45</text:p>
          </table:table-cell>
          <table:table-cell office:value-type="float" office:value="11.9184670732411" table:style-name="ce3">
            <text:p>11,92</text:p>
          </table:table-cell>
          <table:table-cell office:value-type="float" office:value="10.514792012741371" table:formula="of:=[.$B$4]*([.A19]^[.$B$5])*((4/25)*([.$B$5]^(-5/3))+([.B19]/200))*0.00001" table:style-name="ce14">
            <text:p>10,51</text:p>
          </table:table-cell>
          <table:table-cell office:value-type="percentage" office:value="0.1177731206432754" table:formula="of:=([.C19]-[.D19])/[.C19]" table:style-name="ce15">
            <text:p>11,78 %</text:p>
          </table:table-cell>
          <table:table-cell office:value-type="float" office:value="-1.4036750604997295" table:formula="of:=[.D19]-[.C19]" table:style-name="ce14">
            <text:p>-1,40</text:p>
          </table:table-cell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5000" table:style-name="ce18">
            <text:p>5000</text:p>
          </table:table-cell>
          <table:table-cell office:value-type="float" office:value="30" table:style-name="ce18">
            <text:p>30</text:p>
          </table:table-cell>
          <table:table-cell office:value-type="float" office:value="9.8000000000000007" table:style-name="ce3">
            <text:p>9,80</text:p>
          </table:table-cell>
          <table:table-cell office:value-type="float" office:value="8.6488369592593095" table:formula="of:=[.$B$4]*([.A20]^[.$B$5])*((4/25)*([.$B$5]^(-5/3))+([.B20]/200))*0.00001" table:style-name="ce14">
            <text:p>8,65</text:p>
          </table:table-cell>
          <table:table-cell office:value-type="percentage" office:value="0.11746561640211134" table:formula="of:=([.C20]-[.D20])/[.C20]" table:style-name="ce15">
            <text:p>11,75 %</text:p>
          </table:table-cell>
          <table:table-cell office:value-type="float" office:value="-1.1511630407406912" table:formula="of:=[.D20]-[.C20]" table:style-name="ce14">
            <text:p>-1,15</text:p>
          </table:table-cell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table:number-columns-repeated="2" table:style-name="ce4"/>
          <table:table-cell table:style-name="ce13"/>
          <table:table-cell table:style-name="ce3"/>
          <table:table-cell table:style-name="ce5"/>
          <table:table-cell table:style-name="ce3"/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string" table:style-name="ce18">
            <text:p>gamma_dot_app</text:p>
          </table:table-cell>
          <table:table-cell office:value-type="string" table:style-name="ce18">
            <text:p>alpha (degrees)</text:p>
          </table:table-cell>
          <table:table-cell office:value-type="string" table:style-name="ce14">
            <text:p>pElong from Gibson</text:p>
          </table:table-cell>
          <table:table-cell office:value-type="string" table:style-name="ce14">
            <text:p>Our formula</text:p>
          </table:table-cell>
          <table:table-cell office:value-type="string" table:style-name="ce15">
            <text:p>error (relativ)</text:p>
          </table:table-cell>
          <table:table-cell office:value-type="string" table:style-name="ce14">
            <text:p>error (absolute)</text:p>
          </table:table-cell>
          <table:table-cell table:style-name="ce1"/>
          <table:table-cell table:style-name="ce2"/>
          <table:table-cell table:number-columns-repeated="4" table:style-name="ce1"/>
          <table:table-cell table:style-name="ce16"/>
          <table:table-cell table:number-columns-repeated="16371"/>
        </table:table-row>
        <table:table-row table:style-name="ro1">
          <table:table-cell office:value-type="float" office:value="2500" table:style-name="ce18">
            <text:p>2500</text:p>
          </table:table-cell>
          <table:table-cell office:value-type="float" office:value="90" table:style-name="ce18">
            <text:p>90</text:p>
          </table:table-cell>
          <table:table-cell office:value-type="float" office:value="7.88318359337425" table:style-name="ce3">
            <text:p>7,88</text:p>
          </table:table-cell>
          <table:table-cell office:value-type="float" office:value="8.7492261901409289" table:formula="of:=[.$B$4]*([.A23]^[.$B$5])*((4/25)*([.$B$5]^(-5/3))+([.B23]/200))*0.00001" table:style-name="ce14">
            <text:p>8,75</text:p>
          </table:table-cell>
          <table:table-cell office:value-type="percentage" office:value="-0.10985949857803394" table:formula="of:=([.C23]-[.D23])/[.C23]" table:style-name="ce15">
            <text:p>-10,99 %</text:p>
          </table:table-cell>
          <table:table-cell office:value-type="float" office:value="0.86604259676667894" table:formula="of:=[.D23]-[.C23]" table:style-name="ce14">
            <text:p>0,87</text:p>
          </table:table-cell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2500" table:style-name="ce18">
            <text:p>2500</text:p>
          </table:table-cell>
          <table:table-cell office:value-type="float" office:value="75" table:style-name="ce18">
            <text:p>75</text:p>
          </table:table-cell>
          <table:table-cell office:value-type="float" office:value="7.48225244810404" table:style-name="ce3">
            <text:p>7,48</text:p>
          </table:table-cell>
          <table:table-cell office:value-type="float" office:value="7.7360064183755402" table:formula="of:=[.$B$4]*([.A24]^[.$B$5])*((4/25)*([.$B$5]^(-5/3))+([.B24]/200))*0.00001" table:style-name="ce14">
            <text:p>7,74</text:p>
          </table:table-cell>
          <table:table-cell office:value-type="percentage" office:value="-3.3914115038420012E-2" table:formula="of:=([.C24]-[.D24])/[.C24]" table:style-name="ce15">
            <text:p>-3,39 %</text:p>
          </table:table-cell>
          <table:table-cell office:value-type="float" office:value="0.25375397027150015" table:formula="of:=[.D24]-[.C24]" table:style-name="ce14">
            <text:p>0,25</text:p>
          </table:table-cell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2500" table:style-name="ce18">
            <text:p>2500</text:p>
          </table:table-cell>
          <table:table-cell office:value-type="float" office:value="60" table:style-name="ce18">
            <text:p>60</text:p>
          </table:table-cell>
          <table:table-cell office:value-type="float" office:value="6.2463687258315801" table:style-name="ce3">
            <text:p>6,25</text:p>
          </table:table-cell>
          <table:table-cell office:value-type="float" office:value="6.7227866466101487" table:formula="of:=[.$B$4]*([.A25]^[.$B$5])*((4/25)*([.$B$5]^(-5/3))+([.B25]/200))*0.00001" table:style-name="ce14">
            <text:p>6,72</text:p>
          </table:table-cell>
          <table:table-cell office:value-type="percentage" office:value="-7.6271181175770725E-2" table:formula="of:=([.C25]-[.D25])/[.C25]" table:style-name="ce15">
            <text:p>-7,63 %</text:p>
          </table:table-cell>
          <table:table-cell office:value-type="float" office:value="0.47641792077856859" table:formula="of:=[.D25]-[.C25]" table:style-name="ce14">
            <text:p>0,48</text:p>
          </table:table-cell>
          <table:table-cell table:style-name="ce1"/>
          <table:table-cell table:style-name="ce2"/>
          <table:table-cell table:number-columns-repeated="4" table:style-name="ce1"/>
          <table:table-cell table:style-name="ce16"/>
          <table:table-cell table:number-columns-repeated="16371"/>
        </table:table-row>
        <table:table-row table:style-name="ro1">
          <table:table-cell office:value-type="float" office:value="2500" table:style-name="ce18">
            <text:p>2500</text:p>
          </table:table-cell>
          <table:table-cell office:value-type="float" office:value="45" table:style-name="ce18">
            <text:p>45</text:p>
          </table:table-cell>
          <table:table-cell office:value-type="float" office:value="6.0297427807383697" table:style-name="ce3">
            <text:p>6,03</text:p>
          </table:table-cell>
          <table:table-cell office:value-type="float" office:value="5.7095668748447599" table:formula="of:=[.$B$4]*([.A26]^[.$B$5])*((4/25)*([.$B$5]^(-5/3))+([.B26]/200))*0.00001" table:style-name="ce14">
            <text:p>5,71</text:p>
          </table:table-cell>
          <table:table-cell office:value-type="percentage" office:value="5.3099430197319754E-2" table:formula="of:=([.C26]-[.D26])/[.C26]" table:style-name="ce15">
            <text:p>5,31 %</text:p>
          </table:table-cell>
          <table:table-cell office:value-type="float" office:value="-0.32017590589360978" table:formula="of:=[.D26]-[.C26]" table:style-name="ce14">
            <text:p>-0,32</text:p>
          </table:table-cell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2500" table:style-name="ce18">
            <text:p>2500</text:p>
          </table:table-cell>
          <table:table-cell office:value-type="float" office:value="30" table:style-name="ce18">
            <text:p>30</text:p>
          </table:table-cell>
          <table:table-cell office:value-type="float" office:value="5.9" table:style-name="ce3">
            <text:p>5,90</text:p>
          </table:table-cell>
          <table:table-cell office:value-type="float" office:value="4.6963471030793693" table:formula="of:=[.$B$4]*([.A27]^[.$B$5])*((4/25)*([.$B$5]^(-5/3))+([.B27]/200))*0.00001" table:style-name="ce14">
            <text:p>4,70</text:p>
          </table:table-cell>
          <table:table-cell office:value-type="percentage" office:value="0.20400896557976797" table:formula="of:=([.C27]-[.D27])/[.C27]" table:style-name="ce15">
            <text:p>20,40 %</text:p>
          </table:table-cell>
          <table:table-cell office:value-type="float" office:value="-1.203652896920631" table:formula="of:=[.D27]-[.C27]" table:style-name="ce14">
            <text:p>-1,20</text:p>
          </table:table-cell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table:number-columns-repeated="2" table:style-name="ce4"/>
          <table:table-cell table:style-name="ce13"/>
          <table:table-cell table:style-name="ce3"/>
          <table:table-cell table:style-name="ce5"/>
          <table:table-cell table:style-name="ce3"/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string" table:style-name="ce18">
            <text:p>gamma_dot_app</text:p>
          </table:table-cell>
          <table:table-cell office:value-type="string" table:style-name="ce18">
            <text:p>alpha (degrees)</text:p>
          </table:table-cell>
          <table:table-cell office:value-type="string" table:style-name="ce14">
            <text:p>pElong from Gibson</text:p>
          </table:table-cell>
          <table:table-cell office:value-type="string" table:style-name="ce14">
            <text:p>Our formula</text:p>
          </table:table-cell>
          <table:table-cell office:value-type="string" table:style-name="ce15">
            <text:p>error (relativ)</text:p>
          </table:table-cell>
          <table:table-cell office:value-type="string" table:style-name="ce14">
            <text:p>error (absolute)</text:p>
          </table:table-cell>
          <table:table-cell table:style-name="ce1"/>
          <table:table-cell table:style-name="ce2"/>
          <table:table-cell table:number-columns-repeated="4" table:style-name="ce1"/>
          <table:table-cell table:style-name="ce16"/>
          <table:table-cell table:number-columns-repeated="16371"/>
        </table:table-row>
        <table:table-row table:style-name="ro1">
          <table:table-cell office:value-type="float" office:value="1000" table:style-name="ce18">
            <text:p>1000</text:p>
          </table:table-cell>
          <table:table-cell office:value-type="float" office:value="90" table:style-name="ce18">
            <text:p>90</text:p>
          </table:table-cell>
          <table:table-cell office:value-type="float" office:value="4.0812635872179204" table:style-name="ce3">
            <text:p>4,08</text:p>
          </table:table-cell>
          <table:table-cell office:value-type="float" office:value="3.9029913491436337" table:formula="of:=[.$B$4]*([.A30]^[.$B$5])*((4/25)*([.$B$5]^(-5/3))+([.B30]/200))*0.00001" table:style-name="ce14">
            <text:p>3,90</text:p>
          </table:table-cell>
          <table:table-cell office:value-type="percentage" office:value="4.3680647981820198E-2" table:formula="of:=([.C30]-[.D30])/[.C30]" table:style-name="ce15">
            <text:p>4,37 %</text:p>
          </table:table-cell>
          <table:table-cell office:value-type="float" office:value="-0.17827223807428672" table:formula="of:=[.D30]-[.C30]" table:style-name="ce14">
            <text:p>-0,18</text:p>
          </table:table-cell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1000" table:style-name="ce18">
            <text:p>1000</text:p>
          </table:table-cell>
          <table:table-cell office:value-type="float" office:value="75" table:style-name="ce18">
            <text:p>75</text:p>
          </table:table-cell>
          <table:table-cell office:value-type="float" office:value="4.0976163450624297" table:style-name="ce3">
            <text:p>4,10</text:p>
          </table:table-cell>
          <table:table-cell office:value-type="float" office:value="3.4509984622254928" table:formula="of:=[.$B$4]*([.A31]^[.$B$5])*((4/25)*([.$B$5]^(-5/3))+([.B31]/200))*0.00001" table:style-name="ce14">
            <text:p>3,45</text:p>
          </table:table-cell>
          <table:table-cell office:value-type="percentage" office:value="0.15780342237654885" table:formula="of:=([.C31]-[.D31])/[.C31]" table:style-name="ce15">
            <text:p>15,78 %</text:p>
          </table:table-cell>
          <table:table-cell office:value-type="float" office:value="-0.64661788283693689" table:formula="of:=[.D31]-[.C31]" table:style-name="ce14">
            <text:p>-0,65</text:p>
          </table:table-cell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1000" table:style-name="ce18">
            <text:p>1000</text:p>
          </table:table-cell>
          <table:table-cell office:value-type="float" office:value="60" table:style-name="ce18">
            <text:p>60</text:p>
          </table:table-cell>
          <table:table-cell office:value-type="float" office:value="2.8161372862117302" table:style-name="ce3">
            <text:p>2,82</text:p>
          </table:table-cell>
          <table:table-cell office:value-type="float" office:value="2.9990055753073519" table:formula="of:=[.$B$4]*([.A32]^[.$B$5])*((4/25)*([.$B$5]^(-5/3))+([.B32]/200))*0.00001" table:style-name="ce14">
            <text:p>3,00</text:p>
          </table:table-cell>
          <table:table-cell office:value-type="percentage" office:value="-6.4935857350057052E-2" table:formula="of:=([.C32]-[.D32])/[.C32]" table:style-name="ce15">
            <text:p>-6,49 %</text:p>
          </table:table-cell>
          <table:table-cell office:value-type="float" office:value="0.18286828909562169" table:formula="of:=[.D32]-[.C32]" table:style-name="ce14">
            <text:p>0,18</text:p>
          </table:table-cell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1000" table:style-name="ce18">
            <text:p>1000</text:p>
          </table:table-cell>
          <table:table-cell office:value-type="float" office:value="45" table:style-name="ce18">
            <text:p>45</text:p>
          </table:table-cell>
          <table:table-cell office:value-type="float" office:value="2.1347082475615098" table:style-name="ce3">
            <text:p>2,13</text:p>
          </table:table-cell>
          <table:table-cell office:value-type="float" office:value="2.5470126883892115" table:formula="of:=[.$B$4]*([.A33]^[.$B$5])*((4/25)*([.$B$5]^(-5/3))+([.B33]/200))*0.00001" table:style-name="ce14">
            <text:p>2,55</text:p>
          </table:table-cell>
          <table:table-cell office:value-type="percentage" office:value="-0.19314322755752666" table:formula="of:=([.C33]-[.D33])/[.C33]" table:style-name="ce15">
            <text:p>-19,31 %</text:p>
          </table:table-cell>
          <table:table-cell office:value-type="float" office:value="0.41230444082770168" table:formula="of:=[.D33]-[.C33]" table:style-name="ce14">
            <text:p>0,41</text:p>
          </table:table-cell>
          <table:table-cell table:number-columns-repeated="16378"/>
        </table:table-row>
        <table:table-row table:style-name="ro1">
          <table:table-cell office:value-type="float" office:value="1000" table:style-name="ce18">
            <text:p>1000</text:p>
          </table:table-cell>
          <table:table-cell office:value-type="float" office:value="30" table:style-name="ce18">
            <text:p>30</text:p>
          </table:table-cell>
          <table:table-cell office:value-type="float" office:value="2.2000000000000002" table:style-name="ce3">
            <text:p>2,20</text:p>
          </table:table-cell>
          <table:table-cell office:value-type="float" office:value="2.095019801471071" table:formula="of:=[.$B$4]*([.A34]^[.$B$5])*((4/25)*([.$B$5]^(-5/3))+([.B34]/200))*0.00001" table:style-name="ce14">
            <text:p>2,10</text:p>
          </table:table-cell>
          <table:table-cell office:value-type="percentage" office:value="4.7718272058604155E-2" table:formula="of:=([.C34]-[.D34])/[.C34]" table:style-name="ce15">
            <text:p>4,77 %</text:p>
          </table:table-cell>
          <table:table-cell office:value-type="float" office:value="-0.10498019852892915" table:formula="of:=[.D34]-[.C34]" table:style-name="ce14">
            <text:p>-0,1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4">
            <draw:frame draw:z-index="1" draw:id="id5" draw:style-name="a5" draw:name="Diagramm 1" svg:x="0.26268in" svg:y="0.00521in" svg:width="7.44565in" svg:height="3.91146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style-name="ce1"/>
          <table:table-cell table:style-name="ce13"/>
          <table:table-cell table:style-name="ce3"/>
          <table:table-cell table:style-name="ce1"/>
          <table:table-cell table:style-name="ce3"/>
          <table:table-cell table:number-columns-repeated="16378"/>
        </table:table-row>
        <table:table-row table:style-name="ro1">
          <table:table-cell table:style-name="ce4"/>
          <table:table-cell table:style-name="ce1"/>
          <table:table-cell table:style-name="ce13"/>
          <table:table-cell table:style-name="ce3"/>
          <table:table-cell office:value-type="string" table:style-name="ce1">
            <text:p>Squared error, relative</text:p>
          </table:table-cell>
          <table:table-cell office:value-type="string" table:style-name="ce3">
            <text:p>Squared error, absolute</text:p>
          </table:table-cell>
          <table:table-cell table:number-columns-repeated="16378"/>
        </table:table-row>
        <table:table-row table:style-name="ro1">
          <table:table-cell table:style-name="ce4"/>
          <table:table-cell table:style-name="ce1"/>
          <table:table-cell table:style-name="ce13"/>
          <table:table-cell table:style-name="ce3"/>
          <table:table-cell office:value-type="percentage" office:value="0.2277109518458012" table:formula="of:=SUMSQ([.E$8:.E$34])" table:style-name="ce5">
            <text:p>22,77 %</text:p>
          </table:table-cell>
          <table:table-cell office:value-type="float" office:value="33.876718702171857" table:formula="of:=SUMSQ([.F$8:.F$34])" table:style-name="ce3">
            <text:p>33,8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table:style-name="ce1"/>
          <table:table-cell table:style-name="ce13"/>
          <table:table-cell table:style-name="ce3"/>
          <table:table-cell office:value-type="string" table:style-name="ce1">
            <text:p>Average error, relative</text:p>
          </table:table-cell>
          <table:table-cell office:value-type="string" table:style-name="ce3">
            <text:p>Average error, absolute</text:p>
          </table:table-cell>
          <table:table-cell table:number-columns-repeated="16378"/>
        </table:table-row>
        <table:table-row table:style-name="ro1">
          <table:table-cell table:style-name="ce4"/>
          <table:table-cell table:style-name="ce1"/>
          <table:table-cell table:style-name="ce13"/>
          <table:table-cell table:style-name="ce3"/>
          <table:table-cell office:value-type="percentage" office:value="1.137923772516884E-2" table:formula="of:=AVERAGE([.E8:.E34])" table:style-name="ce5">
            <text:p>1,14 %</text:p>
          </table:table-cell>
          <table:table-cell office:value-type="float" office:value="-0.11793729799989446" table:formula="of:=AVERAGE([.F8:.F34])" table:style-name="ce3">
            <text:p>-0,12</text:p>
          </table:table-cell>
          <table:table-cell table:number-columns-repeated="16378"/>
        </table:table-row>
        <table:table-row table:number-rows-repeated="1048535" table:style-name="ro1">
          <table:table-cell table:number-columns-repeated="16384"/>
        </table:table-row>
      </table:table>
      <table:table table:name="usingGibsons_I_and_t" table:style-name="ta1">
        <table:table-column table:style-name="co13" table:default-cell-style-name="ce4"/>
        <table:table-column table:style-name="co14" table:default-cell-style-name="ce1"/>
        <table:table-column table:style-name="co14" table:default-cell-style-name="ce13"/>
        <table:table-column table:style-name="co15" table:default-cell-style-name="ce3"/>
        <table:table-column table:style-name="co16" table:default-cell-style-name="ce1"/>
        <table:table-column table:style-name="co17" table:default-cell-style-name="ce3"/>
        <table:table-column table:style-name="co18" table:default-cell-style-name="ce1"/>
        <table:table-column table:style-name="co18" table:default-cell-style-name="ce2"/>
        <table:table-column table:style-name="co18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4"/>
          <table:table-cell table:style-name="ce1"/>
          <table:table-cell office:value-type="string" table:style-name="ce1">
            <text:p>I (gamma_dot_app)^t</text:p>
          </table:table-cell>
          <table:table-cell table:style-name="ce1"/>
          <table:table-cell table:style-name="ce5"/>
          <table:table-cell table:style-name="ce3"/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table:style-name="ce4"/>
          <table:table-cell table:style-name="ce1"/>
          <table:table-cell office:value-type="string" table:style-name="ce1">
            <text:p>((4/25)* (t^(-5/3))+(alpha/200))</text:p>
          </table:table-cell>
          <table:table-cell table:number-columns-repeated="2" table:style-name="ce1"/>
          <table:table-cell table:style-name="ce3"/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string" table:style-name="ce19">
            <text:p>I</text:p>
          </table:table-cell>
          <table:table-cell office:value-type="float" office:value="3700" table:style-name="ce13">
            <text:p>3700,00</text:p>
          </table:table-cell>
          <table:table-cell table:number-columns-repeated="2" table:style-name="ce3"/>
          <table:table-cell table:style-name="ce1"/>
          <table:table-cell table:style-name="ce3"/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string" table:style-name="ce19">
            <text:p>t</text:p>
          </table:table-cell>
          <table:table-cell office:value-type="float" office:value="0.76" table:style-name="ce13">
            <text:p>0,76</text:p>
          </table:table-cell>
          <table:table-cell table:number-columns-repeated="2" table:style-name="ce3"/>
          <table:table-cell table:style-name="ce5"/>
          <table:table-cell table:style-name="ce3"/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table:style-name="ce19"/>
          <table:table-cell table:style-name="ce7"/>
          <table:table-cell table:number-columns-repeated="2" table:style-name="ce3"/>
          <table:table-cell table:style-name="ce1"/>
          <table:table-cell table:style-name="ce3"/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table:number-columns-repeated="2" table:style-name="ce4"/>
          <table:table-cell table:style-name="ce13"/>
          <table:table-cell table:style-name="ce3"/>
          <table:table-cell table:style-name="ce1"/>
          <table:table-cell table:style-name="ce3"/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string" table:style-name="ce18">
            <text:p>gamma_dot_app</text:p>
          </table:table-cell>
          <table:table-cell office:value-type="string" table:style-name="ce18">
            <text:p>alpha (degrees)</text:p>
          </table:table-cell>
          <table:table-cell office:value-type="string" table:style-name="ce14">
            <text:p>pElong from Gibson</text:p>
          </table:table-cell>
          <table:table-cell office:value-type="string" table:style-name="ce14">
            <text:p>Our formula</text:p>
          </table:table-cell>
          <table:table-cell office:value-type="string" table:style-name="ce15">
            <text:p>error (relativ)</text:p>
          </table:table-cell>
          <table:table-cell office:value-type="string" table:style-name="ce14">
            <text:p>error (absolute)</text:p>
          </table:table-cell>
          <table:table-cell table:style-name="ce1"/>
          <table:table-cell table:style-name="ce2"/>
          <table:table-cell table:number-columns-repeated="4" table:style-name="ce1"/>
          <table:table-cell table:style-name="ce16"/>
          <table:table-cell table:number-columns-repeated="16371"/>
        </table:table-row>
        <table:table-row table:style-name="ro1">
          <table:table-cell office:value-type="float" office:value="10000" table:style-name="ce18">
            <text:p>10000</text:p>
          </table:table-cell>
          <table:table-cell office:value-type="float" office:value="90" table:style-name="ce18">
            <text:p>90</text:p>
          </table:table-cell>
          <table:table-cell office:value-type="float" office:value="28.053444660343601" table:style-name="ce3">
            <text:p>28,05</text:p>
          </table:table-cell>
          <table:table-cell office:value-type="float" office:value="28.512071676618703" table:formula="of:=[.$B$4]*([.A9]^[.$B$5])*((4/25)*([.$B$5]^(-5/3))+([.B9]/200))*0.00001" table:style-name="ce14">
            <text:p>28,51</text:p>
          </table:table-cell>
          <table:table-cell office:value-type="percentage" office:value="-1.634833161588238E-2" table:formula="of:=([.C9]-[.D9])/[.C9]" table:style-name="ce15">
            <text:p>-1,63 %</text:p>
          </table:table-cell>
          <table:table-cell office:value-type="float" office:value="0.45862701627510205" table:formula="of:=[.D9]-[.C9]" table:style-name="ce14">
            <text:p>0,46</text:p>
          </table:table-cell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10000" table:style-name="ce18">
            <text:p>10000</text:p>
          </table:table-cell>
          <table:table-cell office:value-type="float" office:value="75" table:style-name="ce18">
            <text:p>75</text:p>
          </table:table-cell>
          <table:table-cell office:value-type="float" office:value="24.3138575193828" table:style-name="ce3">
            <text:p>24,31</text:p>
          </table:table-cell>
          <table:table-cell office:value-type="float" office:value="25.46934468232136" table:formula="of:=[.$B$4]*([.A10]^[.$B$5])*((4/25)*([.$B$5]^(-5/3))+([.B10]/200))*0.00001" table:style-name="ce14">
            <text:p>25,47</text:p>
          </table:table-cell>
          <table:table-cell office:value-type="percentage" office:value="-4.7523810732929356E-2" table:formula="of:=([.C10]-[.D10])/[.C10]" table:style-name="ce15">
            <text:p>-4,75 %</text:p>
          </table:table-cell>
          <table:table-cell office:value-type="float" office:value="1.1554871629385595" table:formula="of:=[.D10]-[.C10]" table:style-name="ce14">
            <text:p>1,16</text:p>
          </table:table-cell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10000" table:style-name="ce18">
            <text:p>10000</text:p>
          </table:table-cell>
          <table:table-cell office:value-type="float" office:value="60" table:style-name="ce18">
            <text:p>60</text:p>
          </table:table-cell>
          <table:table-cell office:value-type="float" office:value="22.011196829488799" table:style-name="ce3">
            <text:p>22,01</text:p>
          </table:table-cell>
          <table:table-cell office:value-type="float" office:value="22.426617688024024" table:formula="of:=[.$B$4]*([.A11]^[.$B$5])*((4/25)*([.$B$5]^(-5/3))+([.B11]/200))*0.00001" table:style-name="ce14">
            <text:p>22,43</text:p>
          </table:table-cell>
          <table:table-cell office:value-type="percentage" office:value="-1.8873160862324285E-2" table:formula="of:=([.C11]-[.D11])/[.C11]" table:style-name="ce15">
            <text:p>-1,89 %</text:p>
          </table:table-cell>
          <table:table-cell office:value-type="float" office:value="0.41542085853522437" table:formula="of:=[.D11]-[.C11]" table:style-name="ce14">
            <text:p>0,42</text:p>
          </table:table-cell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10000" table:style-name="ce18">
            <text:p>10000</text:p>
          </table:table-cell>
          <table:table-cell office:value-type="float" office:value="45" table:style-name="ce18">
            <text:p>45</text:p>
          </table:table-cell>
          <table:table-cell office:value-type="float" office:value="22.118355489717" table:style-name="ce3">
            <text:p>22,12</text:p>
          </table:table-cell>
          <table:table-cell office:value-type="float" office:value="19.383890693726677" table:formula="of:=[.$B$4]*([.A12]^[.$B$5])*((4/25)*([.$B$5]^(-5/3))+([.B12]/200))*0.00001" table:style-name="ce14">
            <text:p>19,38</text:p>
          </table:table-cell>
          <table:table-cell office:value-type="percentage" office:value="0.12362875699604331" table:formula="of:=([.C12]-[.D12])/[.C12]" table:style-name="ce15">
            <text:p>12,36 %</text:p>
          </table:table-cell>
          <table:table-cell office:value-type="float" office:value="-2.7344647959903234" table:formula="of:=[.D12]-[.C12]" table:style-name="ce14">
            <text:p>-2,73</text:p>
          </table:table-cell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10000" table:style-name="ce18">
            <text:p>10000</text:p>
          </table:table-cell>
          <table:table-cell office:value-type="float" office:value="30" table:style-name="ce18">
            <text:p>30</text:p>
          </table:table-cell>
          <table:table-cell office:value-type="float" office:value="19.21" table:style-name="ce3">
            <text:p>19,21</text:p>
          </table:table-cell>
          <table:table-cell office:value-type="float" office:value="16.341163699429334" table:formula="of:=[.$B$4]*([.A13]^[.$B$5])*((4/25)*([.$B$5]^(-5/3))+([.B13]/200))*0.00001" table:style-name="ce14">
            <text:p>16,34</text:p>
          </table:table-cell>
          <table:table-cell office:value-type="percentage" office:value="0.14934077566739545" table:formula="of:=([.C13]-[.D13])/[.C13]" table:style-name="ce15">
            <text:p>14,93 %</text:p>
          </table:table-cell>
          <table:table-cell office:value-type="float" office:value="-2.868836300570667" table:formula="of:=[.D13]-[.C13]" table:style-name="ce14">
            <text:p>-2,87</text:p>
          </table:table-cell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table:number-columns-repeated="2" table:style-name="ce4"/>
          <table:table-cell table:style-name="ce13"/>
          <table:table-cell table:style-name="ce14"/>
          <table:table-cell table:style-name="ce5"/>
          <table:table-cell table:style-name="ce3"/>
          <table:table-cell table:style-name="ce1"/>
          <table:table-cell table:style-name="ce2"/>
          <table:table-cell table:number-columns-repeated="4" table:style-name="ce1"/>
          <table:table-cell table:style-name="ce16"/>
          <table:table-cell table:number-columns-repeated="16371"/>
        </table:table-row>
        <table:table-row table:style-name="ro1">
          <table:table-cell office:value-type="string" table:style-name="ce18">
            <text:p>gamma_dot_app</text:p>
          </table:table-cell>
          <table:table-cell office:value-type="string" table:style-name="ce18">
            <text:p>alpha (degrees)</text:p>
          </table:table-cell>
          <table:table-cell office:value-type="string" table:style-name="ce14">
            <text:p>pElong from Gibson</text:p>
          </table:table-cell>
          <table:table-cell office:value-type="string" table:style-name="ce14">
            <text:p>Our formula</text:p>
          </table:table-cell>
          <table:table-cell office:value-type="string" table:style-name="ce15">
            <text:p>error (relativ)</text:p>
          </table:table-cell>
          <table:table-cell office:value-type="string" table:style-name="ce14">
            <text:p>error (absolute)</text:p>
          </table:table-cell>
          <table:table-cell table:style-name="ce1"/>
          <table:table-cell table:style-name="ce2"/>
          <table:table-cell table:number-columns-repeated="4" table:style-name="ce1"/>
          <table:table-cell table:style-name="ce16"/>
          <table:table-cell table:number-columns-repeated="16371"/>
        </table:table-row>
        <table:table-row table:style-name="ro1">
          <table:table-cell office:value-type="float" office:value="5000" table:style-name="ce18">
            <text:p>5000</text:p>
          </table:table-cell>
          <table:table-cell office:value-type="float" office:value="90" table:style-name="ce18">
            <text:p>90</text:p>
          </table:table-cell>
          <table:table-cell office:value-type="float" office:value="14.8850497316224" table:style-name="ce3">
            <text:p>14,89</text:p>
          </table:table-cell>
          <table:table-cell office:value-type="float" office:value="16.836273706119712" table:formula="of:=[.$B$4]*([.A16]^[.$B$5])*((4/25)*([.$B$5]^(-5/3))+([.B16]/200))*0.00001" table:style-name="ce14">
            <text:p>16,84</text:p>
          </table:table-cell>
          <table:table-cell office:value-type="percentage" office:value="-0.13108615756600753" table:formula="of:=([.C16]-[.D16])/[.C16]" table:style-name="ce15">
            <text:p>-13,11 %</text:p>
          </table:table-cell>
          <table:table-cell office:value-type="float" office:value="1.9512239744973119" table:formula="of:=[.D16]-[.C16]" table:style-name="ce14">
            <text:p>1,95</text:p>
          </table:table-cell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5000" table:style-name="ce18">
            <text:p>5000</text:p>
          </table:table-cell>
          <table:table-cell office:value-type="float" office:value="75" table:style-name="ce18">
            <text:p>75</text:p>
          </table:table-cell>
          <table:table-cell office:value-type="float" office:value="13.9748744685354" table:style-name="ce3">
            <text:p>13,97</text:p>
          </table:table-cell>
          <table:table-cell office:value-type="float" office:value="15.039554580620369" table:formula="of:=[.$B$4]*([.A17]^[.$B$5])*((4/25)*([.$B$5]^(-5/3))+([.B17]/200))*0.00001" table:style-name="ce14">
            <text:p>15,04</text:p>
          </table:table-cell>
          <table:table-cell office:value-type="percentage" office:value="-7.6185307745132755E-2" table:formula="of:=([.C17]-[.D17])/[.C17]" table:style-name="ce15">
            <text:p>-7,62 %</text:p>
          </table:table-cell>
          <table:table-cell office:value-type="float" office:value="1.064680112084968" table:formula="of:=[.D17]-[.C17]" table:style-name="ce14">
            <text:p>1,06</text:p>
          </table:table-cell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5000" table:style-name="ce18">
            <text:p>5000</text:p>
          </table:table-cell>
          <table:table-cell office:value-type="float" office:value="60" table:style-name="ce18">
            <text:p>60</text:p>
          </table:table-cell>
          <table:table-cell office:value-type="float" office:value="11.717424344446799" table:style-name="ce3">
            <text:p>11,72</text:p>
          </table:table-cell>
          <table:table-cell office:value-type="float" office:value="13.242835455121025" table:formula="of:=[.$B$4]*([.A18]^[.$B$5])*((4/25)*([.$B$5]^(-5/3))+([.B18]/200))*0.00001" table:style-name="ce14">
            <text:p>13,24</text:p>
          </table:table-cell>
          <table:table-cell office:value-type="percentage" office:value="-0.13018314143390725" table:formula="of:=([.C18]-[.D18])/[.C18]" table:style-name="ce15">
            <text:p>-13,02 %</text:p>
          </table:table-cell>
          <table:table-cell office:value-type="float" office:value="1.5254111106742254" table:formula="of:=[.D18]-[.C18]" table:style-name="ce14">
            <text:p>1,53</text:p>
          </table:table-cell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5000" table:style-name="ce18">
            <text:p>5000</text:p>
          </table:table-cell>
          <table:table-cell office:value-type="float" office:value="45" table:style-name="ce18">
            <text:p>45</text:p>
          </table:table-cell>
          <table:table-cell office:value-type="float" office:value="11.9184670732411" table:style-name="ce3">
            <text:p>11,92</text:p>
          </table:table-cell>
          <table:table-cell office:value-type="float" office:value="11.446116329621677" table:formula="of:=[.$B$4]*([.A19]^[.$B$5])*((4/25)*([.$B$5]^(-5/3))+([.B19]/200))*0.00001" table:style-name="ce14">
            <text:p>11,45</text:p>
          </table:table-cell>
          <table:table-cell office:value-type="percentage" office:value="3.9631836939829863E-2" table:formula="of:=([.C19]-[.D19])/[.C19]" table:style-name="ce15">
            <text:p>3,96 %</text:p>
          </table:table-cell>
          <table:table-cell office:value-type="float" office:value="-0.47235074361942253" table:formula="of:=[.D19]-[.C19]" table:style-name="ce14">
            <text:p>-0,47</text:p>
          </table:table-cell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5000" table:style-name="ce18">
            <text:p>5000</text:p>
          </table:table-cell>
          <table:table-cell office:value-type="float" office:value="30" table:style-name="ce18">
            <text:p>30</text:p>
          </table:table-cell>
          <table:table-cell office:value-type="float" office:value="9.8000000000000007" table:style-name="ce3">
            <text:p>9,80</text:p>
          </table:table-cell>
          <table:table-cell office:value-type="float" office:value="9.6493972041223337" table:formula="of:=[.$B$4]*([.A20]^[.$B$5])*((4/25)*([.$B$5]^(-5/3))+([.B20]/200))*0.00001" table:style-name="ce14">
            <text:p>9,65</text:p>
          </table:table-cell>
          <table:table-cell office:value-type="percentage" office:value="1.5367632232415E-2" table:formula="of:=([.C20]-[.D20])/[.C20]" table:style-name="ce15">
            <text:p>1,54 %</text:p>
          </table:table-cell>
          <table:table-cell office:value-type="float" office:value="-0.15060279587766701" table:formula="of:=[.D20]-[.C20]" table:style-name="ce14">
            <text:p>-0,15</text:p>
          </table:table-cell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table:number-columns-repeated="2" table:style-name="ce4"/>
          <table:table-cell table:style-name="ce13"/>
          <table:table-cell table:style-name="ce3"/>
          <table:table-cell table:style-name="ce5"/>
          <table:table-cell table:style-name="ce3"/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string" table:style-name="ce18">
            <text:p>gamma_dot_app</text:p>
          </table:table-cell>
          <table:table-cell office:value-type="string" table:style-name="ce18">
            <text:p>alpha (degrees)</text:p>
          </table:table-cell>
          <table:table-cell office:value-type="string" table:style-name="ce14">
            <text:p>pElong from Gibson</text:p>
          </table:table-cell>
          <table:table-cell office:value-type="string" table:style-name="ce14">
            <text:p>Our formula</text:p>
          </table:table-cell>
          <table:table-cell office:value-type="string" table:style-name="ce15">
            <text:p>error (relativ)</text:p>
          </table:table-cell>
          <table:table-cell office:value-type="string" table:style-name="ce14">
            <text:p>error (absolute)</text:p>
          </table:table-cell>
          <table:table-cell table:style-name="ce1"/>
          <table:table-cell table:style-name="ce2"/>
          <table:table-cell table:number-columns-repeated="4" table:style-name="ce1"/>
          <table:table-cell table:style-name="ce16"/>
          <table:table-cell table:number-columns-repeated="16371"/>
        </table:table-row>
        <table:table-row table:style-name="ro1">
          <table:table-cell office:value-type="float" office:value="2500" table:style-name="ce18">
            <text:p>2500</text:p>
          </table:table-cell>
          <table:table-cell office:value-type="float" office:value="90" table:style-name="ce18">
            <text:p>90</text:p>
          </table:table-cell>
          <table:table-cell office:value-type="float" office:value="7.88318359337425" table:style-name="ce3">
            <text:p>7,88</text:p>
          </table:table-cell>
          <table:table-cell office:value-type="float" office:value="9.9417578463731644" table:formula="of:=[.$B$4]*([.A23]^[.$B$5])*((4/25)*([.$B$5]^(-5/3))+([.B23]/200))*0.00001" table:style-name="ce14">
            <text:p>9,94</text:p>
          </table:table-cell>
          <table:table-cell office:value-type="percentage" office:value="-0.26113488651071487" table:formula="of:=([.C23]-[.D23])/[.C23]" table:style-name="ce15">
            <text:p>-26,11 %</text:p>
          </table:table-cell>
          <table:table-cell office:value-type="float" office:value="2.0585742529989144" table:formula="of:=[.D23]-[.C23]" table:style-name="ce14">
            <text:p>2,06</text:p>
          </table:table-cell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2500" table:style-name="ce18">
            <text:p>2500</text:p>
          </table:table-cell>
          <table:table-cell office:value-type="float" office:value="75" table:style-name="ce18">
            <text:p>75</text:p>
          </table:table-cell>
          <table:table-cell office:value-type="float" office:value="7.48225244810404" table:style-name="ce3">
            <text:p>7,48</text:p>
          </table:table-cell>
          <table:table-cell office:value-type="float" office:value="8.8808017954407603" table:formula="of:=[.$B$4]*([.A24]^[.$B$5])*((4/25)*([.$B$5]^(-5/3))+([.B24]/200))*0.00001" table:style-name="ce14">
            <text:p>8,88</text:p>
          </table:table-cell>
          <table:table-cell office:value-type="percentage" office:value="-0.18691555210638539" table:formula="of:=([.C24]-[.D24])/[.C24]" table:style-name="ce15">
            <text:p>-18,69 %</text:p>
          </table:table-cell>
          <table:table-cell office:value-type="float" office:value="1.3985493473367203" table:formula="of:=[.D24]-[.C24]" table:style-name="ce14">
            <text:p>1,40</text:p>
          </table:table-cell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2500" table:style-name="ce18">
            <text:p>2500</text:p>
          </table:table-cell>
          <table:table-cell office:value-type="float" office:value="60" table:style-name="ce18">
            <text:p>60</text:p>
          </table:table-cell>
          <table:table-cell office:value-type="float" office:value="6.2463687258315801" table:style-name="ce3">
            <text:p>6,25</text:p>
          </table:table-cell>
          <table:table-cell office:value-type="float" office:value="7.8198457445083562" table:formula="of:=[.$B$4]*([.A25]^[.$B$5])*((4/25)*([.$B$5]^(-5/3))+([.B25]/200))*0.00001" table:style-name="ce14">
            <text:p>7,82</text:p>
          </table:table-cell>
          <table:table-cell office:value-type="percentage" office:value="-0.25190267941912103" table:formula="of:=([.C25]-[.D25])/[.C25]" table:style-name="ce15">
            <text:p>-25,19 %</text:p>
          </table:table-cell>
          <table:table-cell office:value-type="float" office:value="1.5734770186767761" table:formula="of:=[.D25]-[.C25]" table:style-name="ce14">
            <text:p>1,57</text:p>
          </table:table-cell>
          <table:table-cell table:style-name="ce1"/>
          <table:table-cell table:style-name="ce2"/>
          <table:table-cell table:number-columns-repeated="4" table:style-name="ce1"/>
          <table:table-cell table:style-name="ce16"/>
          <table:table-cell table:number-columns-repeated="16371"/>
        </table:table-row>
        <table:table-row table:style-name="ro1">
          <table:table-cell office:value-type="float" office:value="2500" table:style-name="ce18">
            <text:p>2500</text:p>
          </table:table-cell>
          <table:table-cell office:value-type="float" office:value="45" table:style-name="ce18">
            <text:p>45</text:p>
          </table:table-cell>
          <table:table-cell office:value-type="float" office:value="6.0297427807383697" table:style-name="ce3">
            <text:p>6,03</text:p>
          </table:table-cell>
          <table:table-cell office:value-type="float" office:value="6.7588896935759513" table:formula="of:=[.$B$4]*([.A26]^[.$B$5])*((4/25)*([.$B$5]^(-5/3))+([.B26]/200))*0.00001" table:style-name="ce14">
            <text:p>6,76</text:p>
          </table:table-cell>
          <table:table-cell office:value-type="percentage" office:value="-0.12092504429323173" table:formula="of:=([.C26]-[.D26])/[.C26]" table:style-name="ce15">
            <text:p>-12,09 %</text:p>
          </table:table-cell>
          <table:table-cell office:value-type="float" office:value="0.7291469128375816" table:formula="of:=[.D26]-[.C26]" table:style-name="ce14">
            <text:p>0,73</text:p>
          </table:table-cell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2500" table:style-name="ce18">
            <text:p>2500</text:p>
          </table:table-cell>
          <table:table-cell office:value-type="float" office:value="30" table:style-name="ce18">
            <text:p>30</text:p>
          </table:table-cell>
          <table:table-cell office:value-type="float" office:value="5.9" table:style-name="ce3">
            <text:p>5,90</text:p>
          </table:table-cell>
          <table:table-cell office:value-type="float" office:value="5.6979336426435472" table:formula="of:=[.$B$4]*([.A27]^[.$B$5])*((4/25)*([.$B$5]^(-5/3))+([.B27]/200))*0.00001" table:style-name="ce14">
            <text:p>5,70</text:p>
          </table:table-cell>
          <table:table-cell office:value-type="percentage" office:value="3.4248535145161553E-2" table:formula="of:=([.C27]-[.D27])/[.C27]" table:style-name="ce15">
            <text:p>3,42 %</text:p>
          </table:table-cell>
          <table:table-cell office:value-type="float" office:value="-0.20206635735645317" table:formula="of:=[.D27]-[.C27]" table:style-name="ce14">
            <text:p>-0,20</text:p>
          </table:table-cell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table:number-columns-repeated="2" table:style-name="ce4"/>
          <table:table-cell table:style-name="ce13"/>
          <table:table-cell table:style-name="ce3"/>
          <table:table-cell table:style-name="ce5"/>
          <table:table-cell table:style-name="ce3"/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string" table:style-name="ce18">
            <text:p>gamma_dot_app</text:p>
          </table:table-cell>
          <table:table-cell office:value-type="string" table:style-name="ce18">
            <text:p>alpha (degrees)</text:p>
          </table:table-cell>
          <table:table-cell office:value-type="string" table:style-name="ce14">
            <text:p>pElong from Gibson</text:p>
          </table:table-cell>
          <table:table-cell office:value-type="string" table:style-name="ce14">
            <text:p>Our formula</text:p>
          </table:table-cell>
          <table:table-cell office:value-type="string" table:style-name="ce15">
            <text:p>error (relativ)</text:p>
          </table:table-cell>
          <table:table-cell office:value-type="string" table:style-name="ce14">
            <text:p>error (absolute)</text:p>
          </table:table-cell>
          <table:table-cell table:style-name="ce1"/>
          <table:table-cell table:style-name="ce2"/>
          <table:table-cell table:number-columns-repeated="4" table:style-name="ce1"/>
          <table:table-cell table:style-name="ce16"/>
          <table:table-cell table:number-columns-repeated="16371"/>
        </table:table-row>
        <table:table-row table:style-name="ro1">
          <table:table-cell office:value-type="float" office:value="1000" table:style-name="ce18">
            <text:p>1000</text:p>
          </table:table-cell>
          <table:table-cell office:value-type="float" office:value="90" table:style-name="ce18">
            <text:p>90</text:p>
          </table:table-cell>
          <table:table-cell office:value-type="float" office:value="4.0812635872179204" table:style-name="ce3">
            <text:p>4,08</text:p>
          </table:table-cell>
          <table:table-cell office:value-type="float" office:value="4.9548301788989502" table:formula="of:=[.$B$4]*([.A30]^[.$B$5])*((4/25)*([.$B$5]^(-5/3))+([.B30]/200))*0.00001" table:style-name="ce14">
            <text:p>4,95</text:p>
          </table:table-cell>
          <table:table-cell office:value-type="percentage" office:value="-0.21404316898740541" table:formula="of:=([.C30]-[.D30])/[.C30]" table:style-name="ce15">
            <text:p>-21,40 %</text:p>
          </table:table-cell>
          <table:table-cell office:value-type="float" office:value="0.87356659168102979" table:formula="of:=[.D30]-[.C30]" table:style-name="ce14">
            <text:p>0,87</text:p>
          </table:table-cell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1000" table:style-name="ce18">
            <text:p>1000</text:p>
          </table:table-cell>
          <table:table-cell office:value-type="float" office:value="75" table:style-name="ce18">
            <text:p>75</text:p>
          </table:table-cell>
          <table:table-cell office:value-type="float" office:value="4.0976163450624297" table:style-name="ce3">
            <text:p>4,10</text:p>
          </table:table-cell>
          <table:table-cell office:value-type="float" office:value="4.4260648296641492" table:formula="of:=[.$B$4]*([.A31]^[.$B$5])*((4/25)*([.$B$5]^(-5/3))+([.B31]/200))*0.00001" table:style-name="ce14">
            <text:p>4,43</text:p>
          </table:table-cell>
          <table:table-cell office:value-type="percentage" office:value="-8.0155987516375302E-2" table:formula="of:=([.C31]-[.D31])/[.C31]" table:style-name="ce15">
            <text:p>-8,02 %</text:p>
          </table:table-cell>
          <table:table-cell office:value-type="float" office:value="0.32844848460171949" table:formula="of:=[.D31]-[.C31]" table:style-name="ce14">
            <text:p>0,33</text:p>
          </table:table-cell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1000" table:style-name="ce18">
            <text:p>1000</text:p>
          </table:table-cell>
          <table:table-cell office:value-type="float" office:value="60" table:style-name="ce18">
            <text:p>60</text:p>
          </table:table-cell>
          <table:table-cell office:value-type="float" office:value="2.8161372862117302" table:style-name="ce3">
            <text:p>2,82</text:p>
          </table:table-cell>
          <table:table-cell office:value-type="float" office:value="3.8972994804293486" table:formula="of:=[.$B$4]*([.A32]^[.$B$5])*((4/25)*([.$B$5]^(-5/3))+([.B32]/200))*0.00001" table:style-name="ce14">
            <text:p>3,90</text:p>
          </table:table-cell>
          <table:table-cell office:value-type="percentage" office:value="-0.38391672150046297" table:formula="of:=([.C32]-[.D32])/[.C32]" table:style-name="ce15">
            <text:p>-38,39 %</text:p>
          </table:table-cell>
          <table:table-cell office:value-type="float" office:value="1.0811621942176184" table:formula="of:=[.D32]-[.C32]" table:style-name="ce14">
            <text:p>1,08</text:p>
          </table:table-cell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1000" table:style-name="ce18">
            <text:p>1000</text:p>
          </table:table-cell>
          <table:table-cell office:value-type="float" office:value="45" table:style-name="ce18">
            <text:p>45</text:p>
          </table:table-cell>
          <table:table-cell office:value-type="float" office:value="2.1347082475615098" table:style-name="ce3">
            <text:p>2,13</text:p>
          </table:table-cell>
          <table:table-cell office:value-type="float" office:value="3.3685341311945471" table:formula="of:=[.$B$4]*([.A33]^[.$B$5])*((4/25)*([.$B$5]^(-5/3))+([.B33]/200))*0.00001" table:style-name="ce14">
            <text:p>3,37</text:p>
          </table:table-cell>
          <table:table-cell office:value-type="percentage" office:value="-0.57798337784212162" table:formula="of:=([.C33]-[.D33])/[.C33]" table:style-name="ce15">
            <text:p>-57,80 %</text:p>
          </table:table-cell>
          <table:table-cell office:value-type="float" office:value="1.2338258836330374" table:formula="of:=[.D33]-[.C33]" table:style-name="ce14">
            <text:p>1,23</text:p>
          </table:table-cell>
          <table:table-cell table:number-columns-repeated="16378"/>
        </table:table-row>
        <table:table-row table:style-name="ro1">
          <table:table-cell office:value-type="float" office:value="1000" table:style-name="ce18">
            <text:p>1000</text:p>
          </table:table-cell>
          <table:table-cell office:value-type="float" office:value="30" table:style-name="ce18">
            <text:p>30</text:p>
          </table:table-cell>
          <table:table-cell office:value-type="float" office:value="2.2000000000000002" table:style-name="ce3">
            <text:p>2,20</text:p>
          </table:table-cell>
          <table:table-cell office:value-type="float" office:value="2.8397687819597466" table:formula="of:=[.$B$4]*([.A34]^[.$B$5])*((4/25)*([.$B$5]^(-5/3))+([.B34]/200))*0.00001" table:style-name="ce14">
            <text:p>2,84</text:p>
          </table:table-cell>
          <table:table-cell office:value-type="percentage" office:value="-0.2908039917998847" table:formula="of:=([.C34]-[.D34])/[.C34]" table:style-name="ce15">
            <text:p>-29,08 %</text:p>
          </table:table-cell>
          <table:table-cell office:value-type="float" office:value="0.6397687819597464" table:formula="of:=[.D34]-[.C34]" table:style-name="ce14">
            <text:p>0,6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4">
            <draw:frame draw:z-index="1" draw:id="id6" draw:style-name="a6" draw:name="Diagramm 1" svg:x="0.26268in" svg:y="0.00521in" svg:width="7.44565in" svg:height="3.91146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style-name="ce1"/>
          <table:table-cell table:style-name="ce13"/>
          <table:table-cell table:style-name="ce3"/>
          <table:table-cell table:style-name="ce1"/>
          <table:table-cell table:style-name="ce3"/>
          <table:table-cell table:number-columns-repeated="16378"/>
        </table:table-row>
        <table:table-row table:style-name="ro1">
          <table:table-cell table:style-name="ce4"/>
          <table:table-cell table:style-name="ce1"/>
          <table:table-cell table:style-name="ce13"/>
          <table:table-cell table:style-name="ce3"/>
          <table:table-cell office:value-type="string" table:style-name="ce1">
            <text:p>Squared error, relative</text:p>
          </table:table-cell>
          <table:table-cell office:value-type="string" table:style-name="ce3">
            <text:p>Squared error, absolute</text:p>
          </table:table-cell>
          <table:table-cell table:number-columns-repeated="16378"/>
        </table:table-row>
        <table:table-row table:style-name="ro1">
          <table:table-cell table:style-name="ce4"/>
          <table:table-cell table:style-name="ce1"/>
          <table:table-cell table:style-name="ce13"/>
          <table:table-cell table:style-name="ce3"/>
          <table:table-cell office:value-type="percentage" office:value="0.88285388957109789" table:formula="of:=SUMSQ([.E$8:.E$34])" table:style-name="ce5">
            <text:p>88,29 %</text:p>
          </table:table-cell>
          <table:table-cell office:value-type="float" office:value="38.152600763339223" table:formula="of:=SUMSQ([.F$8:.F$34])" table:style-name="ce3">
            <text:p>38,15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table:style-name="ce1"/>
          <table:table-cell table:style-name="ce13"/>
          <table:table-cell table:style-name="ce3"/>
          <table:table-cell office:value-type="string" table:style-name="ce1">
            <text:p>Average error, relative</text:p>
          </table:table-cell>
          <table:table-cell office:value-type="string" table:style-name="ce3">
            <text:p>Average error, absolute</text:p>
          </table:table-cell>
          <table:table-cell table:number-columns-repeated="16378"/>
        </table:table-row>
        <table:table-row table:style-name="ro1">
          <table:table-cell table:style-name="ce4"/>
          <table:table-cell table:style-name="ce1"/>
          <table:table-cell table:style-name="ce13"/>
          <table:table-cell table:style-name="ce3"/>
          <table:table-cell office:value-type="percentage" office:value="-0.12128818914755209" table:formula="of:=AVERAGE([.E8:.E34])" table:style-name="ce5">
            <text:p>-12,13 %</text:p>
          </table:table-cell>
          <table:table-cell office:value-type="float" office:value="0.5029524354767001" table:formula="of:=AVERAGE([.F8:.F34])" table:style-name="ce3">
            <text:p>0,50</text:p>
          </table:table-cell>
          <table:table-cell table:number-columns-repeated="16378"/>
        </table:table-row>
        <table:table-row table:number-rows-repeated="1048535" table:style-name="ro1">
          <table:table-cell table:number-columns-repeated="16384"/>
        </table:table-row>
      </table:table>
      <table:table table:name="NewPrefix" table:style-name="ta3">
        <table:table-column table:style-name="co19" table:default-cell-style-name="ce17"/>
        <table:table-column table:style-name="co20" table:default-cell-style-name="ce1"/>
        <table:table-column table:style-name="co19" table:number-columns-repeated="3" table:default-cell-style-name="ce1"/>
        <table:table-column table:style-name="co21" table:default-cell-style-name="ce1"/>
        <table:table-column table:style-name="co19" table:number-columns-repeated="4" table:default-cell-style-name="ce1"/>
        <table:table-column table:style-name="co22" table:default-cell-style-name="ce1"/>
        <table:table-column table:style-name="co19" table:default-cell-style-name="ce1"/>
        <table:table-column table:style-name="co23" table:default-cell-style-name="ce1"/>
        <table:table-column table:style-name="co19" table:default-cell-style-name="ce1"/>
        <table:table-column table:style-name="co19" table:default-cell-style-name="ce22"/>
        <table:table-column table:style-name="co19" table:default-cell-style-name="ce20"/>
        <table:table-column table:style-name="co19" table:number-columns-repeated="4" table:default-cell-style-name="ce1"/>
        <table:table-column table:style-name="co19" table:default-cell-style-name="ce8"/>
        <table:table-column table:style-name="co19" table:number-columns-repeated="16363" table:default-cell-style-name="ce1"/>
        <table:table-row table:style-name="ro1">
          <table:table-cell office:value-type="string" table:style-name="ce17">
            <text:p>Result</text:p>
          </table:table-cell>
          <table:table-cell office:value-type="string" table:style-name="ce1">
            <text:p>ratio_of_radi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alpha_in_degrees</text:p>
          </table:table-cell>
          <table:table-cell office:value-type="string" table:style-name="ce1">
            <text:p>Part1</text:p>
          </table:table-cell>
          <table:table-cell office:value-type="string" table:style-name="ce1">
            <text:p>alpha_in_radians</text:p>
          </table:table-cell>
          <table:table-cell office:value-type="string" table:style-name="ce1">
            <text:p>Part2</text:p>
          </table:table-cell>
          <table:table-cell office:value-type="string" table:style-name="ce1">
            <text:p>Part3</text:p>
          </table:table-cell>
          <table:table-cell office:value-type="string" table:style-name="ce1">
            <text:p>Integral</text:p>
          </table:table-cell>
          <table:table-cell office:value-type="string" table:style-name="ce1">
            <text:p>Part4</text:p>
          </table:table-cell>
          <table:table-cell office:value-type="string" table:style-name="ce1">
            <text:p>linear_formula</text:p>
          </table:table-cell>
          <table:table-cell office:value-type="string" table:style-name="ce1">
            <text:p>weighted_error</text:p>
          </table:table-cell>
          <table:table-cell office:value-type="string" table:style-name="ce1">
            <text:p>advanced_formula</text:p>
          </table:table-cell>
          <table:table-cell office:value-type="string" table:style-name="ce1">
            <text:p>weighted_error</text:p>
          </table:table-cell>
          <table:table-cell office:value-type="string" table:style-name="ce22">
            <text:p>advanced_advanced</text:p>
          </table:table-cell>
          <table:table-cell office:value-type="string" table:style-name="ce1">
            <text:p>weighted_error</text:p>
          </table:table-cell>
          <table:table-cell table:style-name="ce1">
            <draw:frame draw:z-index="1" draw:id="id7" draw:style-name="a7" draw:name="Diagramm 3" svg:x="0.58333in" svg:y="0in" svg:width="7.54911in" svg:height="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67"/>
        </table:table-row>
        <table:table-row table:style-name="ro1">
          <table:table-cell office:value-type="float" office:value="1.3201870970125367" table:formula="of:=[.E2]*[.G2]*[.H2]+[.J2]" table:style-name="ce17">
            <text:p>1,32</text:p>
          </table:table-cell>
          <table:table-cell office:value-type="float" office:value="0.2" table:formula="of:=1/5" table:style-name="ce1">
            <text:p>0,2</text:p>
          </table:table-cell>
          <table:table-cell office:value-type="float" office:value="0.25" table:style-name="ce1">
            <text:p>0,25</text:p>
          </table:table-cell>
          <table:table-cell office:value-type="float" office:value="30" table:style-name="ce1">
            <text:p>30</text:p>
          </table:table-cell>
          <table:table-cell office:value-type="float" office:value="2.6666666666666665" table:formula="of:=2/(3*[.C2])" table:style-name="ce1">
            <text:p>2,666666667</text:p>
          </table:table-cell>
          <table:table-cell office:value-type="float" office:value="0.52359877559829882" table:formula="of:=RADIANS([.D2])" table:style-name="ce1">
            <text:p>0,523598776</text:p>
          </table:table-cell>
          <table:table-cell office:value-type="float" office:value="0.6949553317620738" table:formula="of:=(SIN([.F2])*(1+COS([.F2]))/4)^[.C2]" table:style-name="ce1">
            <text:p>0,694955332</text:p>
          </table:table-cell>
          <table:table-cell office:value-type="float" office:value="0.70093024375575586" table:formula="of:=(([.B2]^(3*[.C2]))*-1)+1" table:style-name="ce1">
            <text:p>0,700930244</text:p>
          </table:table-cell>
          <table:table-cell office:value-type="float" office:value="0.03" table:formula="of:=0.01*(1.2*[.D2]-33)" table:style-name="ce1">
            <text:p>0,03</text:p>
          </table:table-cell>
          <table:table-cell office:value-type="float" office:value="2.1213203435596427E-2" table:formula="of:=[.I2]/(4^[.C2])" table:style-name="ce1">
            <text:p>0,021213203</text:p>
          </table:table-cell>
          <table:table-cell office:value-type="float" office:value="1.1175000000000002" table:formula="of:=([.$Q$24]-([.$Q$25]*[.C2]))+(([.$Q$27]*[.D2])-[.$Q$28])*[.$Q$29]" table:style-name="ce1">
            <text:p>1,1175</text:p>
          </table:table-cell>
          <table:table-cell office:value-type="percentage" office:value="0.15352906983502487" table:formula="of:=ABS(([.K2]-[.A2])/[.A2])" table:style-name="ce20">
            <text:p>15%</text:p>
          </table:table-cell>
          <table:table-cell office:value-type="float" office:value="1.7626989438654372" table:formula="of:=(([.C2]^[.$R$24])*[.$R$25])+[.$R$26]*[.D2]" table:style-name="ce16">
            <text:p>1,76E+00</text:p>
          </table:table-cell>
          <table:table-cell office:value-type="percentage" office:value="0.33518873791015275" table:formula="of:=ABS(([.M2]-[.A2])/[.A2])" table:style-name="ce20">
            <text:p>34%</text:p>
          </table:table-cell>
          <table:table-cell office:value-type="float" office:value="1.817425659294942" table:formula="of:=(([.C2]^[.$U$24])*[.$U$25])+(([.D2]^[.$U$28])*[.$U$29])+[.$U$32]" table:style-name="ce22">
            <text:p><text:s/>1,82<text:s/></text:p>
          </table:table-cell>
          <table:table-cell office:value-type="percentage" office:value="0.37664249514906711" table:formula="of:=ABS(([.O2]-[.A2])/[.A2])" table:style-name="ce20">
            <text:p>38%</text:p>
          </table:table-cell>
          <table:table-cell table:number-columns-repeated="16368"/>
        </table:table-row>
        <table:table-row table:style-name="ro1">
          <table:table-cell office:value-type="float" office:value="1.4655155906388115" table:formula="of:=[.E3]*[.G3]*[.H3]+[.J3]" table:style-name="ce17">
            <text:p>1,47</text:p>
          </table:table-cell>
          <table:table-cell office:value-type="float" office:value="0.13333333333333333" table:formula="of:=1/7.5" table:style-name="ce1">
            <text:p>0,133333333</text:p>
          </table:table-cell>
          <table:table-cell office:value-type="float" office:value="0.25" table:style-name="ce1">
            <text:p>0,25</text:p>
          </table:table-cell>
          <table:table-cell office:value-type="float" office:value="30" table:style-name="ce1">
            <text:p>30</text:p>
          </table:table-cell>
          <table:table-cell office:value-type="float" office:value="2.6666666666666665" table:formula="of:=2/(3*[.C3])" table:style-name="ce1">
            <text:p>2,666666667</text:p>
          </table:table-cell>
          <table:table-cell office:value-type="float" office:value="0.52359877559829882" table:formula="of:=RADIANS([.D3])" table:style-name="ce1">
            <text:p>0,523598776</text:p>
          </table:table-cell>
          <table:table-cell office:value-type="float" office:value="0.6949553317620738" table:formula="of:=(SIN([.F3])*(1+COS([.F3]))/4)^[.C3]" table:style-name="ce1">
            <text:p>0,694955332</text:p>
          </table:table-cell>
          <table:table-cell office:value-type="float" office:value="0.77934993869020841" table:formula="of:=(([.B3]^(3*[.C3]))*-1)+1" table:style-name="ce1">
            <text:p>0,779349939</text:p>
          </table:table-cell>
          <table:table-cell office:value-type="float" office:value="0.03" table:formula="of:=0.01*(1.2*[.D3]-33)" table:style-name="ce1">
            <text:p>0,03</text:p>
          </table:table-cell>
          <table:table-cell office:value-type="float" office:value="2.1213203435596427E-2" table:formula="of:=[.I3]/(4^[.C3])" table:style-name="ce1">
            <text:p>0,021213203</text:p>
          </table:table-cell>
          <table:table-cell office:value-type="float" office:value="1.1175000000000002" table:formula="of:=([.$Q$24]-([.$Q$25]*[.C3]))+(([.$Q$27]*[.D3])-[.$Q$28])*[.$Q$29]" table:style-name="ce1">
            <text:p>1,1175</text:p>
          </table:table-cell>
          <table:table-cell office:value-type="percentage" office:value="0.23746972933062621" table:formula="of:=ABS(([.K3]-[.A3])/[.A3])" table:style-name="ce20">
            <text:p>24%</text:p>
          </table:table-cell>
          <table:table-cell office:value-type="float" office:value="1.7626989438654372" table:formula="of:=(([.C3]^[.$R$24])*[.$R$25])+[.$R$26]*[.D3]" table:style-name="ce16">
            <text:p>1,76E+00</text:p>
          </table:table-cell>
          <table:table-cell office:value-type="percentage" office:value="0.20278416355644829" table:formula="of:=ABS(([.M3]-[.A3])/[.A3])" table:style-name="ce20">
            <text:p>20%</text:p>
          </table:table-cell>
          <table:table-cell office:value-type="float" office:value="1.817425659294942" table:formula="of:=(([.C3]^[.$U$24])*[.$U$25])+(([.D3]^[.$U$28])*[.$U$29])+[.$U$32]" table:style-name="ce22">
            <text:p><text:s/>1,82<text:s/></text:p>
          </table:table-cell>
          <table:table-cell office:value-type="percentage" office:value="0.24012714085336651" table:formula="of:=ABS(([.O3]-[.A3])/[.A3])" table:style-name="ce20">
            <text:p>24%</text:p>
          </table:table-cell>
          <table:table-cell table:number-columns-repeated="16368"/>
        </table:table-row>
        <table:table-row table:style-name="ro1">
          <table:table-cell office:value-type="float" office:value="1.6312869921524862" table:formula="of:=[.E4]*[.G4]*[.H4]+[.J4]" table:style-name="ce17">
            <text:p>1,63</text:p>
          </table:table-cell>
          <table:table-cell office:value-type="float" office:value="6.6666666666666666E-2" table:formula="of:=1/15" table:style-name="ce1">
            <text:p>0,066666667</text:p>
          </table:table-cell>
          <table:table-cell office:value-type="float" office:value="0.25" table:style-name="ce1">
            <text:p>0,25</text:p>
          </table:table-cell>
          <table:table-cell office:value-type="float" office:value="30" table:style-name="ce1">
            <text:p>30</text:p>
          </table:table-cell>
          <table:table-cell office:value-type="float" office:value="2.6666666666666665" table:formula="of:=2/(3*[.C4])" table:style-name="ce1">
            <text:p>2,666666667</text:p>
          </table:table-cell>
          <table:table-cell office:value-type="float" office:value="0.52359877559829882" table:formula="of:=RADIANS([.D4])" table:style-name="ce1">
            <text:p>0,523598776</text:p>
          </table:table-cell>
          <table:table-cell office:value-type="float" office:value="0.6949553317620738" table:formula="of:=(SIN([.F4])*(1+COS([.F4]))/4)^[.C4]" table:style-name="ce1">
            <text:p>0,694955332</text:p>
          </table:table-cell>
          <table:table-cell office:value-type="float" office:value="0.86880068858230464" table:formula="of:=(([.B4]^(3*[.C4]))*-1)+1" table:style-name="ce1">
            <text:p>0,868800689</text:p>
          </table:table-cell>
          <table:table-cell office:value-type="float" office:value="0.03" table:formula="of:=0.01*(1.2*[.D4]-33)" table:style-name="ce1">
            <text:p>0,03</text:p>
          </table:table-cell>
          <table:table-cell office:value-type="float" office:value="2.1213203435596427E-2" table:formula="of:=[.I4]/(4^[.C4])" table:style-name="ce1">
            <text:p>0,021213203</text:p>
          </table:table-cell>
          <table:table-cell office:value-type="float" office:value="1.1175000000000002" table:formula="of:=([.$Q$24]-([.$Q$25]*[.C4]))+(([.$Q$27]*[.D4])-[.$Q$28])*[.$Q$29]" table:style-name="ce1">
            <text:p>1,1175</text:p>
          </table:table-cell>
          <table:table-cell office:value-type="percentage" office:value="0.31495806355602896" table:formula="of:=ABS(([.K4]-[.A4])/[.A4])" table:style-name="ce20">
            <text:p>31%</text:p>
          </table:table-cell>
          <table:table-cell office:value-type="float" office:value="1.7626989438654372" table:formula="of:=(([.C4]^[.$R$24])*[.$R$25])+[.$R$26]*[.D4]" table:style-name="ce16">
            <text:p>1,76E+00</text:p>
          </table:table-cell>
          <table:table-cell office:value-type="percentage" office:value="8.0557224047715079E-2" table:formula="of:=ABS(([.M4]-[.A4])/[.A4])" table:style-name="ce20">
            <text:p>8%</text:p>
          </table:table-cell>
          <table:table-cell office:value-type="float" office:value="1.817425659294942" table:formula="of:=(([.C4]^[.$U$24])*[.$U$25])+(([.D4]^[.$U$28])*[.$U$29])+[.$U$32]" table:style-name="ce22">
            <text:p><text:s/>1,82<text:s/></text:p>
          </table:table-cell>
          <table:table-cell office:value-type="percentage" office:value="0.11410540759406507" table:formula="of:=ABS(([.O4]-[.A4])/[.A4])" table:style-name="ce20">
            <text:p>11%</text:p>
          </table:table-cell>
          <table:table-cell table:number-columns-repeated="16368"/>
        </table:table-row>
        <table:table-row table:style-name="ro1">
          <table:table-cell office:value-type="float" office:value="1.7298552572245036" table:formula="of:=[.E5]*[.G5]*[.H5]+[.J5]" table:style-name="ce17">
            <text:p>1,73</text:p>
          </table:table-cell>
          <table:table-cell office:value-type="float" office:value="3.3333333333333333E-2" table:formula="of:=1/30" table:style-name="ce1">
            <text:p>0,033333333</text:p>
          </table:table-cell>
          <table:table-cell office:value-type="float" office:value="0.25" table:style-name="ce1">
            <text:p>0,25</text:p>
          </table:table-cell>
          <table:table-cell office:value-type="float" office:value="30" table:style-name="ce1">
            <text:p>30</text:p>
          </table:table-cell>
          <table:table-cell office:value-type="float" office:value="2.6666666666666665" table:formula="of:=2/(3*[.C5])" table:style-name="ce1">
            <text:p>2,666666667</text:p>
          </table:table-cell>
          <table:table-cell office:value-type="float" office:value="0.52359877559829882" table:formula="of:=RADIANS([.D5])" table:style-name="ce1">
            <text:p>0,523598776</text:p>
          </table:table-cell>
          <table:table-cell office:value-type="float" office:value="0.6949553317620738" table:formula="of:=(SIN([.F5])*(1+COS([.F5]))/4)^[.C5]" table:style-name="ce1">
            <text:p>0,694955332</text:p>
          </table:table-cell>
          <table:table-cell office:value-type="float" office:value="0.92198842268930947" table:formula="of:=(([.B5]^(3*[.C5]))*-1)+1" table:style-name="ce1">
            <text:p>0,921988423</text:p>
          </table:table-cell>
          <table:table-cell office:value-type="float" office:value="0.03" table:formula="of:=0.01*(1.2*[.D5]-33)" table:style-name="ce1">
            <text:p>0,03</text:p>
          </table:table-cell>
          <table:table-cell office:value-type="float" office:value="2.1213203435596427E-2" table:formula="of:=[.I5]/(4^[.C5])" table:style-name="ce1">
            <text:p>0,021213203</text:p>
          </table:table-cell>
          <table:table-cell office:value-type="float" office:value="1.1175000000000002" table:formula="of:=([.$Q$24]-([.$Q$25]*[.C5]))+(([.$Q$27]*[.D5])-[.$Q$28])*[.$Q$29]" table:style-name="ce1">
            <text:p>1,1175</text:p>
          </table:table-cell>
          <table:table-cell office:value-type="percentage" office:value="0.35399219366307416" table:formula="of:=ABS(([.K5]-[.A5])/[.A5])" table:style-name="ce20">
            <text:p>35%</text:p>
          </table:table-cell>
          <table:table-cell office:value-type="float" office:value="1.7626989438654372" table:formula="of:=(([.C5]^[.$R$24])*[.$R$25])+[.$R$26]*[.D5]" table:style-name="ce16">
            <text:p>1,76E+00</text:p>
          </table:table-cell>
          <table:table-cell office:value-type="percentage" office:value="1.8986378486735501E-2" table:formula="of:=ABS(([.M5]-[.A5])/[.A5])" table:style-name="ce20">
            <text:p>2%</text:p>
          </table:table-cell>
          <table:table-cell office:value-type="float" office:value="1.817425659294942" table:formula="of:=(([.C5]^[.$U$24])*[.$U$25])+(([.D5]^[.$U$28])*[.$U$29])+[.$U$32]" table:style-name="ce22">
            <text:p><text:s/>1,82<text:s/></text:p>
          </table:table-cell>
          <table:table-cell office:value-type="percentage" office:value="5.0622964958896205E-2" table:formula="of:=ABS(([.O5]-[.A5])/[.A5])" table:style-name="ce20">
            <text:p>5%</text:p>
          </table:table-cell>
          <table:table-cell table:number-columns-repeated="16368"/>
        </table:table-row>
        <table:table-row table:style-name="ro1">
          <table:table-cell office:value-type="float" office:value="1.5907877788738938" table:formula="of:=[.E6]*[.G6]*[.H6]+[.J6]" table:style-name="ce17">
            <text:p>1,59</text:p>
          </table:table-cell>
          <table:table-cell office:value-type="float" office:value="0.2" table:formula="of:=1/5" table:style-name="ce1">
            <text:p>0,2</text:p>
          </table:table-cell>
          <table:table-cell office:value-type="float" office:value="0.25" table:style-name="ce1">
            <text:p>0,25</text:p>
          </table:table-cell>
          <table:table-cell office:value-type="float" office:value="50" table:style-name="ce1">
            <text:p>50</text:p>
          </table:table-cell>
          <table:table-cell office:value-type="float" office:value="2.6666666666666665" table:formula="of:=2/(3*[.C6])" table:style-name="ce1">
            <text:p>2,666666667</text:p>
          </table:table-cell>
          <table:table-cell office:value-type="float" office:value="0.87266462599716477" table:formula="of:=RADIANS([.D6])" table:style-name="ce1">
            <text:p>0,872664626</text:p>
          </table:table-cell>
          <table:table-cell office:value-type="float" office:value="0.74893451974586955" table:formula="of:=(SIN([.F6])*(1+COS([.F6]))/4)^[.C6]" table:style-name="ce1">
            <text:p>0,74893452</text:p>
          </table:table-cell>
          <table:table-cell office:value-type="float" office:value="0.70093024375575586" table:formula="of:=(([.B6]^(3*[.C6]))*-1)+1" table:style-name="ce1">
            <text:p>0,700930244</text:p>
          </table:table-cell>
          <table:table-cell office:value-type="float" office:value="0.27" table:formula="of:=0.01*(1.2*[.D6]-33)" table:style-name="ce1">
            <text:p>0,27</text:p>
          </table:table-cell>
          <table:table-cell office:value-type="float" office:value="0.19091883092036785" table:formula="of:=[.I6]/(4^[.C6])" table:style-name="ce1">
            <text:p>0,190918831</text:p>
          </table:table-cell>
          <table:table-cell office:value-type="float" office:value="1.1975" table:formula="of:=([.$Q$24]-([.$Q$25]*[.C6]))+(([.$Q$27]*[.D6])-[.$Q$28])*[.$Q$29]" table:style-name="ce1">
            <text:p>1,1975</text:p>
          </table:table-cell>
          <table:table-cell office:value-type="percentage" office:value="0.24722831297603953" table:formula="of:=ABS(([.K6]-[.A6])/[.A6])" table:style-name="ce20">
            <text:p>25%</text:p>
          </table:table-cell>
          <table:table-cell office:value-type="float" office:value="1.8626989438654373" table:formula="of:=(([.C6]^[.$R$24])*[.$R$25])+[.$R$26]*[.D6]" table:style-name="ce16">
            <text:p>1,86E+00</text:p>
          </table:table-cell>
          <table:table-cell office:value-type="percentage" office:value="0.17092862329130246" table:formula="of:=ABS(([.M6]-[.A6])/[.A6])" table:style-name="ce20">
            <text:p>17%</text:p>
          </table:table-cell>
          <table:table-cell office:value-type="float" office:value="1.9071917383981163" table:formula="of:=(([.C6]^[.$U$24])*[.$U$25])+(([.D6]^[.$U$28])*[.$U$29])+[.$U$32]" table:style-name="ce22">
            <text:p><text:s/>1,91<text:s/></text:p>
          </table:table-cell>
          <table:table-cell office:value-type="percentage" office:value="0.19889765544226296" table:formula="of:=ABS(([.O6]-[.A6])/[.A6])" table:style-name="ce20">
            <text:p>20%</text:p>
          </table:table-cell>
          <table:table-cell table:number-columns-repeated="16368"/>
        </table:table-row>
        <table:table-row table:style-name="ro1">
          <table:table-cell office:value-type="float" office:value="1.7474043563788322" table:formula="of:=[.E7]*[.G7]*[.H7]+[.J7]" table:style-name="ce17">
            <text:p>1,75</text:p>
          </table:table-cell>
          <table:table-cell office:value-type="float" office:value="0.13333333333333333" table:formula="of:=1/7.5" table:style-name="ce1">
            <text:p>0,133333333</text:p>
          </table:table-cell>
          <table:table-cell office:value-type="float" office:value="0.25" table:style-name="ce1">
            <text:p>0,25</text:p>
          </table:table-cell>
          <table:table-cell office:value-type="float" office:value="50" table:style-name="ce1">
            <text:p>50</text:p>
          </table:table-cell>
          <table:table-cell office:value-type="float" office:value="2.6666666666666665" table:formula="of:=2/(3*[.C7])" table:style-name="ce1">
            <text:p>2,666666667</text:p>
          </table:table-cell>
          <table:table-cell office:value-type="float" office:value="0.87266462599716477" table:formula="of:=RADIANS([.D7])" table:style-name="ce1">
            <text:p>0,872664626</text:p>
          </table:table-cell>
          <table:table-cell office:value-type="float" office:value="0.74893451974586955" table:formula="of:=(SIN([.F7])*(1+COS([.F7]))/4)^[.C7]" table:style-name="ce1">
            <text:p>0,74893452</text:p>
          </table:table-cell>
          <table:table-cell office:value-type="float" office:value="0.77934993869020841" table:formula="of:=(([.B7]^(3*[.C7]))*-1)+1" table:style-name="ce1">
            <text:p>0,779349939</text:p>
          </table:table-cell>
          <table:table-cell office:value-type="float" office:value="0.27" table:formula="of:=0.01*(1.2*[.D7]-33)" table:style-name="ce1">
            <text:p>0,27</text:p>
          </table:table-cell>
          <table:table-cell office:value-type="float" office:value="0.19091883092036785" table:formula="of:=[.I7]/(4^[.C7])" table:style-name="ce1">
            <text:p>0,190918831</text:p>
          </table:table-cell>
          <table:table-cell office:value-type="float" office:value="1.1975" table:formula="of:=([.$Q$24]-([.$Q$25]*[.C7]))+(([.$Q$27]*[.D7])-[.$Q$28])*[.$Q$29]" table:style-name="ce1">
            <text:p>1,1975</text:p>
          </table:table-cell>
          <table:table-cell office:value-type="percentage" office:value="0.31469782845134131" table:formula="of:=ABS(([.K7]-[.A7])/[.A7])" table:style-name="ce20">
            <text:p>31%</text:p>
          </table:table-cell>
          <table:table-cell office:value-type="float" office:value="1.8626989438654373" table:formula="of:=(([.C7]^[.$R$24])*[.$R$25])+[.$R$26]*[.D7]" table:style-name="ce16">
            <text:p>1,86E+00</text:p>
          </table:table-cell>
          <table:table-cell office:value-type="percentage" office:value="6.5980485321400689E-2" table:formula="of:=ABS(([.M7]-[.A7])/[.A7])" table:style-name="ce20">
            <text:p>7%</text:p>
          </table:table-cell>
          <table:table-cell office:value-type="float" office:value="1.9071917383981163" table:formula="of:=(([.C7]^[.$U$24])*[.$U$25])+(([.D7]^[.$U$28])*[.$U$29])+[.$U$32]" table:style-name="ce22">
            <text:p><text:s/>1,91<text:s/></text:p>
          </table:table-cell>
          <table:table-cell office:value-type="percentage" office:value="9.1442705539783301E-2" table:formula="of:=ABS(([.O7]-[.A7])/[.A7])" table:style-name="ce20">
            <text:p>9%</text:p>
          </table:table-cell>
          <table:table-cell table:number-columns-repeated="16368"/>
        </table:table-row>
        <table:table-row table:style-name="ro1">
          <table:table-cell office:value-type="float" office:value="1.9260517014757521" table:formula="of:=[.E8]*[.G8]*[.H8]+[.J8]" table:style-name="ce17">
            <text:p>1,93</text:p>
          </table:table-cell>
          <table:table-cell office:value-type="float" office:value="6.6666666666666666E-2" table:formula="of:=1/15" table:style-name="ce1">
            <text:p>0,066666667</text:p>
          </table:table-cell>
          <table:table-cell office:value-type="float" office:value="0.25" table:style-name="ce1">
            <text:p>0,25</text:p>
          </table:table-cell>
          <table:table-cell office:value-type="float" office:value="50" table:style-name="ce1">
            <text:p>50</text:p>
          </table:table-cell>
          <table:table-cell office:value-type="float" office:value="2.6666666666666665" table:formula="of:=2/(3*[.C8])" table:style-name="ce1">
            <text:p>2,666666667</text:p>
          </table:table-cell>
          <table:table-cell office:value-type="float" office:value="0.87266462599716477" table:formula="of:=RADIANS([.D8])" table:style-name="ce1">
            <text:p>0,872664626</text:p>
          </table:table-cell>
          <table:table-cell office:value-type="float" office:value="0.74893451974586955" table:formula="of:=(SIN([.F8])*(1+COS([.F8]))/4)^[.C8]" table:style-name="ce1">
            <text:p>0,74893452</text:p>
          </table:table-cell>
          <table:table-cell office:value-type="float" office:value="0.86880068858230464" table:formula="of:=(([.B8]^(3*[.C8]))*-1)+1" table:style-name="ce1">
            <text:p>0,868800689</text:p>
          </table:table-cell>
          <table:table-cell office:value-type="float" office:value="0.27" table:formula="of:=0.01*(1.2*[.D8]-33)" table:style-name="ce1">
            <text:p>0,27</text:p>
          </table:table-cell>
          <table:table-cell office:value-type="float" office:value="0.19091883092036785" table:formula="of:=[.I8]/(4^[.C8])" table:style-name="ce1">
            <text:p>0,190918831</text:p>
          </table:table-cell>
          <table:table-cell office:value-type="float" office:value="1.1975" table:formula="of:=([.$Q$24]-([.$Q$25]*[.C8]))+(([.$Q$27]*[.D8])-[.$Q$28])*[.$Q$29]" table:style-name="ce1">
            <text:p>1,1975</text:p>
          </table:table-cell>
          <table:table-cell office:value-type="percentage" office:value="0.37826175741675655" table:formula="of:=ABS(([.K8]-[.A8])/[.A8])" table:style-name="ce20">
            <text:p>38%</text:p>
          </table:table-cell>
          <table:table-cell office:value-type="float" office:value="1.8626989438654373" table:formula="of:=(([.C8]^[.$R$24])*[.$R$25])+[.$R$26]*[.D8]" table:style-name="ce16">
            <text:p>1,86E+00</text:p>
          </table:table-cell>
          <table:table-cell office:value-type="percentage" office:value="3.2892552968216547E-2" table:formula="of:=ABS(([.M8]-[.A8])/[.A8])" table:style-name="ce20">
            <text:p>3%</text:p>
          </table:table-cell>
          <table:table-cell office:value-type="float" office:value="1.9071917383981163" table:formula="of:=(([.C8]^[.$U$24])*[.$U$25])+(([.D8]^[.$U$28])*[.$U$29])+[.$U$32]" table:style-name="ce22">
            <text:p><text:s/>1,91<text:s/></text:p>
          </table:table-cell>
          <table:table-cell office:value-type="percentage" office:value="9.7920336526715283E-3" table:formula="of:=ABS(([.O8]-[.A8])/[.A8])" table:style-name="ce20">
            <text:p>1%</text:p>
          </table:table-cell>
          <table:table-cell table:number-columns-repeated="16368"/>
        </table:table-row>
        <table:table-row table:style-name="ro1">
          <table:table-cell office:value-type="float" office:value="2.032276048408554" table:formula="of:=[.E9]*[.G9]*[.H9]+[.J9]" table:style-name="ce17">
            <text:p>2,03</text:p>
          </table:table-cell>
          <table:table-cell office:value-type="float" office:value="3.3333333333333333E-2" table:formula="of:=1/30" table:style-name="ce1">
            <text:p>0,033333333</text:p>
          </table:table-cell>
          <table:table-cell office:value-type="float" office:value="0.25" table:style-name="ce1">
            <text:p>0,25</text:p>
          </table:table-cell>
          <table:table-cell office:value-type="float" office:value="50" table:style-name="ce1">
            <text:p>50</text:p>
          </table:table-cell>
          <table:table-cell office:value-type="float" office:value="2.6666666666666665" table:formula="of:=2/(3*[.C9])" table:style-name="ce1">
            <text:p>2,666666667</text:p>
          </table:table-cell>
          <table:table-cell office:value-type="float" office:value="0.87266462599716477" table:formula="of:=RADIANS([.D9])" table:style-name="ce1">
            <text:p>0,872664626</text:p>
          </table:table-cell>
          <table:table-cell office:value-type="float" office:value="0.74893451974586955" table:formula="of:=(SIN([.F9])*(1+COS([.F9]))/4)^[.C9]" table:style-name="ce1">
            <text:p>0,74893452</text:p>
          </table:table-cell>
          <table:table-cell office:value-type="float" office:value="0.92198842268930947" table:formula="of:=(([.B9]^(3*[.C9]))*-1)+1" table:style-name="ce1">
            <text:p>0,921988423</text:p>
          </table:table-cell>
          <table:table-cell office:value-type="float" office:value="0.27" table:formula="of:=0.01*(1.2*[.D9]-33)" table:style-name="ce1">
            <text:p>0,27</text:p>
          </table:table-cell>
          <table:table-cell office:value-type="float" office:value="0.19091883092036785" table:formula="of:=[.I9]/(4^[.C9])" table:style-name="ce1">
            <text:p>0,190918831</text:p>
          </table:table-cell>
          <table:table-cell office:value-type="float" office:value="1.1975" table:formula="of:=([.$Q$24]-([.$Q$25]*[.C9]))+(([.$Q$27]*[.D9])-[.$Q$28])*[.$Q$29]" table:style-name="ce1">
            <text:p>1,1975</text:p>
          </table:table-cell>
          <table:table-cell office:value-type="percentage" office:value="0.41075918257377242" table:formula="of:=ABS(([.K9]-[.A9])/[.A9])" table:style-name="ce20">
            <text:p>41%</text:p>
          </table:table-cell>
          <table:table-cell office:value-type="float" office:value="1.8626989438654373" table:formula="of:=(([.C9]^[.$R$24])*[.$R$25])+[.$R$26]*[.D9]" table:style-name="ce16">
            <text:p>1,86E+00</text:p>
          </table:table-cell>
          <table:table-cell office:value-type="percentage" office:value="8.3441963839464658E-2" table:formula="of:=ABS(([.M9]-[.A9])/[.A9])" table:style-name="ce20">
            <text:p>8%</text:p>
          </table:table-cell>
          <table:table-cell office:value-type="float" office:value="1.9071917383981163" table:formula="of:=(([.C9]^[.$U$24])*[.$U$25])+(([.D9]^[.$U$28])*[.$U$29])+[.$U$32]" table:style-name="ce22">
            <text:p><text:s/>1,91<text:s/></text:p>
          </table:table-cell>
          <table:table-cell office:value-type="percentage" office:value="6.1548877726718992E-2" table:formula="of:=ABS(([.O9]-[.A9])/[.A9])" table:style-name="ce20">
            <text:p>6%</text:p>
          </table:table-cell>
          <table:table-cell table:number-columns-repeated="16368"/>
        </table:table-row>
        <table:table-row table:style-name="ro1">
          <table:table-cell office:value-type="float" office:value="1.7612264724340754" table:formula="of:=[.E10]*[.G10]*[.H10]+[.J10]" table:style-name="ce17">
            <text:p>1,76</text:p>
          </table:table-cell>
          <table:table-cell office:value-type="float" office:value="0.2" table:formula="of:=1/5" table:style-name="ce1">
            <text:p>0,2</text:p>
          </table:table-cell>
          <table:table-cell office:value-type="float" office:value="0.25" table:style-name="ce1">
            <text:p>0,25</text:p>
          </table:table-cell>
          <table:table-cell office:value-type="float" office:value="70" table:style-name="ce1">
            <text:p>70</text:p>
          </table:table-cell>
          <table:table-cell office:value-type="float" office:value="2.6666666666666665" table:formula="of:=2/(3*[.C10])" table:style-name="ce1">
            <text:p>2,666666667</text:p>
          </table:table-cell>
          <table:table-cell office:value-type="float" office:value="1.2217304763960306" table:formula="of:=RADIANS([.D10])" table:style-name="ce1">
            <text:p>1,221730476</text:p>
          </table:table-cell>
          <table:table-cell office:value-type="float" office:value="0.74932671252215177" table:formula="of:=(SIN([.F10])*(1+COS([.F10]))/4)^[.C10]" table:style-name="ce1">
            <text:p>0,749326713</text:p>
          </table:table-cell>
          <table:table-cell office:value-type="float" office:value="0.70093024375575586" table:formula="of:=(([.B10]^(3*[.C10]))*-1)+1" table:style-name="ce1">
            <text:p>0,700930244</text:p>
          </table:table-cell>
          <table:table-cell office:value-type="float" office:value="0.51" table:formula="of:=0.01*(1.2*[.D10]-33)" table:style-name="ce1">
            <text:p>0,51</text:p>
          </table:table-cell>
          <table:table-cell office:value-type="float" office:value="0.36062445840513929" table:formula="of:=[.I10]/(4^[.C10])" table:style-name="ce1">
            <text:p>0,360624458</text:p>
          </table:table-cell>
          <table:table-cell office:value-type="float" office:value="1.2775000000000001" table:formula="of:=([.$Q$24]-([.$Q$25]*[.C10]))+(([.$Q$27]*[.D10])-[.$Q$28])*[.$Q$29]" table:style-name="ce1">
            <text:p>1,2775</text:p>
          </table:table-cell>
          <table:table-cell office:value-type="percentage" office:value="0.27465319196886062" table:formula="of:=ABS(([.K10]-[.A10])/[.A10])" table:style-name="ce20">
            <text:p>27%</text:p>
          </table:table-cell>
          <table:table-cell office:value-type="float" office:value="1.9626989438654374" table:formula="of:=(([.C10]^[.$R$24])*[.$R$25])+[.$R$26]*[.D10]" table:style-name="ce16">
            <text:p>1,96E+00</text:p>
          </table:table-cell>
          <table:table-cell office:value-type="percentage" office:value="0.11439327910675802" table:formula="of:=ABS(([.M10]-[.A10])/[.A10])" table:style-name="ce20">
            <text:p>11%</text:p>
          </table:table-cell>
          <table:table-cell office:value-type="float" office:value="1.9881533302906751" table:formula="of:=(([.C10]^[.$U$24])*[.$U$25])+(([.D10]^[.$U$28])*[.$U$29])+[.$U$32]" table:style-name="ce22">
            <text:p><text:s/>1,99<text:s/></text:p>
          </table:table-cell>
          <table:table-cell office:value-type="percentage" office:value="0.12884592720377352" table:formula="of:=ABS(([.O10]-[.A10])/[.A10])" table:style-name="ce20">
            <text:p>13%</text:p>
          </table:table-cell>
          <table:table-cell table:number-columns-repeated="16368"/>
        </table:table-row>
        <table:table-row table:style-name="ro1">
          <table:table-cell office:value-type="float" office:value="1.9179250649733377" table:formula="of:=[.E11]*[.G11]*[.H11]+[.J11]" table:style-name="ce17">
            <text:p>1,92</text:p>
          </table:table-cell>
          <table:table-cell office:value-type="float" office:value="0.13333333333333333" table:formula="of:=1/7.5" table:style-name="ce1">
            <text:p>0,133333333</text:p>
          </table:table-cell>
          <table:table-cell office:value-type="float" office:value="0.25" table:style-name="ce1">
            <text:p>0,25</text:p>
          </table:table-cell>
          <table:table-cell office:value-type="float" office:value="70" table:style-name="ce1">
            <text:p>70</text:p>
          </table:table-cell>
          <table:table-cell office:value-type="float" office:value="2.6666666666666665" table:formula="of:=2/(3*[.C11])" table:style-name="ce1">
            <text:p>2,666666667</text:p>
          </table:table-cell>
          <table:table-cell office:value-type="float" office:value="1.2217304763960306" table:formula="of:=RADIANS([.D11])" table:style-name="ce1">
            <text:p>1,221730476</text:p>
          </table:table-cell>
          <table:table-cell office:value-type="float" office:value="0.74932671252215177" table:formula="of:=(SIN([.F11])*(1+COS([.F11]))/4)^[.C11]" table:style-name="ce1">
            <text:p>0,749326713</text:p>
          </table:table-cell>
          <table:table-cell office:value-type="float" office:value="0.77934993869020841" table:formula="of:=(([.B11]^(3*[.C11]))*-1)+1" table:style-name="ce1">
            <text:p>0,779349939</text:p>
          </table:table-cell>
          <table:table-cell office:value-type="float" office:value="0.51" table:formula="of:=0.01*(1.2*[.D11]-33)" table:style-name="ce1">
            <text:p>0,51</text:p>
          </table:table-cell>
          <table:table-cell office:value-type="float" office:value="0.36062445840513929" table:formula="of:=[.I11]/(4^[.C11])" table:style-name="ce1">
            <text:p>0,360624458</text:p>
          </table:table-cell>
          <table:table-cell office:value-type="float" office:value="1.2775000000000001" table:formula="of:=([.$Q$24]-([.$Q$25]*[.C11]))+(([.$Q$27]*[.D11])-[.$Q$28])*[.$Q$29]" table:style-name="ce1">
            <text:p>1,2775</text:p>
          </table:table-cell>
          <table:table-cell office:value-type="percentage" office:value="0.33391558234953284" table:formula="of:=ABS(([.K11]-[.A11])/[.A11])" table:style-name="ce20">
            <text:p>33%</text:p>
          </table:table-cell>
          <table:table-cell office:value-type="float" office:value="1.9626989438654374" table:formula="of:=(([.C11]^[.$R$24])*[.$R$25])+[.$R$26]*[.D11]" table:style-name="ce16">
            <text:p>1,96E+00</text:p>
          </table:table-cell>
          <table:table-cell office:value-type="percentage" office:value="2.3344957375966171E-2" table:formula="of:=ABS(([.M11]-[.A11])/[.A11])" table:style-name="ce20">
            <text:p>2%</text:p>
          </table:table-cell>
          <table:table-cell office:value-type="float" office:value="1.9881533302906751" table:formula="of:=(([.C11]^[.$U$24])*[.$U$25])+(([.D11]^[.$U$28])*[.$U$29])+[.$U$32]" table:style-name="ce22">
            <text:p><text:s/>1,99<text:s/></text:p>
          </table:table-cell>
          <table:table-cell office:value-type="percentage" office:value="3.6616793116634967E-2" table:formula="of:=ABS(([.O11]-[.A11])/[.A11])" table:style-name="ce20">
            <text:p>4%</text:p>
          </table:table-cell>
          <table:table-cell table:number-columns-repeated="16368"/>
        </table:table-row>
        <table:table-row table:style-name="ro1">
          <table:table-cell office:value-type="float" office:value="2.0966659619047663" table:formula="of:=[.E12]*[.G12]*[.H12]+[.J12]" table:style-name="ce17">
            <text:p>2,10</text:p>
          </table:table-cell>
          <table:table-cell office:value-type="float" office:value="6.6666666666666666E-2" table:formula="of:=1/15" table:style-name="ce1">
            <text:p>0,066666667</text:p>
          </table:table-cell>
          <table:table-cell office:value-type="float" office:value="0.25" table:style-name="ce1">
            <text:p>0,25</text:p>
          </table:table-cell>
          <table:table-cell office:value-type="float" office:value="70" table:style-name="ce1">
            <text:p>70</text:p>
          </table:table-cell>
          <table:table-cell office:value-type="float" office:value="2.6666666666666665" table:formula="of:=2/(3*[.C12])" table:style-name="ce1">
            <text:p>2,666666667</text:p>
          </table:table-cell>
          <table:table-cell office:value-type="float" office:value="1.2217304763960306" table:formula="of:=RADIANS([.D12])" table:style-name="ce1">
            <text:p>1,221730476</text:p>
          </table:table-cell>
          <table:table-cell office:value-type="float" office:value="0.74932671252215177" table:formula="of:=(SIN([.F12])*(1+COS([.F12]))/4)^[.C12]" table:style-name="ce1">
            <text:p>0,749326713</text:p>
          </table:table-cell>
          <table:table-cell office:value-type="float" office:value="0.86880068858230464" table:formula="of:=(([.B12]^(3*[.C12]))*-1)+1" table:style-name="ce1">
            <text:p>0,868800689</text:p>
          </table:table-cell>
          <table:table-cell office:value-type="float" office:value="0.51" table:formula="of:=0.01*(1.2*[.D12]-33)" table:style-name="ce1">
            <text:p>0,51</text:p>
          </table:table-cell>
          <table:table-cell office:value-type="float" office:value="0.36062445840513929" table:formula="of:=[.I12]/(4^[.C12])" table:style-name="ce1">
            <text:p>0,360624458</text:p>
          </table:table-cell>
          <table:table-cell office:value-type="float" office:value="1.2775000000000001" table:formula="of:=([.$Q$24]-([.$Q$25]*[.C12]))+(([.$Q$27]*[.D12])-[.$Q$28])*[.$Q$29]" table:style-name="ce1">
            <text:p>1,2775</text:p>
          </table:table-cell>
          <table:table-cell office:value-type="percentage" office:value="0.39069931824551363" table:formula="of:=ABS(([.K12]-[.A12])/[.A12])" table:style-name="ce20">
            <text:p>39%</text:p>
          </table:table-cell>
          <table:table-cell office:value-type="float" office:value="1.9626989438654374" table:formula="of:=(([.C12]^[.$R$24])*[.$R$25])+[.$R$26]*[.D12]" table:style-name="ce16">
            <text:p>1,96E+00</text:p>
          </table:table-cell>
          <table:table-cell office:value-type="percentage" office:value="6.3895260605854126E-2" table:formula="of:=ABS(([.M12]-[.A12])/[.A12])" table:style-name="ce20">
            <text:p>6%</text:p>
          </table:table-cell>
          <table:table-cell office:value-type="float" office:value="1.9881533302906751" table:formula="of:=(([.C12]^[.$U$24])*[.$U$25])+(([.D12]^[.$U$28])*[.$U$29])+[.$U$32]" table:style-name="ce22">
            <text:p><text:s/>1,99<text:s/></text:p>
          </table:table-cell>
          <table:table-cell office:value-type="percentage" office:value="5.1754849644962186E-2" table:formula="of:=ABS(([.O12]-[.A12])/[.A12])" table:style-name="ce20">
            <text:p>5%</text:p>
          </table:table-cell>
          <table:table-cell table:number-columns-repeated="16368"/>
        </table:table-row>
        <table:table-row table:style-name="ro1">
          <table:table-cell office:value-type="float" office:value="2.2029459350911775" table:formula="of:=[.E13]*[.G13]*[.H13]+[.J13]" table:style-name="ce17">
            <text:p>2,20</text:p>
          </table:table-cell>
          <table:table-cell office:value-type="float" office:value="3.3333333333333333E-2" table:formula="of:=1/30" table:style-name="ce1">
            <text:p>0,033333333</text:p>
          </table:table-cell>
          <table:table-cell office:value-type="float" office:value="0.25" table:style-name="ce1">
            <text:p>0,25</text:p>
          </table:table-cell>
          <table:table-cell office:value-type="float" office:value="70" table:style-name="ce1">
            <text:p>70</text:p>
          </table:table-cell>
          <table:table-cell office:value-type="float" office:value="2.6666666666666665" table:formula="of:=2/(3*[.C13])" table:style-name="ce1">
            <text:p>2,666666667</text:p>
          </table:table-cell>
          <table:table-cell office:value-type="float" office:value="1.2217304763960306" table:formula="of:=RADIANS([.D13])" table:style-name="ce1">
            <text:p>1,221730476</text:p>
          </table:table-cell>
          <table:table-cell office:value-type="float" office:value="0.74932671252215177" table:formula="of:=(SIN([.F13])*(1+COS([.F13]))/4)^[.C13]" table:style-name="ce1">
            <text:p>0,749326713</text:p>
          </table:table-cell>
          <table:table-cell office:value-type="float" office:value="0.92198842268930947" table:formula="of:=(([.B13]^(3*[.C13]))*-1)+1" table:style-name="ce1">
            <text:p>0,921988423</text:p>
          </table:table-cell>
          <table:table-cell office:value-type="float" office:value="0.51" table:formula="of:=0.01*(1.2*[.D13]-33)" table:style-name="ce1">
            <text:p>0,51</text:p>
          </table:table-cell>
          <table:table-cell office:value-type="float" office:value="0.36062445840513929" table:formula="of:=[.I13]/(4^[.C13])" table:style-name="ce1">
            <text:p>0,360624458</text:p>
          </table:table-cell>
          <table:table-cell office:value-type="float" office:value="1.2775000000000001" table:formula="of:=([.$Q$24]-([.$Q$25]*[.C13]))+(([.$Q$27]*[.D13])-[.$Q$28])*[.$Q$29]" table:style-name="ce1">
            <text:p>1,2775</text:p>
          </table:table-cell>
          <table:table-cell office:value-type="percentage" office:value="0.42009471060980635" table:formula="of:=ABS(([.K13]-[.A13])/[.A13])" table:style-name="ce20">
            <text:p>42%</text:p>
          </table:table-cell>
          <table:table-cell office:value-type="float" office:value="1.9626989438654374" table:formula="of:=(([.C13]^[.$R$24])*[.$R$25])+[.$R$26]*[.D13]" table:style-name="ce16">
            <text:p>1,96E+00</text:p>
          </table:table-cell>
          <table:table-cell office:value-type="percentage" office:value="0.10905714361791478" table:formula="of:=ABS(([.M13]-[.A13])/[.A13])" table:style-name="ce20">
            <text:p>11%</text:p>
          </table:table-cell>
          <table:table-cell office:value-type="float" office:value="1.9881533302906751" table:formula="of:=(([.C13]^[.$U$24])*[.$U$25])+(([.D13]^[.$U$28])*[.$U$29])+[.$U$32]" table:style-name="ce22">
            <text:p><text:s/>1,99<text:s/></text:p>
          </table:table-cell>
          <table:table-cell office:value-type="percentage" office:value="9.7502440427169365E-2" table:formula="of:=ABS(([.O13]-[.A13])/[.A13])" table:style-name="ce20">
            <text:p>10%</text:p>
          </table:table-cell>
          <table:table-cell table:number-columns-repeated="16368"/>
        </table:table-row>
        <table:table-row table:style-name="ro1">
          <table:table-cell office:value-type="float" office:value="1.8520168285524032" table:formula="of:=[.E14]*[.G14]*[.H14]+[.J14]" table:style-name="ce17">
            <text:p>1,85</text:p>
          </table:table-cell>
          <table:table-cell office:value-type="float" office:value="0.2" table:formula="of:=1/5" table:style-name="ce1">
            <text:p>0,2</text:p>
          </table:table-cell>
          <table:table-cell office:value-type="float" office:value="0.25" table:style-name="ce1">
            <text:p>0,25</text:p>
          </table:table-cell>
          <table:table-cell office:value-type="float" office:value="90" table:style-name="ce1">
            <text:p>90</text:p>
          </table:table-cell>
          <table:table-cell office:value-type="float" office:value="2.6666666666666665" table:formula="of:=2/(3*[.C14])" table:style-name="ce1">
            <text:p>2,666666667</text:p>
          </table:table-cell>
          <table:table-cell office:value-type="float" office:value="1.5707963267948966" table:formula="of:=RADIANS([.D14])" table:style-name="ce1">
            <text:p>1,570796327</text:p>
          </table:table-cell>
          <table:table-cell office:value-type="float" office:value="0.70710678118654757" table:formula="of:=(SIN([.F14])*(1+COS([.F14]))/4)^[.C14]" table:style-name="ce1">
            <text:p>0,707106781</text:p>
          </table:table-cell>
          <table:table-cell office:value-type="float" office:value="0.70093024375575586" table:formula="of:=(([.B14]^(3*[.C14]))*-1)+1" table:style-name="ce1">
            <text:p>0,700930244</text:p>
          </table:table-cell>
          <table:table-cell office:value-type="float" office:value="0.75" table:formula="of:=0.01*(1.2*[.D14]-33)" table:style-name="ce1">
            <text:p>0,75</text:p>
          </table:table-cell>
          <table:table-cell office:value-type="float" office:value="0.53033008588991071" table:formula="of:=[.I14]/(4^[.C14])" table:style-name="ce1">
            <text:p>0,530330086</text:p>
          </table:table-cell>
          <table:table-cell office:value-type="float" office:value="1.3574999999999999" table:formula="of:=([.$Q$24]-([.$Q$25]*[.C14]))+(([.$Q$27]*[.D14])-[.$Q$28])*[.$Q$29]" table:style-name="ce1">
            <text:p>1,3575</text:p>
          </table:table-cell>
          <table:table-cell office:value-type="percentage" office:value="0.2670152997146002" table:formula="of:=ABS(([.K14]-[.A14])/[.A14])" table:style-name="ce20">
            <text:p>27%</text:p>
          </table:table-cell>
          <table:table-cell office:value-type="float" office:value="2.0626989438654375" table:formula="of:=(([.C14]^[.$R$24])*[.$R$25])+[.$R$26]*[.D14]" table:style-name="ce16">
            <text:p>2,06E+00</text:p>
          </table:table-cell>
          <table:table-cell office:value-type="percentage" office:value="0.1137582078439915" table:formula="of:=ABS(([.M14]-[.A14])/[.A14])" table:style-name="ce20">
            <text:p>11%</text:p>
          </table:table-cell>
          <table:table-cell office:value-type="float" office:value="2.0634481923080203" table:formula="of:=(([.C14]^[.$U$24])*[.$U$25])+(([.D14]^[.$U$28])*[.$U$29])+[.$U$32]" table:style-name="ce22">
            <text:p><text:s/>2,06<text:s/></text:p>
          </table:table-cell>
          <table:table-cell office:value-type="percentage" office:value="0.11416276596194795" table:formula="of:=ABS(([.O14]-[.A14])/[.A14])" table:style-name="ce20">
            <text:p>11%</text:p>
          </table:table-cell>
          <table:table-cell table:number-columns-repeated="16368"/>
        </table:table-row>
        <table:table-row table:style-name="ro1">
          <table:table-cell office:value-type="float" office:value="1.9998864233970213" table:formula="of:=[.E15]*[.G15]*[.H15]+[.J15]" table:style-name="ce17">
            <text:p>2,00</text:p>
          </table:table-cell>
          <table:table-cell office:value-type="float" office:value="0.13333333333333333" table:formula="of:=1/7.5" table:style-name="ce1">
            <text:p>0,133333333</text:p>
          </table:table-cell>
          <table:table-cell office:value-type="float" office:value="0.25" table:style-name="ce1">
            <text:p>0,25</text:p>
          </table:table-cell>
          <table:table-cell office:value-type="float" office:value="90" table:style-name="ce1">
            <text:p>90</text:p>
          </table:table-cell>
          <table:table-cell office:value-type="float" office:value="2.6666666666666665" table:formula="of:=2/(3*[.C15])" table:style-name="ce1">
            <text:p>2,666666667</text:p>
          </table:table-cell>
          <table:table-cell office:value-type="float" office:value="1.5707963267948966" table:formula="of:=RADIANS([.D15])" table:style-name="ce1">
            <text:p>1,570796327</text:p>
          </table:table-cell>
          <table:table-cell office:value-type="float" office:value="0.70710678118654757" table:formula="of:=(SIN([.F15])*(1+COS([.F15]))/4)^[.C15]" table:style-name="ce1">
            <text:p>0,707106781</text:p>
          </table:table-cell>
          <table:table-cell office:value-type="float" office:value="0.77934993869020841" table:formula="of:=(([.B15]^(3*[.C15]))*-1)+1" table:style-name="ce1">
            <text:p>0,779349939</text:p>
          </table:table-cell>
          <table:table-cell office:value-type="float" office:value="0.75" table:formula="of:=0.01*(1.2*[.D15]-33)" table:style-name="ce1">
            <text:p>0,75</text:p>
          </table:table-cell>
          <table:table-cell office:value-type="float" office:value="0.53033008588991071" table:formula="of:=[.I15]/(4^[.C15])" table:style-name="ce1">
            <text:p>0,530330086</text:p>
          </table:table-cell>
          <table:table-cell office:value-type="float" office:value="1.3574999999999999" table:formula="of:=([.$Q$24]-([.$Q$25]*[.C15]))+(([.$Q$27]*[.D15])-[.$Q$28])*[.$Q$29]" table:style-name="ce1">
            <text:p>1,3575</text:p>
          </table:table-cell>
          <table:table-cell office:value-type="percentage" office:value="0.32121145275133134" table:formula="of:=ABS(([.K15]-[.A15])/[.A15])" table:style-name="ce20">
            <text:p>32%</text:p>
          </table:table-cell>
          <table:table-cell office:value-type="float" office:value="2.0626989438654375" table:formula="of:=(([.C15]^[.$R$24])*[.$R$25])+[.$R$26]*[.D15]" table:style-name="ce16">
            <text:p>2,06E+00</text:p>
          </table:table-cell>
          <table:table-cell office:value-type="percentage" office:value="3.1408043843671102E-2" table:formula="of:=ABS(([.M15]-[.A15])/[.A15])" table:style-name="ce20">
            <text:p>3%</text:p>
          </table:table-cell>
          <table:table-cell office:value-type="float" office:value="2.0634481923080203" table:formula="of:=(([.C15]^[.$U$24])*[.$U$25])+(([.D15]^[.$U$28])*[.$U$29])+[.$U$32]" table:style-name="ce22">
            <text:p><text:s/>2,06<text:s/></text:p>
          </table:table-cell>
          <table:table-cell office:value-type="percentage" office:value="3.1782689340443947E-2" table:formula="of:=ABS(([.O15]-[.A15])/[.A15])" table:style-name="ce20">
            <text:p>3%</text:p>
          </table:table-cell>
          <table:table-cell table:number-columns-repeated="16368"/>
        </table:table-row>
        <table:table-row table:style-name="ro1">
          <table:table-cell office:value-type="float" office:value="2.1685563749461494" table:formula="of:=[.E16]*[.G16]*[.H16]+[.J16]" table:style-name="ce17">
            <text:p>2,17</text:p>
          </table:table-cell>
          <table:table-cell office:value-type="float" office:value="6.6666666666666666E-2" table:formula="of:=1/15" table:style-name="ce1">
            <text:p>0,066666667</text:p>
          </table:table-cell>
          <table:table-cell office:value-type="float" office:value="0.25" table:style-name="ce1">
            <text:p>0,25</text:p>
          </table:table-cell>
          <table:table-cell office:value-type="float" office:value="90" table:style-name="ce1">
            <text:p>90</text:p>
          </table:table-cell>
          <table:table-cell office:value-type="float" office:value="2.6666666666666665" table:formula="of:=2/(3*[.C16])" table:style-name="ce1">
            <text:p>2,666666667</text:p>
          </table:table-cell>
          <table:table-cell office:value-type="float" office:value="1.5707963267948966" table:formula="of:=RADIANS([.D16])" table:style-name="ce1">
            <text:p>1,570796327</text:p>
          </table:table-cell>
          <table:table-cell office:value-type="float" office:value="0.70710678118654757" table:formula="of:=(SIN([.F16])*(1+COS([.F16]))/4)^[.C16]" table:style-name="ce1">
            <text:p>0,707106781</text:p>
          </table:table-cell>
          <table:table-cell office:value-type="float" office:value="0.86880068858230464" table:formula="of:=(([.B16]^(3*[.C16]))*-1)+1" table:style-name="ce1">
            <text:p>0,868800689</text:p>
          </table:table-cell>
          <table:table-cell office:value-type="float" office:value="0.75" table:formula="of:=0.01*(1.2*[.D16]-33)" table:style-name="ce1">
            <text:p>0,75</text:p>
          </table:table-cell>
          <table:table-cell office:value-type="float" office:value="0.53033008588991071" table:formula="of:=[.I16]/(4^[.C16])" table:style-name="ce1">
            <text:p>0,530330086</text:p>
          </table:table-cell>
          <table:table-cell office:value-type="float" office:value="1.3574999999999999" table:formula="of:=([.$Q$24]-([.$Q$25]*[.C16]))+(([.$Q$27]*[.D16])-[.$Q$28])*[.$Q$29]" table:style-name="ce1">
            <text:p>1,3575</text:p>
          </table:table-cell>
          <table:table-cell office:value-type="percentage" office:value="0.37400751224016021" table:formula="of:=ABS(([.K16]-[.A16])/[.A16])" table:style-name="ce20">
            <text:p>37%</text:p>
          </table:table-cell>
          <table:table-cell office:value-type="float" office:value="2.0626989438654375" table:formula="of:=(([.C16]^[.$R$24])*[.$R$25])+[.$R$26]*[.D16]" table:style-name="ce16">
            <text:p>2,06E+00</text:p>
          </table:table-cell>
          <table:table-cell office:value-type="percentage" office:value="4.8814701016633974E-2" table:formula="of:=ABS(([.M16]-[.A16])/[.A16])" table:style-name="ce20">
            <text:p>5%</text:p>
          </table:table-cell>
          <table:table-cell office:value-type="float" office:value="2.0634481923080203" table:formula="of:=(([.C16]^[.$U$24])*[.$U$25])+(([.D16]^[.$U$28])*[.$U$29])+[.$U$32]" table:style-name="ce22">
            <text:p><text:s/>2,06<text:s/></text:p>
          </table:table-cell>
          <table:table-cell office:value-type="percentage" office:value="4.8469195383836469E-2" table:formula="of:=ABS(([.O16]-[.A16])/[.A16])" table:style-name="ce20">
            <text:p>5%</text:p>
          </table:table-cell>
          <table:table-cell table:number-columns-repeated="16368"/>
        </table:table-row>
        <table:table-row table:style-name="ro1">
          <table:table-cell office:value-type="float" office:value="2.268848128180843" table:formula="of:=[.E17]*[.G17]*[.H17]+[.J17]" table:style-name="ce17">
            <text:p>2,27</text:p>
          </table:table-cell>
          <table:table-cell office:value-type="float" office:value="3.3333333333333333E-2" table:formula="of:=1/30" table:style-name="ce1">
            <text:p>0,033333333</text:p>
          </table:table-cell>
          <table:table-cell office:value-type="float" office:value="0.25" table:style-name="ce1">
            <text:p>0,25</text:p>
          </table:table-cell>
          <table:table-cell office:value-type="float" office:value="90" table:style-name="ce1">
            <text:p>90</text:p>
          </table:table-cell>
          <table:table-cell office:value-type="float" office:value="2.6666666666666665" table:formula="of:=2/(3*[.C17])" table:style-name="ce1">
            <text:p>2,666666667</text:p>
          </table:table-cell>
          <table:table-cell office:value-type="float" office:value="1.5707963267948966" table:formula="of:=RADIANS([.D17])" table:style-name="ce1">
            <text:p>1,570796327</text:p>
          </table:table-cell>
          <table:table-cell office:value-type="float" office:value="0.70710678118654757" table:formula="of:=(SIN([.F17])*(1+COS([.F17]))/4)^[.C17]" table:style-name="ce1">
            <text:p>0,707106781</text:p>
          </table:table-cell>
          <table:table-cell office:value-type="float" office:value="0.92198842268930947" table:formula="of:=(([.B17]^(3*[.C17]))*-1)+1" table:style-name="ce1">
            <text:p>0,921988423</text:p>
          </table:table-cell>
          <table:table-cell office:value-type="float" office:value="0.75" table:formula="of:=0.01*(1.2*[.D17]-33)" table:style-name="ce1">
            <text:p>0,75</text:p>
          </table:table-cell>
          <table:table-cell office:value-type="float" office:value="0.53033008588991071" table:formula="of:=[.I17]/(4^[.C17])" table:style-name="ce1">
            <text:p>0,530330086</text:p>
          </table:table-cell>
          <table:table-cell office:value-type="float" office:value="1.3574999999999999" table:formula="of:=([.$Q$24]-([.$Q$25]*[.C17]))+(([.$Q$27]*[.D17])-[.$Q$28])*[.$Q$29]" table:style-name="ce1">
            <text:p>1,3575</text:p>
          </table:table-cell>
          <table:table-cell office:value-type="percentage" office:value="0.40167877120605683" table:formula="of:=ABS(([.K17]-[.A17])/[.A17])" table:style-name="ce20">
            <text:p>40%</text:p>
          </table:table-cell>
          <table:table-cell office:value-type="float" office:value="2.0626989438654375" table:formula="of:=(([.C17]^[.$R$24])*[.$R$25])+[.$R$26]*[.D17]" table:style-name="ce16">
            <text:p>2,06E+00</text:p>
          </table:table-cell>
          <table:table-cell office:value-type="percentage" office:value="9.0860724327412531E-2" table:formula="of:=ABS(([.M17]-[.A17])/[.A17])" table:style-name="ce20">
            <text:p>9%</text:p>
          </table:table-cell>
          <table:table-cell office:value-type="float" office:value="2.0634481923080203" table:formula="of:=(([.C17]^[.$U$24])*[.$U$25])+(([.D17]^[.$U$28])*[.$U$29])+[.$U$32]" table:style-name="ce22">
            <text:p><text:s/>2,06<text:s/></text:p>
          </table:table-cell>
          <table:table-cell office:value-type="percentage" office:value="9.0530491363259233E-2" table:formula="of:=ABS(([.O17]-[.A17])/[.A17])" table:style-name="ce20">
            <text:p>9%</text:p>
          </table:table-cell>
          <table:table-cell table:number-columns-repeated="4" table:style-name="ce1"/>
          <table:table-cell table:style-name="ce8"/>
          <table:table-cell table:number-columns-repeated="16363"/>
        </table:table-row>
        <table:table-row table:style-name="ro1">
          <table:table-cell office:value-type="float" office:value="0.60135386262457857" table:formula="of:=[.E18]*[.G18]*[.H18]+[.J18]" table:style-name="ce17">
            <text:p>0,60</text:p>
          </table:table-cell>
          <table:table-cell office:value-type="float" office:value="0.2" table:formula="of:=1/5" table:style-name="ce1">
            <text:p>0,2</text:p>
          </table:table-cell>
          <table:table-cell office:value-type="float" office:value="0.5" table:style-name="ce1">
            <text:p>0,5</text:p>
          </table:table-cell>
          <table:table-cell office:value-type="float" office:value="30" table:style-name="ce1">
            <text:p>30</text:p>
          </table:table-cell>
          <table:table-cell office:value-type="float" office:value="1.3333333333333333" table:formula="of:=2/(3*[.C18])" table:style-name="ce1">
            <text:p>1,333333333</text:p>
          </table:table-cell>
          <table:table-cell office:value-type="float" office:value="0.52359877559829882" table:formula="of:=RADIANS([.D18])" table:style-name="ce1">
            <text:p>0,523598776</text:p>
          </table:table-cell>
          <table:table-cell office:value-type="float" office:value="0.48296291314453416" table:formula="of:=(SIN([.F18])*(1+COS([.F18]))/4)^[.C18]" table:style-name="ce1">
            <text:p>0,482962913</text:p>
          </table:table-cell>
          <table:table-cell office:value-type="float" office:value="0.91055728090000843" table:formula="of:=(([.B18]^(3*[.C18]))*-1)+1" table:style-name="ce1">
            <text:p>0,910557281</text:p>
          </table:table-cell>
          <table:table-cell office:value-type="float" office:value="0.03" table:formula="of:=0.01*(1.2*[.D18]-33)" table:style-name="ce1">
            <text:p>0,03</text:p>
          </table:table-cell>
          <table:table-cell office:value-type="float" office:value="1.4999999999999999E-2" table:formula="of:=[.I18]/(4^[.C18])" table:style-name="ce1">
            <text:p>0,015</text:p>
          </table:table-cell>
          <table:table-cell office:value-type="float" office:value="0.78500000000000003" table:formula="of:=([.$Q$24]-([.$Q$25]*[.C18]))+(([.$Q$27]*[.D18])-[.$Q$28])*[.$Q$29]" table:style-name="ce1">
            <text:p>0,785</text:p>
          </table:table-cell>
          <table:table-cell office:value-type="percentage" office:value="0.3053878070623961" table:formula="of:=ABS(([.K18]-[.A18])/[.A18])" table:style-name="ce20">
            <text:p>31%</text:p>
          </table:table-cell>
          <table:table-cell office:value-type="float" office:value="0.65796833662982379" table:formula="of:=(([.C18]^[.$R$24])*[.$R$25])+[.$R$26]*[.D18]" table:style-name="ce16">
            <text:p>6,58E-01</text:p>
          </table:table-cell>
          <table:table-cell office:value-type="percentage" office:value="9.4145024292609028E-2" table:formula="of:=ABS(([.M18]-[.A18])/[.A18])" table:style-name="ce20">
            <text:p>9%</text:p>
          </table:table-cell>
          <table:table-cell office:value-type="float" office:value="0.78516005415210377" table:formula="of:=(([.C18]^[.$U$24])*[.$U$25])+(([.D18]^[.$U$28])*[.$U$29])+[.$U$32]" table:style-name="ce22">
            <text:p><text:s/>0,79<text:s/></text:p>
          </table:table-cell>
          <table:table-cell office:value-type="percentage" office:value="0.30565396341733359" table:formula="of:=ABS(([.O18]-[.A18])/[.A18])" table:style-name="ce20">
            <text:p>31%</text:p>
          </table:table-cell>
          <table:table-cell table:style-name="ce1"/>
          <table:table-cell office:value-type="string" table:style-name="ce1">
            <text:p>advanced formula</text:p>
          </table:table-cell>
          <table:table-cell table:number-columns-repeated="2" table:style-name="ce1"/>
          <table:table-cell table:style-name="ce8"/>
          <table:table-cell table:number-columns-repeated="16363"/>
        </table:table-row>
        <table:table-row table:style-name="ro1">
          <table:table-cell office:value-type="float" office:value="0.62759888484839577" table:formula="of:=[.E19]*[.G19]*[.H19]+[.J19]" table:style-name="ce17">
            <text:p>0,63</text:p>
          </table:table-cell>
          <table:table-cell office:value-type="float" office:value="0.13333333333333333" table:formula="of:=1/7.5" table:style-name="ce1">
            <text:p>0,133333333</text:p>
          </table:table-cell>
          <table:table-cell office:value-type="float" office:value="0.5" table:style-name="ce1">
            <text:p>0,5</text:p>
          </table:table-cell>
          <table:table-cell office:value-type="float" office:value="30" table:style-name="ce1">
            <text:p>30</text:p>
          </table:table-cell>
          <table:table-cell office:value-type="float" office:value="1.3333333333333333" table:formula="of:=2/(3*[.C19])" table:style-name="ce1">
            <text:p>1,333333333</text:p>
          </table:table-cell>
          <table:table-cell office:value-type="float" office:value="0.52359877559829882" table:formula="of:=RADIANS([.D19])" table:style-name="ce1">
            <text:p>0,523598776</text:p>
          </table:table-cell>
          <table:table-cell office:value-type="float" office:value="0.48296291314453416" table:formula="of:=(SIN([.F19])*(1+COS([.F19]))/4)^[.C19]" table:style-name="ce1">
            <text:p>0,482962913</text:p>
          </table:table-cell>
          <table:table-cell office:value-type="float" office:value="0.95131355044398525" table:formula="of:=(([.B19]^(3*[.C19]))*-1)+1" table:style-name="ce1">
            <text:p>0,95131355</text:p>
          </table:table-cell>
          <table:table-cell office:value-type="float" office:value="0.03" table:formula="of:=0.01*(1.2*[.D19]-33)" table:style-name="ce1">
            <text:p>0,03</text:p>
          </table:table-cell>
          <table:table-cell office:value-type="float" office:value="1.4999999999999999E-2" table:formula="of:=[.I19]/(4^[.C19])" table:style-name="ce1">
            <text:p>0,015</text:p>
          </table:table-cell>
          <table:table-cell office:value-type="float" office:value="0.78500000000000003" table:formula="of:=([.$Q$24]-([.$Q$25]*[.C19]))+(([.$Q$27]*[.D19])-[.$Q$28])*[.$Q$29]" table:style-name="ce1">
            <text:p>0,785</text:p>
          </table:table-cell>
          <table:table-cell office:value-type="percentage" office:value="0.25079890827025042" table:formula="of:=ABS(([.K19]-[.A19])/[.A19])" table:style-name="ce20">
            <text:p>25%</text:p>
          </table:table-cell>
          <table:table-cell office:value-type="float" office:value="0.65796833662982379" table:formula="of:=(([.C19]^[.$R$24])*[.$R$25])+[.$R$26]*[.D19]" table:style-name="ce16">
            <text:p>6,58E-01</text:p>
          </table:table-cell>
          <table:table-cell office:value-type="percentage" office:value="4.8389907175765842E-2" table:formula="of:=ABS(([.M19]-[.A19])/[.A19])" table:style-name="ce20">
            <text:p>5%</text:p>
          </table:table-cell>
          <table:table-cell office:value-type="float" office:value="0.78516005415210377" table:formula="of:=(([.C19]^[.$U$24])*[.$U$25])+(([.D19]^[.$U$28])*[.$U$29])+[.$U$32]" table:style-name="ce22">
            <text:p><text:s/>0,79<text:s/></text:p>
          </table:table-cell>
          <table:table-cell office:value-type="percentage" office:value="0.25105393445969687" table:formula="of:=ABS(([.O19]-[.A19])/[.A19])" table:style-name="ce20">
            <text:p>25%</text:p>
          </table:table-cell>
          <table:table-cell table:style-name="ce1"/>
          <table:table-cell office:value-type="string" table:style-name="ce1">
            <text:p>I (gamma_dot_app)^t</text:p>
          </table:table-cell>
          <table:table-cell table:number-columns-repeated="2" table:style-name="ce1"/>
          <table:table-cell table:style-name="ce8"/>
          <table:table-cell table:number-columns-repeated="16363"/>
        </table:table-row>
        <table:table-row table:style-name="ro1">
          <table:table-cell office:value-type="float" office:value="0.6478660630404478" table:formula="of:=[.E20]*[.G20]*[.H20]+[.J20]" table:style-name="ce17">
            <text:p>0,65</text:p>
          </table:table-cell>
          <table:table-cell office:value-type="float" office:value="6.6666666666666666E-2" table:formula="of:=1/15" table:style-name="ce1">
            <text:p>0,066666667</text:p>
          </table:table-cell>
          <table:table-cell office:value-type="float" office:value="0.5" table:style-name="ce1">
            <text:p>0,5</text:p>
          </table:table-cell>
          <table:table-cell office:value-type="float" office:value="30" table:style-name="ce1">
            <text:p>30</text:p>
          </table:table-cell>
          <table:table-cell office:value-type="float" office:value="1.3333333333333333" table:formula="of:=2/(3*[.C20])" table:style-name="ce1">
            <text:p>1,333333333</text:p>
          </table:table-cell>
          <table:table-cell office:value-type="float" office:value="0.52359877559829882" table:formula="of:=RADIANS([.D20])" table:style-name="ce1">
            <text:p>0,523598776</text:p>
          </table:table-cell>
          <table:table-cell office:value-type="float" office:value="0.48296291314453416" table:formula="of:=(SIN([.F20])*(1+COS([.F20]))/4)^[.C20]" table:style-name="ce1">
            <text:p>0,482962913</text:p>
          </table:table-cell>
          <table:table-cell office:value-type="float" office:value="0.98278674068352256" table:formula="of:=(([.B20]^(3*[.C20]))*-1)+1" table:style-name="ce1">
            <text:p>0,982786741</text:p>
          </table:table-cell>
          <table:table-cell office:value-type="float" office:value="0.03" table:formula="of:=0.01*(1.2*[.D20]-33)" table:style-name="ce1">
            <text:p>0,03</text:p>
          </table:table-cell>
          <table:table-cell office:value-type="float" office:value="1.4999999999999999E-2" table:formula="of:=[.I20]/(4^[.C20])" table:style-name="ce1">
            <text:p>0,015</text:p>
          </table:table-cell>
          <table:table-cell office:value-type="float" office:value="0.78500000000000003" table:formula="of:=([.$Q$24]-([.$Q$25]*[.C20]))+(([.$Q$27]*[.D20])-[.$Q$28])*[.$Q$29]" table:style-name="ce1">
            <text:p>0,785</text:p>
          </table:table-cell>
          <table:table-cell office:value-type="percentage" office:value="0.2116701966390708" table:formula="of:=ABS(([.K20]-[.A20])/[.A20])" table:style-name="ce20">
            <text:p>21%</text:p>
          </table:table-cell>
          <table:table-cell office:value-type="float" office:value="0.65796833662982379" table:formula="of:=(([.C20]^[.$R$24])*[.$R$25])+[.$R$26]*[.D20]" table:style-name="ce16">
            <text:p>6,58E-01</text:p>
          </table:table-cell>
          <table:table-cell office:value-type="percentage" office:value="1.5593151371389674E-2" table:formula="of:=ABS(([.M20]-[.A20])/[.A20])" table:style-name="ce20">
            <text:p>2%</text:p>
          </table:table-cell>
          <table:table-cell office:value-type="float" office:value="0.78516005415210377" table:formula="of:=(([.C20]^[.$U$24])*[.$U$25])+(([.D20]^[.$U$28])*[.$U$29])+[.$U$32]" table:style-name="ce22">
            <text:p><text:s/>0,79<text:s/></text:p>
          </table:table-cell>
          <table:table-cell office:value-type="percentage" office:value="0.21191724485047519" table:formula="of:=ABS(([.O20]-[.A20])/[.A20])" table:style-name="ce20">
            <text:p>21%</text:p>
          </table:table-cell>
          <table:table-cell table:style-name="ce1"/>
          <table:table-cell office:value-type="string" table:style-name="ce1">
            <text:p>((4/25)* (t^(-5/3))+(alpha/200))</text:p>
          </table:table-cell>
          <table:table-cell table:number-columns-repeated="2" table:style-name="ce1"/>
          <table:table-cell table:style-name="ce8"/>
          <table:table-cell table:number-columns-repeated="16363"/>
        </table:table-row>
        <table:table-row table:style-name="ro1">
          <table:table-cell office:value-type="float" office:value="0.65503159260800592" table:formula="of:=[.E21]*[.G21]*[.H21]+[.J21]" table:style-name="ce17">
            <text:p>0,66</text:p>
          </table:table-cell>
          <table:table-cell office:value-type="float" office:value="3.3333333333333333E-2" table:formula="of:=1/30" table:style-name="ce1">
            <text:p>0,033333333</text:p>
          </table:table-cell>
          <table:table-cell office:value-type="float" office:value="0.5" table:style-name="ce1">
            <text:p>0,5</text:p>
          </table:table-cell>
          <table:table-cell office:value-type="float" office:value="30" table:style-name="ce1">
            <text:p>30</text:p>
          </table:table-cell>
          <table:table-cell office:value-type="float" office:value="1.3333333333333333" table:formula="of:=2/(3*[.C21])" table:style-name="ce1">
            <text:p>1,333333333</text:p>
          </table:table-cell>
          <table:table-cell office:value-type="float" office:value="0.52359877559829882" table:formula="of:=RADIANS([.D21])" table:style-name="ce1">
            <text:p>0,523598776</text:p>
          </table:table-cell>
          <table:table-cell office:value-type="float" office:value="0.48296291314453416" table:formula="of:=(SIN([.F21])*(1+COS([.F21]))/4)^[.C21]" table:style-name="ce1">
            <text:p>0,482962913</text:p>
          </table:table-cell>
          <table:table-cell office:value-type="float" office:value="0.99391419380549817" table:formula="of:=(([.B21]^(3*[.C21]))*-1)+1" table:style-name="ce1">
            <text:p>0,993914194</text:p>
          </table:table-cell>
          <table:table-cell office:value-type="float" office:value="0.03" table:formula="of:=0.01*(1.2*[.D21]-33)" table:style-name="ce1">
            <text:p>0,03</text:p>
          </table:table-cell>
          <table:table-cell office:value-type="float" office:value="1.4999999999999999E-2" table:formula="of:=[.I21]/(4^[.C21])" table:style-name="ce1">
            <text:p>0,015</text:p>
          </table:table-cell>
          <table:table-cell office:value-type="float" office:value="0.78500000000000003" table:formula="of:=([.$Q$24]-([.$Q$25]*[.C21]))+(([.$Q$27]*[.D21])-[.$Q$28])*[.$Q$29]" table:style-name="ce1">
            <text:p>0,785</text:p>
          </table:table-cell>
          <table:table-cell office:value-type="percentage" office:value="0.19841547928173262" table:formula="of:=ABS(([.K21]-[.A21])/[.A21])" table:style-name="ce20">
            <text:p>20%</text:p>
          </table:table-cell>
          <table:table-cell office:value-type="float" office:value="0.65796833662982379" table:formula="of:=(([.C21]^[.$R$24])*[.$R$25])+[.$R$26]*[.D21]" table:style-name="ce16">
            <text:p>6,58E-01</text:p>
          </table:table-cell>
          <table:table-cell office:value-type="percentage" office:value="4.4833624132925194E-3" table:formula="of:=ABS(([.M21]-[.A21])/[.A21])" table:style-name="ce20">
            <text:p>0%</text:p>
          </table:table-cell>
          <table:table-cell office:value-type="float" office:value="0.78516005415210377" table:formula="of:=(([.C21]^[.$U$24])*[.$U$25])+(([.D21]^[.$U$28])*[.$U$29])+[.$U$32]" table:style-name="ce22">
            <text:p><text:s/>0,79<text:s/></text:p>
          </table:table-cell>
          <table:table-cell office:value-type="percentage" office:value="0.19865982498033699" table:formula="of:=ABS(([.O21]-[.A21])/[.A21])" table:style-name="ce20">
            <text:p>20%</text:p>
          </table:table-cell>
          <table:table-cell table:number-columns-repeated="4" table:style-name="ce1"/>
          <table:table-cell table:style-name="ce8"/>
          <table:table-cell table:number-columns-repeated="16363"/>
        </table:table-row>
        <table:table-row table:style-name="ro1">
          <table:table-cell office:value-type="float" office:value="0.81597897734688385" table:formula="of:=[.E22]*[.G22]*[.H22]+[.J22]" table:style-name="ce17">
            <text:p>0,82</text:p>
          </table:table-cell>
          <table:table-cell office:value-type="float" office:value="0.2" table:formula="of:=1/5" table:style-name="ce1">
            <text:p>0,2</text:p>
          </table:table-cell>
          <table:table-cell office:value-type="float" office:value="0.5" table:style-name="ce1">
            <text:p>0,5</text:p>
          </table:table-cell>
          <table:table-cell office:value-type="float" office:value="50" table:style-name="ce1">
            <text:p>50</text:p>
          </table:table-cell>
          <table:table-cell office:value-type="float" office:value="1.3333333333333333" table:formula="of:=2/(3*[.C22])" table:style-name="ce1">
            <text:p>1,333333333</text:p>
          </table:table-cell>
          <table:table-cell office:value-type="float" office:value="0.87266462599716477" table:formula="of:=RADIANS([.D22])" table:style-name="ce1">
            <text:p>0,872664626</text:p>
          </table:table-cell>
          <table:table-cell office:value-type="float" office:value="0.5609029148669763" table:formula="of:=(SIN([.F22])*(1+COS([.F22]))/4)^[.C22]" table:style-name="ce1">
            <text:p>0,560902915</text:p>
          </table:table-cell>
          <table:table-cell office:value-type="float" office:value="0.91055728090000843" table:formula="of:=(([.B22]^(3*[.C22]))*-1)+1" table:style-name="ce1">
            <text:p>0,910557281</text:p>
          </table:table-cell>
          <table:table-cell office:value-type="float" office:value="0.27" table:formula="of:=0.01*(1.2*[.D22]-33)" table:style-name="ce1">
            <text:p>0,27</text:p>
          </table:table-cell>
          <table:table-cell office:value-type="float" office:value="0.13500000000000001" table:formula="of:=[.I22]/(4^[.C22])" table:style-name="ce1">
            <text:p>0,135</text:p>
          </table:table-cell>
          <table:table-cell office:value-type="float" office:value="0.86499999999999999" table:formula="of:=([.$Q$24]-([.$Q$25]*[.C22]))+(([.$Q$27]*[.D22])-[.$Q$28])*[.$Q$29]" table:style-name="ce1">
            <text:p>0,865</text:p>
          </table:table-cell>
          <table:table-cell office:value-type="percentage" office:value="6.0076330412954543E-2" table:formula="of:=ABS(([.K22]-[.A22])/[.A22])" table:style-name="ce20">
            <text:p>6%</text:p>
          </table:table-cell>
          <table:table-cell office:value-type="float" office:value="0.75796833662982377" table:formula="of:=(([.C22]^[.$R$24])*[.$R$25])+[.$R$26]*[.D22]" table:style-name="ce16">
            <text:p>7,58E-01</text:p>
          </table:table-cell>
          <table:table-cell office:value-type="percentage" office:value="7.1093303047682521E-2" table:formula="of:=ABS(([.M22]-[.A22])/[.A22])" table:style-name="ce20">
            <text:p>7%</text:p>
          </table:table-cell>
          <table:table-cell office:value-type="float" office:value="0.87492613325527802" table:formula="of:=(([.C22]^[.$U$24])*[.$U$25])+(([.D22]^[.$U$28])*[.$U$29])+[.$U$32]" table:style-name="ce22">
            <text:p><text:s/>0,87<text:s/></text:p>
          </table:table-cell>
          <table:table-cell office:value-type="percentage" office:value="7.2241022801908444E-2" table:formula="of:=ABS(([.O22]-[.A22])/[.A22])" table:style-name="ce20">
            <text:p>7%</text:p>
          </table:table-cell>
          <table:table-cell table:number-columns-repeated="4" table:style-name="ce1"/>
          <table:table-cell table:style-name="ce8"/>
          <table:table-cell table:number-columns-repeated="16363"/>
        </table:table-row>
        <table:table-row table:style-name="ro1">
          <table:table-cell office:value-type="float" office:value="0.84645939119531155" table:formula="of:=[.E23]*[.G23]*[.H23]+[.J23]" table:style-name="ce17">
            <text:p>0,85</text:p>
          </table:table-cell>
          <table:table-cell office:value-type="float" office:value="0.13333333333333333" table:formula="of:=1/7.5" table:style-name="ce1">
            <text:p>0,133333333</text:p>
          </table:table-cell>
          <table:table-cell office:value-type="float" office:value="0.5" table:style-name="ce1">
            <text:p>0,5</text:p>
          </table:table-cell>
          <table:table-cell office:value-type="float" office:value="50" table:style-name="ce1">
            <text:p>50</text:p>
          </table:table-cell>
          <table:table-cell office:value-type="float" office:value="1.3333333333333333" table:formula="of:=2/(3*[.C23])" table:style-name="ce1">
            <text:p>1,333333333</text:p>
          </table:table-cell>
          <table:table-cell office:value-type="float" office:value="0.87266462599716477" table:formula="of:=RADIANS([.D23])" table:style-name="ce1">
            <text:p>0,872664626</text:p>
          </table:table-cell>
          <table:table-cell office:value-type="float" office:value="0.5609029148669763" table:formula="of:=(SIN([.F23])*(1+COS([.F23]))/4)^[.C23]" table:style-name="ce1">
            <text:p>0,560902915</text:p>
          </table:table-cell>
          <table:table-cell office:value-type="float" office:value="0.95131355044398525" table:formula="of:=(([.B23]^(3*[.C23]))*-1)+1" table:style-name="ce1">
            <text:p>0,95131355</text:p>
          </table:table-cell>
          <table:table-cell office:value-type="float" office:value="0.27" table:formula="of:=0.01*(1.2*[.D23]-33)" table:style-name="ce1">
            <text:p>0,27</text:p>
          </table:table-cell>
          <table:table-cell office:value-type="float" office:value="0.13500000000000001" table:formula="of:=[.I23]/(4^[.C23])" table:style-name="ce1">
            <text:p>0,135</text:p>
          </table:table-cell>
          <table:table-cell office:value-type="float" office:value="0.86499999999999999" table:formula="of:=([.$Q$24]-([.$Q$25]*[.C23]))+(([.$Q$27]*[.D23])-[.$Q$28])*[.$Q$29]" table:style-name="ce1">
            <text:p>0,865</text:p>
          </table:table-cell>
          <table:table-cell office:value-type="percentage" office:value="2.1903719183157356E-2" table:formula="of:=ABS(([.K23]-[.A23])/[.A23])" table:style-name="ce20">
            <text:p>2%</text:p>
          </table:table-cell>
          <table:table-cell office:value-type="float" office:value="0.75796833662982377" table:formula="of:=(([.C23]^[.$R$24])*[.$R$25])+[.$R$26]*[.D23]" table:style-name="ce16">
            <text:p>7,58E-01</text:p>
          </table:table-cell>
          <table:table-cell office:value-type="percentage" office:value="0.10454258702301929" table:formula="of:=ABS(([.M23]-[.A23])/[.A23])" table:style-name="ce20">
            <text:p>10%</text:p>
          </table:table-cell>
          <table:table-cell office:value-type="float" office:value="0.87492613325527802" table:formula="of:=(([.C23]^[.$U$24])*[.$U$25])+(([.D23]^[.$U$28])*[.$U$29])+[.$U$32]" table:style-name="ce22">
            <text:p><text:s/>0,87<text:s/></text:p>
          </table:table-cell>
          <table:table-cell office:value-type="percentage" office:value="3.3630369461395776E-2" table:formula="of:=ABS(([.O23]-[.A23])/[.A23])" table:style-name="ce20">
            <text:p>3%</text:p>
          </table:table-cell>
          <table:table-cell office:value-type="string" table:style-name="ce1">
            <text:p>linear params</text:p>
          </table:table-cell>
          <table:table-cell office:value-type="string" table:style-name="ce1">
            <text:p>advanced params</text:p>
          </table:table-cell>
          <table:table-cell table:style-name="ce1"/>
          <table:table-cell office:value-type="string" table:style-name="ce1">
            <text:p>advanced_advanced</text:p>
          </table:table-cell>
          <table:table-cell table:style-name="ce8"/>
          <table:table-cell table:number-columns-repeated="16363"/>
        </table:table-row>
        <table:table-row table:style-name="ro1">
          <table:table-cell office:value-type="float" office:value="0.86999726338933725" table:formula="of:=[.E24]*[.G24]*[.H24]+[.J24]" table:style-name="ce17">
            <text:p>0,87</text:p>
          </table:table-cell>
          <table:table-cell office:value-type="float" office:value="6.6666666666666666E-2" table:formula="of:=1/15" table:style-name="ce1">
            <text:p>0,066666667</text:p>
          </table:table-cell>
          <table:table-cell office:value-type="float" office:value="0.5" table:style-name="ce1">
            <text:p>0,5</text:p>
          </table:table-cell>
          <table:table-cell office:value-type="float" office:value="50" table:style-name="ce1">
            <text:p>50</text:p>
          </table:table-cell>
          <table:table-cell office:value-type="float" office:value="1.3333333333333333" table:formula="of:=2/(3*[.C24])" table:style-name="ce1">
            <text:p>1,333333333</text:p>
          </table:table-cell>
          <table:table-cell office:value-type="float" office:value="0.87266462599716477" table:formula="of:=RADIANS([.D24])" table:style-name="ce1">
            <text:p>0,872664626</text:p>
          </table:table-cell>
          <table:table-cell office:value-type="float" office:value="0.5609029148669763" table:formula="of:=(SIN([.F24])*(1+COS([.F24]))/4)^[.C24]" table:style-name="ce1">
            <text:p>0,560902915</text:p>
          </table:table-cell>
          <table:table-cell office:value-type="float" office:value="0.98278674068352256" table:formula="of:=(([.B24]^(3*[.C24]))*-1)+1" table:style-name="ce1">
            <text:p>0,982786741</text:p>
          </table:table-cell>
          <table:table-cell office:value-type="float" office:value="0.27" table:formula="of:=0.01*(1.2*[.D24]-33)" table:style-name="ce1">
            <text:p>0,27</text:p>
          </table:table-cell>
          <table:table-cell office:value-type="float" office:value="0.13500000000000001" table:formula="of:=[.I24]/(4^[.C24])" table:style-name="ce1">
            <text:p>0,135</text:p>
          </table:table-cell>
          <table:table-cell office:value-type="float" office:value="0.86499999999999999" table:formula="of:=([.$Q$24]-([.$Q$25]*[.C24]))+(([.$Q$27]*[.D24])-[.$Q$28])*[.$Q$29]" table:style-name="ce1">
            <text:p>0,865</text:p>
          </table:table-cell>
          <table:table-cell office:value-type="percentage" office:value="5.7439989752024146E-3" table:formula="of:=ABS(([.K24]-[.A24])/[.A24])" table:style-name="ce20">
            <text:p>1%</text:p>
          </table:table-cell>
          <table:table-cell office:value-type="float" office:value="0.75796833662982377" table:formula="of:=(([.C24]^[.$R$24])*[.$R$25])+[.$R$26]*[.D24]" table:style-name="ce16">
            <text:p>7,58E-01</text:p>
          </table:table-cell>
          <table:table-cell office:value-type="percentage" office:value="0.12876928638036278" table:formula="of:=ABS(([.M24]-[.A24])/[.A24])" table:style-name="ce20">
            <text:p>13%</text:p>
          </table:table-cell>
          <table:table-cell office:value-type="float" office:value="0.87492613325527802" table:formula="of:=(([.C24]^[.$U$24])*[.$U$25])+(([.D24]^[.$U$28])*[.$U$29])+[.$U$32]" table:style-name="ce22">
            <text:p><text:s/>0,87<text:s/></text:p>
          </table:table-cell>
          <table:table-cell office:value-type="percentage" office:value="5.6653854826380304E-3" table:formula="of:=ABS(([.O24]-[.A24])/[.A24])" table:style-name="ce20">
            <text:p>1%</text:p>
          </table:table-cell>
          <table:table-cell office:value-type="float" office:value="1.33" table:style-name="ce1">
            <text:p>1,33</text:p>
          </table:table-cell>
          <table:table-cell office:value-type="float" office:value="-1.6666666666666667" table:formula="of:=-5/3" table:style-name="ce1">
            <text:p>-1,666666667</text:p>
          </table:table-cell>
          <table:table-cell table:style-name="ce1"/>
          <table:table-cell office:value-type="string" table:style-name="ce1">
            <text:p>exponent</text:p>
          </table:table-cell>
          <table:table-cell office:value-type="float" office:value="-0.8" table:style-name="ce8">
            <text:p>-0,800</text:p>
          </table:table-cell>
          <table:table-cell table:number-columns-repeated="16363"/>
        </table:table-row>
        <table:table-row table:style-name="ro1">
          <table:table-cell office:value-type="float" office:value="0.87831915791088633" table:formula="of:=[.E25]*[.G25]*[.H25]+[.J25]" table:style-name="ce17">
            <text:p>0,88</text:p>
          </table:table-cell>
          <table:table-cell office:value-type="float" office:value="3.3333333333333333E-2" table:formula="of:=1/30" table:style-name="ce1">
            <text:p>0,033333333</text:p>
          </table:table-cell>
          <table:table-cell office:value-type="float" office:value="0.5" table:style-name="ce1">
            <text:p>0,5</text:p>
          </table:table-cell>
          <table:table-cell office:value-type="float" office:value="50" table:style-name="ce1">
            <text:p>50</text:p>
          </table:table-cell>
          <table:table-cell office:value-type="float" office:value="1.3333333333333333" table:formula="of:=2/(3*[.C25])" table:style-name="ce1">
            <text:p>1,333333333</text:p>
          </table:table-cell>
          <table:table-cell office:value-type="float" office:value="0.87266462599716477" table:formula="of:=RADIANS([.D25])" table:style-name="ce1">
            <text:p>0,872664626</text:p>
          </table:table-cell>
          <table:table-cell office:value-type="float" office:value="0.5609029148669763" table:formula="of:=(SIN([.F25])*(1+COS([.F25]))/4)^[.C25]" table:style-name="ce1">
            <text:p>0,560902915</text:p>
          </table:table-cell>
          <table:table-cell office:value-type="float" office:value="0.99391419380549817" table:formula="of:=(([.B25]^(3*[.C25]))*-1)+1" table:style-name="ce1">
            <text:p>0,993914194</text:p>
          </table:table-cell>
          <table:table-cell office:value-type="float" office:value="0.27" table:formula="of:=0.01*(1.2*[.D25]-33)" table:style-name="ce1">
            <text:p>0,27</text:p>
          </table:table-cell>
          <table:table-cell office:value-type="float" office:value="0.13500000000000001" table:formula="of:=[.I25]/(4^[.C25])" table:style-name="ce1">
            <text:p>0,135</text:p>
          </table:table-cell>
          <table:table-cell office:value-type="float" office:value="0.86499999999999999" table:formula="of:=([.$Q$24]-([.$Q$25]*[.C25]))+(([.$Q$27]*[.D25])-[.$Q$28])*[.$Q$29]" table:style-name="ce1">
            <text:p>0,865</text:p>
          </table:table-cell>
          <table:table-cell office:value-type="percentage" office:value="1.5164371391563895E-2" table:formula="of:=ABS(([.K25]-[.A25])/[.A25])" table:style-name="ce20">
            <text:p>2%</text:p>
          </table:table-cell>
          <table:table-cell office:value-type="float" office:value="0.75796833662982377" table:formula="of:=(([.C25]^[.$R$24])*[.$R$25])+[.$R$26]*[.D25]" table:style-name="ce16">
            <text:p>7,58E-01</text:p>
          </table:table-cell>
          <table:table-cell office:value-type="percentage" office:value="0.13702401934089803" table:formula="of:=ABS(([.M25]-[.A25])/[.A25])" table:style-name="ce20">
            <text:p>14%</text:p>
          </table:table-cell>
          <table:table-cell office:value-type="float" office:value="0.87492613325527802" table:formula="of:=(([.C25]^[.$U$24])*[.$U$25])+(([.D25]^[.$U$28])*[.$U$29])+[.$U$32]" table:style-name="ce22">
            <text:p><text:s/>0,87<text:s/></text:p>
          </table:table-cell>
          <table:table-cell office:value-type="percentage" office:value="3.8630885197571498E-3" table:formula="of:=ABS(([.O25]-[.A25])/[.A25])" table:style-name="ce20">
            <text:p>0%</text:p>
          </table:table-cell>
          <table:table-cell office:value-type="float" office:value="1.33" table:style-name="ce1">
            <text:p>1,33</text:p>
          </table:table-cell>
          <table:table-cell office:value-type="float" office:value="0.16" table:formula="of:=4/25" table:style-name="ce16">
            <text:p>1,60E-01</text:p>
          </table:table-cell>
          <table:table-cell table:style-name="ce1"/>
          <table:table-cell office:value-type="string" table:style-name="ce1">
            <text:p>prefactor</text:p>
          </table:table-cell>
          <table:table-cell office:value-type="float" office:value="0.8" table:style-name="ce8">
            <text:p>0,800</text:p>
          </table:table-cell>
          <table:table-cell table:number-columns-repeated="16363"/>
        </table:table-row>
        <table:table-row table:style-name="ro1">
          <table:table-cell office:value-type="float" office:value="0.93669237740509892" table:formula="of:=[.E26]*[.G26]*[.H26]+[.J26]" table:style-name="ce17">
            <text:p>0,94</text:p>
          </table:table-cell>
          <table:table-cell office:value-type="float" office:value="0.2" table:formula="of:=1/5" table:style-name="ce1">
            <text:p>0,2</text:p>
          </table:table-cell>
          <table:table-cell office:value-type="float" office:value="0.5" table:style-name="ce1">
            <text:p>0,5</text:p>
          </table:table-cell>
          <table:table-cell office:value-type="float" office:value="70" table:style-name="ce1">
            <text:p>70</text:p>
          </table:table-cell>
          <table:table-cell office:value-type="float" office:value="1.3333333333333333" table:formula="of:=2/(3*[.C26])" table:style-name="ce1">
            <text:p>1,333333333</text:p>
          </table:table-cell>
          <table:table-cell office:value-type="float" office:value="1.2217304763960306" table:formula="of:=RADIANS([.D26])" table:style-name="ce1">
            <text:p>1,221730476</text:p>
          </table:table-cell>
          <table:table-cell office:value-type="float" office:value="0.56149052209925554" table:formula="of:=(SIN([.F26])*(1+COS([.F26]))/4)^[.C26]" table:style-name="ce1">
            <text:p>0,561490522</text:p>
          </table:table-cell>
          <table:table-cell office:value-type="float" office:value="0.91055728090000843" table:formula="of:=(([.B26]^(3*[.C26]))*-1)+1" table:style-name="ce1">
            <text:p>0,910557281</text:p>
          </table:table-cell>
          <table:table-cell office:value-type="float" office:value="0.51" table:formula="of:=0.01*(1.2*[.D26]-33)" table:style-name="ce1">
            <text:p>0,51</text:p>
          </table:table-cell>
          <table:table-cell office:value-type="float" office:value="0.255" table:formula="of:=[.I26]/(4^[.C26])" table:style-name="ce1">
            <text:p>0,255</text:p>
          </table:table-cell>
          <table:table-cell office:value-type="float" office:value="0.94500000000000006" table:formula="of:=([.$Q$24]-([.$Q$25]*[.C26]))+(([.$Q$27]*[.D26])-[.$Q$28])*[.$Q$29]" table:style-name="ce1">
            <text:p>0,945</text:p>
          </table:table-cell>
          <table:table-cell office:value-type="percentage" office:value="8.8691045163787844E-3" table:formula="of:=ABS(([.K26]-[.A26])/[.A26])" table:style-name="ce20">
            <text:p>1%</text:p>
          </table:table-cell>
          <table:table-cell office:value-type="float" office:value="0.85796833662982386" table:formula="of:=(([.C26]^[.$R$24])*[.$R$25])+[.$R$26]*[.D26]" table:style-name="ce16">
            <text:p>8,58E-01</text:p>
          </table:table-cell>
          <table:table-cell office:value-type="percentage" office:value="8.404471166228851E-2" table:formula="of:=ABS(([.M26]-[.A26])/[.A26])" table:style-name="ce20">
            <text:p>8%</text:p>
          </table:table-cell>
          <table:table-cell office:value-type="float" office:value="0.95588772514783682" table:formula="of:=(([.C26]^[.$U$24])*[.$U$25])+(([.D26]^[.$U$28])*[.$U$29])+[.$U$32]" table:style-name="ce22">
            <text:p><text:s/>0,96<text:s/></text:p>
          </table:table-cell>
          <table:table-cell office:value-type="percentage" office:value="2.0492691310155003E-2" table:formula="of:=ABS(([.O26]-[.A26])/[.A26])" table:style-name="ce20">
            <text:p>2%</text:p>
          </table:table-cell>
          <table:table-cell office:value-type="float" office:value="0" table:style-name="ce1">
            <text:p>0</text:p>
          </table:table-cell>
          <table:table-cell office:value-type="float" office:value="5.0000000000000001E-3" table:formula="of:=1/200" table:style-name="ce16">
            <text:p>5,00E-03</text:p>
          </table:table-cell>
          <table:table-cell table:number-columns-repeated="2" table:style-name="ce1"/>
          <table:table-cell table:style-name="ce8"/>
          <table:table-cell table:number-columns-repeated="16363"/>
        </table:table-row>
        <table:table-row table:style-name="ro1">
          <table:table-cell office:value-type="float" office:value="0.96720472282518632" table:formula="of:=[.E27]*[.G27]*[.H27]+[.J27]" table:style-name="ce17">
            <text:p>0,97</text:p>
          </table:table-cell>
          <table:table-cell office:value-type="float" office:value="0.13333333333333333" table:formula="of:=1/7.5" table:style-name="ce1">
            <text:p>0,133333333</text:p>
          </table:table-cell>
          <table:table-cell office:value-type="float" office:value="0.5" table:style-name="ce1">
            <text:p>0,5</text:p>
          </table:table-cell>
          <table:table-cell office:value-type="float" office:value="70" table:style-name="ce1">
            <text:p>70</text:p>
          </table:table-cell>
          <table:table-cell office:value-type="float" office:value="1.3333333333333333" table:formula="of:=2/(3*[.C27])" table:style-name="ce1">
            <text:p>1,333333333</text:p>
          </table:table-cell>
          <table:table-cell office:value-type="float" office:value="1.2217304763960306" table:formula="of:=RADIANS([.D27])" table:style-name="ce1">
            <text:p>1,221730476</text:p>
          </table:table-cell>
          <table:table-cell office:value-type="float" office:value="0.56149052209925554" table:formula="of:=(SIN([.F27])*(1+COS([.F27]))/4)^[.C27]" table:style-name="ce1">
            <text:p>0,561490522</text:p>
          </table:table-cell>
          <table:table-cell office:value-type="float" office:value="0.95131355044398525" table:formula="of:=(([.B27]^(3*[.C27]))*-1)+1" table:style-name="ce1">
            <text:p>0,95131355</text:p>
          </table:table-cell>
          <table:table-cell office:value-type="float" office:value="0.51" table:formula="of:=0.01*(1.2*[.D27]-33)" table:style-name="ce1">
            <text:p>0,51</text:p>
          </table:table-cell>
          <table:table-cell office:value-type="float" office:value="0.255" table:formula="of:=[.I27]/(4^[.C27])" table:style-name="ce1">
            <text:p>0,255</text:p>
          </table:table-cell>
          <table:table-cell office:value-type="float" office:value="0.94500000000000006" table:formula="of:=([.$Q$24]-([.$Q$25]*[.C27]))+(([.$Q$27]*[.D27])-[.$Q$28])*[.$Q$29]" table:style-name="ce1">
            <text:p>0,945</text:p>
          </table:table-cell>
          <table:table-cell office:value-type="percentage" office:value="2.2957624483394473E-2" table:formula="of:=ABS(([.K27]-[.A27])/[.A27])" table:style-name="ce20">
            <text:p>2%</text:p>
          </table:table-cell>
          <table:table-cell office:value-type="float" office:value="0.85796833662982386" table:formula="of:=(([.C27]^[.$R$24])*[.$R$25])+[.$R$26]*[.D27]" table:style-name="ce16">
            <text:p>8,58E-01</text:p>
          </table:table-cell>
          <table:table-cell office:value-type="percentage" office:value="0.11294029445626061" table:formula="of:=ABS(([.M27]-[.A27])/[.A27])" table:style-name="ce20">
            <text:p>11%</text:p>
          </table:table-cell>
          <table:table-cell office:value-type="float" office:value="0.95588772514783682" table:formula="of:=(([.C27]^[.$U$24])*[.$U$25])+(([.D27]^[.$U$28])*[.$U$29])+[.$U$32]" table:style-name="ce22">
            <text:p><text:s/>0,96<text:s/></text:p>
          </table:table-cell>
          <table:table-cell office:value-type="percentage" office:value="1.1700726237453404E-2" table:formula="of:=ABS(([.O27]-[.A27])/[.A27])" table:style-name="ce20">
            <text:p>1%</text:p>
          </table:table-cell>
          <table:table-cell office:value-type="float" office:value="0.4" table:style-name="ce1">
            <text:p>0,4</text:p>
          </table:table-cell>
          <table:table-cell office:value-type="float" office:value="0" table:style-name="ce16">
            <text:p>0,00E+00</text:p>
          </table:table-cell>
          <table:table-cell table:number-columns-repeated="2" table:style-name="ce1"/>
          <table:table-cell table:style-name="ce8"/>
          <table:table-cell table:number-columns-repeated="16363"/>
        </table:table-row>
        <table:table-row table:style-name="ro1">
          <table:table-cell office:value-type="float" office:value="0.99076725351815564" table:formula="of:=[.E28]*[.G28]*[.H28]+[.J28]" table:style-name="ce17">
            <text:p>0,99</text:p>
          </table:table-cell>
          <table:table-cell office:value-type="float" office:value="6.6666666666666666E-2" table:formula="of:=1/15" table:style-name="ce1">
            <text:p>0,066666667</text:p>
          </table:table-cell>
          <table:table-cell office:value-type="float" office:value="0.5" table:style-name="ce1">
            <text:p>0,5</text:p>
          </table:table-cell>
          <table:table-cell office:value-type="float" office:value="70" table:style-name="ce1">
            <text:p>70</text:p>
          </table:table-cell>
          <table:table-cell office:value-type="float" office:value="1.3333333333333333" table:formula="of:=2/(3*[.C28])" table:style-name="ce1">
            <text:p>1,333333333</text:p>
          </table:table-cell>
          <table:table-cell office:value-type="float" office:value="1.2217304763960306" table:formula="of:=RADIANS([.D28])" table:style-name="ce1">
            <text:p>1,221730476</text:p>
          </table:table-cell>
          <table:table-cell office:value-type="float" office:value="0.56149052209925554" table:formula="of:=(SIN([.F28])*(1+COS([.F28]))/4)^[.C28]" table:style-name="ce1">
            <text:p>0,561490522</text:p>
          </table:table-cell>
          <table:table-cell office:value-type="float" office:value="0.98278674068352256" table:formula="of:=(([.B28]^(3*[.C28]))*-1)+1" table:style-name="ce1">
            <text:p>0,982786741</text:p>
          </table:table-cell>
          <table:table-cell office:value-type="float" office:value="0.51" table:formula="of:=0.01*(1.2*[.D28]-33)" table:style-name="ce1">
            <text:p>0,51</text:p>
          </table:table-cell>
          <table:table-cell office:value-type="float" office:value="0.255" table:formula="of:=[.I28]/(4^[.C28])" table:style-name="ce1">
            <text:p>0,255</text:p>
          </table:table-cell>
          <table:table-cell office:value-type="float" office:value="0.94500000000000006" table:formula="of:=([.$Q$24]-([.$Q$25]*[.C28]))+(([.$Q$27]*[.D28])-[.$Q$28])*[.$Q$29]" table:style-name="ce1">
            <text:p>0,945</text:p>
          </table:table-cell>
          <table:table-cell office:value-type="percentage" office:value="4.6193748688845723E-2" table:formula="of:=ABS(([.K28]-[.A28])/[.A28])" table:style-name="ce20">
            <text:p>5%</text:p>
          </table:table-cell>
          <table:table-cell office:value-type="float" office:value="0.85796833662982386" table:formula="of:=(([.C28]^[.$R$24])*[.$R$25])+[.$R$26]*[.D28]" table:style-name="ce16">
            <text:p>8,58E-01</text:p>
          </table:table-cell>
          <table:table-cell office:value-type="percentage" office:value="0.13403644137083731" table:formula="of:=ABS(([.M28]-[.A28])/[.A28])" table:style-name="ce20">
            <text:p>13%</text:p>
          </table:table-cell>
          <table:table-cell office:value-type="float" office:value="0.95588772514783682" table:formula="of:=(([.C28]^[.$U$24])*[.$U$25])+(([.D28]^[.$U$28])*[.$U$29])+[.$U$32]" table:style-name="ce22">
            <text:p><text:s/>0,96<text:s/></text:p>
          </table:table-cell>
          <table:table-cell office:value-type="percentage" office:value="3.520456317713741E-2" table:formula="of:=ABS(([.O28]-[.A28])/[.A28])" table:style-name="ce20">
            <text:p>4%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exponent</text:p>
          </table:table-cell>
          <table:table-cell office:value-type="float" office:value="0.75" table:style-name="ce8">
            <text:p>0,750</text:p>
          </table:table-cell>
          <table:table-cell table:number-columns-repeated="16363"/>
        </table:table-row>
        <table:table-row table:style-name="ro1">
          <table:table-cell office:value-type="float" office:value="0.99909786613561313" table:formula="of:=[.E29]*[.G29]*[.H29]+[.J29]" table:style-name="ce17">
            <text:p>1,00</text:p>
          </table:table-cell>
          <table:table-cell office:value-type="float" office:value="3.3333333333333333E-2" table:formula="of:=1/30" table:style-name="ce1">
            <text:p>0,033333333</text:p>
          </table:table-cell>
          <table:table-cell office:value-type="float" office:value="0.5" table:style-name="ce1">
            <text:p>0,5</text:p>
          </table:table-cell>
          <table:table-cell office:value-type="float" office:value="70" table:style-name="ce1">
            <text:p>70</text:p>
          </table:table-cell>
          <table:table-cell office:value-type="float" office:value="1.3333333333333333" table:formula="of:=2/(3*[.C29])" table:style-name="ce1">
            <text:p>1,333333333</text:p>
          </table:table-cell>
          <table:table-cell office:value-type="float" office:value="1.2217304763960306" table:formula="of:=RADIANS([.D29])" table:style-name="ce1">
            <text:p>1,221730476</text:p>
          </table:table-cell>
          <table:table-cell office:value-type="float" office:value="0.56149052209925554" table:formula="of:=(SIN([.F29])*(1+COS([.F29]))/4)^[.C29]" table:style-name="ce1">
            <text:p>0,561490522</text:p>
          </table:table-cell>
          <table:table-cell office:value-type="float" office:value="0.99391419380549817" table:formula="of:=(([.B29]^(3*[.C29]))*-1)+1" table:style-name="ce1">
            <text:p>0,993914194</text:p>
          </table:table-cell>
          <table:table-cell office:value-type="float" office:value="0.51" table:formula="of:=0.01*(1.2*[.D29]-33)" table:style-name="ce1">
            <text:p>0,51</text:p>
          </table:table-cell>
          <table:table-cell office:value-type="float" office:value="0.255" table:formula="of:=[.I29]/(4^[.C29])" table:style-name="ce1">
            <text:p>0,255</text:p>
          </table:table-cell>
          <table:table-cell office:value-type="float" office:value="0.94500000000000006" table:formula="of:=([.$Q$24]-([.$Q$25]*[.C29]))+(([.$Q$27]*[.D29])-[.$Q$28])*[.$Q$29]" table:style-name="ce1">
            <text:p>0,945</text:p>
          </table:table-cell>
          <table:table-cell office:value-type="percentage" office:value="5.4146713719704878E-2" table:formula="of:=ABS(([.K29]-[.A29])/[.A29])" table:style-name="ce20">
            <text:p>5%</text:p>
          </table:table-cell>
          <table:table-cell office:value-type="float" office:value="0.85796833662982386" table:formula="of:=(([.C29]^[.$R$24])*[.$R$25])+[.$R$26]*[.D29]" table:style-name="ce16">
            <text:p>8,58E-01</text:p>
          </table:table-cell>
          <table:table-cell office:value-type="percentage" office:value="0.14125696219496578" table:formula="of:=ABS(([.M29]-[.A29])/[.A29])" table:style-name="ce20">
            <text:p>14%</text:p>
          </table:table-cell>
          <table:table-cell office:value-type="float" office:value="0.95588772514783682" table:formula="of:=(([.C29]^[.$U$24])*[.$U$25])+(([.D29]^[.$U$28])*[.$U$29])+[.$U$32]" table:style-name="ce22">
            <text:p><text:s/>0,96<text:s/></text:p>
          </table:table-cell>
          <table:table-cell office:value-type="percentage" office:value="4.3249157517378942E-2" table:formula="of:=ABS(([.O29]-[.A29])/[.A29])" table:style-name="ce20">
            <text:p>4%</text:p>
          </table:table-cell>
          <table:table-cell office:value-type="float" office:value="0.01" table:style-name="ce16">
            <text:p>1,00E-0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prefactor</text:p>
          </table:table-cell>
          <table:table-cell office:value-type="float" office:value="1.4999999999999999E-2" table:style-name="ce8">
            <text:p>0,015</text:p>
          </table:table-cell>
          <table:table-cell table:number-columns-repeated="16363"/>
        </table:table-row>
        <table:table-row table:style-name="ro1">
          <table:table-cell office:value-type="float" office:value="0.98203818726667225" table:formula="of:=[.E30]*[.G30]*[.H30]+[.J30]" table:style-name="ce17">
            <text:p>0,98</text:p>
          </table:table-cell>
          <table:table-cell office:value-type="float" office:value="0.2" table:formula="of:=1/5" table:style-name="ce1">
            <text:p>0,2</text:p>
          </table:table-cell>
          <table:table-cell office:value-type="float" office:value="0.5" table:style-name="ce1">
            <text:p>0,5</text:p>
          </table:table-cell>
          <table:table-cell office:value-type="float" office:value="90" table:style-name="ce1">
            <text:p>90</text:p>
          </table:table-cell>
          <table:table-cell office:value-type="float" office:value="1.3333333333333333" table:formula="of:=2/(3*[.C30])" table:style-name="ce1">
            <text:p>1,333333333</text:p>
          </table:table-cell>
          <table:table-cell office:value-type="float" office:value="1.5707963267948966" table:formula="of:=RADIANS([.D30])" table:style-name="ce1">
            <text:p>1,570796327</text:p>
          </table:table-cell>
          <table:table-cell office:value-type="float" office:value="0.5" table:formula="of:=(SIN([.F30])*(1+COS([.F30]))/4)^[.C30]" table:style-name="ce1">
            <text:p>0,5</text:p>
          </table:table-cell>
          <table:table-cell office:value-type="float" office:value="0.91055728090000843" table:formula="of:=(([.B30]^(3*[.C30]))*-1)+1" table:style-name="ce1">
            <text:p>0,910557281</text:p>
          </table:table-cell>
          <table:table-cell office:value-type="float" office:value="0.75" table:formula="of:=0.01*(1.2*[.D30]-33)" table:style-name="ce1">
            <text:p>0,75</text:p>
          </table:table-cell>
          <table:table-cell office:value-type="float" office:value="0.375" table:formula="of:=[.I30]/(4^[.C30])" table:style-name="ce1">
            <text:p>0,375</text:p>
          </table:table-cell>
          <table:table-cell office:value-type="float" office:value="1.0249999999999999" table:formula="of:=([.$Q$24]-([.$Q$25]*[.C30]))+(([.$Q$27]*[.D30])-[.$Q$28])*[.$Q$29]" table:style-name="ce1">
            <text:p>1,025</text:p>
          </table:table-cell>
          <table:table-cell office:value-type="percentage" office:value="4.3747598912527212E-2" table:formula="of:=ABS(([.K30]-[.A30])/[.A30])" table:style-name="ce20">
            <text:p>4%</text:p>
          </table:table-cell>
          <table:table-cell office:value-type="float" office:value="0.95796833662982372" table:formula="of:=(([.C30]^[.$R$24])*[.$R$25])+[.$R$26]*[.D30]" table:style-name="ce16">
            <text:p>9,58E-01</text:p>
          </table:table-cell>
          <table:table-cell office:value-type="percentage" office:value="2.4510096398432987E-2" table:formula="of:=ABS(([.M30]-[.A30])/[.A30])" table:style-name="ce20">
            <text:p>2%</text:p>
          </table:table-cell>
          <table:table-cell office:value-type="float" office:value="1.0311825871651821" table:formula="of:=(([.C30]^[.$U$24])*[.$U$25])+(([.D30]^[.$U$28])*[.$U$29])+[.$U$32]" table:style-name="ce22">
            <text:p><text:s/>1,03<text:s/></text:p>
          </table:table-cell>
          <table:table-cell office:value-type="percentage" office:value="5.004326770152847E-2" table:formula="of:=ABS(([.O30]-[.A30])/[.A30])" table:style-name="ce20">
            <text:p>5%</text:p>
          </table:table-cell>
          <table:table-cell table:number-columns-repeated="4" table:style-name="ce1"/>
          <table:table-cell table:style-name="ce8"/>
          <table:table-cell table:number-columns-repeated="16363"/>
        </table:table-row>
        <table:table-row table:style-name="ro1">
          <table:table-cell office:value-type="float" office:value="1.0092090336293236" table:formula="of:=[.E31]*[.G31]*[.H31]+[.J31]" table:style-name="ce17">
            <text:p>1,01</text:p>
          </table:table-cell>
          <table:table-cell office:value-type="float" office:value="0.13333333333333333" table:formula="of:=1/7.5" table:style-name="ce1">
            <text:p>0,133333333</text:p>
          </table:table-cell>
          <table:table-cell office:value-type="float" office:value="0.5" table:style-name="ce1">
            <text:p>0,5</text:p>
          </table:table-cell>
          <table:table-cell office:value-type="float" office:value="90" table:style-name="ce1">
            <text:p>90</text:p>
          </table:table-cell>
          <table:table-cell office:value-type="float" office:value="1.3333333333333333" table:formula="of:=2/(3*[.C31])" table:style-name="ce1">
            <text:p>1,333333333</text:p>
          </table:table-cell>
          <table:table-cell office:value-type="float" office:value="1.5707963267948966" table:formula="of:=RADIANS([.D31])" table:style-name="ce1">
            <text:p>1,570796327</text:p>
          </table:table-cell>
          <table:table-cell office:value-type="float" office:value="0.5" table:formula="of:=(SIN([.F31])*(1+COS([.F31]))/4)^[.C31]" table:style-name="ce1">
            <text:p>0,5</text:p>
          </table:table-cell>
          <table:table-cell office:value-type="float" office:value="0.95131355044398525" table:formula="of:=(([.B31]^(3*[.C31]))*-1)+1" table:style-name="ce1">
            <text:p>0,95131355</text:p>
          </table:table-cell>
          <table:table-cell office:value-type="float" office:value="0.75" table:formula="of:=0.01*(1.2*[.D31]-33)" table:style-name="ce1">
            <text:p>0,75</text:p>
          </table:table-cell>
          <table:table-cell office:value-type="float" office:value="0.375" table:formula="of:=[.I31]/(4^[.C31])" table:style-name="ce1">
            <text:p>0,375</text:p>
          </table:table-cell>
          <table:table-cell office:value-type="float" office:value="1.0249999999999999" table:formula="of:=([.$Q$24]-([.$Q$25]*[.C31]))+(([.$Q$27]*[.D31])-[.$Q$28])*[.$Q$29]" table:style-name="ce1">
            <text:p>1,025</text:p>
          </table:table-cell>
          <table:table-cell office:value-type="percentage" office:value="1.5646873783807476E-2" table:formula="of:=ABS(([.K31]-[.A31])/[.A31])" table:style-name="ce20">
            <text:p>2%</text:p>
          </table:table-cell>
          <table:table-cell office:value-type="float" office:value="0.95796833662982372" table:formula="of:=(([.C31]^[.$R$24])*[.$R$25])+[.$R$26]*[.D31]" table:style-name="ce16">
            <text:p>9,58E-01</text:p>
          </table:table-cell>
          <table:table-cell office:value-type="percentage" office:value="5.0773125578580824E-2" table:formula="of:=ABS(([.M31]-[.A31])/[.A31])" table:style-name="ce20">
            <text:p>5%</text:p>
          </table:table-cell>
          <table:table-cell office:value-type="float" office:value="1.0311825871651821" table:formula="of:=(([.C31]^[.$U$24])*[.$U$25])+(([.D31]^[.$U$28])*[.$U$29])+[.$U$32]" table:style-name="ce22">
            <text:p><text:s/>1,03<text:s/></text:p>
          </table:table-cell>
          <table:table-cell office:value-type="percentage" office:value="2.1773044833771533E-2" table:formula="of:=ABS(([.O31]-[.A31])/[.A31])" table:style-name="ce20">
            <text:p>2%</text:p>
          </table:table-cell>
          <table:table-cell table:number-columns-repeated="4" table:style-name="ce1"/>
          <table:table-cell table:style-name="ce8"/>
          <table:table-cell table:number-columns-repeated="16363"/>
        </table:table-row>
        <table:table-row table:style-name="ro1">
          <table:table-cell office:value-type="float" office:value="1.0301911604556817" table:formula="of:=[.E32]*[.G32]*[.H32]+[.J32]" table:style-name="ce17">
            <text:p>1,03</text:p>
          </table:table-cell>
          <table:table-cell office:value-type="float" office:value="6.6666666666666666E-2" table:formula="of:=1/15" table:style-name="ce1">
            <text:p>0,066666667</text:p>
          </table:table-cell>
          <table:table-cell office:value-type="float" office:value="0.5" table:style-name="ce1">
            <text:p>0,5</text:p>
          </table:table-cell>
          <table:table-cell office:value-type="float" office:value="90" table:style-name="ce1">
            <text:p>90</text:p>
          </table:table-cell>
          <table:table-cell office:value-type="float" office:value="1.3333333333333333" table:formula="of:=2/(3*[.C32])" table:style-name="ce1">
            <text:p>1,333333333</text:p>
          </table:table-cell>
          <table:table-cell office:value-type="float" office:value="1.5707963267948966" table:formula="of:=RADIANS([.D32])" table:style-name="ce1">
            <text:p>1,570796327</text:p>
          </table:table-cell>
          <table:table-cell office:value-type="float" office:value="0.5" table:formula="of:=(SIN([.F32])*(1+COS([.F32]))/4)^[.C32]" table:style-name="ce1">
            <text:p>0,5</text:p>
          </table:table-cell>
          <table:table-cell office:value-type="float" office:value="0.98278674068352256" table:formula="of:=(([.B32]^(3*[.C32]))*-1)+1" table:style-name="ce1">
            <text:p>0,982786741</text:p>
          </table:table-cell>
          <table:table-cell office:value-type="float" office:value="0.75" table:formula="of:=0.01*(1.2*[.D32]-33)" table:style-name="ce1">
            <text:p>0,75</text:p>
          </table:table-cell>
          <table:table-cell office:value-type="float" office:value="0.375" table:formula="of:=[.I32]/(4^[.C32])" table:style-name="ce1">
            <text:p>0,375</text:p>
          </table:table-cell>
          <table:table-cell office:value-type="float" office:value="1.0249999999999999" table:formula="of:=([.$Q$24]-([.$Q$25]*[.C32]))+(([.$Q$27]*[.D32])-[.$Q$28])*[.$Q$29]" table:style-name="ce1">
            <text:p>1,025</text:p>
          </table:table-cell>
          <table:table-cell office:value-type="percentage" office:value="5.0390264010667747E-3" table:formula="of:=ABS(([.K32]-[.A32])/[.A32])" table:style-name="ce20">
            <text:p>1%</text:p>
          </table:table-cell>
          <table:table-cell office:value-type="float" office:value="0.95796833662982372" table:formula="of:=(([.C32]^[.$R$24])*[.$R$25])+[.$R$26]*[.D32]" table:style-name="ce16">
            <text:p>9,58E-01</text:p>
          </table:table-cell>
          <table:table-cell office:value-type="percentage" office:value="7.0106235229112093E-2" table:formula="of:=ABS(([.M32]-[.A32])/[.A32])" table:style-name="ce20">
            <text:p>7%</text:p>
          </table:table-cell>
          <table:table-cell office:value-type="float" office:value="1.0311825871651821" table:formula="of:=(([.C32]^[.$U$24])*[.$U$25])+(([.D32]^[.$U$28])*[.$U$29])+[.$U$32]" table:style-name="ce22">
            <text:p><text:s/>1,03<text:s/></text:p>
          </table:table-cell>
          <table:table-cell office:value-type="percentage" office:value="9.6237159427948278E-4" table:formula="of:=ABS(([.O32]-[.A32])/[.A32])" table:style-name="ce20">
            <text:p>0%</text:p>
          </table:table-cell>
          <table:table-cell table:number-columns-repeated="3" table:style-name="ce1"/>
          <table:table-cell office:value-type="string" table:style-name="ce1">
            <text:p>shift</text:p>
          </table:table-cell>
          <table:table-cell office:value-type="float" office:value="-0.8" table:style-name="ce8">
            <text:p>-0,800</text:p>
          </table:table-cell>
          <table:table-cell table:number-columns-repeated="16363"/>
        </table:table-row>
        <table:table-row table:style-name="ro1">
          <table:table-cell office:value-type="float" office:value="1.0376094625369987" table:formula="of:=[.E33]*[.G33]*[.H33]+[.J33]" table:style-name="ce17">
            <text:p>1,04</text:p>
          </table:table-cell>
          <table:table-cell office:value-type="float" office:value="3.3333333333333333E-2" table:formula="of:=1/30" table:style-name="ce1">
            <text:p>0,033333333</text:p>
          </table:table-cell>
          <table:table-cell office:value-type="float" office:value="0.5" table:style-name="ce1">
            <text:p>0,5</text:p>
          </table:table-cell>
          <table:table-cell office:value-type="float" office:value="90" table:style-name="ce1">
            <text:p>90</text:p>
          </table:table-cell>
          <table:table-cell office:value-type="float" office:value="1.3333333333333333" table:formula="of:=2/(3*[.C33])" table:style-name="ce1">
            <text:p>1,333333333</text:p>
          </table:table-cell>
          <table:table-cell office:value-type="float" office:value="1.5707963267948966" table:formula="of:=RADIANS([.D33])" table:style-name="ce1">
            <text:p>1,570796327</text:p>
          </table:table-cell>
          <table:table-cell office:value-type="float" office:value="0.5" table:formula="of:=(SIN([.F33])*(1+COS([.F33]))/4)^[.C33]" table:style-name="ce1">
            <text:p>0,5</text:p>
          </table:table-cell>
          <table:table-cell office:value-type="float" office:value="0.99391419380549817" table:formula="of:=(([.B33]^(3*[.C33]))*-1)+1" table:style-name="ce1">
            <text:p>0,993914194</text:p>
          </table:table-cell>
          <table:table-cell office:value-type="float" office:value="0.75" table:formula="of:=0.01*(1.2*[.D33]-33)" table:style-name="ce1">
            <text:p>0,75</text:p>
          </table:table-cell>
          <table:table-cell office:value-type="float" office:value="0.375" table:formula="of:=[.I33]/(4^[.C33])" table:style-name="ce1">
            <text:p>0,375</text:p>
          </table:table-cell>
          <table:table-cell office:value-type="float" office:value="1.0249999999999999" table:formula="of:=([.$Q$24]-([.$Q$25]*[.C33]))+(([.$Q$27]*[.D33])-[.$Q$28])*[.$Q$29]" table:style-name="ce1">
            <text:p>1,025</text:p>
          </table:table-cell>
          <table:table-cell office:value-type="percentage" office:value="1.215241667724206E-2" table:formula="of:=ABS(([.K33]-[.A33])/[.A33])" table:style-name="ce20">
            <text:p>1%</text:p>
          </table:table-cell>
          <table:table-cell office:value-type="float" office:value="0.95796833662982372" table:formula="of:=(([.C33]^[.$R$24])*[.$R$25])+[.$R$26]*[.D33]" table:style-name="ce16">
            <text:p>9,58E-01</text:p>
          </table:table-cell>
          <table:table-cell office:value-type="percentage" office:value="7.6754432937079314E-2" table:formula="of:=ABS(([.M33]-[.A33])/[.A33])" table:style-name="ce20">
            <text:p>8%</text:p>
          </table:table-cell>
          <table:table-cell office:value-type="float" office:value="1.0311825871651821" table:formula="of:=(([.C33]^[.$U$24])*[.$U$25])+(([.D33]^[.$U$28])*[.$U$29])+[.$U$32]" table:style-name="ce22">
            <text:p><text:s/>1,03<text:s/></text:p>
          </table:table-cell>
          <table:table-cell office:value-type="percentage" office:value="6.1939251749908407E-3" table:formula="of:=ABS(([.O33]-[.A33])/[.A33])" table:style-name="ce20">
            <text:p>1%</text:p>
          </table:table-cell>
          <table:table-cell table:number-columns-repeated="16368"/>
        </table:table-row>
        <table:table-row table:style-name="ro1">
          <table:table-cell office:value-type="float" office:value="0.30097057906466368" table:formula="of:=[.E34]*[.G34]*[.H34]+[.J34]" table:style-name="ce17">
            <text:p>0,30</text:p>
          </table:table-cell>
          <table:table-cell office:value-type="float" office:value="0.2" table:formula="of:=1/5" table:style-name="ce1">
            <text:p>0,2</text:p>
          </table:table-cell>
          <table:table-cell office:value-type="float" office:value="0.75" table:style-name="ce1">
            <text:p>0,75</text:p>
          </table:table-cell>
          <table:table-cell office:value-type="float" office:value="30" table:style-name="ce1">
            <text:p>30</text:p>
          </table:table-cell>
          <table:table-cell office:value-type="float" office:value="0.88888888888888884" table:formula="of:=2/(3*[.C34])" table:style-name="ce1">
            <text:p>0,888888889</text:p>
          </table:table-cell>
          <table:table-cell office:value-type="float" office:value="0.52359877559829882" table:formula="of:=RADIANS([.D34])" table:style-name="ce1">
            <text:p>0,523598776</text:p>
          </table:table-cell>
          <table:table-cell office:value-type="float" office:value="0.33563765153313735" table:formula="of:=(SIN([.F34])*(1+COS([.F34]))/4)^[.C34]" table:style-name="ce1">
            <text:p>0,335637652</text:p>
          </table:table-cell>
          <table:table-cell office:value-type="float" office:value="0.97325038780094308" table:formula="of:=(([.B34]^(3*[.C34]))*-1)+1" table:style-name="ce1">
            <text:p>0,973250388</text:p>
          </table:table-cell>
          <table:table-cell office:value-type="float" office:value="0.03" table:formula="of:=0.01*(1.2*[.D34]-33)" table:style-name="ce1">
            <text:p>0,03</text:p>
          </table:table-cell>
          <table:table-cell office:value-type="float" office:value="1.0606601717798213E-2" table:formula="of:=[.I34]/(4^[.C34])" table:style-name="ce1">
            <text:p>0,010606602</text:p>
          </table:table-cell>
          <table:table-cell office:value-type="float" office:value="0.45250000000000001" table:formula="of:=([.$Q$24]-([.$Q$25]*[.C34]))+(([.$Q$27]*[.D34])-[.$Q$28])*[.$Q$29]" table:style-name="ce1">
            <text:p>0,4525</text:p>
          </table:table-cell>
          <table:table-cell office:value-type="percentage" office:value="0.50346921418780988" table:formula="of:=ABS(([.K34]-[.A34])/[.A34])" table:style-name="ce20">
            <text:p>50%</text:p>
          </table:table-cell>
          <table:table-cell office:value-type="float" office:value="0.40843492875834875" table:formula="of:=(([.C34]^[.$R$24])*[.$R$25])+[.$R$26]*[.D34]" table:style-name="ce16">
            <text:p>4,08E-01</text:p>
          </table:table-cell>
          <table:table-cell office:value-type="percentage" office:value="0.35705931798269325" table:formula="of:=ABS(([.M34]-[.A34])/[.A34])" table:style-name="ce20">
            <text:p>36%</text:p>
          </table:table-cell>
          <table:table-cell office:value-type="float" office:value="0.39930583159286726" table:formula="of:=(([.C34]^[.$U$24])*[.$U$25])+(([.D34]^[.$U$28])*[.$U$29])+[.$U$32]" table:style-name="ce22">
            <text:p><text:s/>0,40<text:s/></text:p>
          </table:table-cell>
          <table:table-cell office:value-type="percentage" office:value="0.32672712673047088" table:formula="of:=ABS(([.O34]-[.A34])/[.A34])" table:style-name="ce20">
            <text:p>33%</text:p>
          </table:table-cell>
          <table:table-cell table:number-columns-repeated="16368"/>
        </table:table-row>
        <table:table-row table:style-name="ro1">
          <table:table-cell office:value-type="float" office:value="0.30574616407134225" table:formula="of:=[.E35]*[.G35]*[.H35]+[.J35]" table:style-name="ce17">
            <text:p>0,31</text:p>
          </table:table-cell>
          <table:table-cell office:value-type="float" office:value="0.13333333333333333" table:formula="of:=1/7.5" table:style-name="ce1">
            <text:p>0,133333333</text:p>
          </table:table-cell>
          <table:table-cell office:value-type="float" office:value="0.75" table:style-name="ce1">
            <text:p>0,75</text:p>
          </table:table-cell>
          <table:table-cell office:value-type="float" office:value="30" table:style-name="ce1">
            <text:p>30</text:p>
          </table:table-cell>
          <table:table-cell office:value-type="float" office:value="0.88888888888888884" table:formula="of:=2/(3*[.C35])" table:style-name="ce1">
            <text:p>0,888888889</text:p>
          </table:table-cell>
          <table:table-cell office:value-type="float" office:value="0.52359877559829882" table:formula="of:=RADIANS([.D35])" table:style-name="ce1">
            <text:p>0,523598776</text:p>
          </table:table-cell>
          <table:table-cell office:value-type="float" office:value="0.33563765153313735" table:formula="of:=(SIN([.F35])*(1+COS([.F35]))/4)^[.C35]" table:style-name="ce1">
            <text:p>0,335637652</text:p>
          </table:table-cell>
          <table:table-cell office:value-type="float" office:value="0.98925733192050924" table:formula="of:=(([.B35]^(3*[.C35]))*-1)+1" table:style-name="ce1">
            <text:p>0,989257332</text:p>
          </table:table-cell>
          <table:table-cell office:value-type="float" office:value="0.03" table:formula="of:=0.01*(1.2*[.D35]-33)" table:style-name="ce1">
            <text:p>0,03</text:p>
          </table:table-cell>
          <table:table-cell office:value-type="float" office:value="1.0606601717798213E-2" table:formula="of:=[.I35]/(4^[.C35])" table:style-name="ce1">
            <text:p>0,010606602</text:p>
          </table:table-cell>
          <table:table-cell office:value-type="float" office:value="0.45250000000000001" table:formula="of:=([.$Q$24]-([.$Q$25]*[.C35]))+(([.$Q$27]*[.D35])-[.$Q$28])*[.$Q$29]" table:style-name="ce1">
            <text:p>0,4525</text:p>
          </table:table-cell>
          <table:table-cell office:value-type="percentage" office:value="0.47998586139060928" table:formula="of:=ABS(([.K35]-[.A35])/[.A35])" table:style-name="ce20">
            <text:p>48%</text:p>
          </table:table-cell>
          <table:table-cell office:value-type="float" office:value="0.40843492875834875" table:formula="of:=(([.C35]^[.$R$24])*[.$R$25])+[.$R$26]*[.D35]" table:style-name="ce16">
            <text:p>4,08E-01</text:p>
          </table:table-cell>
          <table:table-cell office:value-type="percentage" office:value="0.33586280632140747" table:formula="of:=ABS(([.M35]-[.A35])/[.A35])" table:style-name="ce20">
            <text:p>34%</text:p>
          </table:table-cell>
          <table:table-cell office:value-type="float" office:value="0.39930583159286726" table:formula="of:=(([.C35]^[.$U$24])*[.$U$25])+(([.D35]^[.$U$28])*[.$U$29])+[.$U$32]" table:style-name="ce22">
            <text:p><text:s/>0,40<text:s/></text:p>
          </table:table-cell>
          <table:table-cell office:value-type="percentage" office:value="0.30600438702378607" table:formula="of:=ABS(([.O35]-[.A35])/[.A35])" table:style-name="ce20">
            <text:p>31%</text:p>
          </table:table-cell>
          <table:table-cell table:number-columns-repeated="16368"/>
        </table:table-row>
        <table:table-row table:style-name="ro1">
          <table:table-cell office:value-type="float" office:value="0.30827740907660589" table:formula="of:=[.E36]*[.G36]*[.H36]+[.J36]" table:style-name="ce17">
            <text:p>0,31</text:p>
          </table:table-cell>
          <table:table-cell office:value-type="float" office:value="6.6666666666666666E-2" table:formula="of:=1/15" table:style-name="ce1">
            <text:p>0,066666667</text:p>
          </table:table-cell>
          <table:table-cell office:value-type="float" office:value="0.75" table:style-name="ce1">
            <text:p>0,75</text:p>
          </table:table-cell>
          <table:table-cell office:value-type="float" office:value="30" table:style-name="ce1">
            <text:p>30</text:p>
          </table:table-cell>
          <table:table-cell office:value-type="float" office:value="0.88888888888888884" table:formula="of:=2/(3*[.C36])" table:style-name="ce1">
            <text:p>0,888888889</text:p>
          </table:table-cell>
          <table:table-cell office:value-type="float" office:value="0.52359877559829882" table:formula="of:=RADIANS([.D36])" table:style-name="ce1">
            <text:p>0,523598776</text:p>
          </table:table-cell>
          <table:table-cell office:value-type="float" office:value="0.33563765153313735" table:formula="of:=(SIN([.F36])*(1+COS([.F36]))/4)^[.C36]" table:style-name="ce1">
            <text:p>0,335637652</text:p>
          </table:table-cell>
          <table:table-cell office:value-type="float" office:value="0.99774163223042389" table:formula="of:=(([.B36]^(3*[.C36]))*-1)+1" table:style-name="ce1">
            <text:p>0,997741632</text:p>
          </table:table-cell>
          <table:table-cell office:value-type="float" office:value="0.03" table:formula="of:=0.01*(1.2*[.D36]-33)" table:style-name="ce1">
            <text:p>0,03</text:p>
          </table:table-cell>
          <table:table-cell office:value-type="float" office:value="1.0606601717798213E-2" table:formula="of:=[.I36]/(4^[.C36])" table:style-name="ce1">
            <text:p>0,010606602</text:p>
          </table:table-cell>
          <table:table-cell office:value-type="float" office:value="0.45250000000000001" table:formula="of:=([.$Q$24]-([.$Q$25]*[.C36]))+(([.$Q$27]*[.D36])-[.$Q$28])*[.$Q$29]" table:style-name="ce1">
            <text:p>0,4525</text:p>
          </table:table-cell>
          <table:table-cell office:value-type="percentage" office:value="0.46783379734307839" table:formula="of:=ABS(([.K36]-[.A36])/[.A36])" table:style-name="ce20">
            <text:p>47%</text:p>
          </table:table-cell>
          <table:table-cell office:value-type="float" office:value="0.40843492875834875" table:formula="of:=(([.C36]^[.$R$24])*[.$R$25])+[.$R$26]*[.D36]" table:style-name="ce16">
            <text:p>4,08E-01</text:p>
          </table:table-cell>
          <table:table-cell office:value-type="percentage" office:value="0.32489412695451209" table:formula="of:=ABS(([.M36]-[.A36])/[.A36])" table:style-name="ce20">
            <text:p>32%</text:p>
          </table:table-cell>
          <table:table-cell office:value-type="float" office:value="0.39930583159286726" table:formula="of:=(([.C36]^[.$U$24])*[.$U$25])+(([.D36]^[.$U$28])*[.$U$29])+[.$U$32]" table:style-name="ce22">
            <text:p><text:s/>0,40<text:s/></text:p>
          </table:table-cell>
          <table:table-cell office:value-type="percentage" office:value="0.29528087312308088" table:formula="of:=ABS(([.O36]-[.A36])/[.A36])" table:style-name="ce20">
            <text:p>30%</text:p>
          </table:table-cell>
          <table:table-cell table:number-columns-repeated="16368"/>
        </table:table-row>
        <table:table-row table:style-name="ro1">
          <table:table-cell office:value-type="float" office:value="0.3088095377893697" table:formula="of:=[.E37]*[.G37]*[.H37]+[.J37]" table:style-name="ce17">
            <text:p>0,31</text:p>
          </table:table-cell>
          <table:table-cell office:value-type="float" office:value="3.3333333333333333E-2" table:formula="of:=1/30" table:style-name="ce1">
            <text:p>0,033333333</text:p>
          </table:table-cell>
          <table:table-cell office:value-type="float" office:value="0.75" table:style-name="ce1">
            <text:p>0,75</text:p>
          </table:table-cell>
          <table:table-cell office:value-type="float" office:value="30" table:style-name="ce1">
            <text:p>30</text:p>
          </table:table-cell>
          <table:table-cell office:value-type="float" office:value="0.88888888888888884" table:formula="of:=2/(3*[.C37])" table:style-name="ce1">
            <text:p>0,888888889</text:p>
          </table:table-cell>
          <table:table-cell office:value-type="float" office:value="0.52359877559829882" table:formula="of:=RADIANS([.D37])" table:style-name="ce1">
            <text:p>0,523598776</text:p>
          </table:table-cell>
          <table:table-cell office:value-type="float" office:value="0.33563765153313735" table:formula="of:=(SIN([.F37])*(1+COS([.F37]))/4)^[.C37]" table:style-name="ce1">
            <text:p>0,335637652</text:p>
          </table:table-cell>
          <table:table-cell office:value-type="float" office:value="0.99952523665955972" table:formula="of:=(([.B37]^(3*[.C37]))*-1)+1" table:style-name="ce1">
            <text:p>0,999525237</text:p>
          </table:table-cell>
          <table:table-cell office:value-type="float" office:value="0.03" table:formula="of:=0.01*(1.2*[.D37]-33)" table:style-name="ce1">
            <text:p>0,03</text:p>
          </table:table-cell>
          <table:table-cell office:value-type="float" office:value="1.0606601717798213E-2" table:formula="of:=[.I37]/(4^[.C37])" table:style-name="ce1">
            <text:p>0,010606602</text:p>
          </table:table-cell>
          <table:table-cell office:value-type="float" office:value="0.45250000000000001" table:formula="of:=([.$Q$24]-([.$Q$25]*[.C37]))+(([.$Q$27]*[.D37])-[.$Q$28])*[.$Q$29]" table:style-name="ce1">
            <text:p>0,4525</text:p>
          </table:table-cell>
          <table:table-cell office:value-type="percentage" office:value="0.46530448262461871" table:formula="of:=ABS(([.K37]-[.A37])/[.A37])" table:style-name="ce20">
            <text:p>47%</text:p>
          </table:table-cell>
          <table:table-cell office:value-type="float" office:value="0.40843492875834875" table:formula="of:=(([.C37]^[.$R$24])*[.$R$25])+[.$R$26]*[.D37]" table:style-name="ce16">
            <text:p>4,08E-01</text:p>
          </table:table-cell>
          <table:table-cell office:value-type="percentage" office:value="0.32261112037585676" table:formula="of:=ABS(([.M37]-[.A37])/[.A37])" table:style-name="ce20">
            <text:p>32%</text:p>
          </table:table-cell>
          <table:table-cell office:value-type="float" office:value="0.39930583159286726" table:formula="of:=(([.C37]^[.$U$24])*[.$U$25])+(([.D37]^[.$U$28])*[.$U$29])+[.$U$32]" table:style-name="ce22">
            <text:p><text:s/>0,40<text:s/></text:p>
          </table:table-cell>
          <table:table-cell office:value-type="percentage" office:value="0.29304889496393249" table:formula="of:=ABS(([.O37]-[.A37])/[.A37])" table:style-name="ce20">
            <text:p>29%</text:p>
          </table:table-cell>
          <table:table-cell table:number-columns-repeated="16368"/>
        </table:table-row>
        <table:table-row table:style-name="ro1">
          <table:table-cell office:value-type="float" office:value="0.45887505099476938" table:formula="of:=[.E38]*[.G38]*[.H38]+[.J38]" table:style-name="ce17">
            <text:p>0,46</text:p>
          </table:table-cell>
          <table:table-cell office:value-type="float" office:value="0.2" table:formula="of:=1/5" table:style-name="ce1">
            <text:p>0,2</text:p>
          </table:table-cell>
          <table:table-cell office:value-type="float" office:value="0.75" table:style-name="ce1">
            <text:p>0,75</text:p>
          </table:table-cell>
          <table:table-cell office:value-type="float" office:value="50" table:style-name="ce1">
            <text:p>50</text:p>
          </table:table-cell>
          <table:table-cell office:value-type="float" office:value="0.88888888888888884" table:formula="of:=2/(3*[.C38])" table:style-name="ce1">
            <text:p>0,888888889</text:p>
          </table:table-cell>
          <table:table-cell office:value-type="float" office:value="0.87266462599716477" table:formula="of:=RADIANS([.D38])" table:style-name="ce1">
            <text:p>0,872664626</text:p>
          </table:table-cell>
          <table:table-cell office:value-type="float" office:value="0.42007955516995732" table:formula="of:=(SIN([.F38])*(1+COS([.F38]))/4)^[.C38]" table:style-name="ce1">
            <text:p>0,420079555</text:p>
          </table:table-cell>
          <table:table-cell office:value-type="float" office:value="0.97325038780094308" table:formula="of:=(([.B38]^(3*[.C38]))*-1)+1" table:style-name="ce1">
            <text:p>0,973250388</text:p>
          </table:table-cell>
          <table:table-cell office:value-type="float" office:value="0.27" table:formula="of:=0.01*(1.2*[.D38]-33)" table:style-name="ce1">
            <text:p>0,27</text:p>
          </table:table-cell>
          <table:table-cell office:value-type="float" office:value="9.5459415460183925E-2" table:formula="of:=[.I38]/(4^[.C38])" table:style-name="ce1">
            <text:p>0,095459415</text:p>
          </table:table-cell>
          <table:table-cell office:value-type="float" office:value="0.53249999999999997" table:formula="of:=([.$Q$24]-([.$Q$25]*[.C38]))+(([.$Q$27]*[.D38])-[.$Q$28])*[.$Q$29]" table:style-name="ce1">
            <text:p>0,5325</text:p>
          </table:table-cell>
          <table:table-cell office:value-type="percentage" office:value="0.16044661579578842" table:formula="of:=ABS(([.K38]-[.A38])/[.A38])" table:style-name="ce20">
            <text:p>16%</text:p>
          </table:table-cell>
          <table:table-cell office:value-type="float" office:value="0.50843492875834873" table:formula="of:=(([.C38]^[.$R$24])*[.$R$25])+[.$R$26]*[.D38]" table:style-name="ce16">
            <text:p>5,08E-01</text:p>
          </table:table-cell>
          <table:table-cell office:value-type="percentage" office:value="0.1080029904788706" table:formula="of:=ABS(([.M38]-[.A38])/[.A38])" table:style-name="ce20">
            <text:p>11%</text:p>
          </table:table-cell>
          <table:table-cell office:value-type="float" office:value="0.4890719106960415" table:formula="of:=(([.C38]^[.$U$24])*[.$U$25])+(([.D38]^[.$U$28])*[.$U$29])+[.$U$32]" table:style-name="ce22">
            <text:p><text:s/>0,49<text:s/></text:p>
          </table:table-cell>
          <table:table-cell office:value-type="percentage" office:value="6.5806279151176442E-2" table:formula="of:=ABS(([.O38]-[.A38])/[.A38])" table:style-name="ce20">
            <text:p>7%</text:p>
          </table:table-cell>
          <table:table-cell table:number-columns-repeated="16368"/>
        </table:table-row>
        <table:table-row table:style-name="ro1">
          <table:table-cell office:value-type="float" office:value="0.4648521087417718" table:formula="of:=[.E39]*[.G39]*[.H39]+[.J39]" table:style-name="ce17">
            <text:p>0,46</text:p>
          </table:table-cell>
          <table:table-cell office:value-type="float" office:value="0.13333333333333333" table:formula="of:=1/7.5" table:style-name="ce1">
            <text:p>0,133333333</text:p>
          </table:table-cell>
          <table:table-cell office:value-type="float" office:value="0.75" table:style-name="ce1">
            <text:p>0,75</text:p>
          </table:table-cell>
          <table:table-cell office:value-type="float" office:value="50" table:style-name="ce1">
            <text:p>50</text:p>
          </table:table-cell>
          <table:table-cell office:value-type="float" office:value="0.88888888888888884" table:formula="of:=2/(3*[.C39])" table:style-name="ce1">
            <text:p>0,888888889</text:p>
          </table:table-cell>
          <table:table-cell office:value-type="float" office:value="0.87266462599716477" table:formula="of:=RADIANS([.D39])" table:style-name="ce1">
            <text:p>0,872664626</text:p>
          </table:table-cell>
          <table:table-cell office:value-type="float" office:value="0.42007955516995732" table:formula="of:=(SIN([.F39])*(1+COS([.F39]))/4)^[.C39]" table:style-name="ce1">
            <text:p>0,420079555</text:p>
          </table:table-cell>
          <table:table-cell office:value-type="float" office:value="0.98925733192050924" table:formula="of:=(([.B39]^(3*[.C39]))*-1)+1" table:style-name="ce1">
            <text:p>0,989257332</text:p>
          </table:table-cell>
          <table:table-cell office:value-type="float" office:value="0.27" table:formula="of:=0.01*(1.2*[.D39]-33)" table:style-name="ce1">
            <text:p>0,27</text:p>
          </table:table-cell>
          <table:table-cell office:value-type="float" office:value="9.5459415460183925E-2" table:formula="of:=[.I39]/(4^[.C39])" table:style-name="ce1">
            <text:p>0,095459415</text:p>
          </table:table-cell>
          <table:table-cell office:value-type="float" office:value="0.53249999999999997" table:formula="of:=([.$Q$24]-([.$Q$25]*[.C39]))+(([.$Q$27]*[.D39])-[.$Q$28])*[.$Q$29]" table:style-name="ce1">
            <text:p>0,5325</text:p>
          </table:table-cell>
          <table:table-cell office:value-type="percentage" office:value="0.14552561983924869" table:formula="of:=ABS(([.K39]-[.A39])/[.A39])" table:style-name="ce20">
            <text:p>15%</text:p>
          </table:table-cell>
          <table:table-cell office:value-type="float" office:value="0.50843492875834873" table:formula="of:=(([.C39]^[.$R$24])*[.$R$25])+[.$R$26]*[.D39]" table:style-name="ce16">
            <text:p>5,08E-01</text:p>
          </table:table-cell>
          <table:table-cell office:value-type="percentage" office:value="9.3756313453205078E-2" table:formula="of:=ABS(([.M39]-[.A39])/[.A39])" table:style-name="ce20">
            <text:p>9%</text:p>
          </table:table-cell>
          <table:table-cell office:value-type="float" office:value="0.4890719106960415" table:formula="of:=(([.C39]^[.$U$24])*[.$U$25])+(([.D39]^[.$U$28])*[.$U$29])+[.$U$32]" table:style-name="ce22">
            <text:p><text:s/>0,49<text:s/></text:p>
          </table:table-cell>
          <table:table-cell office:value-type="percentage" office:value="5.2102166471452868E-2" table:formula="of:=ABS(([.O39]-[.A39])/[.A39])" table:style-name="ce20">
            <text:p>5%</text:p>
          </table:table-cell>
          <table:table-cell table:number-columns-repeated="16368"/>
        </table:table-row>
        <table:table-row table:style-name="ro1">
          <table:table-cell office:value-type="float" office:value="0.46802018083076491" table:formula="of:=[.E40]*[.G40]*[.H40]+[.J40]" table:style-name="ce17">
            <text:p>0,47</text:p>
          </table:table-cell>
          <table:table-cell office:value-type="float" office:value="6.6666666666666666E-2" table:formula="of:=1/15" table:style-name="ce1">
            <text:p>0,066666667</text:p>
          </table:table-cell>
          <table:table-cell office:value-type="float" office:value="0.75" table:style-name="ce1">
            <text:p>0,75</text:p>
          </table:table-cell>
          <table:table-cell office:value-type="float" office:value="50" table:style-name="ce1">
            <text:p>50</text:p>
          </table:table-cell>
          <table:table-cell office:value-type="float" office:value="0.88888888888888884" table:formula="of:=2/(3*[.C40])" table:style-name="ce1">
            <text:p>0,888888889</text:p>
          </table:table-cell>
          <table:table-cell office:value-type="float" office:value="0.87266462599716477" table:formula="of:=RADIANS([.D40])" table:style-name="ce1">
            <text:p>0,872664626</text:p>
          </table:table-cell>
          <table:table-cell office:value-type="float" office:value="0.42007955516995732" table:formula="of:=(SIN([.F40])*(1+COS([.F40]))/4)^[.C40]" table:style-name="ce1">
            <text:p>0,420079555</text:p>
          </table:table-cell>
          <table:table-cell office:value-type="float" office:value="0.99774163223042389" table:formula="of:=(([.B40]^(3*[.C40]))*-1)+1" table:style-name="ce1">
            <text:p>0,997741632</text:p>
          </table:table-cell>
          <table:table-cell office:value-type="float" office:value="0.27" table:formula="of:=0.01*(1.2*[.D40]-33)" table:style-name="ce1">
            <text:p>0,27</text:p>
          </table:table-cell>
          <table:table-cell office:value-type="float" office:value="9.5459415460183925E-2" table:formula="of:=[.I40]/(4^[.C40])" table:style-name="ce1">
            <text:p>0,095459415</text:p>
          </table:table-cell>
          <table:table-cell office:value-type="float" office:value="0.53249999999999997" table:formula="of:=([.$Q$24]-([.$Q$25]*[.C40]))+(([.$Q$27]*[.D40])-[.$Q$28])*[.$Q$29]" table:style-name="ce1">
            <text:p>0,5325</text:p>
          </table:table-cell>
          <table:table-cell office:value-type="percentage" office:value="0.13777145048484743" table:formula="of:=ABS(([.K40]-[.A40])/[.A40])" table:style-name="ce20">
            <text:p>14%</text:p>
          </table:table-cell>
          <table:table-cell office:value-type="float" office:value="0.50843492875834873" table:formula="of:=(([.C40]^[.$R$24])*[.$R$25])+[.$R$26]*[.D40]" table:style-name="ce16">
            <text:p>5,08E-01</text:p>
          </table:table-cell>
          <table:table-cell office:value-type="percentage" office:value="8.6352575343749335E-2" table:formula="of:=ABS(([.M40]-[.A40])/[.A40])" table:style-name="ce20">
            <text:p>9%</text:p>
          </table:table-cell>
          <table:table-cell office:value-type="float" office:value="0.4890719106960415" table:formula="of:=(([.C40]^[.$U$24])*[.$U$25])+(([.D40]^[.$U$28])*[.$U$29])+[.$U$32]" table:style-name="ce22">
            <text:p><text:s/>0,49<text:s/></text:p>
          </table:table-cell>
          <table:table-cell office:value-type="percentage" office:value="4.4980389153109729E-2" table:formula="of:=ABS(([.O40]-[.A40])/[.A40])" table:style-name="ce20">
            <text:p>4%</text:p>
          </table:table-cell>
          <table:table-cell table:number-columns-repeated="16368"/>
        </table:table-row>
        <table:table-row table:style-name="ro1">
          <table:table-cell office:value-type="float" office:value="0.46868618594648986" table:formula="of:=[.E41]*[.G41]*[.H41]+[.J41]" table:style-name="ce17">
            <text:p>0,47</text:p>
          </table:table-cell>
          <table:table-cell office:value-type="float" office:value="3.3333333333333333E-2" table:formula="of:=1/30" table:style-name="ce1">
            <text:p>0,033333333</text:p>
          </table:table-cell>
          <table:table-cell office:value-type="float" office:value="0.75" table:style-name="ce1">
            <text:p>0,75</text:p>
          </table:table-cell>
          <table:table-cell office:value-type="float" office:value="50" table:style-name="ce1">
            <text:p>50</text:p>
          </table:table-cell>
          <table:table-cell office:value-type="float" office:value="0.88888888888888884" table:formula="of:=2/(3*[.C41])" table:style-name="ce1">
            <text:p>0,888888889</text:p>
          </table:table-cell>
          <table:table-cell office:value-type="float" office:value="0.87266462599716477" table:formula="of:=RADIANS([.D41])" table:style-name="ce1">
            <text:p>0,872664626</text:p>
          </table:table-cell>
          <table:table-cell office:value-type="float" office:value="0.42007955516995732" table:formula="of:=(SIN([.F41])*(1+COS([.F41]))/4)^[.C41]" table:style-name="ce1">
            <text:p>0,420079555</text:p>
          </table:table-cell>
          <table:table-cell office:value-type="float" office:value="0.99952523665955972" table:formula="of:=(([.B41]^(3*[.C41]))*-1)+1" table:style-name="ce1">
            <text:p>0,999525237</text:p>
          </table:table-cell>
          <table:table-cell office:value-type="float" office:value="0.27" table:formula="of:=0.01*(1.2*[.D41]-33)" table:style-name="ce1">
            <text:p>0,27</text:p>
          </table:table-cell>
          <table:table-cell office:value-type="float" office:value="9.5459415460183925E-2" table:formula="of:=[.I41]/(4^[.C41])" table:style-name="ce1">
            <text:p>0,095459415</text:p>
          </table:table-cell>
          <table:table-cell office:value-type="float" office:value="0.53249999999999997" table:formula="of:=([.$Q$24]-([.$Q$25]*[.C41]))+(([.$Q$27]*[.D41])-[.$Q$28])*[.$Q$29]" table:style-name="ce1">
            <text:p>0,5325</text:p>
          </table:table-cell>
          <table:table-cell office:value-type="percentage" office:value="0.1361546722881134" table:formula="of:=ABS(([.K41]-[.A41])/[.A41])" table:style-name="ce20">
            <text:p>14%</text:p>
          </table:table-cell>
          <table:table-cell office:value-type="float" office:value="0.50843492875834873" table:formula="of:=(([.C41]^[.$R$24])*[.$R$25])+[.$R$26]*[.D41]" table:style-name="ce16">
            <text:p>5,08E-01</text:p>
          </table:table-cell>
          <table:table-cell office:value-type="percentage" office:value="8.4808863592999079E-2" table:formula="of:=ABS(([.M41]-[.A41])/[.A41])" table:style-name="ce20">
            <text:p>8%</text:p>
          </table:table-cell>
          <table:table-cell office:value-type="float" office:value="0.4890719106960415" table:formula="of:=(([.C41]^[.$U$24])*[.$U$25])+(([.D41]^[.$U$28])*[.$U$29])+[.$U$32]" table:style-name="ce22">
            <text:p><text:s/>0,49<text:s/></text:p>
          </table:table-cell>
          <table:table-cell office:value-type="percentage" office:value="4.34954674594977E-2" table:formula="of:=ABS(([.O41]-[.A41])/[.A41])" table:style-name="ce20">
            <text:p>4%</text:p>
          </table:table-cell>
          <table:table-cell table:number-columns-repeated="16368"/>
        </table:table-row>
        <table:table-row table:style-name="ro1">
          <table:table-cell office:value-type="float" office:value="0.54429909079550465" table:formula="of:=[.E42]*[.G42]*[.H42]+[.J42]" table:style-name="ce17">
            <text:p>0,54</text:p>
          </table:table-cell>
          <table:table-cell office:value-type="float" office:value="0.2" table:formula="of:=1/5" table:style-name="ce1">
            <text:p>0,2</text:p>
          </table:table-cell>
          <table:table-cell office:value-type="float" office:value="0.75" table:style-name="ce1">
            <text:p>0,75</text:p>
          </table:table-cell>
          <table:table-cell office:value-type="float" office:value="70" table:style-name="ce1">
            <text:p>70</text:p>
          </table:table-cell>
          <table:table-cell office:value-type="float" office:value="0.88888888888888884" table:formula="of:=2/(3*[.C42])" table:style-name="ce1">
            <text:p>0,888888889</text:p>
          </table:table-cell>
          <table:table-cell office:value-type="float" office:value="1.2217304763960306" table:formula="of:=RADIANS([.D42])" table:style-name="ce1">
            <text:p>1,221730476</text:p>
          </table:table-cell>
          <table:table-cell office:value-type="float" office:value="0.4207398470369817" table:formula="of:=(SIN([.F42])*(1+COS([.F42]))/4)^[.C42]" table:style-name="ce1">
            <text:p>0,420739847</text:p>
          </table:table-cell>
          <table:table-cell office:value-type="float" office:value="0.97325038780094308" table:formula="of:=(([.B42]^(3*[.C42]))*-1)+1" table:style-name="ce1">
            <text:p>0,973250388</text:p>
          </table:table-cell>
          <table:table-cell office:value-type="float" office:value="0.51" table:formula="of:=0.01*(1.2*[.D42]-33)" table:style-name="ce1">
            <text:p>0,51</text:p>
          </table:table-cell>
          <table:table-cell office:value-type="float" office:value="0.18031222920256965" table:formula="of:=[.I42]/(4^[.C42])" table:style-name="ce1">
            <text:p>0,180312229</text:p>
          </table:table-cell>
          <table:table-cell office:value-type="float" office:value="0.61250000000000004" table:formula="of:=([.$Q$24]-([.$Q$25]*[.C42]))+(([.$Q$27]*[.D42])-[.$Q$28])*[.$Q$29]" table:style-name="ce1">
            <text:p>0,6125</text:p>
          </table:table-cell>
          <table:table-cell office:value-type="percentage" office:value="0.12530042830830074" table:formula="of:=ABS(([.K42]-[.A42])/[.A42])" table:style-name="ce20">
            <text:p>13%</text:p>
          </table:table-cell>
          <table:table-cell office:value-type="float" office:value="0.60843492875834881" table:formula="of:=(([.C42]^[.$R$24])*[.$R$25])+[.$R$26]*[.D42]" table:style-name="ce16">
            <text:p>6,08E-01</text:p>
          </table:table-cell>
          <table:table-cell office:value-type="percentage" office:value="0.11783197702775561" table:formula="of:=ABS(([.M42]-[.A42])/[.A42])" table:style-name="ce20">
            <text:p>12%</text:p>
          </table:table-cell>
          <table:table-cell office:value-type="float" office:value="0.5700335025886003" table:formula="of:=(([.C42]^[.$U$24])*[.$U$25])+(([.D42]^[.$U$28])*[.$U$29])+[.$U$32]" table:style-name="ce22">
            <text:p><text:s/>0,57<text:s/></text:p>
          </table:table-cell>
          <table:table-cell office:value-type="percentage" office:value="4.7279909572298329E-2" table:formula="of:=ABS(([.O42]-[.A42])/[.A42])" table:style-name="ce20">
            <text:p>5%</text:p>
          </table:table-cell>
          <table:table-cell table:number-columns-repeated="16368"/>
        </table:table-row>
        <table:table-row table:style-name="ro1">
          <table:table-cell office:value-type="float" office:value="0.55028554343585645" table:formula="of:=[.E43]*[.G43]*[.H43]+[.J43]" table:style-name="ce17">
            <text:p>0,55</text:p>
          </table:table-cell>
          <table:table-cell office:value-type="float" office:value="0.13333333333333333" table:formula="of:=1/7.5" table:style-name="ce1">
            <text:p>0,133333333</text:p>
          </table:table-cell>
          <table:table-cell office:value-type="float" office:value="0.75" table:style-name="ce1">
            <text:p>0,75</text:p>
          </table:table-cell>
          <table:table-cell office:value-type="float" office:value="70" table:style-name="ce1">
            <text:p>70</text:p>
          </table:table-cell>
          <table:table-cell office:value-type="float" office:value="0.88888888888888884" table:formula="of:=2/(3*[.C43])" table:style-name="ce1">
            <text:p>0,888888889</text:p>
          </table:table-cell>
          <table:table-cell office:value-type="float" office:value="1.2217304763960306" table:formula="of:=RADIANS([.D43])" table:style-name="ce1">
            <text:p>1,221730476</text:p>
          </table:table-cell>
          <table:table-cell office:value-type="float" office:value="0.4207398470369817" table:formula="of:=(SIN([.F43])*(1+COS([.F43]))/4)^[.C43]" table:style-name="ce1">
            <text:p>0,420739847</text:p>
          </table:table-cell>
          <table:table-cell office:value-type="float" office:value="0.98925733192050924" table:formula="of:=(([.B43]^(3*[.C43]))*-1)+1" table:style-name="ce1">
            <text:p>0,989257332</text:p>
          </table:table-cell>
          <table:table-cell office:value-type="float" office:value="0.51" table:formula="of:=0.01*(1.2*[.D43]-33)" table:style-name="ce1">
            <text:p>0,51</text:p>
          </table:table-cell>
          <table:table-cell office:value-type="float" office:value="0.18031222920256965" table:formula="of:=[.I43]/(4^[.C43])" table:style-name="ce1">
            <text:p>0,180312229</text:p>
          </table:table-cell>
          <table:table-cell office:value-type="float" office:value="0.61250000000000004" table:formula="of:=([.$Q$24]-([.$Q$25]*[.C43]))+(([.$Q$27]*[.D43])-[.$Q$28])*[.$Q$29]" table:style-name="ce1">
            <text:p>0,6125</text:p>
          </table:table-cell>
          <table:table-cell office:value-type="percentage" office:value="0.1130584971861896" table:formula="of:=ABS(([.K43]-[.A43])/[.A43])" table:style-name="ce20">
            <text:p>11%</text:p>
          </table:table-cell>
          <table:table-cell office:value-type="float" office:value="0.60843492875834881" table:formula="of:=(([.C43]^[.$R$24])*[.$R$25])+[.$R$26]*[.D43]" table:style-name="ce16">
            <text:p>6,08E-01</text:p>
          </table:table-cell>
          <table:table-cell office:value-type="percentage" office:value="0.10567129377853716" table:formula="of:=ABS(([.M43]-[.A43])/[.A43])" table:style-name="ce20">
            <text:p>11%</text:p>
          </table:table-cell>
          <table:table-cell office:value-type="float" office:value="0.5700335025886003" table:formula="of:=(([.C43]^[.$U$24])*[.$U$25])+(([.D43]^[.$U$28])*[.$U$29])+[.$U$32]" table:style-name="ce22">
            <text:p><text:s/>0,57<text:s/></text:p>
          </table:table-cell>
          <table:table-cell office:value-type="percentage" office:value="3.5886748958444625E-2" table:formula="of:=ABS(([.O43]-[.A43])/[.A43])" table:style-name="ce20">
            <text:p>4%</text:p>
          </table:table-cell>
          <table:table-cell table:number-columns-repeated="16368"/>
        </table:table-row>
        <table:table-row table:style-name="ro1">
          <table:table-cell office:value-type="float" office:value="0.55345859518217588" table:formula="of:=[.E44]*[.G44]*[.H44]+[.J44]" table:style-name="ce17">
            <text:p>0,55</text:p>
          </table:table-cell>
          <table:table-cell office:value-type="float" office:value="6.6666666666666666E-2" table:formula="of:=1/15" table:style-name="ce1">
            <text:p>0,066666667</text:p>
          </table:table-cell>
          <table:table-cell office:value-type="float" office:value="0.75" table:style-name="ce1">
            <text:p>0,75</text:p>
          </table:table-cell>
          <table:table-cell office:value-type="float" office:value="70" table:style-name="ce1">
            <text:p>70</text:p>
          </table:table-cell>
          <table:table-cell office:value-type="float" office:value="0.88888888888888884" table:formula="of:=2/(3*[.C44])" table:style-name="ce1">
            <text:p>0,888888889</text:p>
          </table:table-cell>
          <table:table-cell office:value-type="float" office:value="1.2217304763960306" table:formula="of:=RADIANS([.D44])" table:style-name="ce1">
            <text:p>1,221730476</text:p>
          </table:table-cell>
          <table:table-cell office:value-type="float" office:value="0.4207398470369817" table:formula="of:=(SIN([.F44])*(1+COS([.F44]))/4)^[.C44]" table:style-name="ce1">
            <text:p>0,420739847</text:p>
          </table:table-cell>
          <table:table-cell office:value-type="float" office:value="0.99774163223042389" table:formula="of:=(([.B44]^(3*[.C44]))*-1)+1" table:style-name="ce1">
            <text:p>0,997741632</text:p>
          </table:table-cell>
          <table:table-cell office:value-type="float" office:value="0.51" table:formula="of:=0.01*(1.2*[.D44]-33)" table:style-name="ce1">
            <text:p>0,51</text:p>
          </table:table-cell>
          <table:table-cell office:value-type="float" office:value="0.18031222920256965" table:formula="of:=[.I44]/(4^[.C44])" table:style-name="ce1">
            <text:p>0,180312229</text:p>
          </table:table-cell>
          <table:table-cell office:value-type="float" office:value="0.61250000000000004" table:formula="of:=([.$Q$24]-([.$Q$25]*[.C44]))+(([.$Q$27]*[.D44])-[.$Q$28])*[.$Q$29]" table:style-name="ce1">
            <text:p>0,6125</text:p>
          </table:table-cell>
          <table:table-cell office:value-type="percentage" office:value="0.10667718476463474" table:formula="of:=ABS(([.K44]-[.A44])/[.A44])" table:style-name="ce20">
            <text:p>11%</text:p>
          </table:table-cell>
          <table:table-cell office:value-type="float" office:value="0.60843492875834881" table:formula="of:=(([.C44]^[.$R$24])*[.$R$25])+[.$R$26]*[.D44]" table:style-name="ce16">
            <text:p>6,08E-01</text:p>
          </table:table-cell>
          <table:table-cell office:value-type="percentage" office:value="9.9332333176751872E-2" table:formula="of:=ABS(([.M44]-[.A44])/[.A44])" table:style-name="ce20">
            <text:p>10%</text:p>
          </table:table-cell>
          <table:table-cell office:value-type="float" office:value="0.5700335025886003" table:formula="of:=(([.C44]^[.$U$24])*[.$U$25])+(([.D44]^[.$U$28])*[.$U$29])+[.$U$32]" table:style-name="ce22">
            <text:p><text:s/>0,57<text:s/></text:p>
          </table:table-cell>
          <table:table-cell office:value-type="percentage" office:value="2.9947872434736768E-2" table:formula="of:=ABS(([.O44]-[.A44])/[.A44])" table:style-name="ce20">
            <text:p>3%</text:p>
          </table:table-cell>
          <table:table-cell table:number-columns-repeated="16368"/>
        </table:table-row>
        <table:table-row table:style-name="ro1">
          <table:table-cell office:value-type="float" office:value="0.55412564714189949" table:formula="of:=[.E45]*[.G45]*[.H45]+[.J45]" table:style-name="ce17">
            <text:p>0,55</text:p>
          </table:table-cell>
          <table:table-cell office:value-type="float" office:value="3.3333333333333333E-2" table:formula="of:=1/30" table:style-name="ce1">
            <text:p>0,033333333</text:p>
          </table:table-cell>
          <table:table-cell office:value-type="float" office:value="0.75" table:style-name="ce1">
            <text:p>0,75</text:p>
          </table:table-cell>
          <table:table-cell office:value-type="float" office:value="70" table:style-name="ce1">
            <text:p>70</text:p>
          </table:table-cell>
          <table:table-cell office:value-type="float" office:value="0.88888888888888884" table:formula="of:=2/(3*[.C45])" table:style-name="ce1">
            <text:p>0,888888889</text:p>
          </table:table-cell>
          <table:table-cell office:value-type="float" office:value="1.2217304763960306" table:formula="of:=RADIANS([.D45])" table:style-name="ce1">
            <text:p>1,221730476</text:p>
          </table:table-cell>
          <table:table-cell office:value-type="float" office:value="0.4207398470369817" table:formula="of:=(SIN([.F45])*(1+COS([.F45]))/4)^[.C45]" table:style-name="ce1">
            <text:p>0,420739847</text:p>
          </table:table-cell>
          <table:table-cell office:value-type="float" office:value="0.99952523665955972" table:formula="of:=(([.B45]^(3*[.C45]))*-1)+1" table:style-name="ce1">
            <text:p>0,999525237</text:p>
          </table:table-cell>
          <table:table-cell office:value-type="float" office:value="0.51" table:formula="of:=0.01*(1.2*[.D45]-33)" table:style-name="ce1">
            <text:p>0,51</text:p>
          </table:table-cell>
          <table:table-cell office:value-type="float" office:value="0.18031222920256965" table:formula="of:=[.I45]/(4^[.C45])" table:style-name="ce1">
            <text:p>0,180312229</text:p>
          </table:table-cell>
          <table:table-cell office:value-type="float" office:value="0.61250000000000004" table:formula="of:=([.$Q$24]-([.$Q$25]*[.C45]))+(([.$Q$27]*[.D45])-[.$Q$28])*[.$Q$29]" table:style-name="ce1">
            <text:p>0,6125</text:p>
          </table:table-cell>
          <table:table-cell office:value-type="percentage" office:value="0.10534497574545969" table:formula="of:=ABS(([.K45]-[.A45])/[.A45])" table:style-name="ce20">
            <text:p>11%</text:p>
          </table:table-cell>
          <table:table-cell office:value-type="float" office:value="0.60843492875834881" table:formula="of:=(([.C45]^[.$R$24])*[.$R$25])+[.$R$26]*[.D45]" table:style-name="ce16">
            <text:p>6,08E-01</text:p>
          </table:table-cell>
          <table:table-cell office:value-type="percentage" office:value="9.8008965830346961E-2" table:formula="of:=ABS(([.M45]-[.A45])/[.A45])" table:style-name="ce20">
            <text:p>10%</text:p>
          </table:table-cell>
          <table:table-cell office:value-type="float" office:value="0.5700335025886003" table:formula="of:=(([.C45]^[.$U$24])*[.$U$25])+(([.D45]^[.$U$28])*[.$U$29])+[.$U$32]" table:style-name="ce22">
            <text:p><text:s/>0,57<text:s/></text:p>
          </table:table-cell>
          <table:table-cell office:value-type="percentage" office:value="2.8708029539421694E-2" table:formula="of:=ABS(([.O45]-[.A45])/[.A45])" table:style-name="ce20">
            <text:p>3%</text:p>
          </table:table-cell>
          <table:table-cell table:number-columns-repeated="16368"/>
        </table:table-row>
        <table:table-row table:style-name="ro1">
          <table:table-cell office:value-type="float" office:value="0.57102813139228159" table:formula="of:=[.E46]*[.G46]*[.H46]+[.J46]" table:style-name="ce17">
            <text:p>0,57</text:p>
          </table:table-cell>
          <table:table-cell office:value-type="float" office:value="0.2" table:formula="of:=1/5" table:style-name="ce1">
            <text:p>0,2</text:p>
          </table:table-cell>
          <table:table-cell office:value-type="float" office:value="0.75" table:style-name="ce1">
            <text:p>0,75</text:p>
          </table:table-cell>
          <table:table-cell office:value-type="float" office:value="90" table:style-name="ce1">
            <text:p>90</text:p>
          </table:table-cell>
          <table:table-cell office:value-type="float" office:value="0.88888888888888884" table:formula="of:=2/(3*[.C46])" table:style-name="ce1">
            <text:p>0,888888889</text:p>
          </table:table-cell>
          <table:table-cell office:value-type="float" office:value="1.5707963267948966" table:formula="of:=RADIANS([.D46])" table:style-name="ce1">
            <text:p>1,570796327</text:p>
          </table:table-cell>
          <table:table-cell office:value-type="float" office:value="0.35355339059327379" table:formula="of:=(SIN([.F46])*(1+COS([.F46]))/4)^[.C46]" table:style-name="ce1">
            <text:p>0,353553391</text:p>
          </table:table-cell>
          <table:table-cell office:value-type="float" office:value="0.97325038780094308" table:formula="of:=(([.B46]^(3*[.C46]))*-1)+1" table:style-name="ce1">
            <text:p>0,973250388</text:p>
          </table:table-cell>
          <table:table-cell office:value-type="float" office:value="0.75" table:formula="of:=0.01*(1.2*[.D46]-33)" table:style-name="ce1">
            <text:p>0,75</text:p>
          </table:table-cell>
          <table:table-cell office:value-type="float" office:value="0.26516504294495535" table:formula="of:=[.I46]/(4^[.C46])" table:style-name="ce1">
            <text:p>0,265165043</text:p>
          </table:table-cell>
          <table:table-cell office:value-type="float" office:value="0.6925" table:formula="of:=([.$Q$24]-([.$Q$25]*[.C46]))+(([.$Q$27]*[.D46])-[.$Q$28])*[.$Q$29]" table:style-name="ce1">
            <text:p>0,6925</text:p>
          </table:table-cell>
          <table:table-cell office:value-type="percentage" office:value="0.21272484126402938" table:formula="of:=ABS(([.K46]-[.A46])/[.A46])" table:style-name="ce20">
            <text:p>21%</text:p>
          </table:table-cell>
          <table:table-cell office:value-type="float" office:value="0.70843492875834879" table:formula="of:=(([.C46]^[.$R$24])*[.$R$25])+[.$R$26]*[.D46]" table:style-name="ce16">
            <text:p>7,08E-01</text:p>
          </table:table-cell>
          <table:table-cell office:value-type="percentage" office:value="0.24063052205684116" table:formula="of:=ABS(([.M46]-[.A46])/[.A46])" table:style-name="ce20">
            <text:p>24%</text:p>
          </table:table-cell>
          <table:table-cell office:value-type="float" office:value="0.64532836460594556" table:formula="of:=(([.C46]^[.$U$24])*[.$U$25])+(([.D46]^[.$U$28])*[.$U$29])+[.$U$32]" table:style-name="ce22">
            <text:p><text:s/>0,65<text:s/></text:p>
          </table:table-cell>
          <table:table-cell office:value-type="percentage" office:value="0.13011658993490396" table:formula="of:=ABS(([.O46]-[.A46])/[.A46])" table:style-name="ce20">
            <text:p>13%</text:p>
          </table:table-cell>
          <table:table-cell table:number-columns-repeated="16368"/>
        </table:table-row>
        <table:table-row table:style-name="ro1">
          <table:table-cell office:value-type="float" office:value="0.57605862860695689" table:formula="of:=[.E47]*[.G47]*[.H47]+[.J47]" table:style-name="ce17">
            <text:p>0,58</text:p>
          </table:table-cell>
          <table:table-cell office:value-type="float" office:value="0.13333333333333333" table:formula="of:=1/7.5" table:style-name="ce1">
            <text:p>0,133333333</text:p>
          </table:table-cell>
          <table:table-cell office:value-type="float" office:value="0.75" table:style-name="ce1">
            <text:p>0,75</text:p>
          </table:table-cell>
          <table:table-cell office:value-type="float" office:value="90" table:style-name="ce1">
            <text:p>90</text:p>
          </table:table-cell>
          <table:table-cell office:value-type="float" office:value="0.88888888888888884" table:formula="of:=2/(3*[.C47])" table:style-name="ce1">
            <text:p>0,888888889</text:p>
          </table:table-cell>
          <table:table-cell office:value-type="float" office:value="1.5707963267948966" table:formula="of:=RADIANS([.D47])" table:style-name="ce1">
            <text:p>1,570796327</text:p>
          </table:table-cell>
          <table:table-cell office:value-type="float" office:value="0.35355339059327379" table:formula="of:=(SIN([.F47])*(1+COS([.F47]))/4)^[.C47]" table:style-name="ce1">
            <text:p>0,353553391</text:p>
          </table:table-cell>
          <table:table-cell office:value-type="float" office:value="0.98925733192050924" table:formula="of:=(([.B47]^(3*[.C47]))*-1)+1" table:style-name="ce1">
            <text:p>0,989257332</text:p>
          </table:table-cell>
          <table:table-cell office:value-type="float" office:value="0.75" table:formula="of:=0.01*(1.2*[.D47]-33)" table:style-name="ce1">
            <text:p>0,75</text:p>
          </table:table-cell>
          <table:table-cell office:value-type="float" office:value="0.26516504294495535" table:formula="of:=[.I47]/(4^[.C47])" table:style-name="ce1">
            <text:p>0,265165043</text:p>
          </table:table-cell>
          <table:table-cell office:value-type="float" office:value="0.6925" table:formula="of:=([.$Q$24]-([.$Q$25]*[.C47]))+(([.$Q$27]*[.D47])-[.$Q$28])*[.$Q$29]" table:style-name="ce1">
            <text:p>0,6925</text:p>
          </table:table-cell>
          <table:table-cell office:value-type="percentage" office:value="0.20213458424297073" table:formula="of:=ABS(([.K47]-[.A47])/[.A47])" table:style-name="ce20">
            <text:p>20%</text:p>
          </table:table-cell>
          <table:table-cell office:value-type="float" office:value="0.70843492875834879" table:formula="of:=(([.C47]^[.$R$24])*[.$R$25])+[.$R$26]*[.D47]" table:style-name="ce16">
            <text:p>7,08E-01</text:p>
          </table:table-cell>
          <table:table-cell office:value-type="percentage" office:value="0.22979657551785734" table:formula="of:=ABS(([.M47]-[.A47])/[.A47])" table:style-name="ce20">
            <text:p>23%</text:p>
          </table:table-cell>
          <table:table-cell office:value-type="float" office:value="0.64532836460594556" table:formula="of:=(([.C47]^[.$U$24])*[.$U$25])+(([.D47]^[.$U$28])*[.$U$29])+[.$U$32]" table:style-name="ce22">
            <text:p><text:s/>0,65<text:s/></text:p>
          </table:table-cell>
          <table:table-cell office:value-type="percentage" office:value="0.12024771882420879" table:formula="of:=ABS(([.O47]-[.A47])/[.A47])" table:style-name="ce20">
            <text:p>12%</text:p>
          </table:table-cell>
          <table:table-cell table:number-columns-repeated="16368"/>
        </table:table-row>
        <table:table-row table:style-name="ro1">
          <table:table-cell office:value-type="float" office:value="0.57872498695485186" table:formula="of:=[.E48]*[.G48]*[.H48]+[.J48]" table:style-name="ce17">
            <text:p>0,58</text:p>
          </table:table-cell>
          <table:table-cell office:value-type="float" office:value="6.6666666666666666E-2" table:formula="of:=1/15" table:style-name="ce1">
            <text:p>0,066666667</text:p>
          </table:table-cell>
          <table:table-cell office:value-type="float" office:value="0.75" table:style-name="ce1">
            <text:p>0,75</text:p>
          </table:table-cell>
          <table:table-cell office:value-type="float" office:value="90" table:style-name="ce1">
            <text:p>90</text:p>
          </table:table-cell>
          <table:table-cell office:value-type="float" office:value="0.88888888888888884" table:formula="of:=2/(3*[.C48])" table:style-name="ce1">
            <text:p>0,888888889</text:p>
          </table:table-cell>
          <table:table-cell office:value-type="float" office:value="1.5707963267948966" table:formula="of:=RADIANS([.D48])" table:style-name="ce1">
            <text:p>1,570796327</text:p>
          </table:table-cell>
          <table:table-cell office:value-type="float" office:value="0.35355339059327379" table:formula="of:=(SIN([.F48])*(1+COS([.F48]))/4)^[.C48]" table:style-name="ce1">
            <text:p>0,353553391</text:p>
          </table:table-cell>
          <table:table-cell office:value-type="float" office:value="0.99774163223042389" table:formula="of:=(([.B48]^(3*[.C48]))*-1)+1" table:style-name="ce1">
            <text:p>0,997741632</text:p>
          </table:table-cell>
          <table:table-cell office:value-type="float" office:value="0.75" table:formula="of:=0.01*(1.2*[.D48]-33)" table:style-name="ce1">
            <text:p>0,75</text:p>
          </table:table-cell>
          <table:table-cell office:value-type="float" office:value="0.26516504294495535" table:formula="of:=[.I48]/(4^[.C48])" table:style-name="ce1">
            <text:p>0,265165043</text:p>
          </table:table-cell>
          <table:table-cell office:value-type="float" office:value="0.6925" table:formula="of:=([.$Q$24]-([.$Q$25]*[.C48]))+(([.$Q$27]*[.D48])-[.$Q$28])*[.$Q$29]" table:style-name="ce1">
            <text:p>0,6925</text:p>
          </table:table-cell>
          <table:table-cell office:value-type="percentage" office:value="0.19659599224117152" table:formula="of:=ABS(([.K48]-[.A48])/[.A48])" table:style-name="ce20">
            <text:p>20%</text:p>
          </table:table-cell>
          <table:table-cell office:value-type="float" office:value="0.70843492875834879" table:formula="of:=(([.C48]^[.$R$24])*[.$R$25])+[.$R$26]*[.D48]" table:style-name="ce16">
            <text:p>7,08E-01</text:p>
          </table:table-cell>
          <table:table-cell office:value-type="percentage" office:value="0.22413053648505418" table:formula="of:=ABS(([.M48]-[.A48])/[.A48])" table:style-name="ce20">
            <text:p>22%</text:p>
          </table:table-cell>
          <table:table-cell office:value-type="float" office:value="0.64532836460594556" table:formula="of:=(([.C48]^[.$U$24])*[.$U$25])+(([.D48]^[.$U$28])*[.$U$29])+[.$U$32]" table:style-name="ce22">
            <text:p><text:s/>0,65<text:s/></text:p>
          </table:table-cell>
          <table:table-cell office:value-type="percentage" office:value="0.11508640399570243" table:formula="of:=ABS(([.O48]-[.A48])/[.A48])" table:style-name="ce20">
            <text:p>12%</text:p>
          </table:table-cell>
          <table:table-cell table:number-columns-repeated="16368"/>
        </table:table-row>
        <table:table-row table:style-name="ro1">
          <table:table-cell office:value-type="float" office:value="0.57928551974898346" table:formula="of:=[.E49]*[.G49]*[.H49]+[.J49]" table:style-name="ce17">
            <text:p>0,58</text:p>
          </table:table-cell>
          <table:table-cell office:value-type="float" office:value="3.3333333333333333E-2" table:formula="of:=1/30" table:style-name="ce1">
            <text:p>0,033333333</text:p>
          </table:table-cell>
          <table:table-cell office:value-type="float" office:value="0.75" table:style-name="ce1">
            <text:p>0,75</text:p>
          </table:table-cell>
          <table:table-cell office:value-type="float" office:value="90" table:style-name="ce1">
            <text:p>90</text:p>
          </table:table-cell>
          <table:table-cell office:value-type="float" office:value="0.88888888888888884" table:formula="of:=2/(3*[.C49])" table:style-name="ce1">
            <text:p>0,888888889</text:p>
          </table:table-cell>
          <table:table-cell office:value-type="float" office:value="1.5707963267948966" table:formula="of:=RADIANS([.D49])" table:style-name="ce1">
            <text:p>1,570796327</text:p>
          </table:table-cell>
          <table:table-cell office:value-type="float" office:value="0.35355339059327379" table:formula="of:=(SIN([.F49])*(1+COS([.F49]))/4)^[.C49]" table:style-name="ce1">
            <text:p>0,353553391</text:p>
          </table:table-cell>
          <table:table-cell office:value-type="float" office:value="0.99952523665955972" table:formula="of:=(([.B49]^(3*[.C49]))*-1)+1" table:style-name="ce1">
            <text:p>0,999525237</text:p>
          </table:table-cell>
          <table:table-cell office:value-type="float" office:value="0.75" table:formula="of:=0.01*(1.2*[.D49]-33)" table:style-name="ce1">
            <text:p>0,75</text:p>
          </table:table-cell>
          <table:table-cell office:value-type="float" office:value="0.26516504294495535" table:formula="of:=[.I49]/(4^[.C49])" table:style-name="ce1">
            <text:p>0,265165043</text:p>
          </table:table-cell>
          <table:table-cell office:value-type="float" office:value="0.6925" table:formula="of:=([.$Q$24]-([.$Q$25]*[.C49]))+(([.$Q$27]*[.D49])-[.$Q$28])*[.$Q$29]" table:style-name="ce1">
            <text:p>0,6925</text:p>
          </table:table-cell>
          <table:table-cell office:value-type="percentage" office:value="0.19543813265015628" table:formula="of:=ABS(([.K49]-[.A49])/[.A49])" table:style-name="ce20">
            <text:p>20%</text:p>
          </table:table-cell>
          <table:table-cell office:value-type="float" office:value="0.70843492875834879" table:formula="of:=(([.C49]^[.$R$24])*[.$R$25])+[.$R$26]*[.D49]" table:style-name="ce16">
            <text:p>7,08E-01</text:p>
          </table:table-cell>
          <table:table-cell office:value-type="percentage" office:value="0.22294603370256602" table:formula="of:=ABS(([.M49]-[.A49])/[.A49])" table:style-name="ce20">
            <text:p>22%</text:p>
          </table:table-cell>
          <table:table-cell office:value-type="float" office:value="0.64532836460594556" table:formula="of:=(([.C49]^[.$U$24])*[.$U$25])+(([.D49]^[.$U$28])*[.$U$29])+[.$U$32]" table:style-name="ce22">
            <text:p><text:s/>0,65<text:s/></text:p>
          </table:table-cell>
          <table:table-cell office:value-type="percentage" office:value="0.11400741535120686" table:formula="of:=ABS(([.O49]-[.A49])/[.A49])" table:style-name="ce20">
            <text:p>11%</text:p>
          </table:table-cell>
          <table:table-cell table:number-columns-repeated="16368"/>
        </table:table-row>
        <table:table-row table:style-name="ro1">
          <table:table-cell office:value-type="float" office:value="0.16175810004618024" table:formula="of:=[.E50]*[.G50]*[.H50]+[.J50]" table:style-name="ce17">
            <text:p>0,16</text:p>
          </table:table-cell>
          <table:table-cell office:value-type="float" office:value="0.2" table:formula="of:=1/5" table:style-name="ce1">
            <text:p>0,2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0.66666666666666663" table:formula="of:=2/(3*[.C50])" table:style-name="ce1">
            <text:p>0,666666667</text:p>
          </table:table-cell>
          <table:table-cell office:value-type="float" office:value="0.52359877559829882" table:formula="of:=RADIANS([.D50])" table:style-name="ce1">
            <text:p>0,523598776</text:p>
          </table:table-cell>
          <table:table-cell office:value-type="float" office:value="0.23325317547305482" table:formula="of:=(SIN([.F50])*(1+COS([.F50]))/4)^[.C50]" table:style-name="ce1">
            <text:p>0,233253175</text:p>
          </table:table-cell>
          <table:table-cell office:value-type="float" office:value="0.99199999999999999" table:formula="of:=(([.B50]^(3*[.C50]))*-1)+1" table:style-name="ce1">
            <text:p>0,992</text:p>
          </table:table-cell>
          <table:table-cell office:value-type="float" office:value="0.03" table:formula="of:=0.01*(1.2*[.D50]-33)" table:style-name="ce1">
            <text:p>0,03</text:p>
          </table:table-cell>
          <table:table-cell office:value-type="float" office:value="7.4999999999999997E-3" table:formula="of:=[.I50]/(4^[.C50])" table:style-name="ce1">
            <text:p>0,0075</text:p>
          </table:table-cell>
          <table:table-cell office:value-type="float" office:value="0.12" table:formula="of:=([.$Q$24]-([.$Q$25]*[.C50]))+(([.$Q$27]*[.D50])-[.$Q$28])*[.$Q$29]" table:style-name="ce16">
            <text:p>1,20E-01</text:p>
          </table:table-cell>
          <table:table-cell office:value-type="percentage" office:value="0.2581515239994705" table:formula="of:=ABS(([.K50]-[.A50])/[.A50])" table:style-name="ce20">
            <text:p>26%</text:p>
          </table:table-cell>
          <table:table-cell office:value-type="float" office:value="0.31" table:formula="of:=(([.C50]^[.$R$24])*[.$R$25])+[.$R$26]*[.D50]" table:style-name="ce16">
            <text:p>3,10E-01</text:p>
          </table:table-cell>
          <table:table-cell office:value-type="percentage" office:value="0.9164418963347013" table:formula="of:=ABS(([.M50]-[.A50])/[.A50])" table:style-name="ce20">
            <text:p>92%</text:p>
          </table:table-cell>
          <table:table-cell office:value-type="float" office:value="0.19227915287830533" table:formula="of:=(([.C50]^[.$U$24])*[.$U$25])+(([.D50]^[.$U$28])*[.$U$29])+[.$U$32]" table:style-name="ce22">
            <text:p><text:s/>0,19<text:s/></text:p>
          </table:table-cell>
          <table:table-cell office:value-type="percentage" office:value="0.18868330441203032" table:formula="of:=ABS(([.O50]-[.A50])/[.A50])" table:style-name="ce20">
            <text:p>19%</text:p>
          </table:table-cell>
          <table:table-cell table:number-columns-repeated="16368"/>
        </table:table-row>
        <table:table-row table:style-name="ro1">
          <table:table-cell office:value-type="float" office:value="0.16263351937141246" table:formula="of:=[.E51]*[.G51]*[.H51]+[.J51]" table:style-name="ce17">
            <text:p>0,16</text:p>
          </table:table-cell>
          <table:table-cell office:value-type="float" office:value="0.13333333333333333" table:formula="of:=1/7.5" table:style-name="ce1">
            <text:p>0,133333333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0.66666666666666663" table:formula="of:=2/(3*[.C51])" table:style-name="ce1">
            <text:p>0,666666667</text:p>
          </table:table-cell>
          <table:table-cell office:value-type="float" office:value="0.52359877559829882" table:formula="of:=RADIANS([.D51])" table:style-name="ce1">
            <text:p>0,523598776</text:p>
          </table:table-cell>
          <table:table-cell office:value-type="float" office:value="0.23325317547305482" table:formula="of:=(SIN([.F51])*(1+COS([.F51]))/4)^[.C51]" table:style-name="ce1">
            <text:p>0,233253175</text:p>
          </table:table-cell>
          <table:table-cell office:value-type="float" office:value="0.99762962962962964" table:formula="of:=(([.B51]^(3*[.C51]))*-1)+1" table:style-name="ce1">
            <text:p>0,99762963</text:p>
          </table:table-cell>
          <table:table-cell office:value-type="float" office:value="0.03" table:formula="of:=0.01*(1.2*[.D51]-33)" table:style-name="ce1">
            <text:p>0,03</text:p>
          </table:table-cell>
          <table:table-cell office:value-type="float" office:value="7.4999999999999997E-3" table:formula="of:=[.I51]/(4^[.C51])" table:style-name="ce1">
            <text:p>0,0075</text:p>
          </table:table-cell>
          <table:table-cell office:value-type="float" office:value="0.12" table:formula="of:=([.$Q$24]-([.$Q$25]*[.C51]))+(([.$Q$27]*[.D51])-[.$Q$28])*[.$Q$29]" table:style-name="ce1">
            <text:p>0,12</text:p>
          </table:table-cell>
          <table:table-cell office:value-type="percentage" office:value="0.26214472598387695" table:formula="of:=ABS(([.K51]-[.A51])/[.A51])" table:style-name="ce20">
            <text:p>26%</text:p>
          </table:table-cell>
          <table:table-cell office:value-type="float" office:value="0.31" table:formula="of:=(([.C51]^[.$R$24])*[.$R$25])+[.$R$26]*[.D51]" table:style-name="ce16">
            <text:p>3,10E-01</text:p>
          </table:table-cell>
          <table:table-cell office:value-type="percentage" office:value="0.9061261245416512" table:formula="of:=ABS(([.M51]-[.A51])/[.A51])" table:style-name="ce20">
            <text:p>91%</text:p>
          </table:table-cell>
          <table:table-cell office:value-type="float" office:value="0.19227915287830533" table:formula="of:=(([.C51]^[.$U$24])*[.$U$25])+(([.D51]^[.$U$28])*[.$U$29])+[.$U$32]" table:style-name="ce22">
            <text:p><text:s/>0,19<text:s/></text:p>
          </table:table-cell>
          <table:table-cell office:value-type="percentage" office:value="0.18228489195508329" table:formula="of:=ABS(([.O51]-[.A51])/[.A51])" table:style-name="ce20">
            <text:p>18%</text:p>
          </table:table-cell>
          <table:table-cell table:number-columns-repeated="16368"/>
        </table:table-row>
        <table:table-row table:style-name="ro1">
          <table:table-cell office:value-type="float" office:value="0.16295604228070851" table:formula="of:=[.E52]*[.G52]*[.H52]+[.J52]" table:style-name="ce17">
            <text:p>0,16</text:p>
          </table:table-cell>
          <table:table-cell office:value-type="float" office:value="6.6666666666666666E-2" table:formula="of:=1/15" table:style-name="ce1">
            <text:p>0,066666667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0.66666666666666663" table:formula="of:=2/(3*[.C52])" table:style-name="ce1">
            <text:p>0,666666667</text:p>
          </table:table-cell>
          <table:table-cell office:value-type="float" office:value="0.52359877559829882" table:formula="of:=RADIANS([.D52])" table:style-name="ce1">
            <text:p>0,523598776</text:p>
          </table:table-cell>
          <table:table-cell office:value-type="float" office:value="0.23325317547305482" table:formula="of:=(SIN([.F52])*(1+COS([.F52]))/4)^[.C52]" table:style-name="ce1">
            <text:p>0,233253175</text:p>
          </table:table-cell>
          <table:table-cell office:value-type="float" office:value="0.99970370370370365" table:formula="of:=(([.B52]^(3*[.C52]))*-1)+1" table:style-name="ce1">
            <text:p>0,999703704</text:p>
          </table:table-cell>
          <table:table-cell office:value-type="float" office:value="0.03" table:formula="of:=0.01*(1.2*[.D52]-33)" table:style-name="ce1">
            <text:p>0,03</text:p>
          </table:table-cell>
          <table:table-cell office:value-type="float" office:value="7.4999999999999997E-3" table:formula="of:=[.I52]/(4^[.C52])" table:style-name="ce1">
            <text:p>0,0075</text:p>
          </table:table-cell>
          <table:table-cell office:value-type="float" office:value="0.12" table:formula="of:=([.$Q$24]-([.$Q$25]*[.C52]))+(([.$Q$27]*[.D52])-[.$Q$28])*[.$Q$29]" table:style-name="ce1">
            <text:p>0,12</text:p>
          </table:table-cell>
          <table:table-cell office:value-type="percentage" office:value="0.26360509054774611" table:formula="of:=ABS(([.K52]-[.A52])/[.A52])" table:style-name="ce20">
            <text:p>26%</text:p>
          </table:table-cell>
          <table:table-cell office:value-type="float" office:value="0.31" table:formula="of:=(([.C52]^[.$R$24])*[.$R$25])+[.$R$26]*[.D52]" table:style-name="ce16">
            <text:p>3,10E-01</text:p>
          </table:table-cell>
          <table:table-cell office:value-type="percentage" office:value="0.90235351608498926" table:formula="of:=ABS(([.M52]-[.A52])/[.A52])" table:style-name="ce20">
            <text:p>90%</text:p>
          </table:table-cell>
          <table:table-cell office:value-type="float" office:value="0.19227915287830533" table:formula="of:=(([.C52]^[.$U$24])*[.$U$25])+(([.D52]^[.$U$28])*[.$U$29])+[.$U$32]" table:style-name="ce22">
            <text:p><text:s/>0,19<text:s/></text:p>
          </table:table-cell>
          <table:table-cell office:value-type="percentage" office:value="0.17994491144479779" table:formula="of:=ABS(([.O52]-[.A52])/[.A52])" table:style-name="ce20">
            <text:p>18%</text:p>
          </table:table-cell>
          <table:table-cell table:number-columns-repeated="16368"/>
        </table:table-row>
        <table:table-row table:style-name="ro1">
          <table:table-cell office:value-type="float" office:value="0.16299635764437054" table:formula="of:=[.E53]*[.G53]*[.H53]+[.J53]" table:style-name="ce17">
            <text:p>0,16</text:p>
          </table:table-cell>
          <table:table-cell office:value-type="float" office:value="3.3333333333333333E-2" table:formula="of:=1/30" table:style-name="ce1">
            <text:p>0,033333333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0.66666666666666663" table:formula="of:=2/(3*[.C53])" table:style-name="ce1">
            <text:p>0,666666667</text:p>
          </table:table-cell>
          <table:table-cell office:value-type="float" office:value="0.52359877559829882" table:formula="of:=RADIANS([.D53])" table:style-name="ce1">
            <text:p>0,523598776</text:p>
          </table:table-cell>
          <table:table-cell office:value-type="float" office:value="0.23325317547305482" table:formula="of:=(SIN([.F53])*(1+COS([.F53]))/4)^[.C53]" table:style-name="ce1">
            <text:p>0,233253175</text:p>
          </table:table-cell>
          <table:table-cell office:value-type="float" office:value="0.99996296296296294" table:formula="of:=(([.B53]^(3*[.C53]))*-1)+1" table:style-name="ce1">
            <text:p>0,999962963</text:p>
          </table:table-cell>
          <table:table-cell office:value-type="float" office:value="0.03" table:formula="of:=0.01*(1.2*[.D53]-33)" table:style-name="ce1">
            <text:p>0,03</text:p>
          </table:table-cell>
          <table:table-cell office:value-type="float" office:value="7.4999999999999997E-3" table:formula="of:=[.I53]/(4^[.C53])" table:style-name="ce1">
            <text:p>0,0075</text:p>
          </table:table-cell>
          <table:table-cell office:value-type="float" office:value="0.12" table:formula="of:=([.$Q$24]-([.$Q$25]*[.C53]))+(([.$Q$27]*[.D53])-[.$Q$28])*[.$Q$29]" table:style-name="ce1">
            <text:p>0,12</text:p>
          </table:table-cell>
          <table:table-cell office:value-type="percentage" office:value="0.26378722976240399" table:formula="of:=ABS(([.K53]-[.A53])/[.A53])" table:style-name="ce20">
            <text:p>26%</text:p>
          </table:table-cell>
          <table:table-cell office:value-type="float" office:value="0.31" table:formula="of:=(([.C53]^[.$R$24])*[.$R$25])+[.$R$26]*[.D53]" table:style-name="ce16">
            <text:p>3,10E-01</text:p>
          </table:table-cell>
          <table:table-cell office:value-type="percentage" office:value="0.90188298978045645" table:formula="of:=ABS(([.M53]-[.A53])/[.A53])" table:style-name="ce20">
            <text:p>90%</text:p>
          </table:table-cell>
          <table:table-cell office:value-type="float" office:value="0.19227915287830533" table:formula="of:=(([.C53]^[.$U$24])*[.$U$25])+(([.D53]^[.$U$28])*[.$U$29])+[.$U$32]" table:style-name="ce22">
            <text:p><text:s/>0,19<text:s/></text:p>
          </table:table-cell>
          <table:table-cell office:value-type="percentage" office:value="0.17965306499562839" table:formula="of:=ABS(([.O53]-[.A53])/[.A53])" table:style-name="ce20">
            <text:p>18%</text:p>
          </table:table-cell>
          <table:table-cell table:number-columns-repeated="16368"/>
        </table:table-row>
        <table:table-row table:style-name="ro1">
          <table:table-cell office:value-type="float" office:value="0.27556345551134687" table:formula="of:=[.E54]*[.G54]*[.H54]+[.J54]" table:style-name="ce17">
            <text:p>0,28</text:p>
          </table:table-cell>
          <table:table-cell office:value-type="float" office:value="0.2" table:formula="of:=1/5" table:style-name="ce1">
            <text:p>0,2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0.66666666666666663" table:formula="of:=2/(3*[.C54])" table:style-name="ce1">
            <text:p>0,666666667</text:p>
          </table:table-cell>
          <table:table-cell office:value-type="float" office:value="0.87266462599716477" table:formula="of:=RADIANS([.D54])" table:style-name="ce1">
            <text:p>0,872664626</text:p>
          </table:table-cell>
          <table:table-cell office:value-type="float" office:value="0.31461207990627049" table:formula="of:=(SIN([.F54])*(1+COS([.F54]))/4)^[.C54]" table:style-name="ce1">
            <text:p>0,31461208</text:p>
          </table:table-cell>
          <table:table-cell office:value-type="float" office:value="0.99199999999999999" table:formula="of:=(([.B54]^(3*[.C54]))*-1)+1" table:style-name="ce1">
            <text:p>0,992</text:p>
          </table:table-cell>
          <table:table-cell office:value-type="float" office:value="0.27" table:formula="of:=0.01*(1.2*[.D54]-33)" table:style-name="ce1">
            <text:p>0,27</text:p>
          </table:table-cell>
          <table:table-cell office:value-type="float" office:value="6.7500000000000004E-2" table:formula="of:=[.I54]/(4^[.C54])" table:style-name="ce1">
            <text:p>0,0675</text:p>
          </table:table-cell>
          <table:table-cell office:value-type="float" office:value="0.2" table:formula="of:=([.$Q$24]-([.$Q$25]*[.C54]))+(([.$Q$27]*[.D54])-[.$Q$28])*[.$Q$29]" table:style-name="ce1">
            <text:p>0,2</text:p>
          </table:table-cell>
          <table:table-cell office:value-type="percentage" office:value="0.27421435607681799" table:formula="of:=ABS(([.K54]-[.A54])/[.A54])" table:style-name="ce20">
            <text:p>27%</text:p>
          </table:table-cell>
          <table:table-cell office:value-type="float" office:value="0.41000000000000003" table:formula="of:=(([.C54]^[.$R$24])*[.$R$25])+[.$R$26]*[.D54]" table:style-name="ce16">
            <text:p>4,10E-01</text:p>
          </table:table-cell>
          <table:table-cell office:value-type="percentage" office:value="0.4878605700425232" table:formula="of:=ABS(([.M54]-[.A54])/[.A54])" table:style-name="ce20">
            <text:p>49%</text:p>
          </table:table-cell>
          <table:table-cell office:value-type="float" office:value="0.28204523198147946" table:formula="of:=(([.C54]^[.$U$24])*[.$U$25])+(([.D54]^[.$U$28])*[.$U$29])+[.$U$32]" table:style-name="ce22">
            <text:p><text:s/>0,28<text:s/></text:p>
          </table:table-cell>
          <table:table-cell office:value-type="percentage" office:value="2.3521901545706572E-2" table:formula="of:=ABS(([.O54]-[.A54])/[.A54])" table:style-name="ce20">
            <text:p>2%</text:p>
          </table:table-cell>
          <table:table-cell table:number-columns-repeated="16368"/>
        </table:table-row>
        <table:table-row table:style-name="ro1">
          <table:table-cell office:value-type="float" office:value="0.27674422183593339" table:formula="of:=[.E55]*[.G55]*[.H55]+[.J55]" table:style-name="ce17">
            <text:p>0,28</text:p>
          </table:table-cell>
          <table:table-cell office:value-type="float" office:value="0.13333333333333333" table:formula="of:=1/7.5" table:style-name="ce1">
            <text:p>0,133333333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0.66666666666666663" table:formula="of:=2/(3*[.C55])" table:style-name="ce1">
            <text:p>0,666666667</text:p>
          </table:table-cell>
          <table:table-cell office:value-type="float" office:value="0.87266462599716477" table:formula="of:=RADIANS([.D55])" table:style-name="ce1">
            <text:p>0,872664626</text:p>
          </table:table-cell>
          <table:table-cell office:value-type="float" office:value="0.31461207990627049" table:formula="of:=(SIN([.F55])*(1+COS([.F55]))/4)^[.C55]" table:style-name="ce1">
            <text:p>0,31461208</text:p>
          </table:table-cell>
          <table:table-cell office:value-type="float" office:value="0.99762962962962964" table:formula="of:=(([.B55]^(3*[.C55]))*-1)+1" table:style-name="ce1">
            <text:p>0,99762963</text:p>
          </table:table-cell>
          <table:table-cell office:value-type="float" office:value="0.27" table:formula="of:=0.01*(1.2*[.D55]-33)" table:style-name="ce1">
            <text:p>0,27</text:p>
          </table:table-cell>
          <table:table-cell office:value-type="float" office:value="6.7500000000000004E-2" table:formula="of:=[.I55]/(4^[.C55])" table:style-name="ce1">
            <text:p>0,0675</text:p>
          </table:table-cell>
          <table:table-cell office:value-type="float" office:value="0.2" table:formula="of:=([.$Q$24]-([.$Q$25]*[.C55]))+(([.$Q$27]*[.D55])-[.$Q$28])*[.$Q$29]" table:style-name="ce1">
            <text:p>0,2</text:p>
          </table:table-cell>
          <table:table-cell office:value-type="percentage" office:value="0.27731101783014228" table:formula="of:=ABS(([.K55]-[.A55])/[.A55])" table:style-name="ce20">
            <text:p>28%</text:p>
          </table:table-cell>
          <table:table-cell office:value-type="float" office:value="0.41000000000000003" table:formula="of:=(([.C55]^[.$R$24])*[.$R$25])+[.$R$26]*[.D55]" table:style-name="ce16">
            <text:p>4,10E-01</text:p>
          </table:table-cell>
          <table:table-cell office:value-type="percentage" office:value="0.48151241344820833" table:formula="of:=ABS(([.M55]-[.A55])/[.A55])" table:style-name="ce20">
            <text:p>48%</text:p>
          </table:table-cell>
          <table:table-cell office:value-type="float" office:value="0.28204523198147946" table:formula="of:=(([.C55]^[.$U$24])*[.$U$25])+(([.D55]^[.$U$28])*[.$U$29])+[.$U$32]" table:style-name="ce22">
            <text:p><text:s/>0,28<text:s/></text:p>
          </table:table-cell>
          <table:table-cell office:value-type="percentage" office:value="1.9154908132783893E-2" table:formula="of:=ABS(([.O55]-[.A55])/[.A55])" table:style-name="ce20">
            <text:p>2%</text:p>
          </table:table-cell>
          <table:table-cell table:number-columns-repeated="16368"/>
        </table:table-row>
        <table:table-row table:style-name="ro1">
          <table:table-cell office:value-type="float" office:value="0.27717924100814945" table:formula="of:=[.E56]*[.G56]*[.H56]+[.J56]" table:style-name="ce17">
            <text:p>0,28</text:p>
          </table:table-cell>
          <table:table-cell office:value-type="float" office:value="6.6666666666666666E-2" table:formula="of:=1/15" table:style-name="ce1">
            <text:p>0,066666667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0.66666666666666663" table:formula="of:=2/(3*[.C56])" table:style-name="ce1">
            <text:p>0,666666667</text:p>
          </table:table-cell>
          <table:table-cell office:value-type="float" office:value="0.87266462599716477" table:formula="of:=RADIANS([.D56])" table:style-name="ce1">
            <text:p>0,872664626</text:p>
          </table:table-cell>
          <table:table-cell office:value-type="float" office:value="0.31461207990627049" table:formula="of:=(SIN([.F56])*(1+COS([.F56]))/4)^[.C56]" table:style-name="ce1">
            <text:p>0,31461208</text:p>
          </table:table-cell>
          <table:table-cell office:value-type="float" office:value="0.99970370370370365" table:formula="of:=(([.B56]^(3*[.C56]))*-1)+1" table:style-name="ce1">
            <text:p>0,999703704</text:p>
          </table:table-cell>
          <table:table-cell office:value-type="float" office:value="0.27" table:formula="of:=0.01*(1.2*[.D56]-33)" table:style-name="ce1">
            <text:p>0,27</text:p>
          </table:table-cell>
          <table:table-cell office:value-type="float" office:value="6.7500000000000004E-2" table:formula="of:=[.I56]/(4^[.C56])" table:style-name="ce1">
            <text:p>0,0675</text:p>
          </table:table-cell>
          <table:table-cell office:value-type="float" office:value="0.2" table:formula="of:=([.$Q$24]-([.$Q$25]*[.C56]))+(([.$Q$27]*[.D56])-[.$Q$28])*[.$Q$29]" table:style-name="ce1">
            <text:p>0,2</text:p>
          </table:table-cell>
          <table:table-cell office:value-type="percentage" office:value="0.27844524260704018" table:formula="of:=ABS(([.K56]-[.A56])/[.A56])" table:style-name="ce20">
            <text:p>28%</text:p>
          </table:table-cell>
          <table:table-cell office:value-type="float" office:value="0.41000000000000003" table:formula="of:=(([.C56]^[.$R$24])*[.$R$25])+[.$R$26]*[.D56]" table:style-name="ce16">
            <text:p>4,10E-01</text:p>
          </table:table-cell>
          <table:table-cell office:value-type="percentage" office:value="0.47918725265556766" table:formula="of:=ABS(([.M56]-[.A56])/[.A56])" table:style-name="ce20">
            <text:p>48%</text:p>
          </table:table-cell>
          <table:table-cell office:value-type="float" office:value="0.28204523198147946" table:formula="of:=(([.C56]^[.$U$24])*[.$U$25])+(([.D56]^[.$U$28])*[.$U$29])+[.$U$32]" table:style-name="ce22">
            <text:p><text:s/>0,28<text:s/></text:p>
          </table:table-cell>
          <table:table-cell office:value-type="percentage" office:value="1.7555394681187355E-2" table:formula="of:=ABS(([.O56]-[.A56])/[.A56])" table:style-name="ce20">
            <text:p>2%</text:p>
          </table:table-cell>
          <table:table-cell table:number-columns-repeated="16368"/>
        </table:table-row>
        <table:table-row table:style-name="ro1">
          <table:table-cell office:value-type="float" office:value="0.27723361840467647" table:formula="of:=[.E57]*[.G57]*[.H57]+[.J57]" table:style-name="ce17">
            <text:p>0,28</text:p>
          </table:table-cell>
          <table:table-cell office:value-type="float" office:value="3.3333333333333333E-2" table:formula="of:=1/30" table:style-name="ce1">
            <text:p>0,033333333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0.66666666666666663" table:formula="of:=2/(3*[.C57])" table:style-name="ce1">
            <text:p>0,666666667</text:p>
          </table:table-cell>
          <table:table-cell office:value-type="float" office:value="0.87266462599716477" table:formula="of:=RADIANS([.D57])" table:style-name="ce1">
            <text:p>0,872664626</text:p>
          </table:table-cell>
          <table:table-cell office:value-type="float" office:value="0.31461207990627049" table:formula="of:=(SIN([.F57])*(1+COS([.F57]))/4)^[.C57]" table:style-name="ce1">
            <text:p>0,31461208</text:p>
          </table:table-cell>
          <table:table-cell office:value-type="float" office:value="0.99996296296296294" table:formula="of:=(([.B57]^(3*[.C57]))*-1)+1" table:style-name="ce1">
            <text:p>0,999962963</text:p>
          </table:table-cell>
          <table:table-cell office:value-type="float" office:value="0.27" table:formula="of:=0.01*(1.2*[.D57]-33)" table:style-name="ce1">
            <text:p>0,27</text:p>
          </table:table-cell>
          <table:table-cell office:value-type="float" office:value="6.7500000000000004E-2" table:formula="of:=[.I57]/(4^[.C57])" table:style-name="ce1">
            <text:p>0,0675</text:p>
          </table:table-cell>
          <table:table-cell office:value-type="float" office:value="0.2" table:formula="of:=([.$Q$24]-([.$Q$25]*[.C57]))+(([.$Q$27]*[.D57])-[.$Q$28])*[.$Q$29]" table:style-name="ce1">
            <text:p>0,2</text:p>
          </table:table-cell>
          <table:table-cell office:value-type="percentage" office:value="0.27858677042529145" table:formula="of:=ABS(([.K57]-[.A57])/[.A57])" table:style-name="ce20">
            <text:p>28%</text:p>
          </table:table-cell>
          <table:table-cell office:value-type="float" office:value="0.41000000000000003" table:formula="of:=(([.C57]^[.$R$24])*[.$R$25])+[.$R$26]*[.D57]" table:style-name="ce16">
            <text:p>4,10E-01</text:p>
          </table:table-cell>
          <table:table-cell office:value-type="percentage" office:value="0.47889712062815254" table:formula="of:=ABS(([.M57]-[.A57])/[.A57])" table:style-name="ce20">
            <text:p>48%</text:p>
          </table:table-cell>
          <table:table-cell office:value-type="float" office:value="0.28204523198147946" table:formula="of:=(([.C57]^[.$U$24])*[.$U$25])+(([.D57]^[.$U$28])*[.$U$29])+[.$U$32]" table:style-name="ce22">
            <text:p><text:s/>0,28<text:s/></text:p>
          </table:table-cell>
          <table:table-cell office:value-type="percentage" office:value="1.7355808449534785E-2" table:formula="of:=ABS(([.O57]-[.A57])/[.A57])" table:style-name="ce20">
            <text:p>2%</text:p>
          </table:table-cell>
          <table:table-cell table:number-columns-repeated="16368"/>
        </table:table-row>
        <table:table-row table:style-name="ro1">
          <table:table-cell office:value-type="float" office:value="0.33599962237069075" table:formula="of:=[.E58]*[.G58]*[.H58]+[.J58]" table:style-name="ce17">
            <text:p>0,34</text:p>
          </table:table-cell>
          <table:table-cell office:value-type="float" office:value="0.2" table:formula="of:=1/5" table:style-name="ce1">
            <text:p>0,2</text:p>
          </table:table-cell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office:value-type="float" office:value="0.66666666666666663" table:formula="of:=2/(3*[.C58])" table:style-name="ce1">
            <text:p>0,666666667</text:p>
          </table:table-cell>
          <table:table-cell office:value-type="float" office:value="1.2217304763960306" table:formula="of:=RADIANS([.D58])" table:style-name="ce1">
            <text:p>1,221730476</text:p>
          </table:table-cell>
          <table:table-cell office:value-type="float" office:value="0.31527160640729451" table:formula="of:=(SIN([.F58])*(1+COS([.F58]))/4)^[.C58]" table:style-name="ce1">
            <text:p>0,315271606</text:p>
          </table:table-cell>
          <table:table-cell office:value-type="float" office:value="0.99199999999999999" table:formula="of:=(([.B58]^(3*[.C58]))*-1)+1" table:style-name="ce1">
            <text:p>0,992</text:p>
          </table:table-cell>
          <table:table-cell office:value-type="float" office:value="0.51" table:formula="of:=0.01*(1.2*[.D58]-33)" table:style-name="ce1">
            <text:p>0,51</text:p>
          </table:table-cell>
          <table:table-cell office:value-type="float" office:value="0.1275" table:formula="of:=[.I58]/(4^[.C58])" table:style-name="ce1">
            <text:p>0,1275</text:p>
          </table:table-cell>
          <table:table-cell office:value-type="float" office:value="0.28000000000000003" table:formula="of:=([.$Q$24]-([.$Q$25]*[.C58]))+(([.$Q$27]*[.D58])-[.$Q$28])*[.$Q$29]" table:style-name="ce1">
            <text:p>0,28</text:p>
          </table:table-cell>
          <table:table-cell office:value-type="percentage" office:value="0.16666573008498586" table:formula="of:=ABS(([.K58]-[.A58])/[.A58])" table:style-name="ce20">
            <text:p>17%</text:p>
          </table:table-cell>
          <table:table-cell office:value-type="float" office:value="0.51" table:formula="of:=(([.C58]^[.$R$24])*[.$R$25])+[.$R$26]*[.D58]" table:style-name="ce16">
            <text:p>5,10E-01</text:p>
          </table:table-cell>
          <table:table-cell office:value-type="percentage" office:value="0.51785884877377564" table:formula="of:=ABS(([.M58]-[.A58])/[.A58])" table:style-name="ce20">
            <text:p>52%</text:p>
          </table:table-cell>
          <table:table-cell office:value-type="float" office:value="0.36300682387403826" table:formula="of:=(([.C58]^[.$U$24])*[.$U$25])+(([.D58]^[.$U$28])*[.$U$29])+[.$U$32]" table:style-name="ce22">
            <text:p><text:s/>0,36<text:s/></text:p>
          </table:table-cell>
          <table:table-cell office:value-type="percentage" office:value="8.0378666240142033E-2" table:formula="of:=ABS(([.O58]-[.A58])/[.A58])" table:style-name="ce20">
            <text:p>8%</text:p>
          </table:table-cell>
          <table:table-cell table:number-columns-repeated="16368"/>
        </table:table-row>
        <table:table-row table:style-name="ro1">
          <table:table-cell office:value-type="float" office:value="0.33718286395523173" table:formula="of:=[.E59]*[.G59]*[.H59]+[.J59]" table:style-name="ce17">
            <text:p>0,34</text:p>
          </table:table-cell>
          <table:table-cell office:value-type="float" office:value="0.13333333333333333" table:formula="of:=1/7.5" table:style-name="ce1">
            <text:p>0,133333333</text:p>
          </table:table-cell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office:value-type="float" office:value="0.66666666666666663" table:formula="of:=2/(3*[.C59])" table:style-name="ce1">
            <text:p>0,666666667</text:p>
          </table:table-cell>
          <table:table-cell office:value-type="float" office:value="1.2217304763960306" table:formula="of:=RADIANS([.D59])" table:style-name="ce1">
            <text:p>1,221730476</text:p>
          </table:table-cell>
          <table:table-cell office:value-type="float" office:value="0.31527160640729451" table:formula="of:=(SIN([.F59])*(1+COS([.F59]))/4)^[.C59]" table:style-name="ce1">
            <text:p>0,315271606</text:p>
          </table:table-cell>
          <table:table-cell office:value-type="float" office:value="0.99762962962962964" table:formula="of:=(([.B59]^(3*[.C59]))*-1)+1" table:style-name="ce1">
            <text:p>0,99762963</text:p>
          </table:table-cell>
          <table:table-cell office:value-type="float" office:value="0.51" table:formula="of:=0.01*(1.2*[.D59]-33)" table:style-name="ce1">
            <text:p>0,51</text:p>
          </table:table-cell>
          <table:table-cell office:value-type="float" office:value="0.1275" table:formula="of:=[.I59]/(4^[.C59])" table:style-name="ce1">
            <text:p>0,1275</text:p>
          </table:table-cell>
          <table:table-cell office:value-type="float" office:value="0.28000000000000003" table:formula="of:=([.$Q$24]-([.$Q$25]*[.C59]))+(([.$Q$27]*[.D59])-[.$Q$28])*[.$Q$29]" table:style-name="ce1">
            <text:p>0,28</text:p>
          </table:table-cell>
          <table:table-cell office:value-type="percentage" office:value="0.16959006541573227" table:formula="of:=ABS(([.K59]-[.A59])/[.A59])" table:style-name="ce20">
            <text:p>17%</text:p>
          </table:table-cell>
          <table:table-cell office:value-type="float" office:value="0.51" table:formula="of:=(([.C59]^[.$R$24])*[.$R$25])+[.$R$26]*[.D59]" table:style-name="ce16">
            <text:p>5,10E-01</text:p>
          </table:table-cell>
          <table:table-cell office:value-type="percentage" office:value="0.51253238084991615" table:formula="of:=ABS(([.M59]-[.A59])/[.A59])" table:style-name="ce20">
            <text:p>51%</text:p>
          </table:table-cell>
          <table:table-cell office:value-type="float" office:value="0.36300682387403826" table:formula="of:=(([.C59]^[.$U$24])*[.$U$25])+(([.D59]^[.$U$28])*[.$U$29])+[.$U$32]" table:style-name="ce22">
            <text:p><text:s/>0,36<text:s/></text:p>
          </table:table-cell>
          <table:table-cell office:value-type="percentage" office:value="7.6587403096010309E-2" table:formula="of:=ABS(([.O59]-[.A59])/[.A59])" table:style-name="ce20">
            <text:p>8%</text:p>
          </table:table-cell>
          <table:table-cell table:number-columns-repeated="16368"/>
        </table:table-row>
        <table:table-row table:style-name="ro1">
          <table:table-cell office:value-type="float" office:value="0.33761879506532577" table:formula="of:=[.E60]*[.G60]*[.H60]+[.J60]" table:style-name="ce17">
            <text:p>0,34</text:p>
          </table:table-cell>
          <table:table-cell office:value-type="float" office:value="6.6666666666666666E-2" table:formula="of:=1/15" table:style-name="ce1">
            <text:p>0,066666667</text:p>
          </table:table-cell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office:value-type="float" office:value="0.66666666666666663" table:formula="of:=2/(3*[.C60])" table:style-name="ce1">
            <text:p>0,666666667</text:p>
          </table:table-cell>
          <table:table-cell office:value-type="float" office:value="1.2217304763960306" table:formula="of:=RADIANS([.D60])" table:style-name="ce1">
            <text:p>1,221730476</text:p>
          </table:table-cell>
          <table:table-cell office:value-type="float" office:value="0.31527160640729451" table:formula="of:=(SIN([.F60])*(1+COS([.F60]))/4)^[.C60]" table:style-name="ce1">
            <text:p>0,315271606</text:p>
          </table:table-cell>
          <table:table-cell office:value-type="float" office:value="0.99970370370370365" table:formula="of:=(([.B60]^(3*[.C60]))*-1)+1" table:style-name="ce1">
            <text:p>0,999703704</text:p>
          </table:table-cell>
          <table:table-cell office:value-type="float" office:value="0.51" table:formula="of:=0.01*(1.2*[.D60]-33)" table:style-name="ce1">
            <text:p>0,51</text:p>
          </table:table-cell>
          <table:table-cell office:value-type="float" office:value="0.1275" table:formula="of:=[.I60]/(4^[.C60])" table:style-name="ce1">
            <text:p>0,1275</text:p>
          </table:table-cell>
          <table:table-cell office:value-type="float" office:value="0.28000000000000003" table:formula="of:=([.$Q$24]-([.$Q$25]*[.C60]))+(([.$Q$27]*[.D60])-[.$Q$28])*[.$Q$29]" table:style-name="ce1">
            <text:p>0,28</text:p>
          </table:table-cell>
          <table:table-cell office:value-type="percentage" office:value="0.17066228512004819" table:formula="of:=ABS(([.K60]-[.A60])/[.A60])" table:style-name="ce20">
            <text:p>17%</text:p>
          </table:table-cell>
          <table:table-cell office:value-type="float" office:value="0.51" table:formula="of:=(([.C60]^[.$R$24])*[.$R$25])+[.$R$26]*[.D60]" table:style-name="ce16">
            <text:p>5,10E-01</text:p>
          </table:table-cell>
          <table:table-cell office:value-type="percentage" office:value="0.51057940924562639" table:formula="of:=ABS(([.M60]-[.A60])/[.A60])" table:style-name="ce20">
            <text:p>51%</text:p>
          </table:table-cell>
          <table:table-cell office:value-type="float" office:value="0.36300682387403826" table:formula="of:=(([.C60]^[.$U$24])*[.$U$25])+(([.D60]^[.$U$28])*[.$U$29])+[.$U$32]" table:style-name="ce22">
            <text:p><text:s/>0,36<text:s/></text:p>
          </table:table-cell>
          <table:table-cell office:value-type="percentage" office:value="7.5197320705442869E-2" table:formula="of:=ABS(([.O60]-[.A60])/[.A60])" table:style-name="ce20">
            <text:p>8%</text:p>
          </table:table-cell>
          <table:table-cell table:number-columns-repeated="16368"/>
        </table:table-row>
        <table:table-row table:style-name="ro1">
          <table:table-cell office:value-type="float" office:value="0.33767328645408751" table:formula="of:=[.E61]*[.G61]*[.H61]+[.J61]" table:style-name="ce17">
            <text:p>0,34</text:p>
          </table:table-cell>
          <table:table-cell office:value-type="float" office:value="3.3333333333333333E-2" table:formula="of:=1/30" table:style-name="ce1">
            <text:p>0,033333333</text:p>
          </table:table-cell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office:value-type="float" office:value="0.66666666666666663" table:formula="of:=2/(3*[.C61])" table:style-name="ce1">
            <text:p>0,666666667</text:p>
          </table:table-cell>
          <table:table-cell office:value-type="float" office:value="1.2217304763960306" table:formula="of:=RADIANS([.D61])" table:style-name="ce1">
            <text:p>1,221730476</text:p>
          </table:table-cell>
          <table:table-cell office:value-type="float" office:value="0.31527160640729451" table:formula="of:=(SIN([.F61])*(1+COS([.F61]))/4)^[.C61]" table:style-name="ce1">
            <text:p>0,315271606</text:p>
          </table:table-cell>
          <table:table-cell office:value-type="float" office:value="0.99996296296296294" table:formula="of:=(([.B61]^(3*[.C61]))*-1)+1" table:style-name="ce1">
            <text:p>0,999962963</text:p>
          </table:table-cell>
          <table:table-cell office:value-type="float" office:value="0.51" table:formula="of:=0.01*(1.2*[.D61]-33)" table:style-name="ce1">
            <text:p>0,51</text:p>
          </table:table-cell>
          <table:table-cell office:value-type="float" office:value="0.1275" table:formula="of:=[.I61]/(4^[.C61])" table:style-name="ce1">
            <text:p>0,1275</text:p>
          </table:table-cell>
          <table:table-cell office:value-type="float" office:value="0.28000000000000003" table:formula="of:=([.$Q$24]-([.$Q$25]*[.C61]))+(([.$Q$27]*[.D61])-[.$Q$28])*[.$Q$29]" table:style-name="ce1">
            <text:p>0,28</text:p>
          </table:table-cell>
          <table:table-cell office:value-type="percentage" office:value="0.17079611792722951" table:formula="of:=ABS(([.K61]-[.A61])/[.A61])" table:style-name="ce20">
            <text:p>17%</text:p>
          </table:table-cell>
          <table:table-cell office:value-type="float" office:value="0.51" table:formula="of:=(([.C61]^[.$R$24])*[.$R$25])+[.$R$26]*[.D61]" table:style-name="ce16">
            <text:p>5,10E-01</text:p>
          </table:table-cell>
          <table:table-cell office:value-type="percentage" office:value="0.51033564234683182" table:formula="of:=ABS(([.M61]-[.A61])/[.A61])" table:style-name="ce20">
            <text:p>51%</text:p>
          </table:table-cell>
          <table:table-cell office:value-type="float" office:value="0.36300682387403826" table:formula="of:=(([.C61]^[.$U$24])*[.$U$25])+(([.D61]^[.$U$28])*[.$U$29])+[.$U$32]" table:style-name="ce22">
            <text:p><text:s/>0,36<text:s/></text:p>
          </table:table-cell>
          <table:table-cell office:value-type="percentage" office:value="7.5023812768782019E-2" table:formula="of:=ABS(([.O61]-[.A61])/[.A61])" table:style-name="ce20">
            <text:p>8%</text:p>
          </table:table-cell>
          <table:table-cell table:number-columns-repeated="16368"/>
        </table:table-row>
        <table:table-row table:style-name="ro1">
          <table:table-cell office:value-type="float" office:value="0.35283333333333333" table:formula="of:=[.E62]*[.G62]*[.H62]+[.J62]" table:style-name="ce17">
            <text:p>0,35</text:p>
          </table:table-cell>
          <table:table-cell office:value-type="float" office:value="0.2" table:formula="of:=1/5" table:style-name="ce1">
            <text:p>0,2</text:p>
          </table:table-cell>
          <table:table-cell office:value-type="float" office:value="1" table:style-name="ce1">
            <text:p>1</text:p>
          </table:table-cell>
          <table:table-cell office:value-type="float" office:value="90" table:style-name="ce1">
            <text:p>90</text:p>
          </table:table-cell>
          <table:table-cell office:value-type="float" office:value="0.66666666666666663" table:formula="of:=2/(3*[.C62])" table:style-name="ce1">
            <text:p>0,666666667</text:p>
          </table:table-cell>
          <table:table-cell office:value-type="float" office:value="1.5707963267948966" table:formula="of:=RADIANS([.D62])" table:style-name="ce1">
            <text:p>1,570796327</text:p>
          </table:table-cell>
          <table:table-cell office:value-type="float" office:value="0.25" table:formula="of:=(SIN([.F62])*(1+COS([.F62]))/4)^[.C62]" table:style-name="ce1">
            <text:p>0,25</text:p>
          </table:table-cell>
          <table:table-cell office:value-type="float" office:value="0.99199999999999999" table:formula="of:=(([.B62]^(3*[.C62]))*-1)+1" table:style-name="ce1">
            <text:p>0,992</text:p>
          </table:table-cell>
          <table:table-cell office:value-type="float" office:value="0.75" table:formula="of:=0.01*(1.2*[.D62]-33)" table:style-name="ce1">
            <text:p>0,75</text:p>
          </table:table-cell>
          <table:table-cell office:value-type="float" office:value="0.1875" table:formula="of:=[.I62]/(4^[.C62])" table:style-name="ce1">
            <text:p>0,1875</text:p>
          </table:table-cell>
          <table:table-cell office:value-type="float" office:value="0.36" table:formula="of:=([.$Q$24]-([.$Q$25]*[.C62]))+(([.$Q$27]*[.D62])-[.$Q$28])*[.$Q$29]" table:style-name="ce1">
            <text:p>0,36</text:p>
          </table:table-cell>
          <table:table-cell office:value-type="percentage" office:value="2.0311761927255517E-2" table:formula="of:=ABS(([.K62]-[.A62])/[.A62])" table:style-name="ce20">
            <text:p>2%</text:p>
          </table:table-cell>
          <table:table-cell office:value-type="float" office:value="0.61" table:formula="of:=(([.C62]^[.$R$24])*[.$R$25])+[.$R$26]*[.D62]" table:style-name="ce16">
            <text:p>6,10E-01</text:p>
          </table:table-cell>
          <table:table-cell office:value-type="percentage" office:value="0.72886159659896077" table:formula="of:=ABS(([.M62]-[.A62])/[.A62])" table:style-name="ce20">
            <text:p>73%</text:p>
          </table:table-cell>
          <table:table-cell office:value-type="float" office:value="0.43830168589138352" table:formula="of:=(([.C62]^[.$U$24])*[.$U$25])+(([.D62]^[.$U$28])*[.$U$29])+[.$U$32]" table:style-name="ce22">
            <text:p><text:s/>0,44<text:s/></text:p>
          </table:table-cell>
          <table:table-cell office:value-type="percentage" office:value="0.2422343482986779" table:formula="of:=ABS(([.O62]-[.A62])/[.A62])" table:style-name="ce20">
            <text:p>24%</text:p>
          </table:table-cell>
          <table:table-cell table:number-columns-repeated="16368"/>
        </table:table-row>
        <table:table-row table:style-name="ro1">
          <table:table-cell office:value-type="float" office:value="0.35377160493827159" table:formula="of:=[.E63]*[.G63]*[.H63]+[.J63]" table:style-name="ce17">
            <text:p>0,35</text:p>
          </table:table-cell>
          <table:table-cell office:value-type="float" office:value="0.13333333333333333" table:formula="of:=1/7.5" table:style-name="ce1">
            <text:p>0,133333333</text:p>
          </table:table-cell>
          <table:table-cell office:value-type="float" office:value="1" table:style-name="ce1">
            <text:p>1</text:p>
          </table:table-cell>
          <table:table-cell office:value-type="float" office:value="90" table:style-name="ce1">
            <text:p>90</text:p>
          </table:table-cell>
          <table:table-cell office:value-type="float" office:value="0.66666666666666663" table:formula="of:=2/(3*[.C63])" table:style-name="ce1">
            <text:p>0,666666667</text:p>
          </table:table-cell>
          <table:table-cell office:value-type="float" office:value="1.5707963267948966" table:formula="of:=RADIANS([.D63])" table:style-name="ce1">
            <text:p>1,570796327</text:p>
          </table:table-cell>
          <table:table-cell office:value-type="float" office:value="0.25" table:formula="of:=(SIN([.F63])*(1+COS([.F63]))/4)^[.C63]" table:style-name="ce1">
            <text:p>0,25</text:p>
          </table:table-cell>
          <table:table-cell office:value-type="float" office:value="0.99762962962962964" table:formula="of:=(([.B63]^(3*[.C63]))*-1)+1" table:style-name="ce1">
            <text:p>0,99762963</text:p>
          </table:table-cell>
          <table:table-cell office:value-type="float" office:value="0.75" table:formula="of:=0.01*(1.2*[.D63]-33)" table:style-name="ce1">
            <text:p>0,75</text:p>
          </table:table-cell>
          <table:table-cell office:value-type="float" office:value="0.1875" table:formula="of:=[.I63]/(4^[.C63])" table:style-name="ce1">
            <text:p>0,1875</text:p>
          </table:table-cell>
          <table:table-cell office:value-type="float" office:value="0.36" table:formula="of:=([.$Q$24]-([.$Q$25]*[.C63]))+(([.$Q$27]*[.D63])-[.$Q$28])*[.$Q$29]" table:style-name="ce1">
            <text:p>0,36</text:p>
          </table:table-cell>
          <table:table-cell office:value-type="percentage" office:value="1.7605695241751155E-2" table:formula="of:=ABS(([.K63]-[.A63])/[.A63])" table:style-name="ce20">
            <text:p>2%</text:p>
          </table:table-cell>
          <table:table-cell office:value-type="float" office:value="0.61" table:formula="of:=(([.C63]^[.$R$24])*[.$R$25])+[.$R$26]*[.D63]" table:style-name="ce16">
            <text:p>6,10E-01</text:p>
          </table:table-cell>
          <table:table-cell office:value-type="percentage" office:value="0.72427631693741168" table:formula="of:=ABS(([.M63]-[.A63])/[.A63])" table:style-name="ce20">
            <text:p>72%</text:p>
          </table:table-cell>
          <table:table-cell office:value-type="float" office:value="0.43830168589138352" table:formula="of:=(([.C63]^[.$U$24])*[.$U$25])+(([.D63]^[.$U$28])*[.$U$29])+[.$U$32]" table:style-name="ce22">
            <text:p><text:s/>0,44<text:s/></text:p>
          </table:table-cell>
          <table:table-cell office:value-type="percentage" office:value="0.2389396994364805" table:formula="of:=ABS(([.O63]-[.A63])/[.A63])" table:style-name="ce20">
            <text:p>24%</text:p>
          </table:table-cell>
          <table:table-cell table:number-columns-repeated="16368"/>
        </table:table-row>
        <table:table-row table:style-name="ro1">
          <table:table-cell office:value-type="float" office:value="0.35411728395061726" table:formula="of:=[.E64]*[.G64]*[.H64]+[.J64]" table:style-name="ce17">
            <text:p>0,35</text:p>
          </table:table-cell>
          <table:table-cell office:value-type="float" office:value="6.6666666666666666E-2" table:formula="of:=1/15" table:style-name="ce1">
            <text:p>0,066666667</text:p>
          </table:table-cell>
          <table:table-cell office:value-type="float" office:value="1" table:style-name="ce1">
            <text:p>1</text:p>
          </table:table-cell>
          <table:table-cell office:value-type="float" office:value="90" table:style-name="ce1">
            <text:p>90</text:p>
          </table:table-cell>
          <table:table-cell office:value-type="float" office:value="0.66666666666666663" table:formula="of:=2/(3*[.C64])" table:style-name="ce1">
            <text:p>0,666666667</text:p>
          </table:table-cell>
          <table:table-cell office:value-type="float" office:value="1.5707963267948966" table:formula="of:=RADIANS([.D64])" table:style-name="ce1">
            <text:p>1,570796327</text:p>
          </table:table-cell>
          <table:table-cell office:value-type="float" office:value="0.25" table:formula="of:=(SIN([.F64])*(1+COS([.F64]))/4)^[.C64]" table:style-name="ce1">
            <text:p>0,25</text:p>
          </table:table-cell>
          <table:table-cell office:value-type="float" office:value="0.99970370370370365" table:formula="of:=(([.B64]^(3*[.C64]))*-1)+1" table:style-name="ce1">
            <text:p>0,999703704</text:p>
          </table:table-cell>
          <table:table-cell office:value-type="float" office:value="0.75" table:formula="of:=0.01*(1.2*[.D64]-33)" table:style-name="ce1">
            <text:p>0,75</text:p>
          </table:table-cell>
          <table:table-cell office:value-type="float" office:value="0.1875" table:formula="of:=[.I64]/(4^[.C64])" table:style-name="ce1">
            <text:p>0,1875</text:p>
          </table:table-cell>
          <table:table-cell office:value-type="float" office:value="0.36" table:formula="of:=([.$Q$24]-([.$Q$25]*[.C64]))+(([.$Q$27]*[.D64])-[.$Q$28])*[.$Q$29]" table:style-name="ce1">
            <text:p>0,36</text:p>
          </table:table-cell>
          <table:table-cell office:value-type="percentage" office:value="1.6612338103787934E-2" table:formula="of:=ABS(([.K64]-[.A64])/[.A64])" table:style-name="ce20">
            <text:p>2%</text:p>
          </table:table-cell>
          <table:table-cell office:value-type="float" office:value="0.61" table:formula="of:=(([.C64]^[.$R$24])*[.$R$25])+[.$R$26]*[.D64]" table:style-name="ce16">
            <text:p>6,10E-01</text:p>
          </table:table-cell>
          <table:table-cell office:value-type="percentage" office:value="0.72259312845364065" table:formula="of:=ABS(([.M64]-[.A64])/[.A64])" table:style-name="ce20">
            <text:p>72%</text:p>
          </table:table-cell>
          <table:table-cell office:value-type="float" office:value="0.43830168589138352" table:formula="of:=(([.C64]^[.$U$24])*[.$U$25])+(([.D64]^[.$U$28])*[.$U$29])+[.$U$32]" table:style-name="ce22">
            <text:p><text:s/>0,44<text:s/></text:p>
          </table:table-cell>
          <table:table-cell office:value-type="percentage" office:value="0.23773028246908737" table:formula="of:=ABS(([.O64]-[.A64])/[.A64])" table:style-name="ce20">
            <text:p>24%</text:p>
          </table:table-cell>
          <table:table-cell table:number-columns-repeated="16368"/>
        </table:table-row>
        <table:table-row table:style-name="ro1">
          <table:table-cell office:value-type="float" office:value="0.35416049382716047" table:formula="of:=[.E65]*[.G65]*[.H65]+[.J65]" table:style-name="ce17">
            <text:p>0,35</text:p>
          </table:table-cell>
          <table:table-cell office:value-type="float" office:value="3.3333333333333333E-2" table:formula="of:=1/30" table:style-name="ce1">
            <text:p>0,033333333</text:p>
          </table:table-cell>
          <table:table-cell office:value-type="float" office:value="1" table:style-name="ce1">
            <text:p>1</text:p>
          </table:table-cell>
          <table:table-cell office:value-type="float" office:value="90" table:style-name="ce1">
            <text:p>90</text:p>
          </table:table-cell>
          <table:table-cell office:value-type="float" office:value="0.66666666666666663" table:formula="of:=2/(3*[.C65])" table:style-name="ce1">
            <text:p>0,666666667</text:p>
          </table:table-cell>
          <table:table-cell office:value-type="float" office:value="1.5707963267948966" table:formula="of:=RADIANS([.D65])" table:style-name="ce1">
            <text:p>1,570796327</text:p>
          </table:table-cell>
          <table:table-cell office:value-type="float" office:value="0.25" table:formula="of:=(SIN([.F65])*(1+COS([.F65]))/4)^[.C65]" table:style-name="ce1">
            <text:p>0,25</text:p>
          </table:table-cell>
          <table:table-cell office:value-type="float" office:value="0.99996296296296294" table:formula="of:=(([.B65]^(3*[.C65]))*-1)+1" table:style-name="ce1">
            <text:p>0,999962963</text:p>
          </table:table-cell>
          <table:table-cell office:value-type="float" office:value="0.75" table:formula="of:=0.01*(1.2*[.D65]-33)" table:style-name="ce1">
            <text:p>0,75</text:p>
          </table:table-cell>
          <table:table-cell office:value-type="float" office:value="0.1875" table:formula="of:=[.I65]/(4^[.C65])" table:style-name="ce1">
            <text:p>0,1875</text:p>
          </table:table-cell>
          <table:table-cell office:value-type="float" office:value="0.36" table:formula="of:=([.$Q$24]-([.$Q$25]*[.C65]))+(([.$Q$27]*[.D65])-[.$Q$28])*[.$Q$29]" table:style-name="ce1">
            <text:p>0,36</text:p>
          </table:table-cell>
          <table:table-cell office:value-type="percentage" office:value="1.6488304807055487E-2" table:formula="of:=ABS(([.K65]-[.A65])/[.A65])" table:style-name="ce20">
            <text:p>2%</text:p>
          </table:table-cell>
          <table:table-cell office:value-type="float" office:value="0.61" table:formula="of:=(([.C65]^[.$R$24])*[.$R$25])+[.$R$26]*[.D65]" table:style-name="ce16">
            <text:p>6,10E-01</text:p>
          </table:table-cell>
          <table:table-cell office:value-type="percentage" office:value="0.72238296092306631" table:formula="of:=ABS(([.M65]-[.A65])/[.A65])" table:style-name="ce20">
            <text:p>72%</text:p>
          </table:table-cell>
          <table:table-cell office:value-type="float" office:value="0.43830168589138352" table:formula="of:=(([.C65]^[.$U$24])*[.$U$25])+(([.D65]^[.$U$28])*[.$U$29])+[.$U$32]" table:style-name="ce22">
            <text:p><text:s/>0,44<text:s/></text:p>
          </table:table-cell>
          <table:table-cell office:value-type="percentage" office:value="0.23757927134946377" table:formula="of:=ABS(([.O65]-[.A65])/[.A65])" table:style-name="ce20">
            <text:p>24%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style-name="ce17"/>
          <table:table-cell table:number-columns-repeated="10" table:style-name="ce1"/>
          <table:table-cell office:value-type="percentage" office:value="13.130830501505486" table:formula="of:=SUM([.L2:.L65])" table:style-name="ce20">
            <text:p>1313%</text:p>
          </table:table-cell>
          <table:table-cell table:style-name="ce20"/>
          <table:table-cell office:value-type="percentage" office:value="16.440133907756696" table:formula="of:=SUM([.N2:.N65])" table:style-name="ce20">
            <text:p>1644%</text:p>
          </table:table-cell>
          <table:table-cell table:style-name="ce22"/>
          <table:table-cell office:value-type="percentage" office:value="7.1357002775473646" table:formula="of:=SUM([.P2:.P65])" table:style-name="ce20">
            <text:p>714%</text:p>
          </table:table-cell>
          <table:table-cell table:number-columns-repeated="16368"/>
        </table:table-row>
        <table:table-row table:number-rows-repeated="1048509" table:style-name="ro1">
          <table:table-cell table:number-columns-repeated="16384"/>
        </table:table-row>
      </table:table>
      <table:table table:name="export-to-csv" table:style-name="ta4">
        <table:table-column table:style-name="co24" table:number-columns-repeated="16384" table:default-cell-style-name="ce1"/>
        <table:table-row table:style-name="ro1">
          <table:table-cell office:value-type="string" office:string-value="Result" table:formula="of:=[NewPrefix.A1]" table:style-name="ce17">
            <text:p>Result</text:p>
          </table:table-cell>
          <table:table-cell office:value-type="string" office:string-value="ratio_of_radii" table:formula="of:=[NewPrefix.B1]" table:style-name="ce17">
            <text:p>ratio_of_radii</text:p>
          </table:table-cell>
          <table:table-cell office:value-type="string" office:string-value="t" table:formula="of:=[NewPrefix.C1]" table:style-name="ce17">
            <text:p>t</text:p>
          </table:table-cell>
          <table:table-cell office:value-type="string" office:string-value="alpha_in_degrees" table:formula="of:=[NewPrefix.D1]" table:style-name="ce17">
            <text:p>alpha_in_degrees</text:p>
          </table:table-cell>
          <table:table-cell office:value-type="string" office:string-value="Part1" table:formula="of:=[NewPrefix.E1]" table:style-name="ce17">
            <text:p>Part1</text:p>
          </table:table-cell>
          <table:table-cell office:value-type="string" office:string-value="alpha_in_radians" table:formula="of:=[NewPrefix.F1]" table:style-name="ce17">
            <text:p>alpha_in_radians</text:p>
          </table:table-cell>
          <table:table-cell office:value-type="string" office:string-value="Part2" table:formula="of:=[NewPrefix.G1]" table:style-name="ce17">
            <text:p>Part2</text:p>
          </table:table-cell>
          <table:table-cell office:value-type="string" office:string-value="Part3" table:formula="of:=[NewPrefix.H1]" table:style-name="ce17">
            <text:p>Part3</text:p>
          </table:table-cell>
          <table:table-cell office:value-type="string" office:string-value="Integral" table:formula="of:=[NewPrefix.I1]" table:style-name="ce17">
            <text:p>Integral</text:p>
          </table:table-cell>
          <table:table-cell office:value-type="string" office:string-value="Part4" table:formula="of:=[NewPrefix.J1]" table:style-name="ce17">
            <text:p>Part4</text:p>
          </table:table-cell>
          <table:table-cell office:value-type="string" office:string-value="advanced_formula" table:formula="of:=[NewPrefix.M1]" table:style-name="ce17">
            <text:p>advanced_formula</text:p>
          </table:table-cell>
          <table:table-cell office:value-type="string" office:string-value="weighted_error" table:formula="of:=[NewPrefix.N1]" table:style-name="ce17">
            <text:p>weighted_error</text:p>
          </table:table-cell>
          <table:table-cell office:value-type="string" office:string-value="linear_formula" table:formula="of:=[NewPrefix.K1]" table:style-name="ce17">
            <text:p>linear_formula</text:p>
          </table:table-cell>
          <table:table-cell office:value-type="string" office:string-value="weighted_error" table:formula="of:=[NewPrefix.L1]" table:style-name="ce17">
            <text:p>weighted_error</text:p>
          </table:table-cell>
          <table:table-cell table:number-columns-repeated="16370"/>
        </table:table-row>
        <table:table-row table:style-name="ro1">
          <table:table-cell office:value-type="float" office:value="1.3201870970125367" table:formula="of:=[NewPrefix.A2]" table:style-name="ce17">
            <text:p>1,32</text:p>
          </table:table-cell>
          <table:table-cell office:value-type="float" office:value="0.2" table:formula="of:=[NewPrefix.B2]" table:style-name="ce17">
            <text:p>0,20</text:p>
          </table:table-cell>
          <table:table-cell office:value-type="float" office:value="0.25" table:formula="of:=[NewPrefix.C2]" table:style-name="ce17">
            <text:p>0,25</text:p>
          </table:table-cell>
          <table:table-cell office:value-type="float" office:value="30" table:formula="of:=[NewPrefix.D2]" table:style-name="ce17">
            <text:p>30,00</text:p>
          </table:table-cell>
          <table:table-cell office:value-type="float" office:value="2.6666666666666665" table:formula="of:=[NewPrefix.E2]" table:style-name="ce17">
            <text:p>2,67</text:p>
          </table:table-cell>
          <table:table-cell office:value-type="float" office:value="0.52359877559829882" table:formula="of:=[NewPrefix.F2]" table:style-name="ce17">
            <text:p>0,52</text:p>
          </table:table-cell>
          <table:table-cell office:value-type="float" office:value="0.6949553317620738" table:formula="of:=[NewPrefix.G2]" table:style-name="ce17">
            <text:p>0,69</text:p>
          </table:table-cell>
          <table:table-cell office:value-type="float" office:value="0.70093024375575586" table:formula="of:=[NewPrefix.H2]" table:style-name="ce17">
            <text:p>0,70</text:p>
          </table:table-cell>
          <table:table-cell office:value-type="float" office:value="0.03" table:formula="of:=[NewPrefix.I2]" table:style-name="ce17">
            <text:p>0,03</text:p>
          </table:table-cell>
          <table:table-cell office:value-type="float" office:value="2.1213203435596427E-2" table:formula="of:=[NewPrefix.J2]" table:style-name="ce17">
            <text:p>0,02</text:p>
          </table:table-cell>
          <table:table-cell office:value-type="float" office:value="1.7626989438654372" table:formula="of:=[NewPrefix.M2]" table:style-name="ce17">
            <text:p>1,76</text:p>
          </table:table-cell>
          <table:table-cell office:value-type="float" office:value="0.33518873791015275" table:formula="of:=[NewPrefix.N2]" table:style-name="ce17">
            <text:p>0,34</text:p>
          </table:table-cell>
          <table:table-cell office:value-type="float" office:value="1.1175000000000002" table:formula="of:=[NewPrefix.K2]" table:style-name="ce17">
            <text:p>1,12</text:p>
          </table:table-cell>
          <table:table-cell office:value-type="float" office:value="0.15352906983502487" table:formula="of:=[NewPrefix.L2]" table:style-name="ce17">
            <text:p>0,15</text:p>
          </table:table-cell>
          <table:table-cell table:number-columns-repeated="16370"/>
        </table:table-row>
        <table:table-row table:style-name="ro1">
          <table:table-cell office:value-type="float" office:value="1.4655155906388115" table:formula="of:=[NewPrefix.A3]" table:style-name="ce17">
            <text:p>1,47</text:p>
          </table:table-cell>
          <table:table-cell office:value-type="float" office:value="0.13333333333333333" table:formula="of:=[NewPrefix.B3]" table:style-name="ce17">
            <text:p>0,13</text:p>
          </table:table-cell>
          <table:table-cell office:value-type="float" office:value="0.25" table:formula="of:=[NewPrefix.C3]" table:style-name="ce17">
            <text:p>0,25</text:p>
          </table:table-cell>
          <table:table-cell office:value-type="float" office:value="30" table:formula="of:=[NewPrefix.D3]" table:style-name="ce17">
            <text:p>30,00</text:p>
          </table:table-cell>
          <table:table-cell office:value-type="float" office:value="2.6666666666666665" table:formula="of:=[NewPrefix.E3]" table:style-name="ce17">
            <text:p>2,67</text:p>
          </table:table-cell>
          <table:table-cell office:value-type="float" office:value="0.52359877559829882" table:formula="of:=[NewPrefix.F3]" table:style-name="ce17">
            <text:p>0,52</text:p>
          </table:table-cell>
          <table:table-cell office:value-type="float" office:value="0.6949553317620738" table:formula="of:=[NewPrefix.G3]" table:style-name="ce17">
            <text:p>0,69</text:p>
          </table:table-cell>
          <table:table-cell office:value-type="float" office:value="0.77934993869020841" table:formula="of:=[NewPrefix.H3]" table:style-name="ce17">
            <text:p>0,78</text:p>
          </table:table-cell>
          <table:table-cell office:value-type="float" office:value="0.03" table:formula="of:=[NewPrefix.I3]" table:style-name="ce17">
            <text:p>0,03</text:p>
          </table:table-cell>
          <table:table-cell office:value-type="float" office:value="2.1213203435596427E-2" table:formula="of:=[NewPrefix.J3]" table:style-name="ce17">
            <text:p>0,02</text:p>
          </table:table-cell>
          <table:table-cell office:value-type="float" office:value="1.7626989438654372" table:formula="of:=[NewPrefix.M3]" table:style-name="ce17">
            <text:p>1,76</text:p>
          </table:table-cell>
          <table:table-cell office:value-type="float" office:value="0.20278416355644829" table:formula="of:=[NewPrefix.N3]" table:style-name="ce17">
            <text:p>0,20</text:p>
          </table:table-cell>
          <table:table-cell office:value-type="float" office:value="1.1175000000000002" table:formula="of:=[NewPrefix.K3]" table:style-name="ce17">
            <text:p>1,12</text:p>
          </table:table-cell>
          <table:table-cell office:value-type="float" office:value="0.23746972933062621" table:formula="of:=[NewPrefix.L3]" table:style-name="ce17">
            <text:p>0,24</text:p>
          </table:table-cell>
          <table:table-cell table:number-columns-repeated="16370"/>
        </table:table-row>
        <table:table-row table:style-name="ro1">
          <table:table-cell office:value-type="float" office:value="1.6312869921524862" table:formula="of:=[NewPrefix.A4]" table:style-name="ce17">
            <text:p>1,63</text:p>
          </table:table-cell>
          <table:table-cell office:value-type="float" office:value="6.6666666666666666E-2" table:formula="of:=[NewPrefix.B4]" table:style-name="ce17">
            <text:p>0,07</text:p>
          </table:table-cell>
          <table:table-cell office:value-type="float" office:value="0.25" table:formula="of:=[NewPrefix.C4]" table:style-name="ce17">
            <text:p>0,25</text:p>
          </table:table-cell>
          <table:table-cell office:value-type="float" office:value="30" table:formula="of:=[NewPrefix.D4]" table:style-name="ce17">
            <text:p>30,00</text:p>
          </table:table-cell>
          <table:table-cell office:value-type="float" office:value="2.6666666666666665" table:formula="of:=[NewPrefix.E4]" table:style-name="ce17">
            <text:p>2,67</text:p>
          </table:table-cell>
          <table:table-cell office:value-type="float" office:value="0.52359877559829882" table:formula="of:=[NewPrefix.F4]" table:style-name="ce17">
            <text:p>0,52</text:p>
          </table:table-cell>
          <table:table-cell office:value-type="float" office:value="0.6949553317620738" table:formula="of:=[NewPrefix.G4]" table:style-name="ce17">
            <text:p>0,69</text:p>
          </table:table-cell>
          <table:table-cell office:value-type="float" office:value="0.86880068858230464" table:formula="of:=[NewPrefix.H4]" table:style-name="ce17">
            <text:p>0,87</text:p>
          </table:table-cell>
          <table:table-cell office:value-type="float" office:value="0.03" table:formula="of:=[NewPrefix.I4]" table:style-name="ce17">
            <text:p>0,03</text:p>
          </table:table-cell>
          <table:table-cell office:value-type="float" office:value="2.1213203435596427E-2" table:formula="of:=[NewPrefix.J4]" table:style-name="ce17">
            <text:p>0,02</text:p>
          </table:table-cell>
          <table:table-cell office:value-type="float" office:value="1.7626989438654372" table:formula="of:=[NewPrefix.M4]" table:style-name="ce17">
            <text:p>1,76</text:p>
          </table:table-cell>
          <table:table-cell office:value-type="float" office:value="8.0557224047715079E-2" table:formula="of:=[NewPrefix.N4]" table:style-name="ce17">
            <text:p>0,08</text:p>
          </table:table-cell>
          <table:table-cell office:value-type="float" office:value="1.1175000000000002" table:formula="of:=[NewPrefix.K4]" table:style-name="ce17">
            <text:p>1,12</text:p>
          </table:table-cell>
          <table:table-cell office:value-type="float" office:value="0.31495806355602896" table:formula="of:=[NewPrefix.L4]" table:style-name="ce17">
            <text:p>0,31</text:p>
          </table:table-cell>
          <table:table-cell table:number-columns-repeated="16370"/>
        </table:table-row>
        <table:table-row table:style-name="ro1">
          <table:table-cell office:value-type="float" office:value="1.7298552572245036" table:formula="of:=[NewPrefix.A5]" table:style-name="ce17">
            <text:p>1,73</text:p>
          </table:table-cell>
          <table:table-cell office:value-type="float" office:value="3.3333333333333333E-2" table:formula="of:=[NewPrefix.B5]" table:style-name="ce17">
            <text:p>0,03</text:p>
          </table:table-cell>
          <table:table-cell office:value-type="float" office:value="0.25" table:formula="of:=[NewPrefix.C5]" table:style-name="ce17">
            <text:p>0,25</text:p>
          </table:table-cell>
          <table:table-cell office:value-type="float" office:value="30" table:formula="of:=[NewPrefix.D5]" table:style-name="ce17">
            <text:p>30,00</text:p>
          </table:table-cell>
          <table:table-cell office:value-type="float" office:value="2.6666666666666665" table:formula="of:=[NewPrefix.E5]" table:style-name="ce17">
            <text:p>2,67</text:p>
          </table:table-cell>
          <table:table-cell office:value-type="float" office:value="0.52359877559829882" table:formula="of:=[NewPrefix.F5]" table:style-name="ce17">
            <text:p>0,52</text:p>
          </table:table-cell>
          <table:table-cell office:value-type="float" office:value="0.6949553317620738" table:formula="of:=[NewPrefix.G5]" table:style-name="ce17">
            <text:p>0,69</text:p>
          </table:table-cell>
          <table:table-cell office:value-type="float" office:value="0.92198842268930947" table:formula="of:=[NewPrefix.H5]" table:style-name="ce17">
            <text:p>0,92</text:p>
          </table:table-cell>
          <table:table-cell office:value-type="float" office:value="0.03" table:formula="of:=[NewPrefix.I5]" table:style-name="ce17">
            <text:p>0,03</text:p>
          </table:table-cell>
          <table:table-cell office:value-type="float" office:value="2.1213203435596427E-2" table:formula="of:=[NewPrefix.J5]" table:style-name="ce17">
            <text:p>0,02</text:p>
          </table:table-cell>
          <table:table-cell office:value-type="float" office:value="1.7626989438654372" table:formula="of:=[NewPrefix.M5]" table:style-name="ce17">
            <text:p>1,76</text:p>
          </table:table-cell>
          <table:table-cell office:value-type="float" office:value="1.8986378486735501E-2" table:formula="of:=[NewPrefix.N5]" table:style-name="ce17">
            <text:p>0,02</text:p>
          </table:table-cell>
          <table:table-cell office:value-type="float" office:value="1.1175000000000002" table:formula="of:=[NewPrefix.K5]" table:style-name="ce17">
            <text:p>1,12</text:p>
          </table:table-cell>
          <table:table-cell office:value-type="float" office:value="0.35399219366307416" table:formula="of:=[NewPrefix.L5]" table:style-name="ce17">
            <text:p>0,35</text:p>
          </table:table-cell>
          <table:table-cell table:number-columns-repeated="16370"/>
        </table:table-row>
        <table:table-row table:style-name="ro1">
          <table:table-cell office:value-type="float" office:value="1.5907877788738938" table:formula="of:=[NewPrefix.A6]" table:style-name="ce17">
            <text:p>1,59</text:p>
          </table:table-cell>
          <table:table-cell office:value-type="float" office:value="0.2" table:formula="of:=[NewPrefix.B6]" table:style-name="ce17">
            <text:p>0,20</text:p>
          </table:table-cell>
          <table:table-cell office:value-type="float" office:value="0.25" table:formula="of:=[NewPrefix.C6]" table:style-name="ce17">
            <text:p>0,25</text:p>
          </table:table-cell>
          <table:table-cell office:value-type="float" office:value="50" table:formula="of:=[NewPrefix.D6]" table:style-name="ce17">
            <text:p>50,00</text:p>
          </table:table-cell>
          <table:table-cell office:value-type="float" office:value="2.6666666666666665" table:formula="of:=[NewPrefix.E6]" table:style-name="ce17">
            <text:p>2,67</text:p>
          </table:table-cell>
          <table:table-cell office:value-type="float" office:value="0.87266462599716477" table:formula="of:=[NewPrefix.F6]" table:style-name="ce17">
            <text:p>0,87</text:p>
          </table:table-cell>
          <table:table-cell office:value-type="float" office:value="0.74893451974586955" table:formula="of:=[NewPrefix.G6]" table:style-name="ce17">
            <text:p>0,75</text:p>
          </table:table-cell>
          <table:table-cell office:value-type="float" office:value="0.70093024375575586" table:formula="of:=[NewPrefix.H6]" table:style-name="ce17">
            <text:p>0,70</text:p>
          </table:table-cell>
          <table:table-cell office:value-type="float" office:value="0.27" table:formula="of:=[NewPrefix.I6]" table:style-name="ce17">
            <text:p>0,27</text:p>
          </table:table-cell>
          <table:table-cell office:value-type="float" office:value="0.19091883092036785" table:formula="of:=[NewPrefix.J6]" table:style-name="ce17">
            <text:p>0,19</text:p>
          </table:table-cell>
          <table:table-cell office:value-type="float" office:value="1.8626989438654373" table:formula="of:=[NewPrefix.M6]" table:style-name="ce17">
            <text:p>1,86</text:p>
          </table:table-cell>
          <table:table-cell office:value-type="float" office:value="0.17092862329130246" table:formula="of:=[NewPrefix.N6]" table:style-name="ce17">
            <text:p>0,17</text:p>
          </table:table-cell>
          <table:table-cell office:value-type="float" office:value="1.1975" table:formula="of:=[NewPrefix.K6]" table:style-name="ce17">
            <text:p>1,20</text:p>
          </table:table-cell>
          <table:table-cell office:value-type="float" office:value="0.24722831297603953" table:formula="of:=[NewPrefix.L6]" table:style-name="ce17">
            <text:p>0,25</text:p>
          </table:table-cell>
          <table:table-cell table:number-columns-repeated="16370"/>
        </table:table-row>
        <table:table-row table:style-name="ro1">
          <table:table-cell office:value-type="float" office:value="1.7474043563788322" table:formula="of:=[NewPrefix.A7]" table:style-name="ce17">
            <text:p>1,75</text:p>
          </table:table-cell>
          <table:table-cell office:value-type="float" office:value="0.13333333333333333" table:formula="of:=[NewPrefix.B7]" table:style-name="ce17">
            <text:p>0,13</text:p>
          </table:table-cell>
          <table:table-cell office:value-type="float" office:value="0.25" table:formula="of:=[NewPrefix.C7]" table:style-name="ce17">
            <text:p>0,25</text:p>
          </table:table-cell>
          <table:table-cell office:value-type="float" office:value="50" table:formula="of:=[NewPrefix.D7]" table:style-name="ce17">
            <text:p>50,00</text:p>
          </table:table-cell>
          <table:table-cell office:value-type="float" office:value="2.6666666666666665" table:formula="of:=[NewPrefix.E7]" table:style-name="ce17">
            <text:p>2,67</text:p>
          </table:table-cell>
          <table:table-cell office:value-type="float" office:value="0.87266462599716477" table:formula="of:=[NewPrefix.F7]" table:style-name="ce17">
            <text:p>0,87</text:p>
          </table:table-cell>
          <table:table-cell office:value-type="float" office:value="0.74893451974586955" table:formula="of:=[NewPrefix.G7]" table:style-name="ce17">
            <text:p>0,75</text:p>
          </table:table-cell>
          <table:table-cell office:value-type="float" office:value="0.77934993869020841" table:formula="of:=[NewPrefix.H7]" table:style-name="ce17">
            <text:p>0,78</text:p>
          </table:table-cell>
          <table:table-cell office:value-type="float" office:value="0.27" table:formula="of:=[NewPrefix.I7]" table:style-name="ce17">
            <text:p>0,27</text:p>
          </table:table-cell>
          <table:table-cell office:value-type="float" office:value="0.19091883092036785" table:formula="of:=[NewPrefix.J7]" table:style-name="ce17">
            <text:p>0,19</text:p>
          </table:table-cell>
          <table:table-cell office:value-type="float" office:value="1.8626989438654373" table:formula="of:=[NewPrefix.M7]" table:style-name="ce17">
            <text:p>1,86</text:p>
          </table:table-cell>
          <table:table-cell office:value-type="float" office:value="6.5980485321400689E-2" table:formula="of:=[NewPrefix.N7]" table:style-name="ce17">
            <text:p>0,07</text:p>
          </table:table-cell>
          <table:table-cell office:value-type="float" office:value="1.1975" table:formula="of:=[NewPrefix.K7]" table:style-name="ce17">
            <text:p>1,20</text:p>
          </table:table-cell>
          <table:table-cell office:value-type="float" office:value="0.31469782845134131" table:formula="of:=[NewPrefix.L7]" table:style-name="ce17">
            <text:p>0,31</text:p>
          </table:table-cell>
          <table:table-cell table:number-columns-repeated="16370"/>
        </table:table-row>
        <table:table-row table:style-name="ro1">
          <table:table-cell office:value-type="float" office:value="1.9260517014757521" table:formula="of:=[NewPrefix.A8]" table:style-name="ce17">
            <text:p>1,93</text:p>
          </table:table-cell>
          <table:table-cell office:value-type="float" office:value="6.6666666666666666E-2" table:formula="of:=[NewPrefix.B8]" table:style-name="ce17">
            <text:p>0,07</text:p>
          </table:table-cell>
          <table:table-cell office:value-type="float" office:value="0.25" table:formula="of:=[NewPrefix.C8]" table:style-name="ce17">
            <text:p>0,25</text:p>
          </table:table-cell>
          <table:table-cell office:value-type="float" office:value="50" table:formula="of:=[NewPrefix.D8]" table:style-name="ce17">
            <text:p>50,00</text:p>
          </table:table-cell>
          <table:table-cell office:value-type="float" office:value="2.6666666666666665" table:formula="of:=[NewPrefix.E8]" table:style-name="ce17">
            <text:p>2,67</text:p>
          </table:table-cell>
          <table:table-cell office:value-type="float" office:value="0.87266462599716477" table:formula="of:=[NewPrefix.F8]" table:style-name="ce17">
            <text:p>0,87</text:p>
          </table:table-cell>
          <table:table-cell office:value-type="float" office:value="0.74893451974586955" table:formula="of:=[NewPrefix.G8]" table:style-name="ce17">
            <text:p>0,75</text:p>
          </table:table-cell>
          <table:table-cell office:value-type="float" office:value="0.86880068858230464" table:formula="of:=[NewPrefix.H8]" table:style-name="ce17">
            <text:p>0,87</text:p>
          </table:table-cell>
          <table:table-cell office:value-type="float" office:value="0.27" table:formula="of:=[NewPrefix.I8]" table:style-name="ce17">
            <text:p>0,27</text:p>
          </table:table-cell>
          <table:table-cell office:value-type="float" office:value="0.19091883092036785" table:formula="of:=[NewPrefix.J8]" table:style-name="ce17">
            <text:p>0,19</text:p>
          </table:table-cell>
          <table:table-cell office:value-type="float" office:value="1.8626989438654373" table:formula="of:=[NewPrefix.M8]" table:style-name="ce17">
            <text:p>1,86</text:p>
          </table:table-cell>
          <table:table-cell office:value-type="float" office:value="3.2892552968216547E-2" table:formula="of:=[NewPrefix.N8]" table:style-name="ce17">
            <text:p>0,03</text:p>
          </table:table-cell>
          <table:table-cell office:value-type="float" office:value="1.1975" table:formula="of:=[NewPrefix.K8]" table:style-name="ce17">
            <text:p>1,20</text:p>
          </table:table-cell>
          <table:table-cell office:value-type="float" office:value="0.37826175741675655" table:formula="of:=[NewPrefix.L8]" table:style-name="ce17">
            <text:p>0,38</text:p>
          </table:table-cell>
          <table:table-cell table:number-columns-repeated="16370"/>
        </table:table-row>
        <table:table-row table:style-name="ro1">
          <table:table-cell office:value-type="float" office:value="2.032276048408554" table:formula="of:=[NewPrefix.A9]" table:style-name="ce17">
            <text:p>2,03</text:p>
          </table:table-cell>
          <table:table-cell office:value-type="float" office:value="3.3333333333333333E-2" table:formula="of:=[NewPrefix.B9]" table:style-name="ce17">
            <text:p>0,03</text:p>
          </table:table-cell>
          <table:table-cell office:value-type="float" office:value="0.25" table:formula="of:=[NewPrefix.C9]" table:style-name="ce17">
            <text:p>0,25</text:p>
          </table:table-cell>
          <table:table-cell office:value-type="float" office:value="50" table:formula="of:=[NewPrefix.D9]" table:style-name="ce17">
            <text:p>50,00</text:p>
          </table:table-cell>
          <table:table-cell office:value-type="float" office:value="2.6666666666666665" table:formula="of:=[NewPrefix.E9]" table:style-name="ce17">
            <text:p>2,67</text:p>
          </table:table-cell>
          <table:table-cell office:value-type="float" office:value="0.87266462599716477" table:formula="of:=[NewPrefix.F9]" table:style-name="ce17">
            <text:p>0,87</text:p>
          </table:table-cell>
          <table:table-cell office:value-type="float" office:value="0.74893451974586955" table:formula="of:=[NewPrefix.G9]" table:style-name="ce17">
            <text:p>0,75</text:p>
          </table:table-cell>
          <table:table-cell office:value-type="float" office:value="0.92198842268930947" table:formula="of:=[NewPrefix.H9]" table:style-name="ce17">
            <text:p>0,92</text:p>
          </table:table-cell>
          <table:table-cell office:value-type="float" office:value="0.27" table:formula="of:=[NewPrefix.I9]" table:style-name="ce17">
            <text:p>0,27</text:p>
          </table:table-cell>
          <table:table-cell office:value-type="float" office:value="0.19091883092036785" table:formula="of:=[NewPrefix.J9]" table:style-name="ce17">
            <text:p>0,19</text:p>
          </table:table-cell>
          <table:table-cell office:value-type="float" office:value="1.8626989438654373" table:formula="of:=[NewPrefix.M9]" table:style-name="ce17">
            <text:p>1,86</text:p>
          </table:table-cell>
          <table:table-cell office:value-type="float" office:value="8.3441963839464658E-2" table:formula="of:=[NewPrefix.N9]" table:style-name="ce17">
            <text:p>0,08</text:p>
          </table:table-cell>
          <table:table-cell office:value-type="float" office:value="1.1975" table:formula="of:=[NewPrefix.K9]" table:style-name="ce17">
            <text:p>1,20</text:p>
          </table:table-cell>
          <table:table-cell office:value-type="float" office:value="0.41075918257377242" table:formula="of:=[NewPrefix.L9]" table:style-name="ce17">
            <text:p>0,41</text:p>
          </table:table-cell>
          <table:table-cell table:number-columns-repeated="16370"/>
        </table:table-row>
        <table:table-row table:style-name="ro1">
          <table:table-cell office:value-type="float" office:value="1.7612264724340754" table:formula="of:=[NewPrefix.A10]" table:style-name="ce17">
            <text:p>1,76</text:p>
          </table:table-cell>
          <table:table-cell office:value-type="float" office:value="0.2" table:formula="of:=[NewPrefix.B10]" table:style-name="ce17">
            <text:p>0,20</text:p>
          </table:table-cell>
          <table:table-cell office:value-type="float" office:value="0.25" table:formula="of:=[NewPrefix.C10]" table:style-name="ce17">
            <text:p>0,25</text:p>
          </table:table-cell>
          <table:table-cell office:value-type="float" office:value="70" table:formula="of:=[NewPrefix.D10]" table:style-name="ce17">
            <text:p>70,00</text:p>
          </table:table-cell>
          <table:table-cell office:value-type="float" office:value="2.6666666666666665" table:formula="of:=[NewPrefix.E10]" table:style-name="ce17">
            <text:p>2,67</text:p>
          </table:table-cell>
          <table:table-cell office:value-type="float" office:value="1.2217304763960306" table:formula="of:=[NewPrefix.F10]" table:style-name="ce17">
            <text:p>1,22</text:p>
          </table:table-cell>
          <table:table-cell office:value-type="float" office:value="0.74932671252215177" table:formula="of:=[NewPrefix.G10]" table:style-name="ce17">
            <text:p>0,75</text:p>
          </table:table-cell>
          <table:table-cell office:value-type="float" office:value="0.70093024375575586" table:formula="of:=[NewPrefix.H10]" table:style-name="ce17">
            <text:p>0,70</text:p>
          </table:table-cell>
          <table:table-cell office:value-type="float" office:value="0.51" table:formula="of:=[NewPrefix.I10]" table:style-name="ce17">
            <text:p>0,51</text:p>
          </table:table-cell>
          <table:table-cell office:value-type="float" office:value="0.36062445840513929" table:formula="of:=[NewPrefix.J10]" table:style-name="ce17">
            <text:p>0,36</text:p>
          </table:table-cell>
          <table:table-cell office:value-type="float" office:value="1.9626989438654374" table:formula="of:=[NewPrefix.M10]" table:style-name="ce17">
            <text:p>1,96</text:p>
          </table:table-cell>
          <table:table-cell office:value-type="float" office:value="0.11439327910675802" table:formula="of:=[NewPrefix.N10]" table:style-name="ce17">
            <text:p>0,11</text:p>
          </table:table-cell>
          <table:table-cell office:value-type="float" office:value="1.2775000000000001" table:formula="of:=[NewPrefix.K10]" table:style-name="ce17">
            <text:p>1,28</text:p>
          </table:table-cell>
          <table:table-cell office:value-type="float" office:value="0.27465319196886062" table:formula="of:=[NewPrefix.L10]" table:style-name="ce17">
            <text:p>0,27</text:p>
          </table:table-cell>
          <table:table-cell table:number-columns-repeated="16370"/>
        </table:table-row>
        <table:table-row table:style-name="ro1">
          <table:table-cell office:value-type="float" office:value="1.9179250649733377" table:formula="of:=[NewPrefix.A11]" table:style-name="ce17">
            <text:p>1,92</text:p>
          </table:table-cell>
          <table:table-cell office:value-type="float" office:value="0.13333333333333333" table:formula="of:=[NewPrefix.B11]" table:style-name="ce17">
            <text:p>0,13</text:p>
          </table:table-cell>
          <table:table-cell office:value-type="float" office:value="0.25" table:formula="of:=[NewPrefix.C11]" table:style-name="ce17">
            <text:p>0,25</text:p>
          </table:table-cell>
          <table:table-cell office:value-type="float" office:value="70" table:formula="of:=[NewPrefix.D11]" table:style-name="ce17">
            <text:p>70,00</text:p>
          </table:table-cell>
          <table:table-cell office:value-type="float" office:value="2.6666666666666665" table:formula="of:=[NewPrefix.E11]" table:style-name="ce17">
            <text:p>2,67</text:p>
          </table:table-cell>
          <table:table-cell office:value-type="float" office:value="1.2217304763960306" table:formula="of:=[NewPrefix.F11]" table:style-name="ce17">
            <text:p>1,22</text:p>
          </table:table-cell>
          <table:table-cell office:value-type="float" office:value="0.74932671252215177" table:formula="of:=[NewPrefix.G11]" table:style-name="ce17">
            <text:p>0,75</text:p>
          </table:table-cell>
          <table:table-cell office:value-type="float" office:value="0.77934993869020841" table:formula="of:=[NewPrefix.H11]" table:style-name="ce17">
            <text:p>0,78</text:p>
          </table:table-cell>
          <table:table-cell office:value-type="float" office:value="0.51" table:formula="of:=[NewPrefix.I11]" table:style-name="ce17">
            <text:p>0,51</text:p>
          </table:table-cell>
          <table:table-cell office:value-type="float" office:value="0.36062445840513929" table:formula="of:=[NewPrefix.J11]" table:style-name="ce17">
            <text:p>0,36</text:p>
          </table:table-cell>
          <table:table-cell office:value-type="float" office:value="1.9626989438654374" table:formula="of:=[NewPrefix.M11]" table:style-name="ce17">
            <text:p>1,96</text:p>
          </table:table-cell>
          <table:table-cell office:value-type="float" office:value="2.3344957375966171E-2" table:formula="of:=[NewPrefix.N11]" table:style-name="ce17">
            <text:p>0,02</text:p>
          </table:table-cell>
          <table:table-cell office:value-type="float" office:value="1.2775000000000001" table:formula="of:=[NewPrefix.K11]" table:style-name="ce17">
            <text:p>1,28</text:p>
          </table:table-cell>
          <table:table-cell office:value-type="float" office:value="0.33391558234953284" table:formula="of:=[NewPrefix.L11]" table:style-name="ce17">
            <text:p>0,33</text:p>
          </table:table-cell>
          <table:table-cell table:number-columns-repeated="16370"/>
        </table:table-row>
        <table:table-row table:style-name="ro1">
          <table:table-cell office:value-type="float" office:value="2.0966659619047663" table:formula="of:=[NewPrefix.A12]" table:style-name="ce17">
            <text:p>2,10</text:p>
          </table:table-cell>
          <table:table-cell office:value-type="float" office:value="6.6666666666666666E-2" table:formula="of:=[NewPrefix.B12]" table:style-name="ce17">
            <text:p>0,07</text:p>
          </table:table-cell>
          <table:table-cell office:value-type="float" office:value="0.25" table:formula="of:=[NewPrefix.C12]" table:style-name="ce17">
            <text:p>0,25</text:p>
          </table:table-cell>
          <table:table-cell office:value-type="float" office:value="70" table:formula="of:=[NewPrefix.D12]" table:style-name="ce17">
            <text:p>70,00</text:p>
          </table:table-cell>
          <table:table-cell office:value-type="float" office:value="2.6666666666666665" table:formula="of:=[NewPrefix.E12]" table:style-name="ce17">
            <text:p>2,67</text:p>
          </table:table-cell>
          <table:table-cell office:value-type="float" office:value="1.2217304763960306" table:formula="of:=[NewPrefix.F12]" table:style-name="ce17">
            <text:p>1,22</text:p>
          </table:table-cell>
          <table:table-cell office:value-type="float" office:value="0.74932671252215177" table:formula="of:=[NewPrefix.G12]" table:style-name="ce17">
            <text:p>0,75</text:p>
          </table:table-cell>
          <table:table-cell office:value-type="float" office:value="0.86880068858230464" table:formula="of:=[NewPrefix.H12]" table:style-name="ce17">
            <text:p>0,87</text:p>
          </table:table-cell>
          <table:table-cell office:value-type="float" office:value="0.51" table:formula="of:=[NewPrefix.I12]" table:style-name="ce17">
            <text:p>0,51</text:p>
          </table:table-cell>
          <table:table-cell office:value-type="float" office:value="0.36062445840513929" table:formula="of:=[NewPrefix.J12]" table:style-name="ce17">
            <text:p>0,36</text:p>
          </table:table-cell>
          <table:table-cell office:value-type="float" office:value="1.9626989438654374" table:formula="of:=[NewPrefix.M12]" table:style-name="ce17">
            <text:p>1,96</text:p>
          </table:table-cell>
          <table:table-cell office:value-type="float" office:value="6.3895260605854126E-2" table:formula="of:=[NewPrefix.N12]" table:style-name="ce17">
            <text:p>0,06</text:p>
          </table:table-cell>
          <table:table-cell office:value-type="float" office:value="1.2775000000000001" table:formula="of:=[NewPrefix.K12]" table:style-name="ce17">
            <text:p>1,28</text:p>
          </table:table-cell>
          <table:table-cell office:value-type="float" office:value="0.39069931824551363" table:formula="of:=[NewPrefix.L12]" table:style-name="ce17">
            <text:p>0,39</text:p>
          </table:table-cell>
          <table:table-cell table:number-columns-repeated="16370"/>
        </table:table-row>
        <table:table-row table:style-name="ro1">
          <table:table-cell office:value-type="float" office:value="2.2029459350911775" table:formula="of:=[NewPrefix.A13]" table:style-name="ce17">
            <text:p>2,20</text:p>
          </table:table-cell>
          <table:table-cell office:value-type="float" office:value="3.3333333333333333E-2" table:formula="of:=[NewPrefix.B13]" table:style-name="ce17">
            <text:p>0,03</text:p>
          </table:table-cell>
          <table:table-cell office:value-type="float" office:value="0.25" table:formula="of:=[NewPrefix.C13]" table:style-name="ce17">
            <text:p>0,25</text:p>
          </table:table-cell>
          <table:table-cell office:value-type="float" office:value="70" table:formula="of:=[NewPrefix.D13]" table:style-name="ce17">
            <text:p>70,00</text:p>
          </table:table-cell>
          <table:table-cell office:value-type="float" office:value="2.6666666666666665" table:formula="of:=[NewPrefix.E13]" table:style-name="ce17">
            <text:p>2,67</text:p>
          </table:table-cell>
          <table:table-cell office:value-type="float" office:value="1.2217304763960306" table:formula="of:=[NewPrefix.F13]" table:style-name="ce17">
            <text:p>1,22</text:p>
          </table:table-cell>
          <table:table-cell office:value-type="float" office:value="0.74932671252215177" table:formula="of:=[NewPrefix.G13]" table:style-name="ce17">
            <text:p>0,75</text:p>
          </table:table-cell>
          <table:table-cell office:value-type="float" office:value="0.92198842268930947" table:formula="of:=[NewPrefix.H13]" table:style-name="ce17">
            <text:p>0,92</text:p>
          </table:table-cell>
          <table:table-cell office:value-type="float" office:value="0.51" table:formula="of:=[NewPrefix.I13]" table:style-name="ce17">
            <text:p>0,51</text:p>
          </table:table-cell>
          <table:table-cell office:value-type="float" office:value="0.36062445840513929" table:formula="of:=[NewPrefix.J13]" table:style-name="ce17">
            <text:p>0,36</text:p>
          </table:table-cell>
          <table:table-cell office:value-type="float" office:value="1.9626989438654374" table:formula="of:=[NewPrefix.M13]" table:style-name="ce17">
            <text:p>1,96</text:p>
          </table:table-cell>
          <table:table-cell office:value-type="float" office:value="0.10905714361791478" table:formula="of:=[NewPrefix.N13]" table:style-name="ce17">
            <text:p>0,11</text:p>
          </table:table-cell>
          <table:table-cell office:value-type="float" office:value="1.2775000000000001" table:formula="of:=[NewPrefix.K13]" table:style-name="ce17">
            <text:p>1,28</text:p>
          </table:table-cell>
          <table:table-cell office:value-type="float" office:value="0.42009471060980635" table:formula="of:=[NewPrefix.L13]" table:style-name="ce17">
            <text:p>0,42</text:p>
          </table:table-cell>
          <table:table-cell table:number-columns-repeated="16370"/>
        </table:table-row>
        <table:table-row table:style-name="ro1">
          <table:table-cell office:value-type="float" office:value="1.8520168285524032" table:formula="of:=[NewPrefix.A14]" table:style-name="ce17">
            <text:p>1,85</text:p>
          </table:table-cell>
          <table:table-cell office:value-type="float" office:value="0.2" table:formula="of:=[NewPrefix.B14]" table:style-name="ce17">
            <text:p>0,20</text:p>
          </table:table-cell>
          <table:table-cell office:value-type="float" office:value="0.25" table:formula="of:=[NewPrefix.C14]" table:style-name="ce17">
            <text:p>0,25</text:p>
          </table:table-cell>
          <table:table-cell office:value-type="float" office:value="90" table:formula="of:=[NewPrefix.D14]" table:style-name="ce17">
            <text:p>90,00</text:p>
          </table:table-cell>
          <table:table-cell office:value-type="float" office:value="2.6666666666666665" table:formula="of:=[NewPrefix.E14]" table:style-name="ce17">
            <text:p>2,67</text:p>
          </table:table-cell>
          <table:table-cell office:value-type="float" office:value="1.5707963267948966" table:formula="of:=[NewPrefix.F14]" table:style-name="ce17">
            <text:p>1,57</text:p>
          </table:table-cell>
          <table:table-cell office:value-type="float" office:value="0.70710678118654757" table:formula="of:=[NewPrefix.G14]" table:style-name="ce17">
            <text:p>0,71</text:p>
          </table:table-cell>
          <table:table-cell office:value-type="float" office:value="0.70093024375575586" table:formula="of:=[NewPrefix.H14]" table:style-name="ce17">
            <text:p>0,70</text:p>
          </table:table-cell>
          <table:table-cell office:value-type="float" office:value="0.75" table:formula="of:=[NewPrefix.I14]" table:style-name="ce17">
            <text:p>0,75</text:p>
          </table:table-cell>
          <table:table-cell office:value-type="float" office:value="0.53033008588991071" table:formula="of:=[NewPrefix.J14]" table:style-name="ce17">
            <text:p>0,53</text:p>
          </table:table-cell>
          <table:table-cell office:value-type="float" office:value="2.0626989438654375" table:formula="of:=[NewPrefix.M14]" table:style-name="ce17">
            <text:p>2,06</text:p>
          </table:table-cell>
          <table:table-cell office:value-type="float" office:value="0.1137582078439915" table:formula="of:=[NewPrefix.N14]" table:style-name="ce17">
            <text:p>0,11</text:p>
          </table:table-cell>
          <table:table-cell office:value-type="float" office:value="1.3574999999999999" table:formula="of:=[NewPrefix.K14]" table:style-name="ce17">
            <text:p>1,36</text:p>
          </table:table-cell>
          <table:table-cell office:value-type="float" office:value="0.2670152997146002" table:formula="of:=[NewPrefix.L14]" table:style-name="ce17">
            <text:p>0,27</text:p>
          </table:table-cell>
          <table:table-cell table:number-columns-repeated="16370"/>
        </table:table-row>
        <table:table-row table:style-name="ro1">
          <table:table-cell office:value-type="float" office:value="1.9998864233970213" table:formula="of:=[NewPrefix.A15]" table:style-name="ce17">
            <text:p>2,00</text:p>
          </table:table-cell>
          <table:table-cell office:value-type="float" office:value="0.13333333333333333" table:formula="of:=[NewPrefix.B15]" table:style-name="ce17">
            <text:p>0,13</text:p>
          </table:table-cell>
          <table:table-cell office:value-type="float" office:value="0.25" table:formula="of:=[NewPrefix.C15]" table:style-name="ce17">
            <text:p>0,25</text:p>
          </table:table-cell>
          <table:table-cell office:value-type="float" office:value="90" table:formula="of:=[NewPrefix.D15]" table:style-name="ce17">
            <text:p>90,00</text:p>
          </table:table-cell>
          <table:table-cell office:value-type="float" office:value="2.6666666666666665" table:formula="of:=[NewPrefix.E15]" table:style-name="ce17">
            <text:p>2,67</text:p>
          </table:table-cell>
          <table:table-cell office:value-type="float" office:value="1.5707963267948966" table:formula="of:=[NewPrefix.F15]" table:style-name="ce17">
            <text:p>1,57</text:p>
          </table:table-cell>
          <table:table-cell office:value-type="float" office:value="0.70710678118654757" table:formula="of:=[NewPrefix.G15]" table:style-name="ce17">
            <text:p>0,71</text:p>
          </table:table-cell>
          <table:table-cell office:value-type="float" office:value="0.77934993869020841" table:formula="of:=[NewPrefix.H15]" table:style-name="ce17">
            <text:p>0,78</text:p>
          </table:table-cell>
          <table:table-cell office:value-type="float" office:value="0.75" table:formula="of:=[NewPrefix.I15]" table:style-name="ce17">
            <text:p>0,75</text:p>
          </table:table-cell>
          <table:table-cell office:value-type="float" office:value="0.53033008588991071" table:formula="of:=[NewPrefix.J15]" table:style-name="ce17">
            <text:p>0,53</text:p>
          </table:table-cell>
          <table:table-cell office:value-type="float" office:value="2.0626989438654375" table:formula="of:=[NewPrefix.M15]" table:style-name="ce17">
            <text:p>2,06</text:p>
          </table:table-cell>
          <table:table-cell office:value-type="float" office:value="3.1408043843671102E-2" table:formula="of:=[NewPrefix.N15]" table:style-name="ce17">
            <text:p>0,03</text:p>
          </table:table-cell>
          <table:table-cell office:value-type="float" office:value="1.3574999999999999" table:formula="of:=[NewPrefix.K15]" table:style-name="ce17">
            <text:p>1,36</text:p>
          </table:table-cell>
          <table:table-cell office:value-type="float" office:value="0.32121145275133134" table:formula="of:=[NewPrefix.L15]" table:style-name="ce17">
            <text:p>0,32</text:p>
          </table:table-cell>
          <table:table-cell table:number-columns-repeated="16370"/>
        </table:table-row>
        <table:table-row table:style-name="ro1">
          <table:table-cell office:value-type="float" office:value="2.1685563749461494" table:formula="of:=[NewPrefix.A16]" table:style-name="ce17">
            <text:p>2,17</text:p>
          </table:table-cell>
          <table:table-cell office:value-type="float" office:value="6.6666666666666666E-2" table:formula="of:=[NewPrefix.B16]" table:style-name="ce17">
            <text:p>0,07</text:p>
          </table:table-cell>
          <table:table-cell office:value-type="float" office:value="0.25" table:formula="of:=[NewPrefix.C16]" table:style-name="ce17">
            <text:p>0,25</text:p>
          </table:table-cell>
          <table:table-cell office:value-type="float" office:value="90" table:formula="of:=[NewPrefix.D16]" table:style-name="ce17">
            <text:p>90,00</text:p>
          </table:table-cell>
          <table:table-cell office:value-type="float" office:value="2.6666666666666665" table:formula="of:=[NewPrefix.E16]" table:style-name="ce17">
            <text:p>2,67</text:p>
          </table:table-cell>
          <table:table-cell office:value-type="float" office:value="1.5707963267948966" table:formula="of:=[NewPrefix.F16]" table:style-name="ce17">
            <text:p>1,57</text:p>
          </table:table-cell>
          <table:table-cell office:value-type="float" office:value="0.70710678118654757" table:formula="of:=[NewPrefix.G16]" table:style-name="ce17">
            <text:p>0,71</text:p>
          </table:table-cell>
          <table:table-cell office:value-type="float" office:value="0.86880068858230464" table:formula="of:=[NewPrefix.H16]" table:style-name="ce17">
            <text:p>0,87</text:p>
          </table:table-cell>
          <table:table-cell office:value-type="float" office:value="0.75" table:formula="of:=[NewPrefix.I16]" table:style-name="ce17">
            <text:p>0,75</text:p>
          </table:table-cell>
          <table:table-cell office:value-type="float" office:value="0.53033008588991071" table:formula="of:=[NewPrefix.J16]" table:style-name="ce17">
            <text:p>0,53</text:p>
          </table:table-cell>
          <table:table-cell office:value-type="float" office:value="2.0626989438654375" table:formula="of:=[NewPrefix.M16]" table:style-name="ce17">
            <text:p>2,06</text:p>
          </table:table-cell>
          <table:table-cell office:value-type="float" office:value="4.8814701016633974E-2" table:formula="of:=[NewPrefix.N16]" table:style-name="ce17">
            <text:p>0,05</text:p>
          </table:table-cell>
          <table:table-cell office:value-type="float" office:value="1.3574999999999999" table:formula="of:=[NewPrefix.K16]" table:style-name="ce17">
            <text:p>1,36</text:p>
          </table:table-cell>
          <table:table-cell office:value-type="float" office:value="0.37400751224016021" table:formula="of:=[NewPrefix.L16]" table:style-name="ce17">
            <text:p>0,37</text:p>
          </table:table-cell>
          <table:table-cell table:number-columns-repeated="16370"/>
        </table:table-row>
        <table:table-row table:style-name="ro1">
          <table:table-cell office:value-type="float" office:value="2.268848128180843" table:formula="of:=[NewPrefix.A17]" table:style-name="ce17">
            <text:p>2,27</text:p>
          </table:table-cell>
          <table:table-cell office:value-type="float" office:value="3.3333333333333333E-2" table:formula="of:=[NewPrefix.B17]" table:style-name="ce17">
            <text:p>0,03</text:p>
          </table:table-cell>
          <table:table-cell office:value-type="float" office:value="0.25" table:formula="of:=[NewPrefix.C17]" table:style-name="ce17">
            <text:p>0,25</text:p>
          </table:table-cell>
          <table:table-cell office:value-type="float" office:value="90" table:formula="of:=[NewPrefix.D17]" table:style-name="ce17">
            <text:p>90,00</text:p>
          </table:table-cell>
          <table:table-cell office:value-type="float" office:value="2.6666666666666665" table:formula="of:=[NewPrefix.E17]" table:style-name="ce17">
            <text:p>2,67</text:p>
          </table:table-cell>
          <table:table-cell office:value-type="float" office:value="1.5707963267948966" table:formula="of:=[NewPrefix.F17]" table:style-name="ce17">
            <text:p>1,57</text:p>
          </table:table-cell>
          <table:table-cell office:value-type="float" office:value="0.70710678118654757" table:formula="of:=[NewPrefix.G17]" table:style-name="ce17">
            <text:p>0,71</text:p>
          </table:table-cell>
          <table:table-cell office:value-type="float" office:value="0.92198842268930947" table:formula="of:=[NewPrefix.H17]" table:style-name="ce17">
            <text:p>0,92</text:p>
          </table:table-cell>
          <table:table-cell office:value-type="float" office:value="0.75" table:formula="of:=[NewPrefix.I17]" table:style-name="ce17">
            <text:p>0,75</text:p>
          </table:table-cell>
          <table:table-cell office:value-type="float" office:value="0.53033008588991071" table:formula="of:=[NewPrefix.J17]" table:style-name="ce17">
            <text:p>0,53</text:p>
          </table:table-cell>
          <table:table-cell office:value-type="float" office:value="2.0626989438654375" table:formula="of:=[NewPrefix.M17]" table:style-name="ce17">
            <text:p>2,06</text:p>
          </table:table-cell>
          <table:table-cell office:value-type="float" office:value="9.0860724327412531E-2" table:formula="of:=[NewPrefix.N17]" table:style-name="ce17">
            <text:p>0,09</text:p>
          </table:table-cell>
          <table:table-cell office:value-type="float" office:value="1.3574999999999999" table:formula="of:=[NewPrefix.K17]" table:style-name="ce17">
            <text:p>1,36</text:p>
          </table:table-cell>
          <table:table-cell office:value-type="float" office:value="0.40167877120605683" table:formula="of:=[NewPrefix.L17]" table:style-name="ce17">
            <text:p>0,40</text:p>
          </table:table-cell>
          <table:table-cell table:number-columns-repeated="16370"/>
        </table:table-row>
        <table:table-row table:style-name="ro1">
          <table:table-cell office:value-type="float" office:value="0.60135386262457857" table:formula="of:=[NewPrefix.A18]" table:style-name="ce17">
            <text:p>0,60</text:p>
          </table:table-cell>
          <table:table-cell office:value-type="float" office:value="0.2" table:formula="of:=[NewPrefix.B18]" table:style-name="ce17">
            <text:p>0,20</text:p>
          </table:table-cell>
          <table:table-cell office:value-type="float" office:value="0.5" table:formula="of:=[NewPrefix.C18]" table:style-name="ce17">
            <text:p>0,50</text:p>
          </table:table-cell>
          <table:table-cell office:value-type="float" office:value="30" table:formula="of:=[NewPrefix.D18]" table:style-name="ce17">
            <text:p>30,00</text:p>
          </table:table-cell>
          <table:table-cell office:value-type="float" office:value="1.3333333333333333" table:formula="of:=[NewPrefix.E18]" table:style-name="ce17">
            <text:p>1,33</text:p>
          </table:table-cell>
          <table:table-cell office:value-type="float" office:value="0.52359877559829882" table:formula="of:=[NewPrefix.F18]" table:style-name="ce17">
            <text:p>0,52</text:p>
          </table:table-cell>
          <table:table-cell office:value-type="float" office:value="0.48296291314453416" table:formula="of:=[NewPrefix.G18]" table:style-name="ce17">
            <text:p>0,48</text:p>
          </table:table-cell>
          <table:table-cell office:value-type="float" office:value="0.91055728090000843" table:formula="of:=[NewPrefix.H18]" table:style-name="ce17">
            <text:p>0,91</text:p>
          </table:table-cell>
          <table:table-cell office:value-type="float" office:value="0.03" table:formula="of:=[NewPrefix.I18]" table:style-name="ce17">
            <text:p>0,03</text:p>
          </table:table-cell>
          <table:table-cell office:value-type="float" office:value="1.4999999999999999E-2" table:formula="of:=[NewPrefix.J18]" table:style-name="ce17">
            <text:p>0,02</text:p>
          </table:table-cell>
          <table:table-cell office:value-type="float" office:value="0.65796833662982379" table:formula="of:=[NewPrefix.M18]" table:style-name="ce17">
            <text:p>0,66</text:p>
          </table:table-cell>
          <table:table-cell office:value-type="float" office:value="9.4145024292609028E-2" table:formula="of:=[NewPrefix.N18]" table:style-name="ce17">
            <text:p>0,09</text:p>
          </table:table-cell>
          <table:table-cell office:value-type="float" office:value="0.78500000000000003" table:formula="of:=[NewPrefix.K18]" table:style-name="ce17">
            <text:p>0,79</text:p>
          </table:table-cell>
          <table:table-cell office:value-type="float" office:value="0.3053878070623961" table:formula="of:=[NewPrefix.L18]" table:style-name="ce17">
            <text:p>0,31</text:p>
          </table:table-cell>
          <table:table-cell table:number-columns-repeated="16370"/>
        </table:table-row>
        <table:table-row table:style-name="ro1">
          <table:table-cell office:value-type="float" office:value="0.62759888484839577" table:formula="of:=[NewPrefix.A19]" table:style-name="ce17">
            <text:p>0,63</text:p>
          </table:table-cell>
          <table:table-cell office:value-type="float" office:value="0.13333333333333333" table:formula="of:=[NewPrefix.B19]" table:style-name="ce17">
            <text:p>0,13</text:p>
          </table:table-cell>
          <table:table-cell office:value-type="float" office:value="0.5" table:formula="of:=[NewPrefix.C19]" table:style-name="ce17">
            <text:p>0,50</text:p>
          </table:table-cell>
          <table:table-cell office:value-type="float" office:value="30" table:formula="of:=[NewPrefix.D19]" table:style-name="ce17">
            <text:p>30,00</text:p>
          </table:table-cell>
          <table:table-cell office:value-type="float" office:value="1.3333333333333333" table:formula="of:=[NewPrefix.E19]" table:style-name="ce17">
            <text:p>1,33</text:p>
          </table:table-cell>
          <table:table-cell office:value-type="float" office:value="0.52359877559829882" table:formula="of:=[NewPrefix.F19]" table:style-name="ce17">
            <text:p>0,52</text:p>
          </table:table-cell>
          <table:table-cell office:value-type="float" office:value="0.48296291314453416" table:formula="of:=[NewPrefix.G19]" table:style-name="ce17">
            <text:p>0,48</text:p>
          </table:table-cell>
          <table:table-cell office:value-type="float" office:value="0.95131355044398525" table:formula="of:=[NewPrefix.H19]" table:style-name="ce17">
            <text:p>0,95</text:p>
          </table:table-cell>
          <table:table-cell office:value-type="float" office:value="0.03" table:formula="of:=[NewPrefix.I19]" table:style-name="ce17">
            <text:p>0,03</text:p>
          </table:table-cell>
          <table:table-cell office:value-type="float" office:value="1.4999999999999999E-2" table:formula="of:=[NewPrefix.J19]" table:style-name="ce17">
            <text:p>0,02</text:p>
          </table:table-cell>
          <table:table-cell office:value-type="float" office:value="0.65796833662982379" table:formula="of:=[NewPrefix.M19]" table:style-name="ce17">
            <text:p>0,66</text:p>
          </table:table-cell>
          <table:table-cell office:value-type="float" office:value="4.8389907175765842E-2" table:formula="of:=[NewPrefix.N19]" table:style-name="ce17">
            <text:p>0,05</text:p>
          </table:table-cell>
          <table:table-cell office:value-type="float" office:value="0.78500000000000003" table:formula="of:=[NewPrefix.K19]" table:style-name="ce17">
            <text:p>0,79</text:p>
          </table:table-cell>
          <table:table-cell office:value-type="float" office:value="0.25079890827025042" table:formula="of:=[NewPrefix.L19]" table:style-name="ce17">
            <text:p>0,25</text:p>
          </table:table-cell>
          <table:table-cell table:number-columns-repeated="16370"/>
        </table:table-row>
        <table:table-row table:style-name="ro1">
          <table:table-cell office:value-type="float" office:value="0.6478660630404478" table:formula="of:=[NewPrefix.A20]" table:style-name="ce17">
            <text:p>0,65</text:p>
          </table:table-cell>
          <table:table-cell office:value-type="float" office:value="6.6666666666666666E-2" table:formula="of:=[NewPrefix.B20]" table:style-name="ce17">
            <text:p>0,07</text:p>
          </table:table-cell>
          <table:table-cell office:value-type="float" office:value="0.5" table:formula="of:=[NewPrefix.C20]" table:style-name="ce17">
            <text:p>0,50</text:p>
          </table:table-cell>
          <table:table-cell office:value-type="float" office:value="30" table:formula="of:=[NewPrefix.D20]" table:style-name="ce17">
            <text:p>30,00</text:p>
          </table:table-cell>
          <table:table-cell office:value-type="float" office:value="1.3333333333333333" table:formula="of:=[NewPrefix.E20]" table:style-name="ce17">
            <text:p>1,33</text:p>
          </table:table-cell>
          <table:table-cell office:value-type="float" office:value="0.52359877559829882" table:formula="of:=[NewPrefix.F20]" table:style-name="ce17">
            <text:p>0,52</text:p>
          </table:table-cell>
          <table:table-cell office:value-type="float" office:value="0.48296291314453416" table:formula="of:=[NewPrefix.G20]" table:style-name="ce17">
            <text:p>0,48</text:p>
          </table:table-cell>
          <table:table-cell office:value-type="float" office:value="0.98278674068352256" table:formula="of:=[NewPrefix.H20]" table:style-name="ce17">
            <text:p>0,98</text:p>
          </table:table-cell>
          <table:table-cell office:value-type="float" office:value="0.03" table:formula="of:=[NewPrefix.I20]" table:style-name="ce17">
            <text:p>0,03</text:p>
          </table:table-cell>
          <table:table-cell office:value-type="float" office:value="1.4999999999999999E-2" table:formula="of:=[NewPrefix.J20]" table:style-name="ce17">
            <text:p>0,02</text:p>
          </table:table-cell>
          <table:table-cell office:value-type="float" office:value="0.65796833662982379" table:formula="of:=[NewPrefix.M20]" table:style-name="ce17">
            <text:p>0,66</text:p>
          </table:table-cell>
          <table:table-cell office:value-type="float" office:value="1.5593151371389674E-2" table:formula="of:=[NewPrefix.N20]" table:style-name="ce17">
            <text:p>0,02</text:p>
          </table:table-cell>
          <table:table-cell office:value-type="float" office:value="0.78500000000000003" table:formula="of:=[NewPrefix.K20]" table:style-name="ce17">
            <text:p>0,79</text:p>
          </table:table-cell>
          <table:table-cell office:value-type="float" office:value="0.2116701966390708" table:formula="of:=[NewPrefix.L20]" table:style-name="ce17">
            <text:p>0,21</text:p>
          </table:table-cell>
          <table:table-cell table:number-columns-repeated="16370"/>
        </table:table-row>
        <table:table-row table:style-name="ro1">
          <table:table-cell office:value-type="float" office:value="0.65503159260800592" table:formula="of:=[NewPrefix.A21]" table:style-name="ce17">
            <text:p>0,66</text:p>
          </table:table-cell>
          <table:table-cell office:value-type="float" office:value="3.3333333333333333E-2" table:formula="of:=[NewPrefix.B21]" table:style-name="ce17">
            <text:p>0,03</text:p>
          </table:table-cell>
          <table:table-cell office:value-type="float" office:value="0.5" table:formula="of:=[NewPrefix.C21]" table:style-name="ce17">
            <text:p>0,50</text:p>
          </table:table-cell>
          <table:table-cell office:value-type="float" office:value="30" table:formula="of:=[NewPrefix.D21]" table:style-name="ce17">
            <text:p>30,00</text:p>
          </table:table-cell>
          <table:table-cell office:value-type="float" office:value="1.3333333333333333" table:formula="of:=[NewPrefix.E21]" table:style-name="ce17">
            <text:p>1,33</text:p>
          </table:table-cell>
          <table:table-cell office:value-type="float" office:value="0.52359877559829882" table:formula="of:=[NewPrefix.F21]" table:style-name="ce17">
            <text:p>0,52</text:p>
          </table:table-cell>
          <table:table-cell office:value-type="float" office:value="0.48296291314453416" table:formula="of:=[NewPrefix.G21]" table:style-name="ce17">
            <text:p>0,48</text:p>
          </table:table-cell>
          <table:table-cell office:value-type="float" office:value="0.99391419380549817" table:formula="of:=[NewPrefix.H21]" table:style-name="ce17">
            <text:p>0,99</text:p>
          </table:table-cell>
          <table:table-cell office:value-type="float" office:value="0.03" table:formula="of:=[NewPrefix.I21]" table:style-name="ce17">
            <text:p>0,03</text:p>
          </table:table-cell>
          <table:table-cell office:value-type="float" office:value="1.4999999999999999E-2" table:formula="of:=[NewPrefix.J21]" table:style-name="ce17">
            <text:p>0,02</text:p>
          </table:table-cell>
          <table:table-cell office:value-type="float" office:value="0.65796833662982379" table:formula="of:=[NewPrefix.M21]" table:style-name="ce17">
            <text:p>0,66</text:p>
          </table:table-cell>
          <table:table-cell office:value-type="float" office:value="4.4833624132925194E-3" table:formula="of:=[NewPrefix.N21]" table:style-name="ce17">
            <text:p>0,00</text:p>
          </table:table-cell>
          <table:table-cell office:value-type="float" office:value="0.78500000000000003" table:formula="of:=[NewPrefix.K21]" table:style-name="ce17">
            <text:p>0,79</text:p>
          </table:table-cell>
          <table:table-cell office:value-type="float" office:value="0.19841547928173262" table:formula="of:=[NewPrefix.L21]" table:style-name="ce17">
            <text:p>0,20</text:p>
          </table:table-cell>
          <table:table-cell table:number-columns-repeated="16370"/>
        </table:table-row>
        <table:table-row table:style-name="ro1">
          <table:table-cell office:value-type="float" office:value="0.81597897734688385" table:formula="of:=[NewPrefix.A22]" table:style-name="ce17">
            <text:p>0,82</text:p>
          </table:table-cell>
          <table:table-cell office:value-type="float" office:value="0.2" table:formula="of:=[NewPrefix.B22]" table:style-name="ce17">
            <text:p>0,20</text:p>
          </table:table-cell>
          <table:table-cell office:value-type="float" office:value="0.5" table:formula="of:=[NewPrefix.C22]" table:style-name="ce17">
            <text:p>0,50</text:p>
          </table:table-cell>
          <table:table-cell office:value-type="float" office:value="50" table:formula="of:=[NewPrefix.D22]" table:style-name="ce17">
            <text:p>50,00</text:p>
          </table:table-cell>
          <table:table-cell office:value-type="float" office:value="1.3333333333333333" table:formula="of:=[NewPrefix.E22]" table:style-name="ce17">
            <text:p>1,33</text:p>
          </table:table-cell>
          <table:table-cell office:value-type="float" office:value="0.87266462599716477" table:formula="of:=[NewPrefix.F22]" table:style-name="ce17">
            <text:p>0,87</text:p>
          </table:table-cell>
          <table:table-cell office:value-type="float" office:value="0.5609029148669763" table:formula="of:=[NewPrefix.G22]" table:style-name="ce17">
            <text:p>0,56</text:p>
          </table:table-cell>
          <table:table-cell office:value-type="float" office:value="0.91055728090000843" table:formula="of:=[NewPrefix.H22]" table:style-name="ce17">
            <text:p>0,91</text:p>
          </table:table-cell>
          <table:table-cell office:value-type="float" office:value="0.27" table:formula="of:=[NewPrefix.I22]" table:style-name="ce17">
            <text:p>0,27</text:p>
          </table:table-cell>
          <table:table-cell office:value-type="float" office:value="0.13500000000000001" table:formula="of:=[NewPrefix.J22]" table:style-name="ce17">
            <text:p>0,14</text:p>
          </table:table-cell>
          <table:table-cell office:value-type="float" office:value="0.75796833662982377" table:formula="of:=[NewPrefix.M22]" table:style-name="ce17">
            <text:p>0,76</text:p>
          </table:table-cell>
          <table:table-cell office:value-type="float" office:value="7.1093303047682521E-2" table:formula="of:=[NewPrefix.N22]" table:style-name="ce17">
            <text:p>0,07</text:p>
          </table:table-cell>
          <table:table-cell office:value-type="float" office:value="0.86499999999999999" table:formula="of:=[NewPrefix.K22]" table:style-name="ce17">
            <text:p>0,87</text:p>
          </table:table-cell>
          <table:table-cell office:value-type="float" office:value="6.0076330412954543E-2" table:formula="of:=[NewPrefix.L22]" table:style-name="ce17">
            <text:p>0,06</text:p>
          </table:table-cell>
          <table:table-cell table:number-columns-repeated="16370"/>
        </table:table-row>
        <table:table-row table:style-name="ro1">
          <table:table-cell office:value-type="float" office:value="0.84645939119531155" table:formula="of:=[NewPrefix.A23]" table:style-name="ce17">
            <text:p>0,85</text:p>
          </table:table-cell>
          <table:table-cell office:value-type="float" office:value="0.13333333333333333" table:formula="of:=[NewPrefix.B23]" table:style-name="ce17">
            <text:p>0,13</text:p>
          </table:table-cell>
          <table:table-cell office:value-type="float" office:value="0.5" table:formula="of:=[NewPrefix.C23]" table:style-name="ce17">
            <text:p>0,50</text:p>
          </table:table-cell>
          <table:table-cell office:value-type="float" office:value="50" table:formula="of:=[NewPrefix.D23]" table:style-name="ce17">
            <text:p>50,00</text:p>
          </table:table-cell>
          <table:table-cell office:value-type="float" office:value="1.3333333333333333" table:formula="of:=[NewPrefix.E23]" table:style-name="ce17">
            <text:p>1,33</text:p>
          </table:table-cell>
          <table:table-cell office:value-type="float" office:value="0.87266462599716477" table:formula="of:=[NewPrefix.F23]" table:style-name="ce17">
            <text:p>0,87</text:p>
          </table:table-cell>
          <table:table-cell office:value-type="float" office:value="0.5609029148669763" table:formula="of:=[NewPrefix.G23]" table:style-name="ce17">
            <text:p>0,56</text:p>
          </table:table-cell>
          <table:table-cell office:value-type="float" office:value="0.95131355044398525" table:formula="of:=[NewPrefix.H23]" table:style-name="ce17">
            <text:p>0,95</text:p>
          </table:table-cell>
          <table:table-cell office:value-type="float" office:value="0.27" table:formula="of:=[NewPrefix.I23]" table:style-name="ce17">
            <text:p>0,27</text:p>
          </table:table-cell>
          <table:table-cell office:value-type="float" office:value="0.13500000000000001" table:formula="of:=[NewPrefix.J23]" table:style-name="ce17">
            <text:p>0,14</text:p>
          </table:table-cell>
          <table:table-cell office:value-type="float" office:value="0.75796833662982377" table:formula="of:=[NewPrefix.M23]" table:style-name="ce17">
            <text:p>0,76</text:p>
          </table:table-cell>
          <table:table-cell office:value-type="float" office:value="0.10454258702301929" table:formula="of:=[NewPrefix.N23]" table:style-name="ce17">
            <text:p>0,10</text:p>
          </table:table-cell>
          <table:table-cell office:value-type="float" office:value="0.86499999999999999" table:formula="of:=[NewPrefix.K23]" table:style-name="ce17">
            <text:p>0,87</text:p>
          </table:table-cell>
          <table:table-cell office:value-type="float" office:value="2.1903719183157356E-2" table:formula="of:=[NewPrefix.L23]" table:style-name="ce17">
            <text:p>0,02</text:p>
          </table:table-cell>
          <table:table-cell table:number-columns-repeated="16370"/>
        </table:table-row>
        <table:table-row table:style-name="ro1">
          <table:table-cell office:value-type="float" office:value="0.86999726338933725" table:formula="of:=[NewPrefix.A24]" table:style-name="ce17">
            <text:p>0,87</text:p>
          </table:table-cell>
          <table:table-cell office:value-type="float" office:value="6.6666666666666666E-2" table:formula="of:=[NewPrefix.B24]" table:style-name="ce17">
            <text:p>0,07</text:p>
          </table:table-cell>
          <table:table-cell office:value-type="float" office:value="0.5" table:formula="of:=[NewPrefix.C24]" table:style-name="ce17">
            <text:p>0,50</text:p>
          </table:table-cell>
          <table:table-cell office:value-type="float" office:value="50" table:formula="of:=[NewPrefix.D24]" table:style-name="ce17">
            <text:p>50,00</text:p>
          </table:table-cell>
          <table:table-cell office:value-type="float" office:value="1.3333333333333333" table:formula="of:=[NewPrefix.E24]" table:style-name="ce17">
            <text:p>1,33</text:p>
          </table:table-cell>
          <table:table-cell office:value-type="float" office:value="0.87266462599716477" table:formula="of:=[NewPrefix.F24]" table:style-name="ce17">
            <text:p>0,87</text:p>
          </table:table-cell>
          <table:table-cell office:value-type="float" office:value="0.5609029148669763" table:formula="of:=[NewPrefix.G24]" table:style-name="ce17">
            <text:p>0,56</text:p>
          </table:table-cell>
          <table:table-cell office:value-type="float" office:value="0.98278674068352256" table:formula="of:=[NewPrefix.H24]" table:style-name="ce17">
            <text:p>0,98</text:p>
          </table:table-cell>
          <table:table-cell office:value-type="float" office:value="0.27" table:formula="of:=[NewPrefix.I24]" table:style-name="ce17">
            <text:p>0,27</text:p>
          </table:table-cell>
          <table:table-cell office:value-type="float" office:value="0.13500000000000001" table:formula="of:=[NewPrefix.J24]" table:style-name="ce17">
            <text:p>0,14</text:p>
          </table:table-cell>
          <table:table-cell office:value-type="float" office:value="0.75796833662982377" table:formula="of:=[NewPrefix.M24]" table:style-name="ce17">
            <text:p>0,76</text:p>
          </table:table-cell>
          <table:table-cell office:value-type="float" office:value="0.12876928638036278" table:formula="of:=[NewPrefix.N24]" table:style-name="ce17">
            <text:p>0,13</text:p>
          </table:table-cell>
          <table:table-cell office:value-type="float" office:value="0.86499999999999999" table:formula="of:=[NewPrefix.K24]" table:style-name="ce17">
            <text:p>0,87</text:p>
          </table:table-cell>
          <table:table-cell office:value-type="float" office:value="5.7439989752024146E-3" table:formula="of:=[NewPrefix.L24]" table:style-name="ce17">
            <text:p>0,01</text:p>
          </table:table-cell>
          <table:table-cell table:number-columns-repeated="16370"/>
        </table:table-row>
        <table:table-row table:style-name="ro1">
          <table:table-cell office:value-type="float" office:value="0.87831915791088633" table:formula="of:=[NewPrefix.A25]" table:style-name="ce17">
            <text:p>0,88</text:p>
          </table:table-cell>
          <table:table-cell office:value-type="float" office:value="3.3333333333333333E-2" table:formula="of:=[NewPrefix.B25]" table:style-name="ce17">
            <text:p>0,03</text:p>
          </table:table-cell>
          <table:table-cell office:value-type="float" office:value="0.5" table:formula="of:=[NewPrefix.C25]" table:style-name="ce17">
            <text:p>0,50</text:p>
          </table:table-cell>
          <table:table-cell office:value-type="float" office:value="50" table:formula="of:=[NewPrefix.D25]" table:style-name="ce17">
            <text:p>50,00</text:p>
          </table:table-cell>
          <table:table-cell office:value-type="float" office:value="1.3333333333333333" table:formula="of:=[NewPrefix.E25]" table:style-name="ce17">
            <text:p>1,33</text:p>
          </table:table-cell>
          <table:table-cell office:value-type="float" office:value="0.87266462599716477" table:formula="of:=[NewPrefix.F25]" table:style-name="ce17">
            <text:p>0,87</text:p>
          </table:table-cell>
          <table:table-cell office:value-type="float" office:value="0.5609029148669763" table:formula="of:=[NewPrefix.G25]" table:style-name="ce17">
            <text:p>0,56</text:p>
          </table:table-cell>
          <table:table-cell office:value-type="float" office:value="0.99391419380549817" table:formula="of:=[NewPrefix.H25]" table:style-name="ce17">
            <text:p>0,99</text:p>
          </table:table-cell>
          <table:table-cell office:value-type="float" office:value="0.27" table:formula="of:=[NewPrefix.I25]" table:style-name="ce17">
            <text:p>0,27</text:p>
          </table:table-cell>
          <table:table-cell office:value-type="float" office:value="0.13500000000000001" table:formula="of:=[NewPrefix.J25]" table:style-name="ce17">
            <text:p>0,14</text:p>
          </table:table-cell>
          <table:table-cell office:value-type="float" office:value="0.75796833662982377" table:formula="of:=[NewPrefix.M25]" table:style-name="ce17">
            <text:p>0,76</text:p>
          </table:table-cell>
          <table:table-cell office:value-type="float" office:value="0.13702401934089803" table:formula="of:=[NewPrefix.N25]" table:style-name="ce17">
            <text:p>0,14</text:p>
          </table:table-cell>
          <table:table-cell office:value-type="float" office:value="0.86499999999999999" table:formula="of:=[NewPrefix.K25]" table:style-name="ce17">
            <text:p>0,87</text:p>
          </table:table-cell>
          <table:table-cell office:value-type="float" office:value="1.5164371391563895E-2" table:formula="of:=[NewPrefix.L25]" table:style-name="ce17">
            <text:p>0,02</text:p>
          </table:table-cell>
          <table:table-cell table:number-columns-repeated="16370"/>
        </table:table-row>
        <table:table-row table:style-name="ro1">
          <table:table-cell office:value-type="float" office:value="0.93669237740509892" table:formula="of:=[NewPrefix.A26]" table:style-name="ce17">
            <text:p>0,94</text:p>
          </table:table-cell>
          <table:table-cell office:value-type="float" office:value="0.2" table:formula="of:=[NewPrefix.B26]" table:style-name="ce17">
            <text:p>0,20</text:p>
          </table:table-cell>
          <table:table-cell office:value-type="float" office:value="0.5" table:formula="of:=[NewPrefix.C26]" table:style-name="ce17">
            <text:p>0,50</text:p>
          </table:table-cell>
          <table:table-cell office:value-type="float" office:value="70" table:formula="of:=[NewPrefix.D26]" table:style-name="ce17">
            <text:p>70,00</text:p>
          </table:table-cell>
          <table:table-cell office:value-type="float" office:value="1.3333333333333333" table:formula="of:=[NewPrefix.E26]" table:style-name="ce17">
            <text:p>1,33</text:p>
          </table:table-cell>
          <table:table-cell office:value-type="float" office:value="1.2217304763960306" table:formula="of:=[NewPrefix.F26]" table:style-name="ce17">
            <text:p>1,22</text:p>
          </table:table-cell>
          <table:table-cell office:value-type="float" office:value="0.56149052209925554" table:formula="of:=[NewPrefix.G26]" table:style-name="ce17">
            <text:p>0,56</text:p>
          </table:table-cell>
          <table:table-cell office:value-type="float" office:value="0.91055728090000843" table:formula="of:=[NewPrefix.H26]" table:style-name="ce17">
            <text:p>0,91</text:p>
          </table:table-cell>
          <table:table-cell office:value-type="float" office:value="0.51" table:formula="of:=[NewPrefix.I26]" table:style-name="ce17">
            <text:p>0,51</text:p>
          </table:table-cell>
          <table:table-cell office:value-type="float" office:value="0.255" table:formula="of:=[NewPrefix.J26]" table:style-name="ce17">
            <text:p>0,26</text:p>
          </table:table-cell>
          <table:table-cell office:value-type="float" office:value="0.85796833662982386" table:formula="of:=[NewPrefix.M26]" table:style-name="ce17">
            <text:p>0,86</text:p>
          </table:table-cell>
          <table:table-cell office:value-type="float" office:value="8.404471166228851E-2" table:formula="of:=[NewPrefix.N26]" table:style-name="ce17">
            <text:p>0,08</text:p>
          </table:table-cell>
          <table:table-cell office:value-type="float" office:value="0.94500000000000006" table:formula="of:=[NewPrefix.K26]" table:style-name="ce17">
            <text:p>0,95</text:p>
          </table:table-cell>
          <table:table-cell office:value-type="float" office:value="8.8691045163787844E-3" table:formula="of:=[NewPrefix.L26]" table:style-name="ce17">
            <text:p>0,01</text:p>
          </table:table-cell>
          <table:table-cell table:number-columns-repeated="16370"/>
        </table:table-row>
        <table:table-row table:style-name="ro1">
          <table:table-cell office:value-type="float" office:value="0.96720472282518632" table:formula="of:=[NewPrefix.A27]" table:style-name="ce17">
            <text:p>0,97</text:p>
          </table:table-cell>
          <table:table-cell office:value-type="float" office:value="0.13333333333333333" table:formula="of:=[NewPrefix.B27]" table:style-name="ce17">
            <text:p>0,13</text:p>
          </table:table-cell>
          <table:table-cell office:value-type="float" office:value="0.5" table:formula="of:=[NewPrefix.C27]" table:style-name="ce17">
            <text:p>0,50</text:p>
          </table:table-cell>
          <table:table-cell office:value-type="float" office:value="70" table:formula="of:=[NewPrefix.D27]" table:style-name="ce17">
            <text:p>70,00</text:p>
          </table:table-cell>
          <table:table-cell office:value-type="float" office:value="1.3333333333333333" table:formula="of:=[NewPrefix.E27]" table:style-name="ce17">
            <text:p>1,33</text:p>
          </table:table-cell>
          <table:table-cell office:value-type="float" office:value="1.2217304763960306" table:formula="of:=[NewPrefix.F27]" table:style-name="ce17">
            <text:p>1,22</text:p>
          </table:table-cell>
          <table:table-cell office:value-type="float" office:value="0.56149052209925554" table:formula="of:=[NewPrefix.G27]" table:style-name="ce17">
            <text:p>0,56</text:p>
          </table:table-cell>
          <table:table-cell office:value-type="float" office:value="0.95131355044398525" table:formula="of:=[NewPrefix.H27]" table:style-name="ce17">
            <text:p>0,95</text:p>
          </table:table-cell>
          <table:table-cell office:value-type="float" office:value="0.51" table:formula="of:=[NewPrefix.I27]" table:style-name="ce17">
            <text:p>0,51</text:p>
          </table:table-cell>
          <table:table-cell office:value-type="float" office:value="0.255" table:formula="of:=[NewPrefix.J27]" table:style-name="ce17">
            <text:p>0,26</text:p>
          </table:table-cell>
          <table:table-cell office:value-type="float" office:value="0.85796833662982386" table:formula="of:=[NewPrefix.M27]" table:style-name="ce17">
            <text:p>0,86</text:p>
          </table:table-cell>
          <table:table-cell office:value-type="float" office:value="0.11294029445626061" table:formula="of:=[NewPrefix.N27]" table:style-name="ce17">
            <text:p>0,11</text:p>
          </table:table-cell>
          <table:table-cell office:value-type="float" office:value="0.94500000000000006" table:formula="of:=[NewPrefix.K27]" table:style-name="ce17">
            <text:p>0,95</text:p>
          </table:table-cell>
          <table:table-cell office:value-type="float" office:value="2.2957624483394473E-2" table:formula="of:=[NewPrefix.L27]" table:style-name="ce17">
            <text:p>0,02</text:p>
          </table:table-cell>
          <table:table-cell table:number-columns-repeated="16370"/>
        </table:table-row>
        <table:table-row table:style-name="ro1">
          <table:table-cell office:value-type="float" office:value="0.99076725351815564" table:formula="of:=[NewPrefix.A28]" table:style-name="ce17">
            <text:p>0,99</text:p>
          </table:table-cell>
          <table:table-cell office:value-type="float" office:value="6.6666666666666666E-2" table:formula="of:=[NewPrefix.B28]" table:style-name="ce17">
            <text:p>0,07</text:p>
          </table:table-cell>
          <table:table-cell office:value-type="float" office:value="0.5" table:formula="of:=[NewPrefix.C28]" table:style-name="ce17">
            <text:p>0,50</text:p>
          </table:table-cell>
          <table:table-cell office:value-type="float" office:value="70" table:formula="of:=[NewPrefix.D28]" table:style-name="ce17">
            <text:p>70,00</text:p>
          </table:table-cell>
          <table:table-cell office:value-type="float" office:value="1.3333333333333333" table:formula="of:=[NewPrefix.E28]" table:style-name="ce17">
            <text:p>1,33</text:p>
          </table:table-cell>
          <table:table-cell office:value-type="float" office:value="1.2217304763960306" table:formula="of:=[NewPrefix.F28]" table:style-name="ce17">
            <text:p>1,22</text:p>
          </table:table-cell>
          <table:table-cell office:value-type="float" office:value="0.56149052209925554" table:formula="of:=[NewPrefix.G28]" table:style-name="ce17">
            <text:p>0,56</text:p>
          </table:table-cell>
          <table:table-cell office:value-type="float" office:value="0.98278674068352256" table:formula="of:=[NewPrefix.H28]" table:style-name="ce17">
            <text:p>0,98</text:p>
          </table:table-cell>
          <table:table-cell office:value-type="float" office:value="0.51" table:formula="of:=[NewPrefix.I28]" table:style-name="ce17">
            <text:p>0,51</text:p>
          </table:table-cell>
          <table:table-cell office:value-type="float" office:value="0.255" table:formula="of:=[NewPrefix.J28]" table:style-name="ce17">
            <text:p>0,26</text:p>
          </table:table-cell>
          <table:table-cell office:value-type="float" office:value="0.85796833662982386" table:formula="of:=[NewPrefix.M28]" table:style-name="ce17">
            <text:p>0,86</text:p>
          </table:table-cell>
          <table:table-cell office:value-type="float" office:value="0.13403644137083731" table:formula="of:=[NewPrefix.N28]" table:style-name="ce17">
            <text:p>0,13</text:p>
          </table:table-cell>
          <table:table-cell office:value-type="float" office:value="0.94500000000000006" table:formula="of:=[NewPrefix.K28]" table:style-name="ce17">
            <text:p>0,95</text:p>
          </table:table-cell>
          <table:table-cell office:value-type="float" office:value="4.6193748688845723E-2" table:formula="of:=[NewPrefix.L28]" table:style-name="ce17">
            <text:p>0,05</text:p>
          </table:table-cell>
          <table:table-cell table:number-columns-repeated="16370"/>
        </table:table-row>
        <table:table-row table:style-name="ro1">
          <table:table-cell office:value-type="float" office:value="0.99909786613561313" table:formula="of:=[NewPrefix.A29]" table:style-name="ce17">
            <text:p>1,00</text:p>
          </table:table-cell>
          <table:table-cell office:value-type="float" office:value="3.3333333333333333E-2" table:formula="of:=[NewPrefix.B29]" table:style-name="ce17">
            <text:p>0,03</text:p>
          </table:table-cell>
          <table:table-cell office:value-type="float" office:value="0.5" table:formula="of:=[NewPrefix.C29]" table:style-name="ce17">
            <text:p>0,50</text:p>
          </table:table-cell>
          <table:table-cell office:value-type="float" office:value="70" table:formula="of:=[NewPrefix.D29]" table:style-name="ce17">
            <text:p>70,00</text:p>
          </table:table-cell>
          <table:table-cell office:value-type="float" office:value="1.3333333333333333" table:formula="of:=[NewPrefix.E29]" table:style-name="ce17">
            <text:p>1,33</text:p>
          </table:table-cell>
          <table:table-cell office:value-type="float" office:value="1.2217304763960306" table:formula="of:=[NewPrefix.F29]" table:style-name="ce17">
            <text:p>1,22</text:p>
          </table:table-cell>
          <table:table-cell office:value-type="float" office:value="0.56149052209925554" table:formula="of:=[NewPrefix.G29]" table:style-name="ce17">
            <text:p>0,56</text:p>
          </table:table-cell>
          <table:table-cell office:value-type="float" office:value="0.99391419380549817" table:formula="of:=[NewPrefix.H29]" table:style-name="ce17">
            <text:p>0,99</text:p>
          </table:table-cell>
          <table:table-cell office:value-type="float" office:value="0.51" table:formula="of:=[NewPrefix.I29]" table:style-name="ce17">
            <text:p>0,51</text:p>
          </table:table-cell>
          <table:table-cell office:value-type="float" office:value="0.255" table:formula="of:=[NewPrefix.J29]" table:style-name="ce17">
            <text:p>0,26</text:p>
          </table:table-cell>
          <table:table-cell office:value-type="float" office:value="0.85796833662982386" table:formula="of:=[NewPrefix.M29]" table:style-name="ce17">
            <text:p>0,86</text:p>
          </table:table-cell>
          <table:table-cell office:value-type="float" office:value="0.14125696219496578" table:formula="of:=[NewPrefix.N29]" table:style-name="ce17">
            <text:p>0,14</text:p>
          </table:table-cell>
          <table:table-cell office:value-type="float" office:value="0.94500000000000006" table:formula="of:=[NewPrefix.K29]" table:style-name="ce17">
            <text:p>0,95</text:p>
          </table:table-cell>
          <table:table-cell office:value-type="float" office:value="5.4146713719704878E-2" table:formula="of:=[NewPrefix.L29]" table:style-name="ce17">
            <text:p>0,05</text:p>
          </table:table-cell>
          <table:table-cell table:number-columns-repeated="16370"/>
        </table:table-row>
        <table:table-row table:style-name="ro1">
          <table:table-cell office:value-type="float" office:value="0.98203818726667225" table:formula="of:=[NewPrefix.A30]" table:style-name="ce17">
            <text:p>0,98</text:p>
          </table:table-cell>
          <table:table-cell office:value-type="float" office:value="0.2" table:formula="of:=[NewPrefix.B30]" table:style-name="ce17">
            <text:p>0,20</text:p>
          </table:table-cell>
          <table:table-cell office:value-type="float" office:value="0.5" table:formula="of:=[NewPrefix.C30]" table:style-name="ce17">
            <text:p>0,50</text:p>
          </table:table-cell>
          <table:table-cell office:value-type="float" office:value="90" table:formula="of:=[NewPrefix.D30]" table:style-name="ce17">
            <text:p>90,00</text:p>
          </table:table-cell>
          <table:table-cell office:value-type="float" office:value="1.3333333333333333" table:formula="of:=[NewPrefix.E30]" table:style-name="ce17">
            <text:p>1,33</text:p>
          </table:table-cell>
          <table:table-cell office:value-type="float" office:value="1.5707963267948966" table:formula="of:=[NewPrefix.F30]" table:style-name="ce17">
            <text:p>1,57</text:p>
          </table:table-cell>
          <table:table-cell office:value-type="float" office:value="0.5" table:formula="of:=[NewPrefix.G30]" table:style-name="ce17">
            <text:p>0,50</text:p>
          </table:table-cell>
          <table:table-cell office:value-type="float" office:value="0.91055728090000843" table:formula="of:=[NewPrefix.H30]" table:style-name="ce17">
            <text:p>0,91</text:p>
          </table:table-cell>
          <table:table-cell office:value-type="float" office:value="0.75" table:formula="of:=[NewPrefix.I30]" table:style-name="ce17">
            <text:p>0,75</text:p>
          </table:table-cell>
          <table:table-cell office:value-type="float" office:value="0.375" table:formula="of:=[NewPrefix.J30]" table:style-name="ce17">
            <text:p>0,38</text:p>
          </table:table-cell>
          <table:table-cell office:value-type="float" office:value="0.95796833662982372" table:formula="of:=[NewPrefix.M30]" table:style-name="ce17">
            <text:p>0,96</text:p>
          </table:table-cell>
          <table:table-cell office:value-type="float" office:value="2.4510096398432987E-2" table:formula="of:=[NewPrefix.N30]" table:style-name="ce17">
            <text:p>0,02</text:p>
          </table:table-cell>
          <table:table-cell office:value-type="float" office:value="1.0249999999999999" table:formula="of:=[NewPrefix.K30]" table:style-name="ce17">
            <text:p>1,03</text:p>
          </table:table-cell>
          <table:table-cell office:value-type="float" office:value="4.3747598912527212E-2" table:formula="of:=[NewPrefix.L30]" table:style-name="ce17">
            <text:p>0,04</text:p>
          </table:table-cell>
          <table:table-cell table:number-columns-repeated="16370"/>
        </table:table-row>
        <table:table-row table:style-name="ro1">
          <table:table-cell office:value-type="float" office:value="1.0092090336293236" table:formula="of:=[NewPrefix.A31]" table:style-name="ce17">
            <text:p>1,01</text:p>
          </table:table-cell>
          <table:table-cell office:value-type="float" office:value="0.13333333333333333" table:formula="of:=[NewPrefix.B31]" table:style-name="ce17">
            <text:p>0,13</text:p>
          </table:table-cell>
          <table:table-cell office:value-type="float" office:value="0.5" table:formula="of:=[NewPrefix.C31]" table:style-name="ce17">
            <text:p>0,50</text:p>
          </table:table-cell>
          <table:table-cell office:value-type="float" office:value="90" table:formula="of:=[NewPrefix.D31]" table:style-name="ce17">
            <text:p>90,00</text:p>
          </table:table-cell>
          <table:table-cell office:value-type="float" office:value="1.3333333333333333" table:formula="of:=[NewPrefix.E31]" table:style-name="ce17">
            <text:p>1,33</text:p>
          </table:table-cell>
          <table:table-cell office:value-type="float" office:value="1.5707963267948966" table:formula="of:=[NewPrefix.F31]" table:style-name="ce17">
            <text:p>1,57</text:p>
          </table:table-cell>
          <table:table-cell office:value-type="float" office:value="0.5" table:formula="of:=[NewPrefix.G31]" table:style-name="ce17">
            <text:p>0,50</text:p>
          </table:table-cell>
          <table:table-cell office:value-type="float" office:value="0.95131355044398525" table:formula="of:=[NewPrefix.H31]" table:style-name="ce17">
            <text:p>0,95</text:p>
          </table:table-cell>
          <table:table-cell office:value-type="float" office:value="0.75" table:formula="of:=[NewPrefix.I31]" table:style-name="ce17">
            <text:p>0,75</text:p>
          </table:table-cell>
          <table:table-cell office:value-type="float" office:value="0.375" table:formula="of:=[NewPrefix.J31]" table:style-name="ce17">
            <text:p>0,38</text:p>
          </table:table-cell>
          <table:table-cell office:value-type="float" office:value="0.95796833662982372" table:formula="of:=[NewPrefix.M31]" table:style-name="ce17">
            <text:p>0,96</text:p>
          </table:table-cell>
          <table:table-cell office:value-type="float" office:value="5.0773125578580824E-2" table:formula="of:=[NewPrefix.N31]" table:style-name="ce17">
            <text:p>0,05</text:p>
          </table:table-cell>
          <table:table-cell office:value-type="float" office:value="1.0249999999999999" table:formula="of:=[NewPrefix.K31]" table:style-name="ce17">
            <text:p>1,03</text:p>
          </table:table-cell>
          <table:table-cell office:value-type="float" office:value="1.5646873783807476E-2" table:formula="of:=[NewPrefix.L31]" table:style-name="ce17">
            <text:p>0,02</text:p>
          </table:table-cell>
          <table:table-cell table:number-columns-repeated="16370"/>
        </table:table-row>
        <table:table-row table:style-name="ro1">
          <table:table-cell office:value-type="float" office:value="1.0301911604556817" table:formula="of:=[NewPrefix.A32]" table:style-name="ce17">
            <text:p>1,03</text:p>
          </table:table-cell>
          <table:table-cell office:value-type="float" office:value="6.6666666666666666E-2" table:formula="of:=[NewPrefix.B32]" table:style-name="ce17">
            <text:p>0,07</text:p>
          </table:table-cell>
          <table:table-cell office:value-type="float" office:value="0.5" table:formula="of:=[NewPrefix.C32]" table:style-name="ce17">
            <text:p>0,50</text:p>
          </table:table-cell>
          <table:table-cell office:value-type="float" office:value="90" table:formula="of:=[NewPrefix.D32]" table:style-name="ce17">
            <text:p>90,00</text:p>
          </table:table-cell>
          <table:table-cell office:value-type="float" office:value="1.3333333333333333" table:formula="of:=[NewPrefix.E32]" table:style-name="ce17">
            <text:p>1,33</text:p>
          </table:table-cell>
          <table:table-cell office:value-type="float" office:value="1.5707963267948966" table:formula="of:=[NewPrefix.F32]" table:style-name="ce17">
            <text:p>1,57</text:p>
          </table:table-cell>
          <table:table-cell office:value-type="float" office:value="0.5" table:formula="of:=[NewPrefix.G32]" table:style-name="ce17">
            <text:p>0,50</text:p>
          </table:table-cell>
          <table:table-cell office:value-type="float" office:value="0.98278674068352256" table:formula="of:=[NewPrefix.H32]" table:style-name="ce17">
            <text:p>0,98</text:p>
          </table:table-cell>
          <table:table-cell office:value-type="float" office:value="0.75" table:formula="of:=[NewPrefix.I32]" table:style-name="ce17">
            <text:p>0,75</text:p>
          </table:table-cell>
          <table:table-cell office:value-type="float" office:value="0.375" table:formula="of:=[NewPrefix.J32]" table:style-name="ce17">
            <text:p>0,38</text:p>
          </table:table-cell>
          <table:table-cell office:value-type="float" office:value="0.95796833662982372" table:formula="of:=[NewPrefix.M32]" table:style-name="ce17">
            <text:p>0,96</text:p>
          </table:table-cell>
          <table:table-cell office:value-type="float" office:value="7.0106235229112093E-2" table:formula="of:=[NewPrefix.N32]" table:style-name="ce17">
            <text:p>0,07</text:p>
          </table:table-cell>
          <table:table-cell office:value-type="float" office:value="1.0249999999999999" table:formula="of:=[NewPrefix.K32]" table:style-name="ce17">
            <text:p>1,03</text:p>
          </table:table-cell>
          <table:table-cell office:value-type="float" office:value="5.0390264010667747E-3" table:formula="of:=[NewPrefix.L32]" table:style-name="ce17">
            <text:p>0,01</text:p>
          </table:table-cell>
          <table:table-cell table:number-columns-repeated="16370"/>
        </table:table-row>
        <table:table-row table:style-name="ro1">
          <table:table-cell office:value-type="float" office:value="1.0376094625369987" table:formula="of:=[NewPrefix.A33]" table:style-name="ce17">
            <text:p>1,04</text:p>
          </table:table-cell>
          <table:table-cell office:value-type="float" office:value="3.3333333333333333E-2" table:formula="of:=[NewPrefix.B33]" table:style-name="ce17">
            <text:p>0,03</text:p>
          </table:table-cell>
          <table:table-cell office:value-type="float" office:value="0.5" table:formula="of:=[NewPrefix.C33]" table:style-name="ce17">
            <text:p>0,50</text:p>
          </table:table-cell>
          <table:table-cell office:value-type="float" office:value="90" table:formula="of:=[NewPrefix.D33]" table:style-name="ce17">
            <text:p>90,00</text:p>
          </table:table-cell>
          <table:table-cell office:value-type="float" office:value="1.3333333333333333" table:formula="of:=[NewPrefix.E33]" table:style-name="ce17">
            <text:p>1,33</text:p>
          </table:table-cell>
          <table:table-cell office:value-type="float" office:value="1.5707963267948966" table:formula="of:=[NewPrefix.F33]" table:style-name="ce17">
            <text:p>1,57</text:p>
          </table:table-cell>
          <table:table-cell office:value-type="float" office:value="0.5" table:formula="of:=[NewPrefix.G33]" table:style-name="ce17">
            <text:p>0,50</text:p>
          </table:table-cell>
          <table:table-cell office:value-type="float" office:value="0.99391419380549817" table:formula="of:=[NewPrefix.H33]" table:style-name="ce17">
            <text:p>0,99</text:p>
          </table:table-cell>
          <table:table-cell office:value-type="float" office:value="0.75" table:formula="of:=[NewPrefix.I33]" table:style-name="ce17">
            <text:p>0,75</text:p>
          </table:table-cell>
          <table:table-cell office:value-type="float" office:value="0.375" table:formula="of:=[NewPrefix.J33]" table:style-name="ce17">
            <text:p>0,38</text:p>
          </table:table-cell>
          <table:table-cell office:value-type="float" office:value="0.95796833662982372" table:formula="of:=[NewPrefix.M33]" table:style-name="ce17">
            <text:p>0,96</text:p>
          </table:table-cell>
          <table:table-cell office:value-type="float" office:value="7.6754432937079314E-2" table:formula="of:=[NewPrefix.N33]" table:style-name="ce17">
            <text:p>0,08</text:p>
          </table:table-cell>
          <table:table-cell office:value-type="float" office:value="1.0249999999999999" table:formula="of:=[NewPrefix.K33]" table:style-name="ce17">
            <text:p>1,03</text:p>
          </table:table-cell>
          <table:table-cell office:value-type="float" office:value="1.215241667724206E-2" table:formula="of:=[NewPrefix.L33]" table:style-name="ce17">
            <text:p>0,01</text:p>
          </table:table-cell>
          <table:table-cell table:number-columns-repeated="16370"/>
        </table:table-row>
        <table:table-row table:style-name="ro1">
          <table:table-cell office:value-type="float" office:value="0.30097057906466368" table:formula="of:=[NewPrefix.A34]" table:style-name="ce17">
            <text:p>0,30</text:p>
          </table:table-cell>
          <table:table-cell office:value-type="float" office:value="0.2" table:formula="of:=[NewPrefix.B34]" table:style-name="ce17">
            <text:p>0,20</text:p>
          </table:table-cell>
          <table:table-cell office:value-type="float" office:value="0.75" table:formula="of:=[NewPrefix.C34]" table:style-name="ce17">
            <text:p>0,75</text:p>
          </table:table-cell>
          <table:table-cell office:value-type="float" office:value="30" table:formula="of:=[NewPrefix.D34]" table:style-name="ce17">
            <text:p>30,00</text:p>
          </table:table-cell>
          <table:table-cell office:value-type="float" office:value="0.88888888888888884" table:formula="of:=[NewPrefix.E34]" table:style-name="ce17">
            <text:p>0,89</text:p>
          </table:table-cell>
          <table:table-cell office:value-type="float" office:value="0.52359877559829882" table:formula="of:=[NewPrefix.F34]" table:style-name="ce17">
            <text:p>0,52</text:p>
          </table:table-cell>
          <table:table-cell office:value-type="float" office:value="0.33563765153313735" table:formula="of:=[NewPrefix.G34]" table:style-name="ce17">
            <text:p>0,34</text:p>
          </table:table-cell>
          <table:table-cell office:value-type="float" office:value="0.97325038780094308" table:formula="of:=[NewPrefix.H34]" table:style-name="ce17">
            <text:p>0,97</text:p>
          </table:table-cell>
          <table:table-cell office:value-type="float" office:value="0.03" table:formula="of:=[NewPrefix.I34]" table:style-name="ce17">
            <text:p>0,03</text:p>
          </table:table-cell>
          <table:table-cell office:value-type="float" office:value="1.0606601717798213E-2" table:formula="of:=[NewPrefix.J34]" table:style-name="ce17">
            <text:p>0,01</text:p>
          </table:table-cell>
          <table:table-cell office:value-type="float" office:value="0.40843492875834875" table:formula="of:=[NewPrefix.M34]" table:style-name="ce17">
            <text:p>0,41</text:p>
          </table:table-cell>
          <table:table-cell office:value-type="float" office:value="0.35705931798269325" table:formula="of:=[NewPrefix.N34]" table:style-name="ce17">
            <text:p>0,36</text:p>
          </table:table-cell>
          <table:table-cell office:value-type="float" office:value="0.45250000000000001" table:formula="of:=[NewPrefix.K34]" table:style-name="ce17">
            <text:p>0,45</text:p>
          </table:table-cell>
          <table:table-cell office:value-type="float" office:value="0.50346921418780988" table:formula="of:=[NewPrefix.L34]" table:style-name="ce17">
            <text:p>0,50</text:p>
          </table:table-cell>
          <table:table-cell table:number-columns-repeated="16370"/>
        </table:table-row>
        <table:table-row table:style-name="ro1">
          <table:table-cell office:value-type="float" office:value="0.30574616407134225" table:formula="of:=[NewPrefix.A35]" table:style-name="ce17">
            <text:p>0,31</text:p>
          </table:table-cell>
          <table:table-cell office:value-type="float" office:value="0.13333333333333333" table:formula="of:=[NewPrefix.B35]" table:style-name="ce17">
            <text:p>0,13</text:p>
          </table:table-cell>
          <table:table-cell office:value-type="float" office:value="0.75" table:formula="of:=[NewPrefix.C35]" table:style-name="ce17">
            <text:p>0,75</text:p>
          </table:table-cell>
          <table:table-cell office:value-type="float" office:value="30" table:formula="of:=[NewPrefix.D35]" table:style-name="ce17">
            <text:p>30,00</text:p>
          </table:table-cell>
          <table:table-cell office:value-type="float" office:value="0.88888888888888884" table:formula="of:=[NewPrefix.E35]" table:style-name="ce17">
            <text:p>0,89</text:p>
          </table:table-cell>
          <table:table-cell office:value-type="float" office:value="0.52359877559829882" table:formula="of:=[NewPrefix.F35]" table:style-name="ce17">
            <text:p>0,52</text:p>
          </table:table-cell>
          <table:table-cell office:value-type="float" office:value="0.33563765153313735" table:formula="of:=[NewPrefix.G35]" table:style-name="ce17">
            <text:p>0,34</text:p>
          </table:table-cell>
          <table:table-cell office:value-type="float" office:value="0.98925733192050924" table:formula="of:=[NewPrefix.H35]" table:style-name="ce17">
            <text:p>0,99</text:p>
          </table:table-cell>
          <table:table-cell office:value-type="float" office:value="0.03" table:formula="of:=[NewPrefix.I35]" table:style-name="ce17">
            <text:p>0,03</text:p>
          </table:table-cell>
          <table:table-cell office:value-type="float" office:value="1.0606601717798213E-2" table:formula="of:=[NewPrefix.J35]" table:style-name="ce17">
            <text:p>0,01</text:p>
          </table:table-cell>
          <table:table-cell office:value-type="float" office:value="0.40843492875834875" table:formula="of:=[NewPrefix.M35]" table:style-name="ce17">
            <text:p>0,41</text:p>
          </table:table-cell>
          <table:table-cell office:value-type="float" office:value="0.33586280632140747" table:formula="of:=[NewPrefix.N35]" table:style-name="ce17">
            <text:p>0,34</text:p>
          </table:table-cell>
          <table:table-cell office:value-type="float" office:value="0.45250000000000001" table:formula="of:=[NewPrefix.K35]" table:style-name="ce17">
            <text:p>0,45</text:p>
          </table:table-cell>
          <table:table-cell office:value-type="float" office:value="0.47998586139060928" table:formula="of:=[NewPrefix.L35]" table:style-name="ce17">
            <text:p>0,48</text:p>
          </table:table-cell>
          <table:table-cell table:number-columns-repeated="16370"/>
        </table:table-row>
        <table:table-row table:style-name="ro1">
          <table:table-cell office:value-type="float" office:value="0.30827740907660589" table:formula="of:=[NewPrefix.A36]" table:style-name="ce17">
            <text:p>0,31</text:p>
          </table:table-cell>
          <table:table-cell office:value-type="float" office:value="6.6666666666666666E-2" table:formula="of:=[NewPrefix.B36]" table:style-name="ce17">
            <text:p>0,07</text:p>
          </table:table-cell>
          <table:table-cell office:value-type="float" office:value="0.75" table:formula="of:=[NewPrefix.C36]" table:style-name="ce17">
            <text:p>0,75</text:p>
          </table:table-cell>
          <table:table-cell office:value-type="float" office:value="30" table:formula="of:=[NewPrefix.D36]" table:style-name="ce17">
            <text:p>30,00</text:p>
          </table:table-cell>
          <table:table-cell office:value-type="float" office:value="0.88888888888888884" table:formula="of:=[NewPrefix.E36]" table:style-name="ce17">
            <text:p>0,89</text:p>
          </table:table-cell>
          <table:table-cell office:value-type="float" office:value="0.52359877559829882" table:formula="of:=[NewPrefix.F36]" table:style-name="ce17">
            <text:p>0,52</text:p>
          </table:table-cell>
          <table:table-cell office:value-type="float" office:value="0.33563765153313735" table:formula="of:=[NewPrefix.G36]" table:style-name="ce17">
            <text:p>0,34</text:p>
          </table:table-cell>
          <table:table-cell office:value-type="float" office:value="0.99774163223042389" table:formula="of:=[NewPrefix.H36]" table:style-name="ce17">
            <text:p>1,00</text:p>
          </table:table-cell>
          <table:table-cell office:value-type="float" office:value="0.03" table:formula="of:=[NewPrefix.I36]" table:style-name="ce17">
            <text:p>0,03</text:p>
          </table:table-cell>
          <table:table-cell office:value-type="float" office:value="1.0606601717798213E-2" table:formula="of:=[NewPrefix.J36]" table:style-name="ce17">
            <text:p>0,01</text:p>
          </table:table-cell>
          <table:table-cell office:value-type="float" office:value="0.40843492875834875" table:formula="of:=[NewPrefix.M36]" table:style-name="ce17">
            <text:p>0,41</text:p>
          </table:table-cell>
          <table:table-cell office:value-type="float" office:value="0.32489412695451209" table:formula="of:=[NewPrefix.N36]" table:style-name="ce17">
            <text:p>0,32</text:p>
          </table:table-cell>
          <table:table-cell office:value-type="float" office:value="0.45250000000000001" table:formula="of:=[NewPrefix.K36]" table:style-name="ce17">
            <text:p>0,45</text:p>
          </table:table-cell>
          <table:table-cell office:value-type="float" office:value="0.46783379734307839" table:formula="of:=[NewPrefix.L36]" table:style-name="ce17">
            <text:p>0,47</text:p>
          </table:table-cell>
          <table:table-cell table:number-columns-repeated="16370"/>
        </table:table-row>
        <table:table-row table:style-name="ro1">
          <table:table-cell office:value-type="float" office:value="0.3088095377893697" table:formula="of:=[NewPrefix.A37]" table:style-name="ce17">
            <text:p>0,31</text:p>
          </table:table-cell>
          <table:table-cell office:value-type="float" office:value="3.3333333333333333E-2" table:formula="of:=[NewPrefix.B37]" table:style-name="ce17">
            <text:p>0,03</text:p>
          </table:table-cell>
          <table:table-cell office:value-type="float" office:value="0.75" table:formula="of:=[NewPrefix.C37]" table:style-name="ce17">
            <text:p>0,75</text:p>
          </table:table-cell>
          <table:table-cell office:value-type="float" office:value="30" table:formula="of:=[NewPrefix.D37]" table:style-name="ce17">
            <text:p>30,00</text:p>
          </table:table-cell>
          <table:table-cell office:value-type="float" office:value="0.88888888888888884" table:formula="of:=[NewPrefix.E37]" table:style-name="ce17">
            <text:p>0,89</text:p>
          </table:table-cell>
          <table:table-cell office:value-type="float" office:value="0.52359877559829882" table:formula="of:=[NewPrefix.F37]" table:style-name="ce17">
            <text:p>0,52</text:p>
          </table:table-cell>
          <table:table-cell office:value-type="float" office:value="0.33563765153313735" table:formula="of:=[NewPrefix.G37]" table:style-name="ce17">
            <text:p>0,34</text:p>
          </table:table-cell>
          <table:table-cell office:value-type="float" office:value="0.99952523665955972" table:formula="of:=[NewPrefix.H37]" table:style-name="ce17">
            <text:p>1,00</text:p>
          </table:table-cell>
          <table:table-cell office:value-type="float" office:value="0.03" table:formula="of:=[NewPrefix.I37]" table:style-name="ce17">
            <text:p>0,03</text:p>
          </table:table-cell>
          <table:table-cell office:value-type="float" office:value="1.0606601717798213E-2" table:formula="of:=[NewPrefix.J37]" table:style-name="ce17">
            <text:p>0,01</text:p>
          </table:table-cell>
          <table:table-cell office:value-type="float" office:value="0.40843492875834875" table:formula="of:=[NewPrefix.M37]" table:style-name="ce17">
            <text:p>0,41</text:p>
          </table:table-cell>
          <table:table-cell office:value-type="float" office:value="0.32261112037585676" table:formula="of:=[NewPrefix.N37]" table:style-name="ce17">
            <text:p>0,32</text:p>
          </table:table-cell>
          <table:table-cell office:value-type="float" office:value="0.45250000000000001" table:formula="of:=[NewPrefix.K37]" table:style-name="ce17">
            <text:p>0,45</text:p>
          </table:table-cell>
          <table:table-cell office:value-type="float" office:value="0.46530448262461871" table:formula="of:=[NewPrefix.L37]" table:style-name="ce17">
            <text:p>0,47</text:p>
          </table:table-cell>
          <table:table-cell table:number-columns-repeated="16370"/>
        </table:table-row>
        <table:table-row table:style-name="ro1">
          <table:table-cell office:value-type="float" office:value="0.45887505099476938" table:formula="of:=[NewPrefix.A38]" table:style-name="ce17">
            <text:p>0,46</text:p>
          </table:table-cell>
          <table:table-cell office:value-type="float" office:value="0.2" table:formula="of:=[NewPrefix.B38]" table:style-name="ce17">
            <text:p>0,20</text:p>
          </table:table-cell>
          <table:table-cell office:value-type="float" office:value="0.75" table:formula="of:=[NewPrefix.C38]" table:style-name="ce17">
            <text:p>0,75</text:p>
          </table:table-cell>
          <table:table-cell office:value-type="float" office:value="50" table:formula="of:=[NewPrefix.D38]" table:style-name="ce17">
            <text:p>50,00</text:p>
          </table:table-cell>
          <table:table-cell office:value-type="float" office:value="0.88888888888888884" table:formula="of:=[NewPrefix.E38]" table:style-name="ce17">
            <text:p>0,89</text:p>
          </table:table-cell>
          <table:table-cell office:value-type="float" office:value="0.87266462599716477" table:formula="of:=[NewPrefix.F38]" table:style-name="ce17">
            <text:p>0,87</text:p>
          </table:table-cell>
          <table:table-cell office:value-type="float" office:value="0.42007955516995732" table:formula="of:=[NewPrefix.G38]" table:style-name="ce17">
            <text:p>0,42</text:p>
          </table:table-cell>
          <table:table-cell office:value-type="float" office:value="0.97325038780094308" table:formula="of:=[NewPrefix.H38]" table:style-name="ce17">
            <text:p>0,97</text:p>
          </table:table-cell>
          <table:table-cell office:value-type="float" office:value="0.27" table:formula="of:=[NewPrefix.I38]" table:style-name="ce17">
            <text:p>0,27</text:p>
          </table:table-cell>
          <table:table-cell office:value-type="float" office:value="9.5459415460183925E-2" table:formula="of:=[NewPrefix.J38]" table:style-name="ce17">
            <text:p>0,10</text:p>
          </table:table-cell>
          <table:table-cell office:value-type="float" office:value="0.50843492875834873" table:formula="of:=[NewPrefix.M38]" table:style-name="ce17">
            <text:p>0,51</text:p>
          </table:table-cell>
          <table:table-cell office:value-type="float" office:value="0.1080029904788706" table:formula="of:=[NewPrefix.N38]" table:style-name="ce17">
            <text:p>0,11</text:p>
          </table:table-cell>
          <table:table-cell office:value-type="float" office:value="0.53249999999999997" table:formula="of:=[NewPrefix.K38]" table:style-name="ce17">
            <text:p>0,53</text:p>
          </table:table-cell>
          <table:table-cell office:value-type="float" office:value="0.16044661579578842" table:formula="of:=[NewPrefix.L38]" table:style-name="ce17">
            <text:p>0,16</text:p>
          </table:table-cell>
          <table:table-cell table:number-columns-repeated="16370"/>
        </table:table-row>
        <table:table-row table:style-name="ro1">
          <table:table-cell office:value-type="float" office:value="0.4648521087417718" table:formula="of:=[NewPrefix.A39]" table:style-name="ce17">
            <text:p>0,46</text:p>
          </table:table-cell>
          <table:table-cell office:value-type="float" office:value="0.13333333333333333" table:formula="of:=[NewPrefix.B39]" table:style-name="ce17">
            <text:p>0,13</text:p>
          </table:table-cell>
          <table:table-cell office:value-type="float" office:value="0.75" table:formula="of:=[NewPrefix.C39]" table:style-name="ce17">
            <text:p>0,75</text:p>
          </table:table-cell>
          <table:table-cell office:value-type="float" office:value="50" table:formula="of:=[NewPrefix.D39]" table:style-name="ce17">
            <text:p>50,00</text:p>
          </table:table-cell>
          <table:table-cell office:value-type="float" office:value="0.88888888888888884" table:formula="of:=[NewPrefix.E39]" table:style-name="ce17">
            <text:p>0,89</text:p>
          </table:table-cell>
          <table:table-cell office:value-type="float" office:value="0.87266462599716477" table:formula="of:=[NewPrefix.F39]" table:style-name="ce17">
            <text:p>0,87</text:p>
          </table:table-cell>
          <table:table-cell office:value-type="float" office:value="0.42007955516995732" table:formula="of:=[NewPrefix.G39]" table:style-name="ce17">
            <text:p>0,42</text:p>
          </table:table-cell>
          <table:table-cell office:value-type="float" office:value="0.98925733192050924" table:formula="of:=[NewPrefix.H39]" table:style-name="ce17">
            <text:p>0,99</text:p>
          </table:table-cell>
          <table:table-cell office:value-type="float" office:value="0.27" table:formula="of:=[NewPrefix.I39]" table:style-name="ce17">
            <text:p>0,27</text:p>
          </table:table-cell>
          <table:table-cell office:value-type="float" office:value="9.5459415460183925E-2" table:formula="of:=[NewPrefix.J39]" table:style-name="ce17">
            <text:p>0,10</text:p>
          </table:table-cell>
          <table:table-cell office:value-type="float" office:value="0.50843492875834873" table:formula="of:=[NewPrefix.M39]" table:style-name="ce17">
            <text:p>0,51</text:p>
          </table:table-cell>
          <table:table-cell office:value-type="float" office:value="9.3756313453205078E-2" table:formula="of:=[NewPrefix.N39]" table:style-name="ce17">
            <text:p>0,09</text:p>
          </table:table-cell>
          <table:table-cell office:value-type="float" office:value="0.53249999999999997" table:formula="of:=[NewPrefix.K39]" table:style-name="ce17">
            <text:p>0,53</text:p>
          </table:table-cell>
          <table:table-cell office:value-type="float" office:value="0.14552561983924869" table:formula="of:=[NewPrefix.L39]" table:style-name="ce17">
            <text:p>0,15</text:p>
          </table:table-cell>
          <table:table-cell table:number-columns-repeated="16370"/>
        </table:table-row>
        <table:table-row table:style-name="ro1">
          <table:table-cell office:value-type="float" office:value="0.46802018083076491" table:formula="of:=[NewPrefix.A40]" table:style-name="ce17">
            <text:p>0,47</text:p>
          </table:table-cell>
          <table:table-cell office:value-type="float" office:value="6.6666666666666666E-2" table:formula="of:=[NewPrefix.B40]" table:style-name="ce17">
            <text:p>0,07</text:p>
          </table:table-cell>
          <table:table-cell office:value-type="float" office:value="0.75" table:formula="of:=[NewPrefix.C40]" table:style-name="ce17">
            <text:p>0,75</text:p>
          </table:table-cell>
          <table:table-cell office:value-type="float" office:value="50" table:formula="of:=[NewPrefix.D40]" table:style-name="ce17">
            <text:p>50,00</text:p>
          </table:table-cell>
          <table:table-cell office:value-type="float" office:value="0.88888888888888884" table:formula="of:=[NewPrefix.E40]" table:style-name="ce17">
            <text:p>0,89</text:p>
          </table:table-cell>
          <table:table-cell office:value-type="float" office:value="0.87266462599716477" table:formula="of:=[NewPrefix.F40]" table:style-name="ce17">
            <text:p>0,87</text:p>
          </table:table-cell>
          <table:table-cell office:value-type="float" office:value="0.42007955516995732" table:formula="of:=[NewPrefix.G40]" table:style-name="ce17">
            <text:p>0,42</text:p>
          </table:table-cell>
          <table:table-cell office:value-type="float" office:value="0.99774163223042389" table:formula="of:=[NewPrefix.H40]" table:style-name="ce17">
            <text:p>1,00</text:p>
          </table:table-cell>
          <table:table-cell office:value-type="float" office:value="0.27" table:formula="of:=[NewPrefix.I40]" table:style-name="ce17">
            <text:p>0,27</text:p>
          </table:table-cell>
          <table:table-cell office:value-type="float" office:value="9.5459415460183925E-2" table:formula="of:=[NewPrefix.J40]" table:style-name="ce17">
            <text:p>0,10</text:p>
          </table:table-cell>
          <table:table-cell office:value-type="float" office:value="0.50843492875834873" table:formula="of:=[NewPrefix.M40]" table:style-name="ce17">
            <text:p>0,51</text:p>
          </table:table-cell>
          <table:table-cell office:value-type="float" office:value="8.6352575343749335E-2" table:formula="of:=[NewPrefix.N40]" table:style-name="ce17">
            <text:p>0,09</text:p>
          </table:table-cell>
          <table:table-cell office:value-type="float" office:value="0.53249999999999997" table:formula="of:=[NewPrefix.K40]" table:style-name="ce17">
            <text:p>0,53</text:p>
          </table:table-cell>
          <table:table-cell office:value-type="float" office:value="0.13777145048484743" table:formula="of:=[NewPrefix.L40]" table:style-name="ce17">
            <text:p>0,14</text:p>
          </table:table-cell>
          <table:table-cell table:number-columns-repeated="16370"/>
        </table:table-row>
        <table:table-row table:style-name="ro1">
          <table:table-cell office:value-type="float" office:value="0.46868618594648986" table:formula="of:=[NewPrefix.A41]" table:style-name="ce17">
            <text:p>0,47</text:p>
          </table:table-cell>
          <table:table-cell office:value-type="float" office:value="3.3333333333333333E-2" table:formula="of:=[NewPrefix.B41]" table:style-name="ce17">
            <text:p>0,03</text:p>
          </table:table-cell>
          <table:table-cell office:value-type="float" office:value="0.75" table:formula="of:=[NewPrefix.C41]" table:style-name="ce17">
            <text:p>0,75</text:p>
          </table:table-cell>
          <table:table-cell office:value-type="float" office:value="50" table:formula="of:=[NewPrefix.D41]" table:style-name="ce17">
            <text:p>50,00</text:p>
          </table:table-cell>
          <table:table-cell office:value-type="float" office:value="0.88888888888888884" table:formula="of:=[NewPrefix.E41]" table:style-name="ce17">
            <text:p>0,89</text:p>
          </table:table-cell>
          <table:table-cell office:value-type="float" office:value="0.87266462599716477" table:formula="of:=[NewPrefix.F41]" table:style-name="ce17">
            <text:p>0,87</text:p>
          </table:table-cell>
          <table:table-cell office:value-type="float" office:value="0.42007955516995732" table:formula="of:=[NewPrefix.G41]" table:style-name="ce17">
            <text:p>0,42</text:p>
          </table:table-cell>
          <table:table-cell office:value-type="float" office:value="0.99952523665955972" table:formula="of:=[NewPrefix.H41]" table:style-name="ce17">
            <text:p>1,00</text:p>
          </table:table-cell>
          <table:table-cell office:value-type="float" office:value="0.27" table:formula="of:=[NewPrefix.I41]" table:style-name="ce17">
            <text:p>0,27</text:p>
          </table:table-cell>
          <table:table-cell office:value-type="float" office:value="9.5459415460183925E-2" table:formula="of:=[NewPrefix.J41]" table:style-name="ce17">
            <text:p>0,10</text:p>
          </table:table-cell>
          <table:table-cell office:value-type="float" office:value="0.50843492875834873" table:formula="of:=[NewPrefix.M41]" table:style-name="ce17">
            <text:p>0,51</text:p>
          </table:table-cell>
          <table:table-cell office:value-type="float" office:value="8.4808863592999079E-2" table:formula="of:=[NewPrefix.N41]" table:style-name="ce17">
            <text:p>0,08</text:p>
          </table:table-cell>
          <table:table-cell office:value-type="float" office:value="0.53249999999999997" table:formula="of:=[NewPrefix.K41]" table:style-name="ce17">
            <text:p>0,53</text:p>
          </table:table-cell>
          <table:table-cell office:value-type="float" office:value="0.1361546722881134" table:formula="of:=[NewPrefix.L41]" table:style-name="ce17">
            <text:p>0,14</text:p>
          </table:table-cell>
          <table:table-cell table:number-columns-repeated="16370"/>
        </table:table-row>
        <table:table-row table:style-name="ro1">
          <table:table-cell office:value-type="float" office:value="0.54429909079550465" table:formula="of:=[NewPrefix.A42]" table:style-name="ce17">
            <text:p>0,54</text:p>
          </table:table-cell>
          <table:table-cell office:value-type="float" office:value="0.2" table:formula="of:=[NewPrefix.B42]" table:style-name="ce17">
            <text:p>0,20</text:p>
          </table:table-cell>
          <table:table-cell office:value-type="float" office:value="0.75" table:formula="of:=[NewPrefix.C42]" table:style-name="ce17">
            <text:p>0,75</text:p>
          </table:table-cell>
          <table:table-cell office:value-type="float" office:value="70" table:formula="of:=[NewPrefix.D42]" table:style-name="ce17">
            <text:p>70,00</text:p>
          </table:table-cell>
          <table:table-cell office:value-type="float" office:value="0.88888888888888884" table:formula="of:=[NewPrefix.E42]" table:style-name="ce17">
            <text:p>0,89</text:p>
          </table:table-cell>
          <table:table-cell office:value-type="float" office:value="1.2217304763960306" table:formula="of:=[NewPrefix.F42]" table:style-name="ce17">
            <text:p>1,22</text:p>
          </table:table-cell>
          <table:table-cell office:value-type="float" office:value="0.4207398470369817" table:formula="of:=[NewPrefix.G42]" table:style-name="ce17">
            <text:p>0,42</text:p>
          </table:table-cell>
          <table:table-cell office:value-type="float" office:value="0.97325038780094308" table:formula="of:=[NewPrefix.H42]" table:style-name="ce17">
            <text:p>0,97</text:p>
          </table:table-cell>
          <table:table-cell office:value-type="float" office:value="0.51" table:formula="of:=[NewPrefix.I42]" table:style-name="ce17">
            <text:p>0,51</text:p>
          </table:table-cell>
          <table:table-cell office:value-type="float" office:value="0.18031222920256965" table:formula="of:=[NewPrefix.J42]" table:style-name="ce17">
            <text:p>0,18</text:p>
          </table:table-cell>
          <table:table-cell office:value-type="float" office:value="0.60843492875834881" table:formula="of:=[NewPrefix.M42]" table:style-name="ce17">
            <text:p>0,61</text:p>
          </table:table-cell>
          <table:table-cell office:value-type="float" office:value="0.11783197702775561" table:formula="of:=[NewPrefix.N42]" table:style-name="ce17">
            <text:p>0,12</text:p>
          </table:table-cell>
          <table:table-cell office:value-type="float" office:value="0.61250000000000004" table:formula="of:=[NewPrefix.K42]" table:style-name="ce17">
            <text:p>0,61</text:p>
          </table:table-cell>
          <table:table-cell office:value-type="float" office:value="0.12530042830830074" table:formula="of:=[NewPrefix.L42]" table:style-name="ce17">
            <text:p>0,13</text:p>
          </table:table-cell>
          <table:table-cell table:number-columns-repeated="16370"/>
        </table:table-row>
        <table:table-row table:style-name="ro1">
          <table:table-cell office:value-type="float" office:value="0.55028554343585645" table:formula="of:=[NewPrefix.A43]" table:style-name="ce17">
            <text:p>0,55</text:p>
          </table:table-cell>
          <table:table-cell office:value-type="float" office:value="0.13333333333333333" table:formula="of:=[NewPrefix.B43]" table:style-name="ce17">
            <text:p>0,13</text:p>
          </table:table-cell>
          <table:table-cell office:value-type="float" office:value="0.75" table:formula="of:=[NewPrefix.C43]" table:style-name="ce17">
            <text:p>0,75</text:p>
          </table:table-cell>
          <table:table-cell office:value-type="float" office:value="70" table:formula="of:=[NewPrefix.D43]" table:style-name="ce17">
            <text:p>70,00</text:p>
          </table:table-cell>
          <table:table-cell office:value-type="float" office:value="0.88888888888888884" table:formula="of:=[NewPrefix.E43]" table:style-name="ce17">
            <text:p>0,89</text:p>
          </table:table-cell>
          <table:table-cell office:value-type="float" office:value="1.2217304763960306" table:formula="of:=[NewPrefix.F43]" table:style-name="ce17">
            <text:p>1,22</text:p>
          </table:table-cell>
          <table:table-cell office:value-type="float" office:value="0.4207398470369817" table:formula="of:=[NewPrefix.G43]" table:style-name="ce17">
            <text:p>0,42</text:p>
          </table:table-cell>
          <table:table-cell office:value-type="float" office:value="0.98925733192050924" table:formula="of:=[NewPrefix.H43]" table:style-name="ce17">
            <text:p>0,99</text:p>
          </table:table-cell>
          <table:table-cell office:value-type="float" office:value="0.51" table:formula="of:=[NewPrefix.I43]" table:style-name="ce17">
            <text:p>0,51</text:p>
          </table:table-cell>
          <table:table-cell office:value-type="float" office:value="0.18031222920256965" table:formula="of:=[NewPrefix.J43]" table:style-name="ce17">
            <text:p>0,18</text:p>
          </table:table-cell>
          <table:table-cell office:value-type="float" office:value="0.60843492875834881" table:formula="of:=[NewPrefix.M43]" table:style-name="ce17">
            <text:p>0,61</text:p>
          </table:table-cell>
          <table:table-cell office:value-type="float" office:value="0.10567129377853716" table:formula="of:=[NewPrefix.N43]" table:style-name="ce17">
            <text:p>0,11</text:p>
          </table:table-cell>
          <table:table-cell office:value-type="float" office:value="0.61250000000000004" table:formula="of:=[NewPrefix.K43]" table:style-name="ce17">
            <text:p>0,61</text:p>
          </table:table-cell>
          <table:table-cell office:value-type="float" office:value="0.1130584971861896" table:formula="of:=[NewPrefix.L43]" table:style-name="ce17">
            <text:p>0,11</text:p>
          </table:table-cell>
          <table:table-cell table:number-columns-repeated="16370"/>
        </table:table-row>
        <table:table-row table:style-name="ro1">
          <table:table-cell office:value-type="float" office:value="0.55345859518217588" table:formula="of:=[NewPrefix.A44]" table:style-name="ce17">
            <text:p>0,55</text:p>
          </table:table-cell>
          <table:table-cell office:value-type="float" office:value="6.6666666666666666E-2" table:formula="of:=[NewPrefix.B44]" table:style-name="ce17">
            <text:p>0,07</text:p>
          </table:table-cell>
          <table:table-cell office:value-type="float" office:value="0.75" table:formula="of:=[NewPrefix.C44]" table:style-name="ce17">
            <text:p>0,75</text:p>
          </table:table-cell>
          <table:table-cell office:value-type="float" office:value="70" table:formula="of:=[NewPrefix.D44]" table:style-name="ce17">
            <text:p>70,00</text:p>
          </table:table-cell>
          <table:table-cell office:value-type="float" office:value="0.88888888888888884" table:formula="of:=[NewPrefix.E44]" table:style-name="ce17">
            <text:p>0,89</text:p>
          </table:table-cell>
          <table:table-cell office:value-type="float" office:value="1.2217304763960306" table:formula="of:=[NewPrefix.F44]" table:style-name="ce17">
            <text:p>1,22</text:p>
          </table:table-cell>
          <table:table-cell office:value-type="float" office:value="0.4207398470369817" table:formula="of:=[NewPrefix.G44]" table:style-name="ce17">
            <text:p>0,42</text:p>
          </table:table-cell>
          <table:table-cell office:value-type="float" office:value="0.99774163223042389" table:formula="of:=[NewPrefix.H44]" table:style-name="ce17">
            <text:p>1,00</text:p>
          </table:table-cell>
          <table:table-cell office:value-type="float" office:value="0.51" table:formula="of:=[NewPrefix.I44]" table:style-name="ce17">
            <text:p>0,51</text:p>
          </table:table-cell>
          <table:table-cell office:value-type="float" office:value="0.18031222920256965" table:formula="of:=[NewPrefix.J44]" table:style-name="ce17">
            <text:p>0,18</text:p>
          </table:table-cell>
          <table:table-cell office:value-type="float" office:value="0.60843492875834881" table:formula="of:=[NewPrefix.M44]" table:style-name="ce17">
            <text:p>0,61</text:p>
          </table:table-cell>
          <table:table-cell office:value-type="float" office:value="9.9332333176751872E-2" table:formula="of:=[NewPrefix.N44]" table:style-name="ce17">
            <text:p>0,10</text:p>
          </table:table-cell>
          <table:table-cell office:value-type="float" office:value="0.61250000000000004" table:formula="of:=[NewPrefix.K44]" table:style-name="ce17">
            <text:p>0,61</text:p>
          </table:table-cell>
          <table:table-cell office:value-type="float" office:value="0.10667718476463474" table:formula="of:=[NewPrefix.L44]" table:style-name="ce17">
            <text:p>0,11</text:p>
          </table:table-cell>
          <table:table-cell table:number-columns-repeated="16370"/>
        </table:table-row>
        <table:table-row table:style-name="ro1">
          <table:table-cell office:value-type="float" office:value="0.55412564714189949" table:formula="of:=[NewPrefix.A45]" table:style-name="ce17">
            <text:p>0,55</text:p>
          </table:table-cell>
          <table:table-cell office:value-type="float" office:value="3.3333333333333333E-2" table:formula="of:=[NewPrefix.B45]" table:style-name="ce17">
            <text:p>0,03</text:p>
          </table:table-cell>
          <table:table-cell office:value-type="float" office:value="0.75" table:formula="of:=[NewPrefix.C45]" table:style-name="ce17">
            <text:p>0,75</text:p>
          </table:table-cell>
          <table:table-cell office:value-type="float" office:value="70" table:formula="of:=[NewPrefix.D45]" table:style-name="ce17">
            <text:p>70,00</text:p>
          </table:table-cell>
          <table:table-cell office:value-type="float" office:value="0.88888888888888884" table:formula="of:=[NewPrefix.E45]" table:style-name="ce17">
            <text:p>0,89</text:p>
          </table:table-cell>
          <table:table-cell office:value-type="float" office:value="1.2217304763960306" table:formula="of:=[NewPrefix.F45]" table:style-name="ce17">
            <text:p>1,22</text:p>
          </table:table-cell>
          <table:table-cell office:value-type="float" office:value="0.4207398470369817" table:formula="of:=[NewPrefix.G45]" table:style-name="ce17">
            <text:p>0,42</text:p>
          </table:table-cell>
          <table:table-cell office:value-type="float" office:value="0.99952523665955972" table:formula="of:=[NewPrefix.H45]" table:style-name="ce17">
            <text:p>1,00</text:p>
          </table:table-cell>
          <table:table-cell office:value-type="float" office:value="0.51" table:formula="of:=[NewPrefix.I45]" table:style-name="ce17">
            <text:p>0,51</text:p>
          </table:table-cell>
          <table:table-cell office:value-type="float" office:value="0.18031222920256965" table:formula="of:=[NewPrefix.J45]" table:style-name="ce17">
            <text:p>0,18</text:p>
          </table:table-cell>
          <table:table-cell office:value-type="float" office:value="0.60843492875834881" table:formula="of:=[NewPrefix.M45]" table:style-name="ce17">
            <text:p>0,61</text:p>
          </table:table-cell>
          <table:table-cell office:value-type="float" office:value="9.8008965830346961E-2" table:formula="of:=[NewPrefix.N45]" table:style-name="ce17">
            <text:p>0,10</text:p>
          </table:table-cell>
          <table:table-cell office:value-type="float" office:value="0.61250000000000004" table:formula="of:=[NewPrefix.K45]" table:style-name="ce17">
            <text:p>0,61</text:p>
          </table:table-cell>
          <table:table-cell office:value-type="float" office:value="0.10534497574545969" table:formula="of:=[NewPrefix.L45]" table:style-name="ce17">
            <text:p>0,11</text:p>
          </table:table-cell>
          <table:table-cell table:number-columns-repeated="16370"/>
        </table:table-row>
        <table:table-row table:style-name="ro1">
          <table:table-cell office:value-type="float" office:value="0.57102813139228159" table:formula="of:=[NewPrefix.A46]" table:style-name="ce17">
            <text:p>0,57</text:p>
          </table:table-cell>
          <table:table-cell office:value-type="float" office:value="0.2" table:formula="of:=[NewPrefix.B46]" table:style-name="ce17">
            <text:p>0,20</text:p>
          </table:table-cell>
          <table:table-cell office:value-type="float" office:value="0.75" table:formula="of:=[NewPrefix.C46]" table:style-name="ce17">
            <text:p>0,75</text:p>
          </table:table-cell>
          <table:table-cell office:value-type="float" office:value="90" table:formula="of:=[NewPrefix.D46]" table:style-name="ce17">
            <text:p>90,00</text:p>
          </table:table-cell>
          <table:table-cell office:value-type="float" office:value="0.88888888888888884" table:formula="of:=[NewPrefix.E46]" table:style-name="ce17">
            <text:p>0,89</text:p>
          </table:table-cell>
          <table:table-cell office:value-type="float" office:value="1.5707963267948966" table:formula="of:=[NewPrefix.F46]" table:style-name="ce17">
            <text:p>1,57</text:p>
          </table:table-cell>
          <table:table-cell office:value-type="float" office:value="0.35355339059327379" table:formula="of:=[NewPrefix.G46]" table:style-name="ce17">
            <text:p>0,35</text:p>
          </table:table-cell>
          <table:table-cell office:value-type="float" office:value="0.97325038780094308" table:formula="of:=[NewPrefix.H46]" table:style-name="ce17">
            <text:p>0,97</text:p>
          </table:table-cell>
          <table:table-cell office:value-type="float" office:value="0.75" table:formula="of:=[NewPrefix.I46]" table:style-name="ce17">
            <text:p>0,75</text:p>
          </table:table-cell>
          <table:table-cell office:value-type="float" office:value="0.26516504294495535" table:formula="of:=[NewPrefix.J46]" table:style-name="ce17">
            <text:p>0,27</text:p>
          </table:table-cell>
          <table:table-cell office:value-type="float" office:value="0.70843492875834879" table:formula="of:=[NewPrefix.M46]" table:style-name="ce17">
            <text:p>0,71</text:p>
          </table:table-cell>
          <table:table-cell office:value-type="float" office:value="0.24063052205684116" table:formula="of:=[NewPrefix.N46]" table:style-name="ce17">
            <text:p>0,24</text:p>
          </table:table-cell>
          <table:table-cell office:value-type="float" office:value="0.6925" table:formula="of:=[NewPrefix.K46]" table:style-name="ce17">
            <text:p>0,69</text:p>
          </table:table-cell>
          <table:table-cell office:value-type="float" office:value="0.21272484126402938" table:formula="of:=[NewPrefix.L46]" table:style-name="ce17">
            <text:p>0,21</text:p>
          </table:table-cell>
          <table:table-cell table:number-columns-repeated="16370"/>
        </table:table-row>
        <table:table-row table:style-name="ro1">
          <table:table-cell office:value-type="float" office:value="0.57605862860695689" table:formula="of:=[NewPrefix.A47]" table:style-name="ce17">
            <text:p>0,58</text:p>
          </table:table-cell>
          <table:table-cell office:value-type="float" office:value="0.13333333333333333" table:formula="of:=[NewPrefix.B47]" table:style-name="ce17">
            <text:p>0,13</text:p>
          </table:table-cell>
          <table:table-cell office:value-type="float" office:value="0.75" table:formula="of:=[NewPrefix.C47]" table:style-name="ce17">
            <text:p>0,75</text:p>
          </table:table-cell>
          <table:table-cell office:value-type="float" office:value="90" table:formula="of:=[NewPrefix.D47]" table:style-name="ce17">
            <text:p>90,00</text:p>
          </table:table-cell>
          <table:table-cell office:value-type="float" office:value="0.88888888888888884" table:formula="of:=[NewPrefix.E47]" table:style-name="ce17">
            <text:p>0,89</text:p>
          </table:table-cell>
          <table:table-cell office:value-type="float" office:value="1.5707963267948966" table:formula="of:=[NewPrefix.F47]" table:style-name="ce17">
            <text:p>1,57</text:p>
          </table:table-cell>
          <table:table-cell office:value-type="float" office:value="0.35355339059327379" table:formula="of:=[NewPrefix.G47]" table:style-name="ce17">
            <text:p>0,35</text:p>
          </table:table-cell>
          <table:table-cell office:value-type="float" office:value="0.98925733192050924" table:formula="of:=[NewPrefix.H47]" table:style-name="ce17">
            <text:p>0,99</text:p>
          </table:table-cell>
          <table:table-cell office:value-type="float" office:value="0.75" table:formula="of:=[NewPrefix.I47]" table:style-name="ce17">
            <text:p>0,75</text:p>
          </table:table-cell>
          <table:table-cell office:value-type="float" office:value="0.26516504294495535" table:formula="of:=[NewPrefix.J47]" table:style-name="ce17">
            <text:p>0,27</text:p>
          </table:table-cell>
          <table:table-cell office:value-type="float" office:value="0.70843492875834879" table:formula="of:=[NewPrefix.M47]" table:style-name="ce17">
            <text:p>0,71</text:p>
          </table:table-cell>
          <table:table-cell office:value-type="float" office:value="0.22979657551785734" table:formula="of:=[NewPrefix.N47]" table:style-name="ce17">
            <text:p>0,23</text:p>
          </table:table-cell>
          <table:table-cell office:value-type="float" office:value="0.6925" table:formula="of:=[NewPrefix.K47]" table:style-name="ce17">
            <text:p>0,69</text:p>
          </table:table-cell>
          <table:table-cell office:value-type="float" office:value="0.20213458424297073" table:formula="of:=[NewPrefix.L47]" table:style-name="ce17">
            <text:p>0,20</text:p>
          </table:table-cell>
          <table:table-cell table:number-columns-repeated="16370"/>
        </table:table-row>
        <table:table-row table:style-name="ro1">
          <table:table-cell office:value-type="float" office:value="0.57872498695485186" table:formula="of:=[NewPrefix.A48]" table:style-name="ce17">
            <text:p>0,58</text:p>
          </table:table-cell>
          <table:table-cell office:value-type="float" office:value="6.6666666666666666E-2" table:formula="of:=[NewPrefix.B48]" table:style-name="ce17">
            <text:p>0,07</text:p>
          </table:table-cell>
          <table:table-cell office:value-type="float" office:value="0.75" table:formula="of:=[NewPrefix.C48]" table:style-name="ce17">
            <text:p>0,75</text:p>
          </table:table-cell>
          <table:table-cell office:value-type="float" office:value="90" table:formula="of:=[NewPrefix.D48]" table:style-name="ce17">
            <text:p>90,00</text:p>
          </table:table-cell>
          <table:table-cell office:value-type="float" office:value="0.88888888888888884" table:formula="of:=[NewPrefix.E48]" table:style-name="ce17">
            <text:p>0,89</text:p>
          </table:table-cell>
          <table:table-cell office:value-type="float" office:value="1.5707963267948966" table:formula="of:=[NewPrefix.F48]" table:style-name="ce17">
            <text:p>1,57</text:p>
          </table:table-cell>
          <table:table-cell office:value-type="float" office:value="0.35355339059327379" table:formula="of:=[NewPrefix.G48]" table:style-name="ce17">
            <text:p>0,35</text:p>
          </table:table-cell>
          <table:table-cell office:value-type="float" office:value="0.99774163223042389" table:formula="of:=[NewPrefix.H48]" table:style-name="ce17">
            <text:p>1,00</text:p>
          </table:table-cell>
          <table:table-cell office:value-type="float" office:value="0.75" table:formula="of:=[NewPrefix.I48]" table:style-name="ce17">
            <text:p>0,75</text:p>
          </table:table-cell>
          <table:table-cell office:value-type="float" office:value="0.26516504294495535" table:formula="of:=[NewPrefix.J48]" table:style-name="ce17">
            <text:p>0,27</text:p>
          </table:table-cell>
          <table:table-cell office:value-type="float" office:value="0.70843492875834879" table:formula="of:=[NewPrefix.M48]" table:style-name="ce17">
            <text:p>0,71</text:p>
          </table:table-cell>
          <table:table-cell office:value-type="float" office:value="0.22413053648505418" table:formula="of:=[NewPrefix.N48]" table:style-name="ce17">
            <text:p>0,22</text:p>
          </table:table-cell>
          <table:table-cell office:value-type="float" office:value="0.6925" table:formula="of:=[NewPrefix.K48]" table:style-name="ce17">
            <text:p>0,69</text:p>
          </table:table-cell>
          <table:table-cell office:value-type="float" office:value="0.19659599224117152" table:formula="of:=[NewPrefix.L48]" table:style-name="ce17">
            <text:p>0,20</text:p>
          </table:table-cell>
          <table:table-cell table:number-columns-repeated="16370"/>
        </table:table-row>
        <table:table-row table:style-name="ro1">
          <table:table-cell office:value-type="float" office:value="0.57928551974898346" table:formula="of:=[NewPrefix.A49]" table:style-name="ce17">
            <text:p>0,58</text:p>
          </table:table-cell>
          <table:table-cell office:value-type="float" office:value="3.3333333333333333E-2" table:formula="of:=[NewPrefix.B49]" table:style-name="ce17">
            <text:p>0,03</text:p>
          </table:table-cell>
          <table:table-cell office:value-type="float" office:value="0.75" table:formula="of:=[NewPrefix.C49]" table:style-name="ce17">
            <text:p>0,75</text:p>
          </table:table-cell>
          <table:table-cell office:value-type="float" office:value="90" table:formula="of:=[NewPrefix.D49]" table:style-name="ce17">
            <text:p>90,00</text:p>
          </table:table-cell>
          <table:table-cell office:value-type="float" office:value="0.88888888888888884" table:formula="of:=[NewPrefix.E49]" table:style-name="ce17">
            <text:p>0,89</text:p>
          </table:table-cell>
          <table:table-cell office:value-type="float" office:value="1.5707963267948966" table:formula="of:=[NewPrefix.F49]" table:style-name="ce17">
            <text:p>1,57</text:p>
          </table:table-cell>
          <table:table-cell office:value-type="float" office:value="0.35355339059327379" table:formula="of:=[NewPrefix.G49]" table:style-name="ce17">
            <text:p>0,35</text:p>
          </table:table-cell>
          <table:table-cell office:value-type="float" office:value="0.99952523665955972" table:formula="of:=[NewPrefix.H49]" table:style-name="ce17">
            <text:p>1,00</text:p>
          </table:table-cell>
          <table:table-cell office:value-type="float" office:value="0.75" table:formula="of:=[NewPrefix.I49]" table:style-name="ce17">
            <text:p>0,75</text:p>
          </table:table-cell>
          <table:table-cell office:value-type="float" office:value="0.26516504294495535" table:formula="of:=[NewPrefix.J49]" table:style-name="ce17">
            <text:p>0,27</text:p>
          </table:table-cell>
          <table:table-cell office:value-type="float" office:value="0.70843492875834879" table:formula="of:=[NewPrefix.M49]" table:style-name="ce17">
            <text:p>0,71</text:p>
          </table:table-cell>
          <table:table-cell office:value-type="float" office:value="0.22294603370256602" table:formula="of:=[NewPrefix.N49]" table:style-name="ce17">
            <text:p>0,22</text:p>
          </table:table-cell>
          <table:table-cell office:value-type="float" office:value="0.6925" table:formula="of:=[NewPrefix.K49]" table:style-name="ce17">
            <text:p>0,69</text:p>
          </table:table-cell>
          <table:table-cell office:value-type="float" office:value="0.19543813265015628" table:formula="of:=[NewPrefix.L49]" table:style-name="ce17">
            <text:p>0,20</text:p>
          </table:table-cell>
          <table:table-cell table:number-columns-repeated="16370"/>
        </table:table-row>
        <table:table-row table:style-name="ro1">
          <table:table-cell office:value-type="float" office:value="0.16175810004618024" table:formula="of:=[NewPrefix.A50]" table:style-name="ce17">
            <text:p>0,16</text:p>
          </table:table-cell>
          <table:table-cell office:value-type="float" office:value="0.2" table:formula="of:=[NewPrefix.B50]" table:style-name="ce17">
            <text:p>0,20</text:p>
          </table:table-cell>
          <table:table-cell office:value-type="float" office:value="1" table:formula="of:=[NewPrefix.C50]" table:style-name="ce17">
            <text:p>1,00</text:p>
          </table:table-cell>
          <table:table-cell office:value-type="float" office:value="30" table:formula="of:=[NewPrefix.D50]" table:style-name="ce17">
            <text:p>30,00</text:p>
          </table:table-cell>
          <table:table-cell office:value-type="float" office:value="0.66666666666666663" table:formula="of:=[NewPrefix.E50]" table:style-name="ce17">
            <text:p>0,67</text:p>
          </table:table-cell>
          <table:table-cell office:value-type="float" office:value="0.52359877559829882" table:formula="of:=[NewPrefix.F50]" table:style-name="ce17">
            <text:p>0,52</text:p>
          </table:table-cell>
          <table:table-cell office:value-type="float" office:value="0.23325317547305482" table:formula="of:=[NewPrefix.G50]" table:style-name="ce17">
            <text:p>0,23</text:p>
          </table:table-cell>
          <table:table-cell office:value-type="float" office:value="0.99199999999999999" table:formula="of:=[NewPrefix.H50]" table:style-name="ce17">
            <text:p>0,99</text:p>
          </table:table-cell>
          <table:table-cell office:value-type="float" office:value="0.03" table:formula="of:=[NewPrefix.I50]" table:style-name="ce17">
            <text:p>0,03</text:p>
          </table:table-cell>
          <table:table-cell office:value-type="float" office:value="7.4999999999999997E-3" table:formula="of:=[NewPrefix.J50]" table:style-name="ce17">
            <text:p>0,01</text:p>
          </table:table-cell>
          <table:table-cell office:value-type="float" office:value="0.31" table:formula="of:=[NewPrefix.M50]" table:style-name="ce17">
            <text:p>0,31</text:p>
          </table:table-cell>
          <table:table-cell office:value-type="float" office:value="0.9164418963347013" table:formula="of:=[NewPrefix.N50]" table:style-name="ce17">
            <text:p>0,92</text:p>
          </table:table-cell>
          <table:table-cell office:value-type="float" office:value="0.12" table:formula="of:=[NewPrefix.K50]" table:style-name="ce17">
            <text:p>0,12</text:p>
          </table:table-cell>
          <table:table-cell office:value-type="float" office:value="0.2581515239994705" table:formula="of:=[NewPrefix.L50]" table:style-name="ce17">
            <text:p>0,26</text:p>
          </table:table-cell>
          <table:table-cell table:number-columns-repeated="16370"/>
        </table:table-row>
        <table:table-row table:style-name="ro1">
          <table:table-cell office:value-type="float" office:value="0.16263351937141246" table:formula="of:=[NewPrefix.A51]" table:style-name="ce17">
            <text:p>0,16</text:p>
          </table:table-cell>
          <table:table-cell office:value-type="float" office:value="0.13333333333333333" table:formula="of:=[NewPrefix.B51]" table:style-name="ce17">
            <text:p>0,13</text:p>
          </table:table-cell>
          <table:table-cell office:value-type="float" office:value="1" table:formula="of:=[NewPrefix.C51]" table:style-name="ce17">
            <text:p>1,00</text:p>
          </table:table-cell>
          <table:table-cell office:value-type="float" office:value="30" table:formula="of:=[NewPrefix.D51]" table:style-name="ce17">
            <text:p>30,00</text:p>
          </table:table-cell>
          <table:table-cell office:value-type="float" office:value="0.66666666666666663" table:formula="of:=[NewPrefix.E51]" table:style-name="ce17">
            <text:p>0,67</text:p>
          </table:table-cell>
          <table:table-cell office:value-type="float" office:value="0.52359877559829882" table:formula="of:=[NewPrefix.F51]" table:style-name="ce17">
            <text:p>0,52</text:p>
          </table:table-cell>
          <table:table-cell office:value-type="float" office:value="0.23325317547305482" table:formula="of:=[NewPrefix.G51]" table:style-name="ce17">
            <text:p>0,23</text:p>
          </table:table-cell>
          <table:table-cell office:value-type="float" office:value="0.99762962962962964" table:formula="of:=[NewPrefix.H51]" table:style-name="ce17">
            <text:p>1,00</text:p>
          </table:table-cell>
          <table:table-cell office:value-type="float" office:value="0.03" table:formula="of:=[NewPrefix.I51]" table:style-name="ce17">
            <text:p>0,03</text:p>
          </table:table-cell>
          <table:table-cell office:value-type="float" office:value="7.4999999999999997E-3" table:formula="of:=[NewPrefix.J51]" table:style-name="ce17">
            <text:p>0,01</text:p>
          </table:table-cell>
          <table:table-cell office:value-type="float" office:value="0.31" table:formula="of:=[NewPrefix.M51]" table:style-name="ce17">
            <text:p>0,31</text:p>
          </table:table-cell>
          <table:table-cell office:value-type="float" office:value="0.9061261245416512" table:formula="of:=[NewPrefix.N51]" table:style-name="ce17">
            <text:p>0,91</text:p>
          </table:table-cell>
          <table:table-cell office:value-type="float" office:value="0.12" table:formula="of:=[NewPrefix.K51]" table:style-name="ce17">
            <text:p>0,12</text:p>
          </table:table-cell>
          <table:table-cell office:value-type="float" office:value="0.26214472598387695" table:formula="of:=[NewPrefix.L51]" table:style-name="ce17">
            <text:p>0,26</text:p>
          </table:table-cell>
          <table:table-cell table:number-columns-repeated="16370"/>
        </table:table-row>
        <table:table-row table:style-name="ro1">
          <table:table-cell office:value-type="float" office:value="0.16295604228070851" table:formula="of:=[NewPrefix.A52]" table:style-name="ce17">
            <text:p>0,16</text:p>
          </table:table-cell>
          <table:table-cell office:value-type="float" office:value="6.6666666666666666E-2" table:formula="of:=[NewPrefix.B52]" table:style-name="ce17">
            <text:p>0,07</text:p>
          </table:table-cell>
          <table:table-cell office:value-type="float" office:value="1" table:formula="of:=[NewPrefix.C52]" table:style-name="ce17">
            <text:p>1,00</text:p>
          </table:table-cell>
          <table:table-cell office:value-type="float" office:value="30" table:formula="of:=[NewPrefix.D52]" table:style-name="ce17">
            <text:p>30,00</text:p>
          </table:table-cell>
          <table:table-cell office:value-type="float" office:value="0.66666666666666663" table:formula="of:=[NewPrefix.E52]" table:style-name="ce17">
            <text:p>0,67</text:p>
          </table:table-cell>
          <table:table-cell office:value-type="float" office:value="0.52359877559829882" table:formula="of:=[NewPrefix.F52]" table:style-name="ce17">
            <text:p>0,52</text:p>
          </table:table-cell>
          <table:table-cell office:value-type="float" office:value="0.23325317547305482" table:formula="of:=[NewPrefix.G52]" table:style-name="ce17">
            <text:p>0,23</text:p>
          </table:table-cell>
          <table:table-cell office:value-type="float" office:value="0.99970370370370365" table:formula="of:=[NewPrefix.H52]" table:style-name="ce17">
            <text:p>1,00</text:p>
          </table:table-cell>
          <table:table-cell office:value-type="float" office:value="0.03" table:formula="of:=[NewPrefix.I52]" table:style-name="ce17">
            <text:p>0,03</text:p>
          </table:table-cell>
          <table:table-cell office:value-type="float" office:value="7.4999999999999997E-3" table:formula="of:=[NewPrefix.J52]" table:style-name="ce17">
            <text:p>0,01</text:p>
          </table:table-cell>
          <table:table-cell office:value-type="float" office:value="0.31" table:formula="of:=[NewPrefix.M52]" table:style-name="ce17">
            <text:p>0,31</text:p>
          </table:table-cell>
          <table:table-cell office:value-type="float" office:value="0.90235351608498926" table:formula="of:=[NewPrefix.N52]" table:style-name="ce17">
            <text:p>0,90</text:p>
          </table:table-cell>
          <table:table-cell office:value-type="float" office:value="0.12" table:formula="of:=[NewPrefix.K52]" table:style-name="ce17">
            <text:p>0,12</text:p>
          </table:table-cell>
          <table:table-cell office:value-type="float" office:value="0.26360509054774611" table:formula="of:=[NewPrefix.L52]" table:style-name="ce17">
            <text:p>0,26</text:p>
          </table:table-cell>
          <table:table-cell table:number-columns-repeated="16370"/>
        </table:table-row>
        <table:table-row table:style-name="ro1">
          <table:table-cell office:value-type="float" office:value="0.16299635764437054" table:formula="of:=[NewPrefix.A53]" table:style-name="ce17">
            <text:p>0,16</text:p>
          </table:table-cell>
          <table:table-cell office:value-type="float" office:value="3.3333333333333333E-2" table:formula="of:=[NewPrefix.B53]" table:style-name="ce17">
            <text:p>0,03</text:p>
          </table:table-cell>
          <table:table-cell office:value-type="float" office:value="1" table:formula="of:=[NewPrefix.C53]" table:style-name="ce17">
            <text:p>1,00</text:p>
          </table:table-cell>
          <table:table-cell office:value-type="float" office:value="30" table:formula="of:=[NewPrefix.D53]" table:style-name="ce17">
            <text:p>30,00</text:p>
          </table:table-cell>
          <table:table-cell office:value-type="float" office:value="0.66666666666666663" table:formula="of:=[NewPrefix.E53]" table:style-name="ce17">
            <text:p>0,67</text:p>
          </table:table-cell>
          <table:table-cell office:value-type="float" office:value="0.52359877559829882" table:formula="of:=[NewPrefix.F53]" table:style-name="ce17">
            <text:p>0,52</text:p>
          </table:table-cell>
          <table:table-cell office:value-type="float" office:value="0.23325317547305482" table:formula="of:=[NewPrefix.G53]" table:style-name="ce17">
            <text:p>0,23</text:p>
          </table:table-cell>
          <table:table-cell office:value-type="float" office:value="0.99996296296296294" table:formula="of:=[NewPrefix.H53]" table:style-name="ce17">
            <text:p>1,00</text:p>
          </table:table-cell>
          <table:table-cell office:value-type="float" office:value="0.03" table:formula="of:=[NewPrefix.I53]" table:style-name="ce17">
            <text:p>0,03</text:p>
          </table:table-cell>
          <table:table-cell office:value-type="float" office:value="7.4999999999999997E-3" table:formula="of:=[NewPrefix.J53]" table:style-name="ce17">
            <text:p>0,01</text:p>
          </table:table-cell>
          <table:table-cell office:value-type="float" office:value="0.31" table:formula="of:=[NewPrefix.M53]" table:style-name="ce17">
            <text:p>0,31</text:p>
          </table:table-cell>
          <table:table-cell office:value-type="float" office:value="0.90188298978045645" table:formula="of:=[NewPrefix.N53]" table:style-name="ce17">
            <text:p>0,90</text:p>
          </table:table-cell>
          <table:table-cell office:value-type="float" office:value="0.12" table:formula="of:=[NewPrefix.K53]" table:style-name="ce17">
            <text:p>0,12</text:p>
          </table:table-cell>
          <table:table-cell office:value-type="float" office:value="0.26378722976240399" table:formula="of:=[NewPrefix.L53]" table:style-name="ce17">
            <text:p>0,26</text:p>
          </table:table-cell>
          <table:table-cell table:number-columns-repeated="16370"/>
        </table:table-row>
        <table:table-row table:style-name="ro1">
          <table:table-cell office:value-type="float" office:value="0.27556345551134687" table:formula="of:=[NewPrefix.A54]" table:style-name="ce17">
            <text:p>0,28</text:p>
          </table:table-cell>
          <table:table-cell office:value-type="float" office:value="0.2" table:formula="of:=[NewPrefix.B54]" table:style-name="ce17">
            <text:p>0,20</text:p>
          </table:table-cell>
          <table:table-cell office:value-type="float" office:value="1" table:formula="of:=[NewPrefix.C54]" table:style-name="ce17">
            <text:p>1,00</text:p>
          </table:table-cell>
          <table:table-cell office:value-type="float" office:value="50" table:formula="of:=[NewPrefix.D54]" table:style-name="ce17">
            <text:p>50,00</text:p>
          </table:table-cell>
          <table:table-cell office:value-type="float" office:value="0.66666666666666663" table:formula="of:=[NewPrefix.E54]" table:style-name="ce17">
            <text:p>0,67</text:p>
          </table:table-cell>
          <table:table-cell office:value-type="float" office:value="0.87266462599716477" table:formula="of:=[NewPrefix.F54]" table:style-name="ce17">
            <text:p>0,87</text:p>
          </table:table-cell>
          <table:table-cell office:value-type="float" office:value="0.31461207990627049" table:formula="of:=[NewPrefix.G54]" table:style-name="ce17">
            <text:p>0,31</text:p>
          </table:table-cell>
          <table:table-cell office:value-type="float" office:value="0.99199999999999999" table:formula="of:=[NewPrefix.H54]" table:style-name="ce17">
            <text:p>0,99</text:p>
          </table:table-cell>
          <table:table-cell office:value-type="float" office:value="0.27" table:formula="of:=[NewPrefix.I54]" table:style-name="ce17">
            <text:p>0,27</text:p>
          </table:table-cell>
          <table:table-cell office:value-type="float" office:value="6.7500000000000004E-2" table:formula="of:=[NewPrefix.J54]" table:style-name="ce17">
            <text:p>0,07</text:p>
          </table:table-cell>
          <table:table-cell office:value-type="float" office:value="0.41000000000000003" table:formula="of:=[NewPrefix.M54]" table:style-name="ce17">
            <text:p>0,41</text:p>
          </table:table-cell>
          <table:table-cell office:value-type="float" office:value="0.4878605700425232" table:formula="of:=[NewPrefix.N54]" table:style-name="ce17">
            <text:p>0,49</text:p>
          </table:table-cell>
          <table:table-cell office:value-type="float" office:value="0.2" table:formula="of:=[NewPrefix.K54]" table:style-name="ce17">
            <text:p>0,20</text:p>
          </table:table-cell>
          <table:table-cell office:value-type="float" office:value="0.27421435607681799" table:formula="of:=[NewPrefix.L54]" table:style-name="ce17">
            <text:p>0,27</text:p>
          </table:table-cell>
          <table:table-cell table:number-columns-repeated="16370"/>
        </table:table-row>
        <table:table-row table:style-name="ro1">
          <table:table-cell office:value-type="float" office:value="0.27674422183593339" table:formula="of:=[NewPrefix.A55]" table:style-name="ce17">
            <text:p>0,28</text:p>
          </table:table-cell>
          <table:table-cell office:value-type="float" office:value="0.13333333333333333" table:formula="of:=[NewPrefix.B55]" table:style-name="ce17">
            <text:p>0,13</text:p>
          </table:table-cell>
          <table:table-cell office:value-type="float" office:value="1" table:formula="of:=[NewPrefix.C55]" table:style-name="ce17">
            <text:p>1,00</text:p>
          </table:table-cell>
          <table:table-cell office:value-type="float" office:value="50" table:formula="of:=[NewPrefix.D55]" table:style-name="ce17">
            <text:p>50,00</text:p>
          </table:table-cell>
          <table:table-cell office:value-type="float" office:value="0.66666666666666663" table:formula="of:=[NewPrefix.E55]" table:style-name="ce17">
            <text:p>0,67</text:p>
          </table:table-cell>
          <table:table-cell office:value-type="float" office:value="0.87266462599716477" table:formula="of:=[NewPrefix.F55]" table:style-name="ce17">
            <text:p>0,87</text:p>
          </table:table-cell>
          <table:table-cell office:value-type="float" office:value="0.31461207990627049" table:formula="of:=[NewPrefix.G55]" table:style-name="ce17">
            <text:p>0,31</text:p>
          </table:table-cell>
          <table:table-cell office:value-type="float" office:value="0.99762962962962964" table:formula="of:=[NewPrefix.H55]" table:style-name="ce17">
            <text:p>1,00</text:p>
          </table:table-cell>
          <table:table-cell office:value-type="float" office:value="0.27" table:formula="of:=[NewPrefix.I55]" table:style-name="ce17">
            <text:p>0,27</text:p>
          </table:table-cell>
          <table:table-cell office:value-type="float" office:value="6.7500000000000004E-2" table:formula="of:=[NewPrefix.J55]" table:style-name="ce17">
            <text:p>0,07</text:p>
          </table:table-cell>
          <table:table-cell office:value-type="float" office:value="0.41000000000000003" table:formula="of:=[NewPrefix.M55]" table:style-name="ce17">
            <text:p>0,41</text:p>
          </table:table-cell>
          <table:table-cell office:value-type="float" office:value="0.48151241344820833" table:formula="of:=[NewPrefix.N55]" table:style-name="ce17">
            <text:p>0,48</text:p>
          </table:table-cell>
          <table:table-cell office:value-type="float" office:value="0.2" table:formula="of:=[NewPrefix.K55]" table:style-name="ce17">
            <text:p>0,20</text:p>
          </table:table-cell>
          <table:table-cell office:value-type="float" office:value="0.27731101783014228" table:formula="of:=[NewPrefix.L55]" table:style-name="ce17">
            <text:p>0,28</text:p>
          </table:table-cell>
          <table:table-cell table:number-columns-repeated="16370"/>
        </table:table-row>
        <table:table-row table:style-name="ro1">
          <table:table-cell office:value-type="float" office:value="0.27717924100814945" table:formula="of:=[NewPrefix.A56]" table:style-name="ce17">
            <text:p>0,28</text:p>
          </table:table-cell>
          <table:table-cell office:value-type="float" office:value="6.6666666666666666E-2" table:formula="of:=[NewPrefix.B56]" table:style-name="ce17">
            <text:p>0,07</text:p>
          </table:table-cell>
          <table:table-cell office:value-type="float" office:value="1" table:formula="of:=[NewPrefix.C56]" table:style-name="ce17">
            <text:p>1,00</text:p>
          </table:table-cell>
          <table:table-cell office:value-type="float" office:value="50" table:formula="of:=[NewPrefix.D56]" table:style-name="ce17">
            <text:p>50,00</text:p>
          </table:table-cell>
          <table:table-cell office:value-type="float" office:value="0.66666666666666663" table:formula="of:=[NewPrefix.E56]" table:style-name="ce17">
            <text:p>0,67</text:p>
          </table:table-cell>
          <table:table-cell office:value-type="float" office:value="0.87266462599716477" table:formula="of:=[NewPrefix.F56]" table:style-name="ce17">
            <text:p>0,87</text:p>
          </table:table-cell>
          <table:table-cell office:value-type="float" office:value="0.31461207990627049" table:formula="of:=[NewPrefix.G56]" table:style-name="ce17">
            <text:p>0,31</text:p>
          </table:table-cell>
          <table:table-cell office:value-type="float" office:value="0.99970370370370365" table:formula="of:=[NewPrefix.H56]" table:style-name="ce17">
            <text:p>1,00</text:p>
          </table:table-cell>
          <table:table-cell office:value-type="float" office:value="0.27" table:formula="of:=[NewPrefix.I56]" table:style-name="ce17">
            <text:p>0,27</text:p>
          </table:table-cell>
          <table:table-cell office:value-type="float" office:value="6.7500000000000004E-2" table:formula="of:=[NewPrefix.J56]" table:style-name="ce17">
            <text:p>0,07</text:p>
          </table:table-cell>
          <table:table-cell office:value-type="float" office:value="0.41000000000000003" table:formula="of:=[NewPrefix.M56]" table:style-name="ce17">
            <text:p>0,41</text:p>
          </table:table-cell>
          <table:table-cell office:value-type="float" office:value="0.47918725265556766" table:formula="of:=[NewPrefix.N56]" table:style-name="ce17">
            <text:p>0,48</text:p>
          </table:table-cell>
          <table:table-cell office:value-type="float" office:value="0.2" table:formula="of:=[NewPrefix.K56]" table:style-name="ce17">
            <text:p>0,20</text:p>
          </table:table-cell>
          <table:table-cell office:value-type="float" office:value="0.27844524260704018" table:formula="of:=[NewPrefix.L56]" table:style-name="ce17">
            <text:p>0,28</text:p>
          </table:table-cell>
          <table:table-cell table:number-columns-repeated="16370"/>
        </table:table-row>
        <table:table-row table:style-name="ro1">
          <table:table-cell office:value-type="float" office:value="0.27723361840467647" table:formula="of:=[NewPrefix.A57]" table:style-name="ce17">
            <text:p>0,28</text:p>
          </table:table-cell>
          <table:table-cell office:value-type="float" office:value="3.3333333333333333E-2" table:formula="of:=[NewPrefix.B57]" table:style-name="ce17">
            <text:p>0,03</text:p>
          </table:table-cell>
          <table:table-cell office:value-type="float" office:value="1" table:formula="of:=[NewPrefix.C57]" table:style-name="ce17">
            <text:p>1,00</text:p>
          </table:table-cell>
          <table:table-cell office:value-type="float" office:value="50" table:formula="of:=[NewPrefix.D57]" table:style-name="ce17">
            <text:p>50,00</text:p>
          </table:table-cell>
          <table:table-cell office:value-type="float" office:value="0.66666666666666663" table:formula="of:=[NewPrefix.E57]" table:style-name="ce17">
            <text:p>0,67</text:p>
          </table:table-cell>
          <table:table-cell office:value-type="float" office:value="0.87266462599716477" table:formula="of:=[NewPrefix.F57]" table:style-name="ce17">
            <text:p>0,87</text:p>
          </table:table-cell>
          <table:table-cell office:value-type="float" office:value="0.31461207990627049" table:formula="of:=[NewPrefix.G57]" table:style-name="ce17">
            <text:p>0,31</text:p>
          </table:table-cell>
          <table:table-cell office:value-type="float" office:value="0.99996296296296294" table:formula="of:=[NewPrefix.H57]" table:style-name="ce17">
            <text:p>1,00</text:p>
          </table:table-cell>
          <table:table-cell office:value-type="float" office:value="0.27" table:formula="of:=[NewPrefix.I57]" table:style-name="ce17">
            <text:p>0,27</text:p>
          </table:table-cell>
          <table:table-cell office:value-type="float" office:value="6.7500000000000004E-2" table:formula="of:=[NewPrefix.J57]" table:style-name="ce17">
            <text:p>0,07</text:p>
          </table:table-cell>
          <table:table-cell office:value-type="float" office:value="0.41000000000000003" table:formula="of:=[NewPrefix.M57]" table:style-name="ce17">
            <text:p>0,41</text:p>
          </table:table-cell>
          <table:table-cell office:value-type="float" office:value="0.47889712062815254" table:formula="of:=[NewPrefix.N57]" table:style-name="ce17">
            <text:p>0,48</text:p>
          </table:table-cell>
          <table:table-cell office:value-type="float" office:value="0.2" table:formula="of:=[NewPrefix.K57]" table:style-name="ce17">
            <text:p>0,20</text:p>
          </table:table-cell>
          <table:table-cell office:value-type="float" office:value="0.27858677042529145" table:formula="of:=[NewPrefix.L57]" table:style-name="ce17">
            <text:p>0,28</text:p>
          </table:table-cell>
          <table:table-cell table:number-columns-repeated="16370"/>
        </table:table-row>
        <table:table-row table:style-name="ro1">
          <table:table-cell office:value-type="float" office:value="0.33599962237069075" table:formula="of:=[NewPrefix.A58]" table:style-name="ce17">
            <text:p>0,34</text:p>
          </table:table-cell>
          <table:table-cell office:value-type="float" office:value="0.2" table:formula="of:=[NewPrefix.B58]" table:style-name="ce17">
            <text:p>0,20</text:p>
          </table:table-cell>
          <table:table-cell office:value-type="float" office:value="1" table:formula="of:=[NewPrefix.C58]" table:style-name="ce17">
            <text:p>1,00</text:p>
          </table:table-cell>
          <table:table-cell office:value-type="float" office:value="70" table:formula="of:=[NewPrefix.D58]" table:style-name="ce17">
            <text:p>70,00</text:p>
          </table:table-cell>
          <table:table-cell office:value-type="float" office:value="0.66666666666666663" table:formula="of:=[NewPrefix.E58]" table:style-name="ce17">
            <text:p>0,67</text:p>
          </table:table-cell>
          <table:table-cell office:value-type="float" office:value="1.2217304763960306" table:formula="of:=[NewPrefix.F58]" table:style-name="ce17">
            <text:p>1,22</text:p>
          </table:table-cell>
          <table:table-cell office:value-type="float" office:value="0.31527160640729451" table:formula="of:=[NewPrefix.G58]" table:style-name="ce17">
            <text:p>0,32</text:p>
          </table:table-cell>
          <table:table-cell office:value-type="float" office:value="0.99199999999999999" table:formula="of:=[NewPrefix.H58]" table:style-name="ce17">
            <text:p>0,99</text:p>
          </table:table-cell>
          <table:table-cell office:value-type="float" office:value="0.51" table:formula="of:=[NewPrefix.I58]" table:style-name="ce17">
            <text:p>0,51</text:p>
          </table:table-cell>
          <table:table-cell office:value-type="float" office:value="0.1275" table:formula="of:=[NewPrefix.J58]" table:style-name="ce17">
            <text:p>0,13</text:p>
          </table:table-cell>
          <table:table-cell office:value-type="float" office:value="0.51" table:formula="of:=[NewPrefix.M58]" table:style-name="ce17">
            <text:p>0,51</text:p>
          </table:table-cell>
          <table:table-cell office:value-type="float" office:value="0.51785884877377564" table:formula="of:=[NewPrefix.N58]" table:style-name="ce17">
            <text:p>0,52</text:p>
          </table:table-cell>
          <table:table-cell office:value-type="float" office:value="0.28000000000000003" table:formula="of:=[NewPrefix.K58]" table:style-name="ce17">
            <text:p>0,28</text:p>
          </table:table-cell>
          <table:table-cell office:value-type="float" office:value="0.16666573008498586" table:formula="of:=[NewPrefix.L58]" table:style-name="ce17">
            <text:p>0,17</text:p>
          </table:table-cell>
          <table:table-cell table:number-columns-repeated="16370"/>
        </table:table-row>
        <table:table-row table:style-name="ro1">
          <table:table-cell office:value-type="float" office:value="0.33718286395523173" table:formula="of:=[NewPrefix.A59]" table:style-name="ce17">
            <text:p>0,34</text:p>
          </table:table-cell>
          <table:table-cell office:value-type="float" office:value="0.13333333333333333" table:formula="of:=[NewPrefix.B59]" table:style-name="ce17">
            <text:p>0,13</text:p>
          </table:table-cell>
          <table:table-cell office:value-type="float" office:value="1" table:formula="of:=[NewPrefix.C59]" table:style-name="ce17">
            <text:p>1,00</text:p>
          </table:table-cell>
          <table:table-cell office:value-type="float" office:value="70" table:formula="of:=[NewPrefix.D59]" table:style-name="ce17">
            <text:p>70,00</text:p>
          </table:table-cell>
          <table:table-cell office:value-type="float" office:value="0.66666666666666663" table:formula="of:=[NewPrefix.E59]" table:style-name="ce17">
            <text:p>0,67</text:p>
          </table:table-cell>
          <table:table-cell office:value-type="float" office:value="1.2217304763960306" table:formula="of:=[NewPrefix.F59]" table:style-name="ce17">
            <text:p>1,22</text:p>
          </table:table-cell>
          <table:table-cell office:value-type="float" office:value="0.31527160640729451" table:formula="of:=[NewPrefix.G59]" table:style-name="ce17">
            <text:p>0,32</text:p>
          </table:table-cell>
          <table:table-cell office:value-type="float" office:value="0.99762962962962964" table:formula="of:=[NewPrefix.H59]" table:style-name="ce17">
            <text:p>1,00</text:p>
          </table:table-cell>
          <table:table-cell office:value-type="float" office:value="0.51" table:formula="of:=[NewPrefix.I59]" table:style-name="ce17">
            <text:p>0,51</text:p>
          </table:table-cell>
          <table:table-cell office:value-type="float" office:value="0.1275" table:formula="of:=[NewPrefix.J59]" table:style-name="ce17">
            <text:p>0,13</text:p>
          </table:table-cell>
          <table:table-cell office:value-type="float" office:value="0.51" table:formula="of:=[NewPrefix.M59]" table:style-name="ce17">
            <text:p>0,51</text:p>
          </table:table-cell>
          <table:table-cell office:value-type="float" office:value="0.51253238084991615" table:formula="of:=[NewPrefix.N59]" table:style-name="ce17">
            <text:p>0,51</text:p>
          </table:table-cell>
          <table:table-cell office:value-type="float" office:value="0.28000000000000003" table:formula="of:=[NewPrefix.K59]" table:style-name="ce17">
            <text:p>0,28</text:p>
          </table:table-cell>
          <table:table-cell office:value-type="float" office:value="0.16959006541573227" table:formula="of:=[NewPrefix.L59]" table:style-name="ce17">
            <text:p>0,17</text:p>
          </table:table-cell>
          <table:table-cell table:number-columns-repeated="16370"/>
        </table:table-row>
        <table:table-row table:style-name="ro1">
          <table:table-cell office:value-type="float" office:value="0.33761879506532577" table:formula="of:=[NewPrefix.A60]" table:style-name="ce17">
            <text:p>0,34</text:p>
          </table:table-cell>
          <table:table-cell office:value-type="float" office:value="6.6666666666666666E-2" table:formula="of:=[NewPrefix.B60]" table:style-name="ce17">
            <text:p>0,07</text:p>
          </table:table-cell>
          <table:table-cell office:value-type="float" office:value="1" table:formula="of:=[NewPrefix.C60]" table:style-name="ce17">
            <text:p>1,00</text:p>
          </table:table-cell>
          <table:table-cell office:value-type="float" office:value="70" table:formula="of:=[NewPrefix.D60]" table:style-name="ce17">
            <text:p>70,00</text:p>
          </table:table-cell>
          <table:table-cell office:value-type="float" office:value="0.66666666666666663" table:formula="of:=[NewPrefix.E60]" table:style-name="ce17">
            <text:p>0,67</text:p>
          </table:table-cell>
          <table:table-cell office:value-type="float" office:value="1.2217304763960306" table:formula="of:=[NewPrefix.F60]" table:style-name="ce17">
            <text:p>1,22</text:p>
          </table:table-cell>
          <table:table-cell office:value-type="float" office:value="0.31527160640729451" table:formula="of:=[NewPrefix.G60]" table:style-name="ce17">
            <text:p>0,32</text:p>
          </table:table-cell>
          <table:table-cell office:value-type="float" office:value="0.99970370370370365" table:formula="of:=[NewPrefix.H60]" table:style-name="ce17">
            <text:p>1,00</text:p>
          </table:table-cell>
          <table:table-cell office:value-type="float" office:value="0.51" table:formula="of:=[NewPrefix.I60]" table:style-name="ce17">
            <text:p>0,51</text:p>
          </table:table-cell>
          <table:table-cell office:value-type="float" office:value="0.1275" table:formula="of:=[NewPrefix.J60]" table:style-name="ce17">
            <text:p>0,13</text:p>
          </table:table-cell>
          <table:table-cell office:value-type="float" office:value="0.51" table:formula="of:=[NewPrefix.M60]" table:style-name="ce17">
            <text:p>0,51</text:p>
          </table:table-cell>
          <table:table-cell office:value-type="float" office:value="0.51057940924562639" table:formula="of:=[NewPrefix.N60]" table:style-name="ce17">
            <text:p>0,51</text:p>
          </table:table-cell>
          <table:table-cell office:value-type="float" office:value="0.28000000000000003" table:formula="of:=[NewPrefix.K60]" table:style-name="ce17">
            <text:p>0,28</text:p>
          </table:table-cell>
          <table:table-cell office:value-type="float" office:value="0.17066228512004819" table:formula="of:=[NewPrefix.L60]" table:style-name="ce17">
            <text:p>0,17</text:p>
          </table:table-cell>
          <table:table-cell table:number-columns-repeated="16370"/>
        </table:table-row>
        <table:table-row table:style-name="ro1">
          <table:table-cell office:value-type="float" office:value="0.33767328645408751" table:formula="of:=[NewPrefix.A61]" table:style-name="ce17">
            <text:p>0,34</text:p>
          </table:table-cell>
          <table:table-cell office:value-type="float" office:value="3.3333333333333333E-2" table:formula="of:=[NewPrefix.B61]" table:style-name="ce17">
            <text:p>0,03</text:p>
          </table:table-cell>
          <table:table-cell office:value-type="float" office:value="1" table:formula="of:=[NewPrefix.C61]" table:style-name="ce17">
            <text:p>1,00</text:p>
          </table:table-cell>
          <table:table-cell office:value-type="float" office:value="70" table:formula="of:=[NewPrefix.D61]" table:style-name="ce17">
            <text:p>70,00</text:p>
          </table:table-cell>
          <table:table-cell office:value-type="float" office:value="0.66666666666666663" table:formula="of:=[NewPrefix.E61]" table:style-name="ce17">
            <text:p>0,67</text:p>
          </table:table-cell>
          <table:table-cell office:value-type="float" office:value="1.2217304763960306" table:formula="of:=[NewPrefix.F61]" table:style-name="ce17">
            <text:p>1,22</text:p>
          </table:table-cell>
          <table:table-cell office:value-type="float" office:value="0.31527160640729451" table:formula="of:=[NewPrefix.G61]" table:style-name="ce17">
            <text:p>0,32</text:p>
          </table:table-cell>
          <table:table-cell office:value-type="float" office:value="0.99996296296296294" table:formula="of:=[NewPrefix.H61]" table:style-name="ce17">
            <text:p>1,00</text:p>
          </table:table-cell>
          <table:table-cell office:value-type="float" office:value="0.51" table:formula="of:=[NewPrefix.I61]" table:style-name="ce17">
            <text:p>0,51</text:p>
          </table:table-cell>
          <table:table-cell office:value-type="float" office:value="0.1275" table:formula="of:=[NewPrefix.J61]" table:style-name="ce17">
            <text:p>0,13</text:p>
          </table:table-cell>
          <table:table-cell office:value-type="float" office:value="0.51" table:formula="of:=[NewPrefix.M61]" table:style-name="ce17">
            <text:p>0,51</text:p>
          </table:table-cell>
          <table:table-cell office:value-type="float" office:value="0.51033564234683182" table:formula="of:=[NewPrefix.N61]" table:style-name="ce17">
            <text:p>0,51</text:p>
          </table:table-cell>
          <table:table-cell office:value-type="float" office:value="0.28000000000000003" table:formula="of:=[NewPrefix.K61]" table:style-name="ce17">
            <text:p>0,28</text:p>
          </table:table-cell>
          <table:table-cell office:value-type="float" office:value="0.17079611792722951" table:formula="of:=[NewPrefix.L61]" table:style-name="ce17">
            <text:p>0,17</text:p>
          </table:table-cell>
          <table:table-cell table:number-columns-repeated="16370"/>
        </table:table-row>
        <table:table-row table:style-name="ro1">
          <table:table-cell office:value-type="float" office:value="0.35283333333333333" table:formula="of:=[NewPrefix.A62]" table:style-name="ce17">
            <text:p>0,35</text:p>
          </table:table-cell>
          <table:table-cell office:value-type="float" office:value="0.2" table:formula="of:=[NewPrefix.B62]" table:style-name="ce17">
            <text:p>0,20</text:p>
          </table:table-cell>
          <table:table-cell office:value-type="float" office:value="1" table:formula="of:=[NewPrefix.C62]" table:style-name="ce17">
            <text:p>1,00</text:p>
          </table:table-cell>
          <table:table-cell office:value-type="float" office:value="90" table:formula="of:=[NewPrefix.D62]" table:style-name="ce17">
            <text:p>90,00</text:p>
          </table:table-cell>
          <table:table-cell office:value-type="float" office:value="0.66666666666666663" table:formula="of:=[NewPrefix.E62]" table:style-name="ce17">
            <text:p>0,67</text:p>
          </table:table-cell>
          <table:table-cell office:value-type="float" office:value="1.5707963267948966" table:formula="of:=[NewPrefix.F62]" table:style-name="ce17">
            <text:p>1,57</text:p>
          </table:table-cell>
          <table:table-cell office:value-type="float" office:value="0.25" table:formula="of:=[NewPrefix.G62]" table:style-name="ce17">
            <text:p>0,25</text:p>
          </table:table-cell>
          <table:table-cell office:value-type="float" office:value="0.99199999999999999" table:formula="of:=[NewPrefix.H62]" table:style-name="ce17">
            <text:p>0,99</text:p>
          </table:table-cell>
          <table:table-cell office:value-type="float" office:value="0.75" table:formula="of:=[NewPrefix.I62]" table:style-name="ce17">
            <text:p>0,75</text:p>
          </table:table-cell>
          <table:table-cell office:value-type="float" office:value="0.1875" table:formula="of:=[NewPrefix.J62]" table:style-name="ce17">
            <text:p>0,19</text:p>
          </table:table-cell>
          <table:table-cell office:value-type="float" office:value="0.61" table:formula="of:=[NewPrefix.M62]" table:style-name="ce17">
            <text:p>0,61</text:p>
          </table:table-cell>
          <table:table-cell office:value-type="float" office:value="0.72886159659896077" table:formula="of:=[NewPrefix.N62]" table:style-name="ce17">
            <text:p>0,73</text:p>
          </table:table-cell>
          <table:table-cell office:value-type="float" office:value="0.36" table:formula="of:=[NewPrefix.K62]" table:style-name="ce17">
            <text:p>0,36</text:p>
          </table:table-cell>
          <table:table-cell office:value-type="float" office:value="2.0311761927255517E-2" table:formula="of:=[NewPrefix.L62]" table:style-name="ce17">
            <text:p>0,02</text:p>
          </table:table-cell>
          <table:table-cell table:number-columns-repeated="16370"/>
        </table:table-row>
        <table:table-row table:style-name="ro1">
          <table:table-cell office:value-type="float" office:value="0.35377160493827159" table:formula="of:=[NewPrefix.A63]" table:style-name="ce17">
            <text:p>0,35</text:p>
          </table:table-cell>
          <table:table-cell office:value-type="float" office:value="0.13333333333333333" table:formula="of:=[NewPrefix.B63]" table:style-name="ce17">
            <text:p>0,13</text:p>
          </table:table-cell>
          <table:table-cell office:value-type="float" office:value="1" table:formula="of:=[NewPrefix.C63]" table:style-name="ce17">
            <text:p>1,00</text:p>
          </table:table-cell>
          <table:table-cell office:value-type="float" office:value="90" table:formula="of:=[NewPrefix.D63]" table:style-name="ce17">
            <text:p>90,00</text:p>
          </table:table-cell>
          <table:table-cell office:value-type="float" office:value="0.66666666666666663" table:formula="of:=[NewPrefix.E63]" table:style-name="ce17">
            <text:p>0,67</text:p>
          </table:table-cell>
          <table:table-cell office:value-type="float" office:value="1.5707963267948966" table:formula="of:=[NewPrefix.F63]" table:style-name="ce17">
            <text:p>1,57</text:p>
          </table:table-cell>
          <table:table-cell office:value-type="float" office:value="0.25" table:formula="of:=[NewPrefix.G63]" table:style-name="ce17">
            <text:p>0,25</text:p>
          </table:table-cell>
          <table:table-cell office:value-type="float" office:value="0.99762962962962964" table:formula="of:=[NewPrefix.H63]" table:style-name="ce17">
            <text:p>1,00</text:p>
          </table:table-cell>
          <table:table-cell office:value-type="float" office:value="0.75" table:formula="of:=[NewPrefix.I63]" table:style-name="ce17">
            <text:p>0,75</text:p>
          </table:table-cell>
          <table:table-cell office:value-type="float" office:value="0.1875" table:formula="of:=[NewPrefix.J63]" table:style-name="ce17">
            <text:p>0,19</text:p>
          </table:table-cell>
          <table:table-cell office:value-type="float" office:value="0.61" table:formula="of:=[NewPrefix.M63]" table:style-name="ce17">
            <text:p>0,61</text:p>
          </table:table-cell>
          <table:table-cell office:value-type="float" office:value="0.72427631693741168" table:formula="of:=[NewPrefix.N63]" table:style-name="ce17">
            <text:p>0,72</text:p>
          </table:table-cell>
          <table:table-cell office:value-type="float" office:value="0.36" table:formula="of:=[NewPrefix.K63]" table:style-name="ce17">
            <text:p>0,36</text:p>
          </table:table-cell>
          <table:table-cell office:value-type="float" office:value="1.7605695241751155E-2" table:formula="of:=[NewPrefix.L63]" table:style-name="ce17">
            <text:p>0,02</text:p>
          </table:table-cell>
          <table:table-cell table:number-columns-repeated="16370"/>
        </table:table-row>
        <table:table-row table:style-name="ro1">
          <table:table-cell office:value-type="float" office:value="0.35411728395061726" table:formula="of:=[NewPrefix.A64]" table:style-name="ce17">
            <text:p>0,35</text:p>
          </table:table-cell>
          <table:table-cell office:value-type="float" office:value="6.6666666666666666E-2" table:formula="of:=[NewPrefix.B64]" table:style-name="ce17">
            <text:p>0,07</text:p>
          </table:table-cell>
          <table:table-cell office:value-type="float" office:value="1" table:formula="of:=[NewPrefix.C64]" table:style-name="ce17">
            <text:p>1,00</text:p>
          </table:table-cell>
          <table:table-cell office:value-type="float" office:value="90" table:formula="of:=[NewPrefix.D64]" table:style-name="ce17">
            <text:p>90,00</text:p>
          </table:table-cell>
          <table:table-cell office:value-type="float" office:value="0.66666666666666663" table:formula="of:=[NewPrefix.E64]" table:style-name="ce17">
            <text:p>0,67</text:p>
          </table:table-cell>
          <table:table-cell office:value-type="float" office:value="1.5707963267948966" table:formula="of:=[NewPrefix.F64]" table:style-name="ce17">
            <text:p>1,57</text:p>
          </table:table-cell>
          <table:table-cell office:value-type="float" office:value="0.25" table:formula="of:=[NewPrefix.G64]" table:style-name="ce17">
            <text:p>0,25</text:p>
          </table:table-cell>
          <table:table-cell office:value-type="float" office:value="0.99970370370370365" table:formula="of:=[NewPrefix.H64]" table:style-name="ce17">
            <text:p>1,00</text:p>
          </table:table-cell>
          <table:table-cell office:value-type="float" office:value="0.75" table:formula="of:=[NewPrefix.I64]" table:style-name="ce17">
            <text:p>0,75</text:p>
          </table:table-cell>
          <table:table-cell office:value-type="float" office:value="0.1875" table:formula="of:=[NewPrefix.J64]" table:style-name="ce17">
            <text:p>0,19</text:p>
          </table:table-cell>
          <table:table-cell office:value-type="float" office:value="0.61" table:formula="of:=[NewPrefix.M64]" table:style-name="ce17">
            <text:p>0,61</text:p>
          </table:table-cell>
          <table:table-cell office:value-type="float" office:value="0.72259312845364065" table:formula="of:=[NewPrefix.N64]" table:style-name="ce17">
            <text:p>0,72</text:p>
          </table:table-cell>
          <table:table-cell office:value-type="float" office:value="0.36" table:formula="of:=[NewPrefix.K64]" table:style-name="ce17">
            <text:p>0,36</text:p>
          </table:table-cell>
          <table:table-cell office:value-type="float" office:value="1.6612338103787934E-2" table:formula="of:=[NewPrefix.L64]" table:style-name="ce17">
            <text:p>0,02</text:p>
          </table:table-cell>
          <table:table-cell table:number-columns-repeated="16370"/>
        </table:table-row>
        <table:table-row table:style-name="ro1">
          <table:table-cell office:value-type="float" office:value="0.35416049382716047" table:formula="of:=[NewPrefix.A65]" table:style-name="ce17">
            <text:p>0,35</text:p>
          </table:table-cell>
          <table:table-cell office:value-type="float" office:value="3.3333333333333333E-2" table:formula="of:=[NewPrefix.B65]" table:style-name="ce17">
            <text:p>0,03</text:p>
          </table:table-cell>
          <table:table-cell office:value-type="float" office:value="1" table:formula="of:=[NewPrefix.C65]" table:style-name="ce17">
            <text:p>1,00</text:p>
          </table:table-cell>
          <table:table-cell office:value-type="float" office:value="90" table:formula="of:=[NewPrefix.D65]" table:style-name="ce17">
            <text:p>90,00</text:p>
          </table:table-cell>
          <table:table-cell office:value-type="float" office:value="0.66666666666666663" table:formula="of:=[NewPrefix.E65]" table:style-name="ce17">
            <text:p>0,67</text:p>
          </table:table-cell>
          <table:table-cell office:value-type="float" office:value="1.5707963267948966" table:formula="of:=[NewPrefix.F65]" table:style-name="ce17">
            <text:p>1,57</text:p>
          </table:table-cell>
          <table:table-cell office:value-type="float" office:value="0.25" table:formula="of:=[NewPrefix.G65]" table:style-name="ce17">
            <text:p>0,25</text:p>
          </table:table-cell>
          <table:table-cell office:value-type="float" office:value="0.99996296296296294" table:formula="of:=[NewPrefix.H65]" table:style-name="ce17">
            <text:p>1,00</text:p>
          </table:table-cell>
          <table:table-cell office:value-type="float" office:value="0.75" table:formula="of:=[NewPrefix.I65]" table:style-name="ce17">
            <text:p>0,75</text:p>
          </table:table-cell>
          <table:table-cell office:value-type="float" office:value="0.1875" table:formula="of:=[NewPrefix.J65]" table:style-name="ce17">
            <text:p>0,19</text:p>
          </table:table-cell>
          <table:table-cell office:value-type="float" office:value="0.61" table:formula="of:=[NewPrefix.M65]" table:style-name="ce17">
            <text:p>0,61</text:p>
          </table:table-cell>
          <table:table-cell office:value-type="float" office:value="0.72238296092306631" table:formula="of:=[NewPrefix.N65]" table:style-name="ce17">
            <text:p>0,72</text:p>
          </table:table-cell>
          <table:table-cell office:value-type="float" office:value="0.36" table:formula="of:=[NewPrefix.K65]" table:style-name="ce17">
            <text:p>0,36</text:p>
          </table:table-cell>
          <table:table-cell office:value-type="float" office:value="1.6488304807055487E-2" table:formula="of:=[NewPrefix.L65]" table:style-name="ce17">
            <text:p>0,02</text:p>
          </table:table-cell>
          <table:table-cell table:number-columns-repeated="16370"/>
        </table:table-row>
        <table:table-row table:number-rows-repeated="3" table:style-name="ro1">
          <table:table-cell table:number-columns-repeated="14" table:style-name="ce17"/>
          <table:table-cell table:number-columns-repeated="16370"/>
        </table:table-row>
        <table:table-row table:number-rows-repeated="1048508" table:style-name="ro1">
          <table:table-cell table:number-columns-repeated="16384"/>
        </table:table-row>
      </table:table>
      <table:table table:name="surface" table:style-name="ta3">
        <table:table-column table:style-name="co19" table:number-columns-repeated="2" table:default-cell-style-name="ce3"/>
        <table:table-column table:style-name="co23" table:default-cell-style-name="ce3"/>
        <table:table-column table:style-name="co19" table:number-columns-repeated="16381" table:default-cell-style-name="ce3"/>
        <table:table-row table:style-name="ro1">
          <table:table-cell office:value-type="string" table:style-name="ce3">
            <text:p>t</text:p>
          </table:table-cell>
          <table:table-cell office:value-type="string" table:style-name="ce3">
            <text:p>alpha</text:p>
          </table:table-cell>
          <table:table-cell office:value-type="string" table:style-name="ce3">
            <text:p>advanced_formula</text:p>
          </table:table-cell>
          <table:table-cell table:number-columns-repeated="16381" table:style-name="ce3"/>
        </table:table-row>
        <table:table-row table:style-name="ro1">
          <table:table-cell office:value-type="float" office:value="1" table:style-name="ce3">
            <text:p>1,00</text:p>
          </table:table-cell>
          <table:table-cell office:value-type="float" office:value="90" table:style-name="ce3">
            <text:p>90,00</text:p>
          </table:table-cell>
          <table:table-cell office:value-type="float" office:value="0.61" table:formula="of:=(([.A2]^(-5/3)*(4/25))+([.B2]/200))" table:style-name="ce3">
            <text:p>0,61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9" table:style-name="ce3">
            <text:p>0,90</text:p>
          </table:table-cell>
          <table:table-cell office:value-type="float" office:value="90" table:style-name="ce3">
            <text:p>90,00</text:p>
          </table:table-cell>
          <table:table-cell office:value-type="float" office:value="0.64071395251469232" table:formula="of:=(([.A3]^(-5/3)*(4/25))+([.B3]/200))" table:style-name="ce3">
            <text:p>0,64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8" table:style-name="ce3">
            <text:p>0,80</text:p>
          </table:table-cell>
          <table:table-cell office:value-type="float" office:value="90" table:style-name="ce3">
            <text:p>90,00</text:p>
          </table:table-cell>
          <table:table-cell office:value-type="float" office:value="0.68207944168063894" table:formula="of:=(([.A4]^(-5/3)*(4/25))+([.B4]/200))" table:style-name="ce3">
            <text:p>0,68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7" table:style-name="ce3">
            <text:p>0,70</text:p>
          </table:table-cell>
          <table:table-cell office:value-type="float" office:value="90" table:style-name="ce3">
            <text:p>90,00</text:p>
          </table:table-cell>
          <table:table-cell office:value-type="float" office:value="0.73992783730370637" table:formula="of:=(([.A5]^(-5/3)*(4/25))+([.B5]/200))" table:style-name="ce3">
            <text:p>0,74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6" table:style-name="ce3">
            <text:p>0,60</text:p>
          </table:table-cell>
          <table:table-cell office:value-type="float" office:value="90" table:style-name="ce3">
            <text:p>90,00</text:p>
          </table:table-cell>
          <table:table-cell office:value-type="float" office:value="0.82485896235633294" table:formula="of:=(([.A6]^(-5/3)*(4/25))+([.B6]/200))" table:style-name="ce3">
            <text:p>0,82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5" table:style-name="ce3">
            <text:p>0,50</text:p>
          </table:table-cell>
          <table:table-cell office:value-type="float" office:value="90" table:style-name="ce3">
            <text:p>90,00</text:p>
          </table:table-cell>
          <table:table-cell office:value-type="float" office:value="0.95796833662982372" table:formula="of:=(([.A7]^(-5/3)*(4/25))+([.B7]/200))" table:style-name="ce3">
            <text:p>0,96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4" table:style-name="ce3">
            <text:p>0,40</text:p>
          </table:table-cell>
          <table:table-cell office:value-type="float" office:value="90" table:style-name="ce3">
            <text:p>90,00</text:p>
          </table:table-cell>
          <table:table-cell office:value-type="float" office:value="1.1868062997280773" table:formula="of:=(([.A8]^(-5/3)*(4/25))+([.B8]/200))" table:style-name="ce3">
            <text:p>1,19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3" table:style-name="ce3">
            <text:p>0,30</text:p>
          </table:table-cell>
          <table:table-cell office:value-type="float" office:value="90" table:style-name="ce3">
            <text:p>90,00</text:p>
          </table:table-cell>
          <table:table-cell office:value-type="float" office:value="1.6401030223683017" table:formula="of:=(([.A9]^(-5/3)*(4/25))+([.B9]/200))" table:style-name="ce3">
            <text:p>1,64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2" table:style-name="ce3">
            <text:p>0,20</text:p>
          </table:table-cell>
          <table:table-cell office:value-type="float" office:value="90" table:style-name="ce3">
            <text:p>90,00</text:p>
          </table:table-cell>
          <table:table-cell office:value-type="float" office:value="2.7892141905702927" table:formula="of:=(([.A10]^(-5/3)*(4/25))+([.B10]/200))" table:style-name="ce3">
            <text:p>2,79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1" table:style-name="ce3">
            <text:p>1,00</text:p>
          </table:table-cell>
          <table:table-cell office:value-type="float" office:value="80" table:style-name="ce3">
            <text:p>80,00</text:p>
          </table:table-cell>
          <table:table-cell office:value-type="float" office:value="0.56000000000000005" table:formula="of:=(([.A11]^(-5/3)*(4/25))+([.B11]/200))" table:style-name="ce3">
            <text:p>0,56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9" table:style-name="ce3">
            <text:p>0,90</text:p>
          </table:table-cell>
          <table:table-cell office:value-type="float" office:value="80" table:style-name="ce3">
            <text:p>80,00</text:p>
          </table:table-cell>
          <table:table-cell office:value-type="float" office:value="0.59071395251469228" table:formula="of:=(([.A12]^(-5/3)*(4/25))+([.B12]/200))" table:style-name="ce3">
            <text:p>0,59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8" table:style-name="ce3">
            <text:p>0,80</text:p>
          </table:table-cell>
          <table:table-cell office:value-type="float" office:value="80" table:style-name="ce3">
            <text:p>80,00</text:p>
          </table:table-cell>
          <table:table-cell office:value-type="float" office:value="0.63207944168063901" table:formula="of:=(([.A13]^(-5/3)*(4/25))+([.B13]/200))" table:style-name="ce3">
            <text:p>0,63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7" table:style-name="ce3">
            <text:p>0,70</text:p>
          </table:table-cell>
          <table:table-cell office:value-type="float" office:value="80" table:style-name="ce3">
            <text:p>80,00</text:p>
          </table:table-cell>
          <table:table-cell office:value-type="float" office:value="0.68992783730370644" table:formula="of:=(([.A14]^(-5/3)*(4/25))+([.B14]/200))" table:style-name="ce3">
            <text:p>0,69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6" table:style-name="ce3">
            <text:p>0,60</text:p>
          </table:table-cell>
          <table:table-cell office:value-type="float" office:value="80" table:style-name="ce3">
            <text:p>80,00</text:p>
          </table:table-cell>
          <table:table-cell office:value-type="float" office:value="0.774858962356333" table:formula="of:=(([.A15]^(-5/3)*(4/25))+([.B15]/200))" table:style-name="ce3">
            <text:p>0,77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5" table:style-name="ce3">
            <text:p>0,50</text:p>
          </table:table-cell>
          <table:table-cell office:value-type="float" office:value="80" table:style-name="ce3">
            <text:p>80,00</text:p>
          </table:table-cell>
          <table:table-cell office:value-type="float" office:value="0.90796833662982379" table:formula="of:=(([.A16]^(-5/3)*(4/25))+([.B16]/200))" table:style-name="ce3">
            <text:p>0,91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4" table:style-name="ce3">
            <text:p>0,40</text:p>
          </table:table-cell>
          <table:table-cell office:value-type="float" office:value="80" table:style-name="ce3">
            <text:p>80,00</text:p>
          </table:table-cell>
          <table:table-cell office:value-type="float" office:value="1.1368062997280772" table:formula="of:=(([.A17]^(-5/3)*(4/25))+([.B17]/200))" table:style-name="ce3">
            <text:p>1,14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3" table:style-name="ce3">
            <text:p>0,30</text:p>
          </table:table-cell>
          <table:table-cell office:value-type="float" office:value="80" table:style-name="ce3">
            <text:p>80,00</text:p>
          </table:table-cell>
          <table:table-cell office:value-type="float" office:value="1.5901030223683019" table:formula="of:=(([.A18]^(-5/3)*(4/25))+([.B18]/200))" table:style-name="ce3">
            <text:p>1,59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2" table:style-name="ce3">
            <text:p>0,20</text:p>
          </table:table-cell>
          <table:table-cell office:value-type="float" office:value="80" table:style-name="ce3">
            <text:p>80,00</text:p>
          </table:table-cell>
          <table:table-cell office:value-type="float" office:value="2.7392141905702925" table:formula="of:=(([.A19]^(-5/3)*(4/25))+([.B19]/200))" table:style-name="ce3">
            <text:p>2,74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1" table:style-name="ce3">
            <text:p>1,00</text:p>
          </table:table-cell>
          <table:table-cell office:value-type="float" office:value="70" table:style-name="ce3">
            <text:p>70,00</text:p>
          </table:table-cell>
          <table:table-cell office:value-type="float" office:value="0.51" table:formula="of:=(([.A20]^(-5/3)*(4/25))+([.B20]/200))" table:style-name="ce3">
            <text:p>0,51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9" table:style-name="ce3">
            <text:p>0,90</text:p>
          </table:table-cell>
          <table:table-cell office:value-type="float" office:value="70" table:style-name="ce3">
            <text:p>70,00</text:p>
          </table:table-cell>
          <table:table-cell office:value-type="float" office:value="0.54071395251469223" table:formula="of:=(([.A21]^(-5/3)*(4/25))+([.B21]/200))" table:style-name="ce3">
            <text:p>0,54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8" table:style-name="ce3">
            <text:p>0,80</text:p>
          </table:table-cell>
          <table:table-cell office:value-type="float" office:value="70" table:style-name="ce3">
            <text:p>70,00</text:p>
          </table:table-cell>
          <table:table-cell office:value-type="float" office:value="0.58207944168063896" table:formula="of:=(([.A22]^(-5/3)*(4/25))+([.B22]/200))" table:style-name="ce3">
            <text:p>0,58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7" table:style-name="ce3">
            <text:p>0,70</text:p>
          </table:table-cell>
          <table:table-cell office:value-type="float" office:value="70" table:style-name="ce3">
            <text:p>70,00</text:p>
          </table:table-cell>
          <table:table-cell office:value-type="float" office:value="0.63992783730370639" table:formula="of:=(([.A23]^(-5/3)*(4/25))+([.B23]/200))" table:style-name="ce3">
            <text:p>0,64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6" table:style-name="ce3">
            <text:p>0,60</text:p>
          </table:table-cell>
          <table:table-cell office:value-type="float" office:value="70" table:style-name="ce3">
            <text:p>70,00</text:p>
          </table:table-cell>
          <table:table-cell office:value-type="float" office:value="0.72485896235633296" table:formula="of:=(([.A24]^(-5/3)*(4/25))+([.B24]/200))" table:style-name="ce3">
            <text:p>0,72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5" table:style-name="ce3">
            <text:p>0,50</text:p>
          </table:table-cell>
          <table:table-cell office:value-type="float" office:value="70" table:style-name="ce3">
            <text:p>70,00</text:p>
          </table:table-cell>
          <table:table-cell office:value-type="float" office:value="0.85796833662982375" table:formula="of:=(([.A25]^(-5/3)*(4/25))+([.B25]/200))" table:style-name="ce3">
            <text:p>0,86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4" table:style-name="ce3">
            <text:p>0,40</text:p>
          </table:table-cell>
          <table:table-cell office:value-type="float" office:value="70" table:style-name="ce3">
            <text:p>70,00</text:p>
          </table:table-cell>
          <table:table-cell office:value-type="float" office:value="1.0868062997280772" table:formula="of:=(([.A26]^(-5/3)*(4/25))+([.B26]/200))" table:style-name="ce3">
            <text:p>1,09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3" table:style-name="ce3">
            <text:p>0,30</text:p>
          </table:table-cell>
          <table:table-cell office:value-type="float" office:value="70" table:style-name="ce3">
            <text:p>70,00</text:p>
          </table:table-cell>
          <table:table-cell office:value-type="float" office:value="1.5401030223683017" table:formula="of:=(([.A27]^(-5/3)*(4/25))+([.B27]/200))" table:style-name="ce3">
            <text:p>1,54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2" table:style-name="ce3">
            <text:p>0,20</text:p>
          </table:table-cell>
          <table:table-cell office:value-type="float" office:value="70" table:style-name="ce3">
            <text:p>70,00</text:p>
          </table:table-cell>
          <table:table-cell office:value-type="float" office:value="2.6892141905702927" table:formula="of:=(([.A28]^(-5/3)*(4/25))+([.B28]/200))" table:style-name="ce3">
            <text:p>2,69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1" table:style-name="ce3">
            <text:p>1,00</text:p>
          </table:table-cell>
          <table:table-cell office:value-type="float" office:value="60" table:style-name="ce3">
            <text:p>60,00</text:p>
          </table:table-cell>
          <table:table-cell office:value-type="float" office:value="0.45999999999999996" table:formula="of:=(([.A29]^(-5/3)*(4/25))+([.B29]/200))" table:style-name="ce3">
            <text:p>0,46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9" table:style-name="ce3">
            <text:p>0,90</text:p>
          </table:table-cell>
          <table:table-cell office:value-type="float" office:value="60" table:style-name="ce3">
            <text:p>60,00</text:p>
          </table:table-cell>
          <table:table-cell office:value-type="float" office:value="0.4907139525146923" table:formula="of:=(([.A30]^(-5/3)*(4/25))+([.B30]/200))" table:style-name="ce3">
            <text:p>0,49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8" table:style-name="ce3">
            <text:p>0,80</text:p>
          </table:table-cell>
          <table:table-cell office:value-type="float" office:value="60" table:style-name="ce3">
            <text:p>60,00</text:p>
          </table:table-cell>
          <table:table-cell office:value-type="float" office:value="0.53207944168063892" table:formula="of:=(([.A31]^(-5/3)*(4/25))+([.B31]/200))" table:style-name="ce3">
            <text:p>0,53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7" table:style-name="ce3">
            <text:p>0,70</text:p>
          </table:table-cell>
          <table:table-cell office:value-type="float" office:value="60" table:style-name="ce3">
            <text:p>60,00</text:p>
          </table:table-cell>
          <table:table-cell office:value-type="float" office:value="0.58992783730370646" table:formula="of:=(([.A32]^(-5/3)*(4/25))+([.B32]/200))" table:style-name="ce3">
            <text:p>0,59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6" table:style-name="ce3">
            <text:p>0,60</text:p>
          </table:table-cell>
          <table:table-cell office:value-type="float" office:value="60" table:style-name="ce3">
            <text:p>60,00</text:p>
          </table:table-cell>
          <table:table-cell office:value-type="float" office:value="0.67485896235633303" table:formula="of:=(([.A33]^(-5/3)*(4/25))+([.B33]/200))" table:style-name="ce3">
            <text:p>0,67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5" table:style-name="ce3">
            <text:p>0,50</text:p>
          </table:table-cell>
          <table:table-cell office:value-type="float" office:value="60" table:style-name="ce3">
            <text:p>60,00</text:p>
          </table:table-cell>
          <table:table-cell office:value-type="float" office:value="0.80796833662982381" table:formula="of:=(([.A34]^(-5/3)*(4/25))+([.B34]/200))" table:style-name="ce3">
            <text:p>0,81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4" table:style-name="ce3">
            <text:p>0,40</text:p>
          </table:table-cell>
          <table:table-cell office:value-type="float" office:value="60" table:style-name="ce3">
            <text:p>60,00</text:p>
          </table:table-cell>
          <table:table-cell office:value-type="float" office:value="1.0368062997280771" table:formula="of:=(([.A35]^(-5/3)*(4/25))+([.B35]/200))" table:style-name="ce3">
            <text:p>1,04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3" table:style-name="ce3">
            <text:p>0,30</text:p>
          </table:table-cell>
          <table:table-cell office:value-type="float" office:value="60" table:style-name="ce3">
            <text:p>60,00</text:p>
          </table:table-cell>
          <table:table-cell office:value-type="float" office:value="1.4901030223683018" table:formula="of:=(([.A36]^(-5/3)*(4/25))+([.B36]/200))" table:style-name="ce3">
            <text:p>1,49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2" table:style-name="ce3">
            <text:p>0,20</text:p>
          </table:table-cell>
          <table:table-cell office:value-type="float" office:value="60" table:style-name="ce3">
            <text:p>60,00</text:p>
          </table:table-cell>
          <table:table-cell office:value-type="float" office:value="2.6392141905702924" table:formula="of:=(([.A37]^(-5/3)*(4/25))+([.B37]/200))" table:style-name="ce3">
            <text:p>2,64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1" table:style-name="ce3">
            <text:p>1,00</text:p>
          </table:table-cell>
          <table:table-cell office:value-type="float" office:value="50" table:style-name="ce3">
            <text:p>50,00</text:p>
          </table:table-cell>
          <table:table-cell office:value-type="float" office:value="0.41000000000000003" table:formula="of:=(([.A38]^(-5/3)*(4/25))+([.B38]/200))" table:style-name="ce3">
            <text:p>0,41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9" table:style-name="ce3">
            <text:p>0,90</text:p>
          </table:table-cell>
          <table:table-cell office:value-type="float" office:value="50" table:style-name="ce3">
            <text:p>50,00</text:p>
          </table:table-cell>
          <table:table-cell office:value-type="float" office:value="0.44071395251469231" table:formula="of:=(([.A39]^(-5/3)*(4/25))+([.B39]/200))" table:style-name="ce3">
            <text:p>0,44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8" table:style-name="ce3">
            <text:p>0,80</text:p>
          </table:table-cell>
          <table:table-cell office:value-type="float" office:value="50" table:style-name="ce3">
            <text:p>50,00</text:p>
          </table:table-cell>
          <table:table-cell office:value-type="float" office:value="0.48207944168063893" table:formula="of:=(([.A40]^(-5/3)*(4/25))+([.B40]/200))" table:style-name="ce3">
            <text:p>0,48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7" table:style-name="ce3">
            <text:p>0,70</text:p>
          </table:table-cell>
          <table:table-cell office:value-type="float" office:value="50" table:style-name="ce3">
            <text:p>50,00</text:p>
          </table:table-cell>
          <table:table-cell office:value-type="float" office:value="0.53992783730370641" table:formula="of:=(([.A41]^(-5/3)*(4/25))+([.B41]/200))" table:style-name="ce3">
            <text:p>0,54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6" table:style-name="ce3">
            <text:p>0,60</text:p>
          </table:table-cell>
          <table:table-cell office:value-type="float" office:value="50" table:style-name="ce3">
            <text:p>50,00</text:p>
          </table:table-cell>
          <table:table-cell office:value-type="float" office:value="0.62485896235633298" table:formula="of:=(([.A42]^(-5/3)*(4/25))+([.B42]/200))" table:style-name="ce3">
            <text:p>0,62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5" table:style-name="ce3">
            <text:p>0,50</text:p>
          </table:table-cell>
          <table:table-cell office:value-type="float" office:value="50" table:style-name="ce3">
            <text:p>50,00</text:p>
          </table:table-cell>
          <table:table-cell office:value-type="float" office:value="0.75796833662982377" table:formula="of:=(([.A43]^(-5/3)*(4/25))+([.B43]/200))" table:style-name="ce3">
            <text:p>0,76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4" table:style-name="ce3">
            <text:p>0,40</text:p>
          </table:table-cell>
          <table:table-cell office:value-type="float" office:value="50" table:style-name="ce3">
            <text:p>50,00</text:p>
          </table:table-cell>
          <table:table-cell office:value-type="float" office:value="0.98680629972807721" table:formula="of:=(([.A44]^(-5/3)*(4/25))+([.B44]/200))" table:style-name="ce3">
            <text:p>0,99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3" table:style-name="ce3">
            <text:p>0,30</text:p>
          </table:table-cell>
          <table:table-cell office:value-type="float" office:value="50" table:style-name="ce3">
            <text:p>50,00</text:p>
          </table:table-cell>
          <table:table-cell office:value-type="float" office:value="1.4401030223683018" table:formula="of:=(([.A45]^(-5/3)*(4/25))+([.B45]/200))" table:style-name="ce3">
            <text:p>1,44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2" table:style-name="ce3">
            <text:p>0,20</text:p>
          </table:table-cell>
          <table:table-cell office:value-type="float" office:value="50" table:style-name="ce3">
            <text:p>50,00</text:p>
          </table:table-cell>
          <table:table-cell office:value-type="float" office:value="2.5892141905702926" table:formula="of:=(([.A46]^(-5/3)*(4/25))+([.B46]/200))" table:style-name="ce3">
            <text:p>2,59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1" table:style-name="ce3">
            <text:p>1,00</text:p>
          </table:table-cell>
          <table:table-cell office:value-type="float" office:value="40" table:style-name="ce3">
            <text:p>40,00</text:p>
          </table:table-cell>
          <table:table-cell office:value-type="float" office:value="0.36" table:formula="of:=(([.A47]^(-5/3)*(4/25))+([.B47]/200))" table:style-name="ce3">
            <text:p>0,36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9" table:style-name="ce3">
            <text:p>0,90</text:p>
          </table:table-cell>
          <table:table-cell office:value-type="float" office:value="40" table:style-name="ce3">
            <text:p>40,00</text:p>
          </table:table-cell>
          <table:table-cell office:value-type="float" office:value="0.39071395251469232" table:formula="of:=(([.A48]^(-5/3)*(4/25))+([.B48]/200))" table:style-name="ce3">
            <text:p>0,39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8" table:style-name="ce3">
            <text:p>0,80</text:p>
          </table:table-cell>
          <table:table-cell office:value-type="float" office:value="40" table:style-name="ce3">
            <text:p>40,00</text:p>
          </table:table-cell>
          <table:table-cell office:value-type="float" office:value="0.43207944168063894" table:formula="of:=(([.A49]^(-5/3)*(4/25))+([.B49]/200))" table:style-name="ce3">
            <text:p>0,43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7" table:style-name="ce3">
            <text:p>0,70</text:p>
          </table:table-cell>
          <table:table-cell office:value-type="float" office:value="40" table:style-name="ce3">
            <text:p>40,00</text:p>
          </table:table-cell>
          <table:table-cell office:value-type="float" office:value="0.48992783730370643" table:formula="of:=(([.A50]^(-5/3)*(4/25))+([.B50]/200))" table:style-name="ce3">
            <text:p>0,49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6" table:style-name="ce3">
            <text:p>0,60</text:p>
          </table:table-cell>
          <table:table-cell office:value-type="float" office:value="40" table:style-name="ce3">
            <text:p>40,00</text:p>
          </table:table-cell>
          <table:table-cell office:value-type="float" office:value="0.57485896235633294" table:formula="of:=(([.A51]^(-5/3)*(4/25))+([.B51]/200))" table:style-name="ce3">
            <text:p>0,57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5" table:style-name="ce3">
            <text:p>0,50</text:p>
          </table:table-cell>
          <table:table-cell office:value-type="float" office:value="40" table:style-name="ce3">
            <text:p>40,00</text:p>
          </table:table-cell>
          <table:table-cell office:value-type="float" office:value="0.70796833662982372" table:formula="of:=(([.A52]^(-5/3)*(4/25))+([.B52]/200))" table:style-name="ce3">
            <text:p>0,71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4" table:style-name="ce3">
            <text:p>0,40</text:p>
          </table:table-cell>
          <table:table-cell office:value-type="float" office:value="40" table:style-name="ce3">
            <text:p>40,00</text:p>
          </table:table-cell>
          <table:table-cell office:value-type="float" office:value="0.93680629972807727" table:formula="of:=(([.A53]^(-5/3)*(4/25))+([.B53]/200))" table:style-name="ce3">
            <text:p>0,94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3" table:style-name="ce3">
            <text:p>0,30</text:p>
          </table:table-cell>
          <table:table-cell office:value-type="float" office:value="40" table:style-name="ce3">
            <text:p>40,00</text:p>
          </table:table-cell>
          <table:table-cell office:value-type="float" office:value="1.3901030223683017" table:formula="of:=(([.A54]^(-5/3)*(4/25))+([.B54]/200))" table:style-name="ce3">
            <text:p>1,39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2" table:style-name="ce3">
            <text:p>0,20</text:p>
          </table:table-cell>
          <table:table-cell office:value-type="float" office:value="40" table:style-name="ce3">
            <text:p>40,00</text:p>
          </table:table-cell>
          <table:table-cell office:value-type="float" office:value="2.5392141905702927" table:formula="of:=(([.A55]^(-5/3)*(4/25))+([.B55]/200))" table:style-name="ce3">
            <text:p>2,54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1" table:style-name="ce3">
            <text:p>1,00</text:p>
          </table:table-cell>
          <table:table-cell office:value-type="float" office:value="30" table:style-name="ce3">
            <text:p>30,00</text:p>
          </table:table-cell>
          <table:table-cell office:value-type="float" office:value="0.31" table:formula="of:=(([.A56]^(-5/3)*(4/25))+([.B56]/200))" table:style-name="ce3">
            <text:p>0,31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9" table:style-name="ce3">
            <text:p>0,90</text:p>
          </table:table-cell>
          <table:table-cell office:value-type="float" office:value="30" table:style-name="ce3">
            <text:p>30,00</text:p>
          </table:table-cell>
          <table:table-cell office:value-type="float" office:value="0.34071395251469228" table:formula="of:=(([.A57]^(-5/3)*(4/25))+([.B57]/200))" table:style-name="ce3">
            <text:p>0,34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8" table:style-name="ce3">
            <text:p>0,80</text:p>
          </table:table-cell>
          <table:table-cell office:value-type="float" office:value="30" table:style-name="ce3">
            <text:p>30,00</text:p>
          </table:table-cell>
          <table:table-cell office:value-type="float" office:value="0.3820794416806389" table:formula="of:=(([.A58]^(-5/3)*(4/25))+([.B58]/200))" table:style-name="ce3">
            <text:p>0,38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7" table:style-name="ce3">
            <text:p>0,70</text:p>
          </table:table-cell>
          <table:table-cell office:value-type="float" office:value="30" table:style-name="ce3">
            <text:p>30,00</text:p>
          </table:table-cell>
          <table:table-cell office:value-type="float" office:value="0.43992783730370644" table:formula="of:=(([.A59]^(-5/3)*(4/25))+([.B59]/200))" table:style-name="ce3">
            <text:p>0,44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6" table:style-name="ce3">
            <text:p>0,60</text:p>
          </table:table-cell>
          <table:table-cell office:value-type="float" office:value="30" table:style-name="ce3">
            <text:p>30,00</text:p>
          </table:table-cell>
          <table:table-cell office:value-type="float" office:value="0.524858962356333" table:formula="of:=(([.A60]^(-5/3)*(4/25))+([.B60]/200))" table:style-name="ce3">
            <text:p>0,52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5" table:style-name="ce3">
            <text:p>0,50</text:p>
          </table:table-cell>
          <table:table-cell office:value-type="float" office:value="30" table:style-name="ce3">
            <text:p>30,00</text:p>
          </table:table-cell>
          <table:table-cell office:value-type="float" office:value="0.65796833662982379" table:formula="of:=(([.A61]^(-5/3)*(4/25))+([.B61]/200))" table:style-name="ce3">
            <text:p>0,66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4" table:style-name="ce3">
            <text:p>0,40</text:p>
          </table:table-cell>
          <table:table-cell office:value-type="float" office:value="30" table:style-name="ce3">
            <text:p>30,00</text:p>
          </table:table-cell>
          <table:table-cell office:value-type="float" office:value="0.88680629972807723" table:formula="of:=(([.A62]^(-5/3)*(4/25))+([.B62]/200))" table:style-name="ce3">
            <text:p>0,89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3" table:style-name="ce3">
            <text:p>0,30</text:p>
          </table:table-cell>
          <table:table-cell office:value-type="float" office:value="30" table:style-name="ce3">
            <text:p>30,00</text:p>
          </table:table-cell>
          <table:table-cell office:value-type="float" office:value="1.3401030223683017" table:formula="of:=(([.A63]^(-5/3)*(4/25))+([.B63]/200))" table:style-name="ce3">
            <text:p>1,34</text:p>
          </table:table-cell>
          <table:table-cell table:style-name="ce21"/>
          <table:table-cell table:number-columns-repeated="16380"/>
        </table:table-row>
        <table:table-row table:style-name="ro1">
          <table:table-cell office:value-type="float" office:value="0.2" table:style-name="ce3">
            <text:p>0,20</text:p>
          </table:table-cell>
          <table:table-cell office:value-type="float" office:value="30" table:style-name="ce3">
            <text:p>30,00</text:p>
          </table:table-cell>
          <table:table-cell office:value-type="float" office:value="2.4892141905702925" table:formula="of:=(([.A64]^(-5/3)*(4/25))+([.B64]/200))" table:style-name="ce3">
            <text:p>2,49</text:p>
          </table:table-cell>
          <table:table-cell table:style-name="ce21"/>
          <table:table-cell table:number-columns-repeated="16380"/>
        </table:table-row>
        <table:table-row table:number-rows-repeated="1048512" table:style-name="ro1">
          <table:table-cell table:number-columns-repeated="16384"/>
        </table:table-row>
      </table:table>
      <table:database-ranges>
        <table:database-range table:target-range-address="NewPrefix.A1:NewPrefix.N65" table:display-filter-buttons="true">
          <table:sort>
            <table:sort-by table:field-number="2"/>
          </table:sort>
        </table:database-range>
        <table:database-range table:target-range-address="surface.A1:surface.C6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5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">
      <number:number number:decimal-places="1" number:min-decimal-places="1" number:min-integer-digits="1"/>
    </number:number-style>
    <number:percentage-style style:name="N37">
      <number:number number:decimal-places="2" number:min-decimal-places="2" number:min-integer-digits="1"/>
      <number:text> %</number:text>
    </number:percentage-style>
    <number:number-style style:name="N38">
      <number:number number:decimal-places="3" number:min-decimal-places="3" number:min-integer-digits="1"/>
    </number:number-style>
    <number:number-style style:name="N39">
      <number:number number:decimal-places="3" number:min-decimal-places="3" number:min-integer-digits="1" number:grouping="true"/>
    </number:number-style>
    <style:style style:name="Komma" style:family="table-cell" style:data-style-name="N35"/>
    <style:style style:name="Prozent" style:family="table-cell" style:data-style-name="N13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75688976377953in" fo:margin-left="0.7in" fo:margin-right="0.7in" fo:margin-bottom="0in"/>
      </style:header-style>
      <style:footer-style>
        <style:header-footer-properties fo:min-height="0.275688976377953in" fo:margin-left="0.7in" fo:margin-right="0.7in" fo:margin-top="0in"/>
      </style:footer-style>
    </style:page-layout>
    <style:page-layout style:name="pm2">
      <style:page-layout-properties fo:margin-top="0.511811023622047in" fo:margin-bottom="0.511811023622047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88976377953in" fo:margin-left="0.7in" fo:margin-right="0.7in" fo:margin-bottom="0in"/>
      </style:header-style>
      <style:footer-style>
        <style:header-footer-properties fo:min-height="0.238188976377953in" fo:margin-left="0.7in" fo:margin-right="0.7in" fo:margin-top="0in"/>
      </style:footer-style>
    </style:page-layout>
    <style:page-layout style:name="pm3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style style:name="T1" style:family="text">
      <style:text-properties fo:color="#FFFFFF" style:font-name="Calibri" style:font-name-asian="Calibri" style:font-name-complex="Calibri" fo:font-size="12pt" style:font-size-asian="12pt" style:font-size-complex="12pt" style:font-family-generic="swiss"/>
    </style:style>
    <style:style style:name="T2" style:family="text">
      <style:text-properties fo:color="#FFFFFF" style:font-name="Calibri" style:font-name-asian="Calibri" style:font-name-complex="Calibri" fo:font-size="12pt" style:font-size-asian="12pt" style:font-size-complex="12pt" style:font-family-generic="swiss"/>
    </style:style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Seit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title/>
    <dc:description/>
    <dc:subject/>
    <meta:initial-creator>Schön, Malte</meta:initial-creator>
    <dc:creator>Schön, Malte</dc:creator>
    <meta:creation-date>2015-06-05T18:19:34Z</meta:creation-date>
    <dc:date>2024-10-28T04:27:36Z</dc:date>
    <meta:template xlink:href="" xlink:type="simple"/>
    <meta:editing-cycles>46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in" svg:stroke-color="#b3b3b3" svg:stroke-opacity="100%"/>
    </style:style>
    <style:style style:family="chart" style:name="Wal0">
      <style:graphic-properties draw:fill="none" draw:stroke="solid" svg:stroke-width="0in" svg:stroke-color="#b3b3b3" svg:stroke-opacity="100%"/>
    </style:style>
    <style:style style:family="chart" style:name="GMa1">
      <style:graphic-properties draw:fill="none" draw:stroke="solid" svg:stroke-width="0in" svg:stroke-color="#b3b3b3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ignor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link-data-style-to-source="true" chart:data-label-number="none" chart:data-label-text="false" chart:data-label-symbol="false" chart:data-label-series="false">
        <chart:label-separator>
          <text:p text:style-name="a0" text:class-names="" text:cond-style-name=""><text:s text:c="1"/></text:p>
        </chart:label-separator>
      </style:chart-properties>
      <style:graphic-properties draw:fill="none" draw:stroke="solid" svg:stroke-width="0.0315in" svg:stroke-color="#004586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71.3913385826772pt" svg:width="431.9893700787401pt" chart:style-name="Crt0"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local-table.$C$1" chart:values-cell-range-address="local-table.$C$2" chart:class="chart:scatter" chart:attached-axis="primary-y" chart:style-name="G0S0">
            <chart:domain table:cell-range-address="local-table.$B$2"/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Datenreihen1</text:p>
              </table:table-cell>
            </table:table-row>
          </table:table-header-rows>
          <table:table-row>
            <table:table-cell office:value-type="string">
              <text:p/>
            </table:table-cell>
            <table:table-cell office:value-type="float" office:value="1"/>
            <table:table-cell office:value-type="float" office:value="1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8">
      <number:number number:decimal-places="1" number:min-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-0.0001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38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Axs1" style:data-style-name="N2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G0S0" style:data-style-name="N0">
      <style:chart-properties chart:symbol-type="named-symbol" chart:symbol-name="circle" chart:symbol-width="0.06944in" chart:symbol-height="0.06944in" chart:connect-bars="false" chart:solid-type="cuboid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-0.0001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5.7826771653543pt" svg:width="357.7511811023622pt" chart:style-name="Crt0">
        <chart:title svg:x="270.5372440944882pt" svg:y="0.198346456692913pt" chart:style-name="CT00">
          <text:p text:style-name="a0" text:class-names="" text:cond-style-name="">Result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Integral.$I$8:.$I$207" chart:class="chart:scatter" chart:attached-axis="primary-y" chart:style-name="G0S0">
            <chart:domain table:cell-range-address="Integral.$B$8:.$B$207"/>
            <chart:data-label chart:style-name="DL00"/>
            <chart:data-point chart:repeated="20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20">
      <style:chart-properties chart:regression-type="linear"/>
      <style:graphic-properties draw:fill="none" draw:stroke="dash" draw:stroke-dash="a5" svg:stroke-width="0.02087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TL02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6944in" chart:symbol-height="0.06944in" chart:connect-bars="false" chart:solid-type="cuboid" chart:link-data-style-to-source="true" chart:data-label-number="none" chart:data-label-text="false" chart:data-label-symbol="false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06944in" chart:symbol-height="0.06944in" chart:connect-bars="false" chart:solid-type="cuboid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amed-symbol" chart:symbol-name="circle" chart:symbol-width="0.06944in" chart:symbol-height="0.06944in" chart:connect-bars="false" chart:solid-type="cuboid" chart:link-data-style-to-source="true" chart:data-label-number="none" chart:data-label-text="false" chart:data-label-symbol="false" chart:data-label-series="false">
        <chart:label-separator>
          <text:p text:style-name="a4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34.9212598425197pt" svg:width="443.792125984252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0" text:class-names="" text:cond-style-name="">Convergence half-angle alpha [°]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1" text:class-names="" text:cond-style-name="">Wert des Integrals</text:p>
            </chart:title>
            <chart:grid chart:class="major" chart:style-name="GMa1"/>
          </chart:axis>
          <chart:series chart:values-cell-range-address="Integral.$Q$23:.$U$23" chart:class="chart:scatter" chart:attached-axis="primary-y" chart:style-name="G0S0">
            <chart:domain table:cell-range-address="Integral.$Q$21:.$U$21"/>
            <chart:data-label chart:style-name="DL00"/>
            <chart:data-point chart:repeated="5"/>
          </chart:series>
          <chart:series chart:values-cell-range-address="Integral.$Q$24:.$U$24" chart:class="chart:scatter" chart:attached-axis="primary-y" chart:style-name="G0S1">
            <chart:domain table:cell-range-address="Integral.$Q$21:.$U$21"/>
            <chart:data-label chart:style-name="DL01"/>
            <chart:data-point chart:repeated="5"/>
          </chart:series>
          <chart:series chart:values-cell-range-address="Integral.$Q$27:.$U$27" chart:class="chart:scatter" chart:attached-axis="primary-y" chart:style-name="G0S2">
            <chart:domain table:cell-range-address="Integral.$Q$21:.$U$21"/>
            <chart:regression-curve chart:style-name="T020">
              <chart:equation chart:automatic-content="true" chart:display-equation="true" chart:display-r-square="false" chart:style-name="TL020"/>
            </chart:regression-curve>
            <chart:data-label chart:style-name="DL02"/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stroke-dash draw:name="a5" draw:display-name="SysDot" draw:style="rect" draw:dots1="1" draw:dots1-length="0.02087in" draw:dots2="0" draw:dots2-length="0in" draw:distance="0.02087in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square" chart:symbol-width="0.11111in" chart:symbol-height="0.11111in" chart:connect-bars="false" chart:solid-type="cuboid" chart:include-hidden-cells="false" chart:treat-empty-cells="ignor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square" chart:symbol-width="0.11111in" chart:symbol-height="0.11111in" chart:connect-bars="false" chart:solid-type="cuboid" chart:link-data-style-to-source="true" chart:data-label-number="none" chart:data-label-text="false" chart:data-label-symbol="false" chart:data-label-series="false">
        <chart:label-separator>
          <text:p text:style-name="a2" text:class-names="" text:cond-style-name=""><text:s text:c="1"/></text:p>
        </chart:label-separator>
      </style:chart-properties>
      <style:graphic-properties draw:fill="none" draw:stroke="solid" svg:stroke-width="0.0315in" svg:stroke-color="#004586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amed-symbol" chart:symbol-name="diamond" chart:symbol-width="0.11111in" chart:symbol-height="0.11111in" chart:connect-bars="false" chart:solid-type="cuboid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<text:s text:c="1"/></text:p>
        </chart:label-separator>
      </style:chart-properties>
      <style:graphic-properties draw:fill="none" draw:stroke="solid" svg:stroke-width="0.0315in" svg:stroke-color="#ff420e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in" svg:stroke-color="#b3b3b3" svg:stroke-opacity="100%"/>
    </style:style>
    <style:style style:family="chart" style:name="TL03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automatic" chart:connect-bars="false" chart:solid-type="cuboid" chart:link-data-style-to-source="true" chart:data-label-number="none" chart:data-label-text="false" chart:data-label-symbol="false" chart:data-label-series="false">
        <chart:label-separator>
          <text:p text:style-name="a4" text:class-names="" text:cond-style-name=""><text:s text:c="1"/></text:p>
        </chart:label-separator>
      </style:chart-properties>
      <style:graphic-properties draw:fill="none" draw:stroke="solid" svg:stroke-width="0.0315in" svg:stroke-color="#ffd320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automatic" chart:connect-bars="false" chart:solid-type="cuboid" chart:link-data-style-to-source="true" chart:data-label-number="none" chart:data-label-text="false" chart:data-label-symbol="false" chart:data-label-series="false">
        <chart:label-separator>
          <text:p text:style-name="a5" text:class-names="" text:cond-style-name=""><text:s text:c="1"/></text:p>
        </chart:label-separator>
      </style:chart-properties>
      <style:graphic-properties draw:fill="none" draw:stroke="solid" svg:stroke-width="0.0315in" svg:stroke-color="#579d1c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30">
      <style:chart-properties chart:regression-type="linear"/>
      <style:graphic-properties draw:fill="none" draw:stroke="solid" svg:stroke-width="0.00694in" svg:stroke-color="#000000" svg:stroke-opacity="100%" draw:stroke-linejoin="round" svg:stroke-linecap="round"/>
    </style:style>
    <style:style style:family="chart" style:name="GMa1">
      <style:graphic-properties draw:fill="none" draw:stroke="solid" svg:stroke-width="0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in" svg:stroke-color="#b3b3b3" svg:stroke-opacity="100%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28346456693pt" svg:width="441.4771653543307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0" text:class-names="" text:cond-style-name="">alpha [degrees]</text:p>
            </chart:title>
          </chart:axis>
          <chart:axis chart:dimension="y" chart:name="primary-y" chart:style-name="Axs1">
            <chart:title chart:style-name="AT01">
              <text:p text:style-name="a1" text:class-names="" text:cond-style-name="">Integral <text:s text:c="2"/>[-]</text:p>
            </chart:title>
            <chart:grid chart:class="major" chart:style-name="GMa1"/>
          </chart:axis>
          <chart:series chart:label-cell-address="Integral.$O$51" chart:values-cell-range-address="Integral.$P$51:.$T$51" chart:class="chart:scatter" chart:attached-axis="primary-y" chart:style-name="G0S0">
            <chart:domain table:cell-range-address="Integral.$P$50:.$T$50"/>
            <chart:data-label chart:style-name="DL00"/>
            <chart:data-point chart:repeated="5"/>
          </chart:series>
          <chart:series chart:label-cell-address="Integral.$O$52" chart:values-cell-range-address="Integral.$P$52:.$T$52" chart:class="chart:scatter" chart:attached-axis="primary-y" chart:style-name="G0S1">
            <chart:domain table:cell-range-address="Integral.$P$50:.$T$50"/>
            <chart:data-label chart:style-name="DL01"/>
            <chart:data-point chart:repeated="5"/>
          </chart:series>
          <chart:series chart:label-cell-address="Integral.$O$53" chart:values-cell-range-address="Integral.$P$53:.$T$53" chart:class="chart:scatter" chart:attached-axis="primary-y" chart:style-name="G0S2">
            <chart:domain table:cell-range-address="Integral.$P$50:.$T$50"/>
            <chart:data-label chart:style-name="DL02"/>
            <chart:data-point chart:repeated="5"/>
          </chart:series>
          <chart:series chart:label-cell-address="Integral.$O$55" chart:values-cell-range-address="Integral.$P$55:.$T$55" chart:class="chart:scatter" chart:attached-axis="primary-y" chart:style-name="G0S3">
            <chart:domain table:cell-range-address="Integral.$P$50:.$T$50"/>
            <chart:regression-curve chart:style-name="T030">
              <chart:equation chart:automatic-content="true" chart:display-equation="true" chart:display-r-square="false" svg:x="138.2270078740158pt" svg:y="101.2014173228346pt" chart:style-name="TL030"/>
            </chart:regression-curve>
            <chart:data-label chart:style-name="DL03"/>
            <chart:data-point chart:repeated="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0">
      <number:number number:decimal-places="3" number:min-decimal-places="3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in" svg:stroke-color="#b3b3b3" svg:stroke-opacity="100%"/>
    </style:style>
    <style:style style:family="chart" style:name="Wal0">
      <style:graphic-properties draw:fill="none" draw:stroke="solid" svg:stroke-width="0in" svg:stroke-color="#b3b3b3" svg:stroke-opacity="100%"/>
    </style:style>
    <style:style style:family="chart" style:name="GMa1">
      <style:graphic-properties draw:fill="none" draw:stroke="solid" svg:stroke-width="0in" svg:stroke-color="#b3b3b3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amed-symbol" chart:symbol-name="square" chart:symbol-width="0.11111in" chart:symbol-height="0.11111in" chart:connect-bars="false" chart:solid-type="cuboid" chart:include-hidden-cells="false" chart:treat-empty-cells="ignor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0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square" chart:symbol-width="0.11111in" chart:symbol-height="0.11111in" chart:connect-bars="false" chart:solid-type="cuboid" chart:link-data-style-to-source="true" chart:data-label-number="none" chart:data-label-text="false" chart:data-label-symbol="false" chart:data-label-series="false">
        <chart:label-separator>
          <text:p text:style-name="a0" text:class-names="" text:cond-style-name="">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28346456693pt" svg:width="442.6582677165354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Integral.$O$55" chart:values-cell-range-address="Integral.$P$55:.$T$55" chart:class="chart:scatter" chart:attached-axis="primary-y" chart:style-name="G0S0">
            <chart:domain table:cell-range-address="Integral.$P$50:.$T$50"/>
            <chart:data-label chart:style-name="DL00"/>
            <chart:data-point chart:repeated="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4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G0S6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264478" svg:stroke-opacity="100%" draw:stroke-linejoin="round" svg:stroke-linecap="round"/>
    </style:style>
    <style:style style:family="chart" style:name="G0S7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9e480e" svg:stroke-opacity="100%" draw:stroke-linejoin="round" svg:stroke-linecap="round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8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636363" svg:stroke-opacity="100%" draw:stroke-linejoin="round" svg:stroke-linecap="round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81.6250393700788pt" svg:width="536.0869291338582pt" chart:style-name="Crt0">
        <chart:plot-area chart:style-name="Plt0">
          <chart:axis chart:dimension="x" chart:name="primary-x" chart:style-name="Axs0">
            <chart:title chart:style-name="AT00">
              <text:p text:style-name="a0" text:class-names="" text:cond-style-name="">Contraction half-angle alpha <text:s text:c="1"/>[°]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1" text:class-names="" text:cond-style-name="">Elongationtal pressure drop <text:s text:c="1"/>[bar]</text:p>
            </chart:title>
            <chart:grid chart:class="major" chart:style-name="GMa1"/>
          </chart:axis>
          <chart:series chart:label-cell-address="my_own_I_and_t.$A$9" chart:values-cell-range-address="my_own_I_and_t.$C$9:.$C$13" chart:class="chart:scatter" chart:attached-axis="primary-y" chart:style-name="G0S0">
            <chart:domain table:cell-range-address="my_own_I_and_t.$B$9:.$B$13"/>
            <chart:data-point chart:repeated="5"/>
          </chart:series>
          <chart:series chart:label-cell-address="my_own_I_and_t.$A$16" chart:values-cell-range-address="my_own_I_and_t.$C$16:.$C$20" chart:class="chart:scatter" chart:attached-axis="primary-y" chart:style-name="G0S1">
            <chart:domain table:cell-range-address="my_own_I_and_t.$B$16:.$B$20"/>
            <chart:data-point chart:repeated="5"/>
          </chart:series>
          <chart:series chart:label-cell-address="my_own_I_and_t.$A$23" chart:values-cell-range-address="my_own_I_and_t.$C$23:.$C$27" chart:class="chart:scatter" chart:attached-axis="primary-y" chart:style-name="G0S2">
            <chart:domain table:cell-range-address="my_own_I_and_t.$B$23:.$B$27"/>
            <chart:data-point chart:repeated="5"/>
          </chart:series>
          <chart:series chart:label-cell-address="my_own_I_and_t.$A$30" chart:values-cell-range-address="my_own_I_and_t.$C$30:.$C$34" chart:class="chart:scatter" chart:attached-axis="primary-y" chart:style-name="G0S3">
            <chart:domain table:cell-range-address="my_own_I_and_t.$B$30:.$B$34"/>
            <chart:data-point chart:repeated="5"/>
          </chart:series>
          <chart:series chart:label-cell-address="my_own_I_and_t.$A$9" chart:values-cell-range-address="my_own_I_and_t.$D$9:.$D$13" chart:class="chart:scatter" chart:attached-axis="primary-y" chart:style-name="G0S4">
            <chart:domain table:cell-range-address="my_own_I_and_t.$B$9:.$B$13"/>
            <chart:data-point chart:repeated="5"/>
          </chart:series>
          <chart:series chart:label-cell-address="my_own_I_and_t.$A$16" chart:values-cell-range-address="my_own_I_and_t.$C$16:.$C$20" chart:class="chart:scatter" chart:attached-axis="primary-y" chart:style-name="G0S5">
            <chart:domain table:cell-range-address="my_own_I_and_t.$B$16:.$B$20"/>
            <chart:data-point chart:repeated="5"/>
          </chart:series>
          <chart:series chart:label-cell-address="my_own_I_and_t.$A$16" chart:values-cell-range-address="my_own_I_and_t.$D$16:.$D$20" chart:class="chart:scatter" chart:attached-axis="primary-y" chart:style-name="G0S6">
            <chart:domain table:cell-range-address="my_own_I_and_t.$B$16:.$B$20"/>
            <chart:data-point chart:repeated="5"/>
          </chart:series>
          <chart:series chart:label-cell-address="my_own_I_and_t.$A$23" chart:values-cell-range-address="my_own_I_and_t.$D$23:.$D$27" chart:class="chart:scatter" chart:attached-axis="primary-y" chart:style-name="G0S7">
            <chart:domain table:cell-range-address="my_own_I_and_t.$B$23:.$B$27"/>
            <chart:data-point chart:repeated="5"/>
          </chart:series>
          <chart:series chart:label-cell-address="my_own_I_and_t.$A$30" chart:values-cell-range-address="my_own_I_and_t.$D$30:.$D$34" chart:class="chart:scatter" chart:attached-axis="primary-y" chart:style-name="G0S8">
            <chart:domain table:cell-range-address="my_own_I_and_t.$B$30:.$B$34"/>
            <chart:data-point chart:repeated="5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4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G0S6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264478" svg:stroke-opacity="100%" draw:stroke-linejoin="round" svg:stroke-linecap="round"/>
    </style:style>
    <style:style style:family="chart" style:name="G0S7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9e480e" svg:stroke-opacity="100%" draw:stroke-linejoin="round" svg:stroke-linecap="round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8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636363" svg:stroke-opacity="100%" draw:stroke-linejoin="round" svg:stroke-linecap="round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81.6250393700788pt" svg:width="536.0869291338582pt" chart:style-name="Crt0">
        <chart:plot-area chart:style-name="Plt0">
          <chart:axis chart:dimension="x" chart:name="primary-x" chart:style-name="Axs0">
            <chart:title chart:style-name="AT00">
              <text:p text:style-name="a0" text:class-names="" text:cond-style-name="">Contraction half-angle alpha <text:s text:c="1"/>[°]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1" text:class-names="" text:cond-style-name="">Elongationtal pressure drop <text:s text:c="1"/>[bar]</text:p>
            </chart:title>
            <chart:grid chart:class="major" chart:style-name="GMa1"/>
          </chart:axis>
          <chart:series chart:label-cell-address="usingGibsons_I_and_t.$A$9" chart:values-cell-range-address="usingGibsons_I_and_t.$C$9:.$C$13" chart:class="chart:scatter" chart:attached-axis="primary-y" chart:style-name="G0S0">
            <chart:domain table:cell-range-address="usingGibsons_I_and_t.$B$9:.$B$13"/>
            <chart:data-point chart:repeated="5"/>
          </chart:series>
          <chart:series chart:label-cell-address="usingGibsons_I_and_t.$A$16" chart:values-cell-range-address="usingGibsons_I_and_t.$C$16:.$C$20" chart:class="chart:scatter" chart:attached-axis="primary-y" chart:style-name="G0S1">
            <chart:domain table:cell-range-address="usingGibsons_I_and_t.$B$16:.$B$20"/>
            <chart:data-point chart:repeated="5"/>
          </chart:series>
          <chart:series chart:label-cell-address="usingGibsons_I_and_t.$A$23" chart:values-cell-range-address="usingGibsons_I_and_t.$C$23:.$C$27" chart:class="chart:scatter" chart:attached-axis="primary-y" chart:style-name="G0S2">
            <chart:domain table:cell-range-address="usingGibsons_I_and_t.$B$23:.$B$27"/>
            <chart:data-point chart:repeated="5"/>
          </chart:series>
          <chart:series chart:label-cell-address="usingGibsons_I_and_t.$A$30" chart:values-cell-range-address="usingGibsons_I_and_t.$C$30:.$C$34" chart:class="chart:scatter" chart:attached-axis="primary-y" chart:style-name="G0S3">
            <chart:domain table:cell-range-address="usingGibsons_I_and_t.$B$30:.$B$34"/>
            <chart:data-point chart:repeated="5"/>
          </chart:series>
          <chart:series chart:label-cell-address="usingGibsons_I_and_t.$A$9" chart:values-cell-range-address="usingGibsons_I_and_t.$D$9:.$D$13" chart:class="chart:scatter" chart:attached-axis="primary-y" chart:style-name="G0S4">
            <chart:domain table:cell-range-address="usingGibsons_I_and_t.$B$9:.$B$13"/>
            <chart:data-point chart:repeated="5"/>
          </chart:series>
          <chart:series chart:label-cell-address="usingGibsons_I_and_t.$A$16" chart:values-cell-range-address="usingGibsons_I_and_t.$C$16:.$C$20" chart:class="chart:scatter" chart:attached-axis="primary-y" chart:style-name="G0S5">
            <chart:domain table:cell-range-address="usingGibsons_I_and_t.$B$16:.$B$20"/>
            <chart:data-point chart:repeated="5"/>
          </chart:series>
          <chart:series chart:label-cell-address="usingGibsons_I_and_t.$A$16" chart:values-cell-range-address="usingGibsons_I_and_t.$D$16:.$D$20" chart:class="chart:scatter" chart:attached-axis="primary-y" chart:style-name="G0S6">
            <chart:domain table:cell-range-address="usingGibsons_I_and_t.$B$16:.$B$20"/>
            <chart:data-point chart:repeated="5"/>
          </chart:series>
          <chart:series chart:label-cell-address="usingGibsons_I_and_t.$A$23" chart:values-cell-range-address="usingGibsons_I_and_t.$D$23:.$D$27" chart:class="chart:scatter" chart:attached-axis="primary-y" chart:style-name="G0S7">
            <chart:domain table:cell-range-address="usingGibsons_I_and_t.$B$23:.$B$27"/>
            <chart:data-point chart:repeated="5"/>
          </chart:series>
          <chart:series chart:label-cell-address="usingGibsons_I_and_t.$A$30" chart:values-cell-range-address="usingGibsons_I_and_t.$D$30:.$D$34" chart:class="chart:scatter" chart:attached-axis="primary-y" chart:style-name="G0S8">
            <chart:domain table:cell-range-address="usingGibsons_I_and_t.$B$30:.$B$34"/>
            <chart:data-point chart:repeated="5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</office:automatic-styles>
  <office:body>
    <office:chart>
      <chart:chart chart:class="chart:line" svg:height="216.0pt" svg:width="543.535748031496pt" chart:style-name="Crt0"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NewPrefix.$A$1" chart:values-cell-range-address="NewPrefix.$A$2:.$A$65" chart:class="chart:line" chart:attached-axis="primary-y" chart:style-name="G0S0">
            <chart:data-point chart:repeated="64"/>
          </chart:series>
          <chart:series chart:label-cell-address="NewPrefix.$M$1" chart:values-cell-range-address="NewPrefix.$M$2:.$M$65" chart:class="chart:line" chart:attached-axis="primary-y" chart:style-name="G0S2">
            <chart:data-point chart:repeated="64"/>
          </chart:series>
          <chart:series chart:label-cell-address="NewPrefix.$O$1" chart:values-cell-range-address="NewPrefix.$O$2:.$O$65" chart:class="chart:line" chart:attached-axis="primary-y" chart:style-name="G0S3">
            <chart:data-point chart:repeated="64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